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settings.xml" manifest:media-type="text/xml"/>
  <manifest:file-entry manifest:full-path="styles.xml" manifest:media-type="text/xml"/>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Calibri1" svg:font-family="Calibri"/>
    <style:font-face style:name="Arial Unicode MS1" svg:font-family="'Arial Unicode MS'" style:font-family-generic="swiss"/>
    <style:font-face style:name="Courier New1"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automatic-styles>
    <style:style style:name="Table2" style:family="table">
      <style:table-properties style:width="16.348cm" fo:margin-left="-0.436cm" fo:margin-top="0cm" fo:margin-bottom="0cm" table:align="left" style:writing-mode="lr-tb"/>
    </style:style>
    <style:style style:name="Table2.A" style:family="table-column">
      <style:table-column-properties style:column-width="2.434cm"/>
    </style:style>
    <style:style style:name="Table2.B" style:family="table-column">
      <style:table-column-properties style:column-width="1.164cm"/>
    </style:style>
    <style:style style:name="Table2.C" style:family="table-column">
      <style:table-column-properties style:column-width="1.159cm"/>
    </style:style>
    <style:style style:name="Table2.D" style:family="table-column">
      <style:table-column-properties style:column-width="1.161cm"/>
    </style:style>
    <style:style style:name="Table2.I" style:family="table-column">
      <style:table-column-properties style:column-width="1.157cm"/>
    </style:style>
    <style:style style:name="Table2.1" style:family="table-row">
      <style:table-row-properties style:min-row-height="2.284cm" fo:keep-together="always"/>
    </style:style>
    <style:style style:name="Table2.A1" style:family="table-cell">
      <style:table-cell-properties fo:padding-left="0.191cm" fo:padding-right="0.191cm" fo:padding-top="0cm" fo:padding-bottom="0cm" fo:border="0.5pt solid #000000" style:writing-mode="lr-tb"/>
    </style:style>
    <style:style style:name="Table2.B1" style:family="table-cell">
      <style:table-cell-properties fo:padding-left="0.191cm" fo:padding-right="0.191cm" fo:padding-top="0cm" fo:padding-bottom="0cm" fo:border="0.5pt solid #000000" loext:writing-mode="bt-lr"/>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3" style:family="table">
      <style:table-properties style:width="15.903cm" fo:margin-left="0.009cm" fo:margin-top="0cm" fo:margin-bottom="0cm" table:align="left" style:writing-mode="lr-tb"/>
    </style:style>
    <style:style style:name="Table3.A" style:family="table-column">
      <style:table-column-properties style:column-width="0.97cm"/>
    </style:style>
    <style:style style:name="Table3.B" style:family="table-column">
      <style:table-column-properties style:column-width="2.656cm"/>
    </style:style>
    <style:style style:name="Table3.C" style:family="table-column">
      <style:table-column-properties style:column-width="2.854cm"/>
    </style:style>
    <style:style style:name="Table3.D" style:family="table-column">
      <style:table-column-properties style:column-width="2.812cm"/>
    </style:style>
    <style:style style:name="Table3.E" style:family="table-column">
      <style:table-column-properties style:column-width="2.907cm"/>
    </style:style>
    <style:style style:name="Table3.F" style:family="table-column">
      <style:table-column-properties style:column-width="3.704cm"/>
    </style:style>
    <style:style style:name="Table3.1" style:family="table-row">
      <style:table-row-properties style:min-row-height="0.984cm" fo:keep-together="auto"/>
    </style:style>
    <style:style style:name="Table3.A1" style:family="table-cell">
      <style:table-cell-properties fo:background-color="transparent" fo:padding-left="0.191cm" fo:padding-right="0.191cm" fo:padding-top="0cm" fo:padding-bottom="0cm" fo:border="0.5pt solid #000000">
        <style:background-image/>
      </style:table-cell-properties>
    </style:style>
    <style:style style:name="Table3.B1" style:family="table-cell">
      <style:table-cell-properties fo:background-color="transparent" fo:padding-left="0.191cm" fo:padding-right="0.191cm" fo:padding-top="0cm" fo:padding-bottom="0cm" fo:border-left="none" fo:border-right="0.5pt solid #000000" fo:border-top="0.5pt solid #000000" fo:border-bottom="0.5pt solid #000000">
        <style:background-image/>
      </style:table-cell-properties>
    </style:style>
    <style:style style:name="Table3.2" style:family="table-row">
      <style:table-row-properties style:min-row-height="0.429cm" fo:keep-together="auto"/>
    </style:style>
    <style:style style:name="Table3.A2"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3.B2" style:family="table-cell">
      <style:table-cell-properties fo:background-color="transparent" fo:padding-left="0.191cm" fo:padding-right="0.191cm" fo:padding-top="0cm" fo:padding-bottom="0cm" fo:border-left="none" fo:border-right="0.5pt solid #000000" fo:border-top="none" fo:border-bottom="0.5pt solid #000000">
        <style:background-image/>
      </style:table-cell-properties>
    </style:style>
    <style:style style:name="Table3.C14" style:family="table-cell">
      <style:table-cell-properties fo:background-color="#ffff00" fo:padding-left="0.191cm" fo:padding-right="0.191cm" fo:padding-top="0cm" fo:padding-bottom="0cm" fo:border-left="none" fo:border-right="0.5pt solid #000000" fo:border-top="none" fo:border-bottom="0.5pt solid #000000">
        <style:background-image/>
      </style:table-cell-properties>
    </style:style>
    <style:style style:name="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P2" style:family="paragraph" style:parent-style-name="Footer">
      <style:text-properties fo:language="en" fo:country="IN"/>
    </style:style>
    <style:style style:name="P3" style:family="paragraph" style:parent-style-name="Frame_20_contents">
      <style:text-properties fo:color="#000000" loext:opacity="100%" fo:language="en" fo:country="IN"/>
    </style:style>
    <style:style style:name="P4" style:family="paragraph" style:parent-style-name="Heading_20_1">
      <style:paragraph-properties fo:text-align="justify" style:justify-single-word="false" fo:break-before="page"/>
      <style:text-properties fo:language="en" fo:country="IN"/>
    </style:style>
    <style:style style:name="P5" style:family="paragraph" style:parent-style-name="Heading_20_2">
      <style:paragraph-properties fo:text-align="justify" style:justify-single-word="false" fo:break-before="page"/>
      <style:text-properties fo:language="en" fo:country="IN"/>
    </style:style>
    <style:style style:name="P6" style:family="paragraph" style:parent-style-name="Heading_20_2">
      <style:paragraph-properties fo:text-align="justify" style:justify-single-word="false"/>
      <style:text-properties fo:language="en" fo:country="IN"/>
    </style:style>
    <style:style style:name="P7" style:family="paragraph" style:parent-style-name="Heading_20_3">
      <style:paragraph-properties fo:text-align="justify" style:justify-single-word="false"/>
    </style:style>
    <style:style style:name="P8" style:family="paragraph" style:parent-style-name="Heading_20_3">
      <style:paragraph-properties fo:text-align="justify" style:justify-single-word="false"/>
      <style:text-properties fo:language="en" fo:country="IN"/>
    </style:style>
    <style:style style:name="P9" style:family="paragraph" style:parent-style-name="Heading_20_4">
      <style:paragraph-properties fo:text-align="justify" style:justify-single-word="false"/>
      <style:text-properties fo:language="en" fo:country="IN"/>
    </style:style>
    <style:style style:name="P10" style:family="paragraph" style:parent-style-name="Heading_20_5">
      <style:paragraph-properties fo:text-align="justify" style:justify-single-word="false"/>
      <style:text-properties fo:language="en" fo:country="IN"/>
    </style:style>
    <style:style style:name="P11" style:family="paragraph" style:parent-style-name="Heading_20_6">
      <style:paragraph-properties fo:orphans="0" fo:widows="0"/>
      <style:text-properties fo:language="en" fo:country="IN" style:font-name-asian="Times New Roman" style:language-asian="en" style:country-asian="IN" style:language-complex="mr" style:country-complex="IN"/>
    </style:style>
    <style:style style:name="P12" style:family="paragraph" style:parent-style-name="List_20_Paragraph">
      <style:paragraph-properties fo:text-align="justify" style:justify-single-word="false"/>
      <style:text-properties fo:language="en" fo:country="IN"/>
    </style:style>
    <style:style style:name="P13" style:family="paragraph" style:parent-style-name="List_20_Paragraph">
      <style:paragraph-properties fo:margin-left="0cm" fo:margin-right="0cm" fo:text-align="justify" style:justify-single-word="false" fo:text-indent="0cm" style:auto-text-indent="false"/>
      <style:text-properties fo:language="en" fo:country="IN"/>
    </style:style>
    <style:style style:name="P14"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style:letter-kerning="false" style:font-name-asian="Calibri2" style:font-size-asian="11pt" style:language-asian="en" style:country-asian="US" style:font-weight-asian="bold" style:font-name-complex="Mangal" style:font-size-complex="11pt" style:language-complex="ar" style:country-complex="SA"/>
    </style:style>
    <style:style style:name="P15" style:family="paragraph" style:parent-style-name="List_20_Paragraph">
      <style:paragraph-properties fo:margin-left="0cm" fo:margin-right="0cm" fo:margin-top="0cm" fo:margin-bottom="0cm" style:contextual-spacing="true" fo:line-height="100%" fo:text-align="justify" style:justify-single-word="false" fo:orphans="2" fo:widows="2" fo:text-indent="0cm" style:auto-text-indent="false"/>
      <style:text-properties style:font-name="Calibri" fo:font-size="11pt" fo:language="en" fo:country="IN" style:letter-kerning="false" style:font-name-asian="Calibri2" style:font-size-asian="11pt" style:language-asian="en" style:country-asian="US" style:font-name-complex="Mangal" style:font-size-complex="11pt" style:language-complex="ar" style:country-complex="SA"/>
    </style:style>
    <style:style style:name="P16" style:family="paragraph" style:parent-style-name="List_20_Paragraph">
      <style:paragraph-properties fo:margin-left="0.635cm" fo:margin-right="0cm" fo:text-align="justify" style:justify-single-word="false" fo:text-indent="0cm" style:auto-text-indent="false"/>
      <style:text-properties fo:language="en" fo:country="IN"/>
    </style:style>
    <style:style style:name="P17" style:family="paragraph" style:parent-style-name="List_20_Paragraph">
      <loext:graphic-properties draw:fill="solid" draw:fill-color="#ffffff"/>
      <style:paragraph-properties fo:margin-left="0.635cm" fo:margin-right="0cm" fo:margin-top="0cm" fo:margin-bottom="0cm" style:contextual-spacing="true" fo:line-height="100%" fo:text-align="justify" style:justify-single-word="false" fo:text-indent="0cm" style:auto-text-indent="false" fo:background-color="#ffffff"/>
      <style:text-properties fo:language="en" fo:country="IN"/>
    </style:style>
    <style:style style:name="P18" style:family="paragraph" style:parent-style-name="Standard">
      <style:paragraph-properties fo:margin-left="0.635cm" fo:margin-right="0cm" fo:text-align="justify" style:justify-single-word="false" fo:text-indent="0cm" style:auto-text-indent="false"/>
      <style:text-properties fo:language="en" fo:country="IN"/>
    </style:style>
    <style:style style:name="P19" style:family="paragraph" style:parent-style-name="Standard">
      <loext:graphic-properties draw:fill="solid" draw:fill-color="#ffffff"/>
      <style:paragraph-properties fo:margin-left="0.635cm" fo:margin-right="0cm" fo:margin-top="0cm" fo:margin-bottom="0cm" style:contextual-spacing="false" fo:line-height="100%" fo:text-align="justify" style:justify-single-word="false" fo:text-indent="0cm" style:auto-text-indent="false" fo:background-color="#ffffff"/>
      <style:text-properties fo:language="en" fo:country="IN"/>
    </style:style>
    <style:style style:name="P20" style:family="paragraph" style:parent-style-name="List_20_Paragraph">
      <style:paragraph-properties fo:margin-left="0.199cm" fo:margin-right="0.199cm" fo:margin-top="0cm" fo:margin-bottom="0cm" style:contextual-spacing="true" fo:line-height="100%" fo:text-align="justify" style:justify-single-word="false" fo:orphans="2" fo:widows="2" fo:text-indent="0cm" style:auto-text-indent="false"/>
      <style:text-properties style:font-name="Calibri" fo:font-size="11pt" fo:language="en" fo:country="IN" fo:font-weight="bold" style:letter-kerning="false" style:font-name-asian="Calibri2" style:font-size-asian="11pt" style:language-asian="en" style:country-asian="US" style:font-weight-asian="bold" style:font-name-complex="Mangal" style:font-size-complex="11pt" style:language-complex="ar" style:country-complex="SA"/>
    </style:style>
    <style:style style:name="P21" style:family="paragraph" style:parent-style-name="Standard">
      <style:text-properties fo:language="en" fo:country="IN"/>
    </style:style>
    <style:style style:name="P22" style:family="paragraph" style:parent-style-name="Standard">
      <style:paragraph-properties fo:text-align="justify" style:justify-single-word="false"/>
      <style:text-properties fo:language="en" fo:country="IN"/>
    </style:style>
    <style:style style:name="P23" style:family="paragraph" style:parent-style-name="Standard">
      <style:paragraph-properties fo:text-align="justify" style:justify-single-word="false"/>
      <style:text-properties fo:color="#2e74b5" loext:opacity="100%" style:font-name="Calibri Light" fo:font-size="16pt" fo:language="en" fo:country="IN" style:font-size-asian="16pt" style:font-name-complex="Mangal" style:font-size-complex="16pt"/>
    </style:style>
    <style:style style:name="P24" style:family="paragraph" style:parent-style-name="Standard">
      <style:paragraph-properties fo:margin-top="0cm" fo:margin-bottom="0cm" style:contextual-spacing="false" fo:line-height="100%" fo:text-align="justify" style:justify-single-word="false" fo:orphans="2" fo:widows="2"/>
      <style:text-properties fo:color="#000000" loext:opacity="100%" style:font-name="Calibri" fo:font-size="11pt" fo:language="en" fo:country="IN" style:letter-kerning="false" style:font-name-asian="Calibri2" style:font-size-asian="11pt" style:language-asian="en" style:country-asian="US" style:font-name-complex="Mangal" style:font-size-complex="11pt" style:language-complex="ar" style:country-complex="SA"/>
    </style:style>
    <style:style style:name="P25" style:family="paragraph" style:parent-style-name="Standard">
      <style:paragraph-properties fo:margin-top="0cm" fo:margin-bottom="0cm" style:contextual-spacing="false" fo:line-height="100%" fo:text-align="justify" style:justify-single-word="false" fo:orphans="0" fo:widows="0"/>
      <style:text-properties fo:color="#000000" loext:opacity="100%" fo:font-size="9pt" fo:language="en" fo:country="IN" style:font-name-asian="Times New Roman" style:font-size-asian="9pt" style:language-asian="en" style:country-asian="IN" style:font-name-complex="Calibri2" style:font-size-complex="9pt" style:language-complex="mr" style:country-complex="IN"/>
    </style:style>
    <style:style style:name="P26" style:family="paragraph" style:parent-style-name="Standard">
      <style:paragraph-properties fo:margin-top="0cm" fo:margin-bottom="0cm" style:contextual-spacing="false" fo:line-height="100%" fo:text-align="justify" style:justify-single-word="false" fo:orphans="0" fo:widows="0"/>
      <style:text-properties fo:color="#ff0000" loext:opacity="100%" fo:font-size="9pt" fo:language="en" fo:country="IN" fo:background-color="#c0c0c0" style:font-name-asian="Times New Roman" style:font-size-asian="9pt" style:language-asian="en" style:country-asian="IN" style:font-name-complex="Calibri2" style:font-size-complex="9pt" style:language-complex="mr" style:country-complex="IN"/>
    </style:style>
    <style:style style:name="P27" style:family="paragraph" style:parent-style-name="Standard">
      <style:paragraph-properties fo:margin-top="0cm" fo:margin-bottom="0cm" style:contextual-spacing="false" fo:text-align="justify" style:justify-single-word="false"/>
      <style:text-properties fo:language="en" fo:country="IN"/>
    </style:style>
    <style:style style:name="P28"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ext-properties fo:language="en" fo:country="IN"/>
    </style:style>
    <style:style style:name="P29" style:family="paragraph" style:parent-style-name="Standard">
      <style:paragraph-properties fo:margin-top="0cm" fo:margin-bottom="0cm" style:contextual-spacing="false" fo:text-align="justify" style:justify-single-word="false"/>
      <style:text-properties style:font-name="Courier New" fo:font-size="9pt" fo:language="en" fo:country="IN" style:font-size-asian="9pt" style:font-name-complex="Courier New2" style:font-size-complex="9pt"/>
    </style:style>
    <style:style style:name="P30"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language="en" fo:country="IN"/>
    </style:style>
    <style:style style:name="P31"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2" style:font-size-complex="9pt"/>
    </style:style>
    <style:style style:name="P32" style:family="paragraph" style:parent-style-name="Standard">
      <style:paragraph-properties fo:margin-left="1.27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2" style:font-size-complex="9pt"/>
    </style:style>
    <style:style style:name="P33" style:family="paragraph" style:parent-style-name="Standard">
      <style:paragraph-properties fo:margin-left="0cm" fo:margin-right="0cm" fo:text-align="justify" style:justify-single-word="false" fo:text-indent="0.635cm" style:auto-text-indent="false"/>
      <style:text-properties fo:language="en" fo:country="IN"/>
    </style:style>
    <style:style style:name="P34" style:family="paragraph" style:parent-style-name="Standard">
      <loext:graphic-properties draw:fill="solid" draw:fill-color="#ffffff"/>
      <style:paragraph-properties fo:margin-left="0cm" fo:margin-right="0cm" fo:margin-top="0cm" fo:margin-bottom="0cm" style:contextual-spacing="false" fo:line-height="100%" fo:text-align="justify" style:justify-single-word="false" fo:text-indent="0.088cm" style:auto-text-indent="false" fo:background-color="#ffffff"/>
      <style:text-properties fo:language="en" fo:country="IN"/>
    </style:style>
    <style:style style:name="P35" style:family="paragraph" style:parent-style-name="Heading_20_4">
      <style:paragraph-properties fo:text-align="justify" style:justify-single-word="false"/>
      <style:text-properties fo:language="en" fo:country="IN" fo:font-style="normal" style:font-style-asian="normal" style:font-style-complex="normal"/>
    </style:style>
    <style:style style:name="P36" style:family="paragraph" style:parent-style-name="List_20_Paragraph" style:list-style-name="WWNum11">
      <style:paragraph-properties fo:text-align="justify" style:justify-single-word="false"/>
      <style:text-properties fo:language="en" fo:country="IN"/>
    </style:style>
    <style:style style:name="P37" style:family="paragraph" style:parent-style-name="List_20_Paragraph" style:list-style-name="WWNum90">
      <style:paragraph-properties fo:text-align="justify" style:justify-single-word="false"/>
      <style:text-properties fo:language="en" fo:country="IN"/>
    </style:style>
    <style:style style:name="P38" style:family="paragraph" style:parent-style-name="List_20_Paragraph" style:list-style-name="WWNum91">
      <style:paragraph-properties fo:text-align="justify" style:justify-single-word="false"/>
      <style:text-properties fo:language="en" fo:country="IN"/>
    </style:style>
    <style:style style:name="P39" style:family="paragraph" style:parent-style-name="List_20_Paragraph" style:list-style-name="WWNum37">
      <style:paragraph-properties fo:text-align="justify" style:justify-single-word="false"/>
      <style:text-properties fo:language="en" fo:country="IN"/>
    </style:style>
    <style:style style:name="P40" style:family="paragraph" style:parent-style-name="List_20_Paragraph" style:list-style-name="WWNum13">
      <style:paragraph-properties fo:text-align="justify" style:justify-single-word="false"/>
      <style:text-properties fo:language="en" fo:country="IN"/>
    </style:style>
    <style:style style:name="P41" style:family="paragraph" style:parent-style-name="List_20_Paragraph" style:list-style-name="WWNum92">
      <style:paragraph-properties fo:text-align="justify" style:justify-single-word="false"/>
      <style:text-properties fo:language="en" fo:country="IN"/>
    </style:style>
    <style:style style:name="P42" style:family="paragraph" style:parent-style-name="List_20_Paragraph" style:list-style-name="WWNum20">
      <style:paragraph-properties fo:text-align="justify" style:justify-single-word="false"/>
      <style:text-properties fo:language="en" fo:country="IN"/>
    </style:style>
    <style:style style:name="P43" style:family="paragraph" style:parent-style-name="List_20_Paragraph" style:list-style-name="WWNum25">
      <style:paragraph-properties fo:text-align="justify" style:justify-single-word="false"/>
      <style:text-properties fo:language="en" fo:country="IN"/>
    </style:style>
    <style:style style:name="P44" style:family="paragraph" style:parent-style-name="List_20_Paragraph" style:list-style-name="WWNum23">
      <style:paragraph-properties fo:text-align="justify" style:justify-single-word="false"/>
      <style:text-properties fo:language="en" fo:country="IN"/>
    </style:style>
    <style:style style:name="P45" style:family="paragraph" style:parent-style-name="List_20_Paragraph" style:list-style-name="WWNum74">
      <style:paragraph-properties fo:text-align="justify" style:justify-single-word="false"/>
      <style:text-properties fo:language="en" fo:country="IN"/>
    </style:style>
    <style:style style:name="P46" style:family="paragraph" style:parent-style-name="List_20_Paragraph" style:list-style-name="WWNum75">
      <style:paragraph-properties fo:text-align="justify" style:justify-single-word="false"/>
      <style:text-properties fo:language="en" fo:country="IN"/>
    </style:style>
    <style:style style:name="P47" style:family="paragraph" style:parent-style-name="List_20_Paragraph" style:list-style-name="WWNum76">
      <style:paragraph-properties fo:text-align="justify" style:justify-single-word="false"/>
      <style:text-properties fo:language="en" fo:country="IN"/>
    </style:style>
    <style:style style:name="P48" style:family="paragraph" style:parent-style-name="List_20_Paragraph" style:list-style-name="WWNum77">
      <style:paragraph-properties fo:text-align="justify" style:justify-single-word="false"/>
      <style:text-properties fo:language="en" fo:country="IN"/>
    </style:style>
    <style:style style:name="P49" style:family="paragraph" style:parent-style-name="List_20_Paragraph" style:list-style-name="WWNum78">
      <style:paragraph-properties fo:text-align="justify" style:justify-single-word="false"/>
      <style:text-properties fo:language="en" fo:country="IN"/>
    </style:style>
    <style:style style:name="P50" style:family="paragraph" style:parent-style-name="List_20_Paragraph" style:list-style-name="WWNum79">
      <style:paragraph-properties fo:text-align="justify" style:justify-single-word="false"/>
      <style:text-properties fo:language="en" fo:country="IN"/>
    </style:style>
    <style:style style:name="P51" style:family="paragraph" style:parent-style-name="List_20_Paragraph" style:list-style-name="WWNum80">
      <style:paragraph-properties fo:text-align="justify" style:justify-single-word="false"/>
      <style:text-properties fo:language="en" fo:country="IN"/>
    </style:style>
    <style:style style:name="P52" style:family="paragraph" style:parent-style-name="List_20_Paragraph" style:list-style-name="WWNum81">
      <style:paragraph-properties fo:text-align="justify" style:justify-single-word="false"/>
      <style:text-properties fo:language="en" fo:country="IN"/>
    </style:style>
    <style:style style:name="P53" style:family="paragraph" style:parent-style-name="List_20_Paragraph" style:list-style-name="WWNum83">
      <style:paragraph-properties fo:text-align="justify" style:justify-single-word="false"/>
      <style:text-properties fo:language="en" fo:country="IN"/>
    </style:style>
    <style:style style:name="P54" style:family="paragraph" style:parent-style-name="List_20_Paragraph" style:list-style-name="WWNum82">
      <style:paragraph-properties fo:text-align="justify" style:justify-single-word="false"/>
      <style:text-properties fo:language="en" fo:country="IN"/>
    </style:style>
    <style:style style:name="P55" style:family="paragraph" style:parent-style-name="List_20_Paragraph" style:list-style-name="WWNum84">
      <style:paragraph-properties fo:text-align="justify" style:justify-single-word="false"/>
      <style:text-properties fo:language="en" fo:country="IN"/>
    </style:style>
    <style:style style:name="P56" style:family="paragraph" style:parent-style-name="List_20_Paragraph" style:list-style-name="WWNum55">
      <style:paragraph-properties fo:text-align="justify" style:justify-single-word="false"/>
      <style:text-properties fo:language="en" fo:country="IN"/>
    </style:style>
    <style:style style:name="P57" style:family="paragraph" style:parent-style-name="List_20_Paragraph" style:list-style-name="WWNum49">
      <style:paragraph-properties fo:text-align="justify" style:justify-single-word="false"/>
      <style:text-properties fo:language="en" fo:country="IN"/>
    </style:style>
    <style:style style:name="P58" style:family="paragraph" style:parent-style-name="List_20_Paragraph" style:list-style-name="WWNum47">
      <style:paragraph-properties fo:text-align="justify" style:justify-single-word="false"/>
      <style:text-properties fo:language="en" fo:country="IN"/>
    </style:style>
    <style:style style:name="P59" style:family="paragraph" style:parent-style-name="List_20_Paragraph" style:list-style-name="WWNum57">
      <style:paragraph-properties fo:text-align="justify" style:justify-single-word="false"/>
      <style:text-properties fo:language="en" fo:country="IN"/>
    </style:style>
    <style:style style:name="P60" style:family="paragraph" style:parent-style-name="List_20_Paragraph" style:list-style-name="WWNum58">
      <style:paragraph-properties fo:text-align="justify" style:justify-single-word="false"/>
      <style:text-properties fo:language="en" fo:country="IN"/>
    </style:style>
    <style:style style:name="P61" style:family="paragraph" style:parent-style-name="List_20_Paragraph" style:list-style-name="WWNum59">
      <style:paragraph-properties fo:text-align="justify" style:justify-single-word="false"/>
      <style:text-properties fo:language="en" fo:country="IN"/>
    </style:style>
    <style:style style:name="P62" style:family="paragraph" style:parent-style-name="List_20_Paragraph" style:list-style-name="WWNum60">
      <style:paragraph-properties fo:text-align="justify" style:justify-single-word="false"/>
      <style:text-properties fo:language="en" fo:country="IN"/>
    </style:style>
    <style:style style:name="P63" style:family="paragraph" style:parent-style-name="List_20_Paragraph" style:list-style-name="WWNum61">
      <style:paragraph-properties fo:text-align="justify" style:justify-single-word="false"/>
      <style:text-properties fo:language="en" fo:country="IN"/>
    </style:style>
    <style:style style:name="P64" style:family="paragraph" style:parent-style-name="List_20_Paragraph" style:list-style-name="WWNum62">
      <style:paragraph-properties fo:text-align="justify" style:justify-single-word="false"/>
      <style:text-properties fo:language="en" fo:country="IN"/>
    </style:style>
    <style:style style:name="P65" style:family="paragraph" style:parent-style-name="List_20_Paragraph" style:list-style-name="WWNum63">
      <style:paragraph-properties fo:text-align="justify" style:justify-single-word="false"/>
      <style:text-properties fo:language="en" fo:country="IN"/>
    </style:style>
    <style:style style:name="P66" style:family="paragraph" style:parent-style-name="List_20_Paragraph" style:list-style-name="WWNum64">
      <style:paragraph-properties fo:text-align="justify" style:justify-single-word="false"/>
      <style:text-properties fo:language="en" fo:country="IN"/>
    </style:style>
    <style:style style:name="P67" style:family="paragraph" style:parent-style-name="List_20_Paragraph" style:list-style-name="WWNum65">
      <style:paragraph-properties fo:text-align="justify" style:justify-single-word="false"/>
      <style:text-properties fo:language="en" fo:country="IN"/>
    </style:style>
    <style:style style:name="P68" style:family="paragraph" style:parent-style-name="List_20_Paragraph" style:list-style-name="WWNum66">
      <style:paragraph-properties fo:text-align="justify" style:justify-single-word="false"/>
      <style:text-properties fo:language="en" fo:country="IN"/>
    </style:style>
    <style:style style:name="P69" style:family="paragraph" style:parent-style-name="List_20_Paragraph" style:list-style-name="WWNum67">
      <style:paragraph-properties fo:text-align="justify" style:justify-single-word="false"/>
      <style:text-properties fo:language="en" fo:country="IN"/>
    </style:style>
    <style:style style:name="P70" style:family="paragraph" style:parent-style-name="List_20_Paragraph" style:list-style-name="WWNum68">
      <style:paragraph-properties fo:text-align="justify" style:justify-single-word="false"/>
      <style:text-properties fo:language="en" fo:country="IN"/>
    </style:style>
    <style:style style:name="P71" style:family="paragraph" style:parent-style-name="List_20_Paragraph" style:list-style-name="WWNum71">
      <style:paragraph-properties fo:text-align="justify" style:justify-single-word="false"/>
      <style:text-properties fo:language="en" fo:country="IN"/>
    </style:style>
    <style:style style:name="P72" style:family="paragraph" style:parent-style-name="List_20_Paragraph" style:list-style-name="WWNum72">
      <style:paragraph-properties fo:text-align="justify" style:justify-single-word="false"/>
      <style:text-properties fo:language="en" fo:country="IN"/>
    </style:style>
    <style:style style:name="P73" style:family="paragraph" style:parent-style-name="List_20_Paragraph" style:list-style-name="WWNum73">
      <style:paragraph-properties fo:text-align="justify" style:justify-single-word="false"/>
      <style:text-properties fo:language="en" fo:country="IN"/>
    </style:style>
    <style:style style:name="P74" style:family="paragraph" style:parent-style-name="List_20_Paragraph" style:list-style-name="WWNum70">
      <style:paragraph-properties fo:text-align="justify" style:justify-single-word="false"/>
      <style:text-properties fo:language="en" fo:country="IN"/>
    </style:style>
    <style:style style:name="P75" style:family="paragraph" style:parent-style-name="List_20_Paragraph" style:list-style-name="WWNum37">
      <style:paragraph-properties fo:text-align="justify" style:justify-single-word="false"/>
      <style:text-properties fo:color="#000000" loext:opacity="100%" fo:language="en" fo:country="IN"/>
    </style:style>
    <style:style style:name="P76" style:family="paragraph" style:parent-style-name="List_20_Paragraph" style:list-style-name="WWNum21">
      <style:paragraph-properties fo:margin-left="0.635cm" fo:margin-right="0cm" fo:text-align="justify" style:justify-single-word="false" fo:text-indent="-0.635cm" style:auto-text-indent="false"/>
      <style:text-properties fo:language="en" fo:country="IN"/>
    </style:style>
    <style:style style:name="P77" style:family="paragraph" style:parent-style-name="List_20_Paragraph" style:list-style-name="WWNum22">
      <style:paragraph-properties fo:margin-left="0.635cm" fo:margin-right="0cm" fo:text-align="justify" style:justify-single-word="false" fo:text-indent="-0.635cm" style:auto-text-indent="false"/>
      <style:text-properties fo:language="en" fo:country="IN"/>
    </style:style>
    <style:style style:name="P78" style:family="paragraph" style:parent-style-name="List_20_Paragraph" style:list-style-name="WWNum56">
      <style:paragraph-properties fo:margin-left="0.635cm" fo:margin-right="0cm" fo:text-align="justify" style:justify-single-word="false" fo:text-indent="-0.635cm" style:auto-text-indent="false"/>
      <style:text-properties fo:language="en" fo:country="IN"/>
    </style:style>
    <style:style style:name="P79" style:family="paragraph" style:parent-style-name="List_20_Paragraph" style:list-style-name="WWNum69">
      <loext:graphic-properties draw:fill="solid" draw:fill-color="#ffffff"/>
      <style:paragraph-properties fo:margin-left="0.635cm" fo:margin-right="0cm" fo:margin-top="0cm" fo:margin-bottom="0cm" style:contextual-spacing="true" fo:line-height="100%" fo:text-align="justify" style:justify-single-word="false" fo:text-indent="-0.635cm" style:auto-text-indent="false" fo:background-color="#ffffff"/>
      <style:text-properties fo:language="en" fo:country="IN"/>
    </style:style>
    <style:style style:name="P80" style:family="paragraph" style:parent-style-name="List_20_Paragraph" style:list-style-name="WWNum46">
      <style:paragraph-properties fo:margin-left="1.27cm" fo:margin-right="0cm" fo:text-align="justify" style:justify-single-word="false" fo:text-indent="-0.635cm" style:auto-text-indent="false"/>
      <style:text-properties fo:language="en" fo:country="IN"/>
    </style:style>
    <style:style style:name="P81" style:family="paragraph" style:parent-style-name="List_20_Paragraph" style:list-style-name="WWNum29">
      <loext:graphic-properties draw:fill="solid" draw:fill-color="#ffffff"/>
      <style:paragraph-properties fo:margin-left="1.27cm" fo:margin-right="0cm" fo:margin-top="0cm" fo:margin-bottom="0cm" style:contextual-spacing="true" fo:line-height="100%" fo:text-align="justify" style:justify-single-word="false" fo:text-indent="-0.635cm" style:auto-text-indent="false" fo:background-color="#ffffff"/>
      <style:text-properties fo:language="en" fo:country="IN"/>
    </style:style>
    <style:style style:name="P82" style:family="paragraph" style:parent-style-name="List_20_Paragraph" style:list-style-name="WWNum30">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83" style:family="paragraph" style:parent-style-name="List_20_Paragraph" style:list-style-name="WWNum26">
      <loext:graphic-properties draw:fill="solid" draw:fill-color="#ffffff"/>
      <style:paragraph-properties fo:margin-top="0cm" fo:margin-bottom="0cm" style:contextual-spacing="true" fo:line-height="100%" fo:text-align="justify" style:justify-single-word="false" fo:background-color="#ffffff"/>
      <style:text-properties fo:language="en" fo:country="IN"/>
    </style:style>
    <style:style style:name="P84" style:family="paragraph" style:parent-style-name="Standard">
      <style:paragraph-properties fo:text-align="justify" style:justify-single-word="false"/>
      <style:text-properties fo:language="en" fo:country="IN" fo:font-weight="bold" style:font-weight-asian="bold"/>
    </style:style>
    <style:style style:name="P85" style:family="paragraph" style:parent-style-name="Standard">
      <style:paragraph-properties fo:text-align="justify" style:justify-single-word="false"/>
      <style:text-properties fo:language="en" fo:country="IN" fo:background-color="#ffff00"/>
    </style:style>
    <style:style style:name="P86" style:family="paragraph" style:parent-style-name="Standard">
      <style:paragraph-properties fo:text-align="justify" style:justify-single-word="false"/>
      <style:text-properties fo:language="en" fo:country="IN" fo:font-style="italic" style:font-style-asian="italic"/>
    </style:style>
    <style:style style:name="P87" style:family="paragraph" style:parent-style-name="Standard">
      <style:paragraph-properties fo:text-align="justify" style:justify-single-word="false"/>
      <style:text-properties style:font-name="Courier New" fo:font-size="9pt" fo:language="en" fo:country="IN" style:font-size-asian="9pt" style:font-name-complex="Courier New2" style:font-size-complex="9pt"/>
    </style:style>
    <style:style style:name="P88" style:family="paragraph" style:parent-style-name="Standard">
      <style:paragraph-properties fo:margin-top="0cm" fo:margin-bottom="0cm" style:contextual-spacing="false" fo:text-align="justify" style:justify-single-word="false"/>
      <style:text-properties style:font-name="Courier New" fo:font-size="9pt" fo:language="en" fo:country="IN" style:font-size-asian="9pt" style:font-name-complex="Courier New2" style:font-size-complex="9pt"/>
    </style:style>
    <style:style style:name="P89" style:family="paragraph" style:parent-style-name="Standard">
      <style:paragraph-properties fo:margin-top="0cm" fo:margin-bottom="0cm" style:contextual-spacing="false" fo:text-align="justify" style:justify-single-word="false"/>
      <style:text-properties style:font-name="Courier New" fo:font-size="10pt" fo:language="en" fo:country="IN" style:font-size-asian="10pt" style:font-name-complex="Courier New2" style:font-size-complex="10pt"/>
    </style:style>
    <style:style style:name="P90" style:family="paragraph" style:parent-style-name="Standard">
      <style:paragraph-properties fo:margin-top="0cm" fo:margin-bottom="0cm" style:contextual-spacing="false" fo:text-align="justify" style:justify-single-word="false"/>
      <style:text-properties fo:color="#767171" loext:opacity="100%" style:font-name="Courier New" fo:font-size="9pt" fo:language="en" fo:country="IN" style:font-size-asian="9pt" style:font-name-complex="Courier New2" style:font-size-complex="9pt"/>
    </style:style>
    <style:style style:name="P91" style:family="paragraph" style:parent-style-name="Standard">
      <style:paragraph-properties fo:margin-top="0cm" fo:margin-bottom="0cm" style:contextual-spacing="false" fo:text-align="justify" style:justify-single-word="false"/>
      <style:text-properties fo:color="#8496b0" loext:opacity="100%" style:font-name="Courier New" fo:font-size="9pt" fo:language="en" fo:country="IN" style:font-size-asian="9pt" style:font-name-complex="Courier New2" style:font-size-complex="9pt"/>
    </style:style>
    <style:style style:name="P92"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en" fo:country="IN" style:font-name-asian="Times New Roman" style:font-name-complex="Courier New2"/>
    </style:style>
    <style:style style:name="P93" style:family="paragraph" style:parent-style-name="Standard">
      <style:paragraph-properties fo:margin-top="0cm" fo:margin-bottom="0cm" style:contextual-spacing="false" fo:text-align="justify" style:justify-single-word="false"/>
      <style:text-properties fo:color="#000000" loext:opacity="100%" style:font-name="Courier New" fo:language="en" fo:country="IN" style:font-name-asian="Times New Roman" style:font-name-complex="Courier New2"/>
    </style:style>
    <style:style style:name="P94" style:family="paragraph" style:parent-style-name="Standard">
      <style:paragraph-properties fo:margin-top="0cm" fo:margin-bottom="0cm" style:contextual-spacing="false" fo:text-align="justify" style:justify-single-word="false"/>
      <style:text-properties fo:language="en" fo:country="IN" fo:font-style="italic" style:font-style-asian="italic"/>
    </style:style>
    <style:style style:name="P95"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2" style:font-size-complex="9pt"/>
    </style:style>
    <style:style style:name="P96" style:family="paragraph" style:parent-style-name="Standard">
      <style:paragraph-properties fo:margin-left="0cm" fo:margin-right="0cm" fo:margin-top="0cm" fo:margin-bottom="0cm" style:contextual-spacing="false" fo:text-align="justify" style:justify-single-word="false" fo:text-indent="1.27cm" style:auto-text-indent="false"/>
      <style:text-properties fo:color="#8496b0" loext:opacity="100%" style:font-name="Courier New" fo:font-size="9pt" fo:language="en" fo:country="IN" style:font-size-asian="9pt" style:font-name-complex="Courier New2" style:font-size-complex="9pt"/>
    </style:style>
    <style:style style:name="P97" style:family="paragraph" style:parent-style-name="Standard">
      <style:paragraph-properties fo:margin-left="1.27cm" fo:margin-right="0cm" fo:margin-top="0cm" fo:margin-bottom="0cm" style:contextual-spacing="false" fo:text-align="justify" style:justify-single-word="false" fo:text-indent="1.27cm" style:auto-text-indent="false"/>
      <style:text-properties style:font-name="Courier New" fo:font-size="9pt" fo:language="en" fo:country="IN" style:font-size-asian="9pt" style:font-name-complex="Courier New2" style:font-size-complex="9pt"/>
    </style:style>
    <style:style style:name="P98"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fo:color="#8496b0" loext:opacity="100%" style:font-name="Courier New" fo:font-size="9pt" fo:language="en" fo:country="IN" style:font-size-asian="9pt" style:font-name-complex="Courier New2" style:font-size-complex="9pt"/>
    </style:style>
    <style:style style:name="P99"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9pt" fo:language="en" fo:country="IN" style:font-size-asian="9pt" style:font-name-complex="Courier New2" style:font-size-complex="9pt"/>
    </style:style>
    <style:style style:name="P100"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Courier New" fo:font-size="10pt" fo:language="en" fo:country="IN" style:font-size-asian="10pt" style:font-name-complex="Courier New2" style:font-size-complex="10pt"/>
    </style:style>
    <style:style style:name="P101" style:family="paragraph" style:parent-style-name="Standard">
      <style:paragraph-properties fo:margin-left="0cm" fo:margin-right="0cm" fo:text-align="justify" style:justify-single-word="false" fo:text-indent="0.635cm" style:auto-text-indent="false"/>
      <style:text-properties fo:language="en" fo:country="IN" fo:font-weight="bold" style:font-weight-asian="bold"/>
    </style:style>
    <style:style style:name="P102" style:family="paragraph" style:parent-style-name="Standard">
      <style:paragraph-properties fo:margin-left="0cm" fo:margin-right="0cm" fo:text-align="justify" style:justify-single-word="false" fo:text-indent="0.635cm" style:auto-text-indent="false"/>
      <style:text-properties fo:language="en" fo:country="IN" style:font-weight-complex="bold"/>
    </style:style>
    <style:style style:name="P103" style:family="paragraph" style:parent-style-name="Standard">
      <style:paragraph-properties fo:margin-left="0cm" fo:margin-right="0cm" fo:text-align="justify" style:justify-single-word="false" fo:text-indent="0.635cm" style:auto-text-indent="false"/>
      <style:text-properties fo:color="#222222" loext:opacity="100%" fo:language="en" fo:country="IN" fo:background-color="#ffffff" style:font-name-complex="Calibri2" style:font-weight-complex="bold"/>
    </style:style>
    <style:style style:name="P104" style:family="paragraph" style:parent-style-name="Standard">
      <loext:graphic-properties draw:fill="solid" draw:fill-color="#ffffff"/>
      <style:paragraph-properties fo:margin-left="1.616cm" fo:margin-right="0cm" fo:margin-top="0cm" fo:margin-bottom="0cm" style:contextual-spacing="false" fo:line-height="100%" fo:text-align="justify"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en" fo:country="IN" style:font-name-asian="Times New Roman" style:font-name-complex="Courier New2"/>
    </style:style>
    <style:style style:name="P105" style:family="paragraph">
      <loext:graphic-properties draw:fill="solid" draw:fill-color="#ffffff"/>
      <style:paragraph-properties fo:text-align="center"/>
      <style:text-properties fo:color="#000000" loext:opacity="100%" fo:font-size="18pt"/>
    </style:style>
    <style:style style:name="P106" style:family="paragraph">
      <loext:graphic-properties draw:fill="none"/>
      <style:paragraph-properties fo:text-align="center"/>
      <style:text-properties fo:font-size="18pt"/>
    </style:style>
    <style:style style:name="T1" style:family="text">
      <style:text-properties fo:color="#8496b0" loext:opacity="100%" fo:font-size="12pt" fo:letter-spacing="0.106cm" style:font-size-asian="12pt" style:font-size-complex="12pt"/>
    </style:style>
    <style:style style:name="T2" style:family="text">
      <style:text-properties fo:color="#8496b0" loext:opacity="100%" fo:font-size="12pt" style:font-size-asian="12pt" style:font-size-complex="12pt"/>
    </style:style>
    <style:style style:name="T3" style:family="text">
      <style:text-properties fo:color="#8496b0" loext:opacity="100%" style:font-name="Courier New" fo:font-size="9pt" style:font-size-asian="9pt" style:font-name-complex="Courier New2" style:font-size-complex="9pt"/>
    </style:style>
    <style:style style:name="T4" style:family="text">
      <style:text-properties fo:color="#323e4f" loext:opacity="100%" fo:font-size="12pt" style:font-size-asian="12pt" style:font-size-complex="12pt"/>
    </style:style>
    <style:style style:name="T5" style:family="text">
      <style:text-properties fo:language="en" fo:country="IN"/>
    </style:style>
    <style:style style:name="T6" style:family="text">
      <style:text-properties fo:font-weight="bold" style:font-weight-asian="bold"/>
    </style:style>
    <style:style style:name="T7" style:family="text">
      <style:text-properties style:text-position="super 58%"/>
    </style:style>
    <style:style style:name="T8" style:family="text">
      <style:text-properties style:font-name="Courier New" style:font-name-complex="Courier New2"/>
    </style:style>
    <style:style style:name="T9" style:family="text">
      <style:text-properties style:font-name="Courier New" fo:font-size="9pt" style:font-size-asian="9pt" style:font-name-complex="Courier New2" style:font-size-complex="9pt"/>
    </style:style>
    <style:style style:name="T10" style:family="text">
      <style:text-properties style:font-name="Courier New" fo:font-size="10pt" style:font-size-asian="10pt" style:font-name-complex="Courier New2" style:font-size-complex="10pt"/>
    </style:style>
    <style:style style:name="T11" style:family="text">
      <style:text-properties style:text-position="sub 58%" style:font-name="Courier New" style:font-name-complex="Courier New2"/>
    </style:style>
    <style:style style:name="T12" style:family="text">
      <style:text-properties style:text-position="sub 58%" style:font-name-complex="Calibri2"/>
    </style:style>
    <style:style style:name="T13" style:family="text">
      <style:text-properties fo:color="#000000" loext:opacity="100%" style:font-name="Calibri" style:font-name-asian="Times New Roman" style:font-name-complex="Calibri2"/>
    </style:style>
    <style:style style:name="T14" style:family="text">
      <style:text-properties style:language-asian="en" style:country-asian="IN" style:language-complex="mr" style:country-complex="IN"/>
    </style:style>
    <style:style style:name="T15" style:family="text">
      <style:text-properties fo:color="#767171" loext:opacity="100%" style:font-name="Courier New" fo:font-size="9pt" style:font-size-asian="9pt" style:font-name-complex="Courier New2" style:font-size-complex="9pt"/>
    </style:style>
    <style:style style:name="T16" style:family="text">
      <style:text-properties fo:color="#767171" loext:opacity="100%" style:font-name="Courier New" fo:font-size="10pt" style:font-size-asian="10pt" style:font-name-complex="Courier New2" style:font-size-complex="10pt"/>
    </style:style>
    <style:style style:name="T17" style:family="text">
      <style:text-properties fo:color="#767171" loext:opacity="100%" style:font-name="Arial" fo:background-color="#ffffff" loext:char-shading-value="0" style:font-name-complex="Arial1"/>
    </style:style>
    <style:style style:name="T18" style:family="text">
      <style:text-properties style:font-name-complex="Calibri2"/>
    </style:style>
    <style:style style:name="T19" style:family="text">
      <style:text-properties style:font-name-complex="Calibri2" style:font-weight-complex="bold"/>
    </style:style>
    <style:style style:name="T20" style:family="text">
      <style:text-properties fo:color="#222222" loext:opacity="100%" fo:background-color="#ffffff" loext:char-shading-value="0" style:font-name-complex="Calibri2" style:font-weight-complex="bold"/>
    </style:style>
    <style:style style:name="T21" style:family="text">
      <style:text-properties fo:color="#222222" loext:opacity="100%" fo:background-color="#ffffe0" loext:char-shading-value="0" style:font-name-complex="Calibri2" style:font-weight-complex="bold"/>
    </style:style>
    <style:style style:name="T22" style:family="text">
      <style:text-properties fo:font-style="italic" style:font-style-asian="italic"/>
    </style:style>
    <style:style style:name="T23" style:family="text">
      <style:text-properties style:font-name="Wingdings" style:font-name-asian="Wingdings2" style:font-name-complex="Wingdings2"/>
    </style:style>
    <style:style style:name="fr1" style:family="graphic" style:parent-style-name="Frame">
      <style:graphic-properties fo:margin-left="0cm" fo:margin-right="0cm" style:run-through="foreground" style:wrap="run-through" style:number-wrapped-paragraphs="no-limit" style:vertical-pos="from-top" style:vertical-rel="paragraph" style:horizontal-pos="from-left" style:horizontal-rel="paragraph" draw:opacity="0%" fo:padding-left="0.254cm" fo:padding-right="0.254cm" fo:padding-top="0.127cm" fo:padding-bottom="0.127cm" fo:border="none" style:writing-mode="lr-tb" draw:wrap-influence-on-position="once-concurrent" loext:allow-overlap="true" draw:textarea-vertical-align="top"/>
    </style:style>
    <style:style style:name="fr2" style:family="graphic" style:parent-style-name="OLE">
      <style:graphic-properties style:vertical-pos="top" style:vertical-rel="baseline" draw:ole-draw-aspect="1"/>
    </style:style>
    <style:style style:name="gr1" style:family="graphic">
      <style:graphic-properties draw:stroke="none" svg:stroke-width="0.018cm" draw:fill="solid" draw:fill-color="#ffffff" draw:textarea-vertical-align="top" draw:auto-grow-height="false" fo:min-height="0.436cm" fo:min-width="1.293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18cm" draw:fill="solid" draw:fill-color="#ffffff" draw:textarea-vertical-align="top" draw:auto-grow-height="false" fo:min-height="0.436cm" fo:min-width="6.532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018cm" draw:fill="solid" draw:fill-color="#ffffff" draw:textarea-vertical-align="top" draw:auto-grow-height="false" fo:min-height="2.473cm" fo:min-width="0.235cm" fo:padding-top="0.127cm" fo:padding-bottom="0.127cm" fo:padding-left="0.254cm" fo:padding-right="0.254cm" fo:wrap-option="wrap"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dash" draw:stroke-dash="Dashed_20__28_var_29__20_2"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18cm" svg:stroke-color="#5b9bd5" draw:stroke-linejoin="miter" svg:stroke-linecap="butt" draw:fill="none" draw:textarea-horizontal-align="center" draw:textarea-vertical-align="top" draw:auto-grow-height="false" fo:padding-top="0.125cm" fo:padding-bottom="0.125cm" fo:padding-left="0.25cm" fo:padding-right="0.25cm" fo:wrap-option="wrap"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Elements of subscription ecosystem</text:h>
      <text:h text:style-name="P6" text:outline-level="2">Product</text:h>
      <text:p text:style-name="P22">Product business domain represents every product not just as a sellable commodity but as an active contributor to the business, which has its own characteristics and responsibilities. </text:p>
      <text:p text:style-name="P22">As we discussed earlier all the products which exhibit periodic buying pattern become the obvious candidates for the subscription business. <text:s/>The Product domain each such product which has been registered with the ecosystem and now ready to receive orders through multiple subscriptions.</text:p>
      <text:p text:style-name="P22">The domain driven business model of subscription ecosystem considers product as an intelligent business agent which is capable of going through its own lifecycle and making decisions appropriate to ups and downs in its performance during this lifecycle.</text:p>
      <text:p text:style-name="P22">A product does not survive as a sole, isolated entity of the business but life of each product is usually closely associated with life of other products in the same category. Hence a close correlations among the products in same/different categories provide useful inferences to the ecosystem so that it can take appropriate decisions so as to ensure sustainable business. I term it as ‘product collaboration model’. Here a product observes its own performance as well as performance of other products in its category and initiates appropriate corrections in its business parameters. When a product succeeds it tries to help other products for recovering from crisis. On the other hand a product can ask for help from other products for fighting with instantaneous business challenges. A product complements some other products whereas it substitutes some other. In order to understand this philosophy let’s first try to understand broad categories in which any products can be classified.</text:p>
      <text:h text:style-name="P7" text:outline-level="3"><text:span text:style-name="Heading_20_4_20_Char"><text:span text:style-name="T5">Product Categories</text:span></text:span><text:span text:style-name="T5">.</text:span></text:h>
      <text:h text:style-name="P9" text:outline-level="4">Essential vs. Optional products</text:h>
      <text:p text:style-name="P13">Depending on region of sale and lifestyle/culture of its citizens, few products can be categorized as essential (mandatorily needed) products whereas few others may be considered as optional (occasionally/optionally needed) products. This categorization cannot be universal and needs to be fine-tuned as per geographic needs.</text:p>
      <text:p text:style-name="P13">Example: In India Tea can be considered as an essential product, as drinking tea is an inevitable part of Indian culture in most areas. But the same is not true in case of European countries. Here Corn Flakes may fall into essential category.</text:p>
      <text:h text:style-name="P9" text:outline-level="4">High/Low demand products</text:h>
      <text:p text:style-name="P13">Among the range of products being sold in a category, some of them are well established brands, whereas others are relatively less popular and trying to establish themselves. </text:p>
      <text:p text:style-name="P13">The high demand products ensure a sustainable sale as well as steady state growth. Their sale volume is also relatively higher than their low demand counterparts. </text:p>
      <text:p text:style-name="P13">The popular brands usually offer lesser profit margins to merchants (due to their monopoly) as compared to their less popular competitors. </text:p>
      <text:p text:style-name="P13">So a merchant needs to balance the sales targets as well as sale prices for both types of brands, so as to ensure repeatable and consistent profit margins on the reliable brands whereas putting extra efforts on enhancing the sale of less popular brands, thereby making more money on them. <text:s/>For enhancing the sale of medium/low demand brands typical ways to <text:soft-page-break/>maximize sale is by offering them at discounted prices or provide some offers/schemes (example: one unit free on the other) on them etc.</text:p>
      <text:p text:style-name="P13">Example: Colgate is a more popular brand than Pepsodent, Nescafe is a higher demand product brand than its competitor Bru, Dove is more popular than Rexona etc.</text:p>
      <text:h text:style-name="P35" text:outline-level="4">High/Low velocity /frequency products</text:h>
      <text:p text:style-name="P13">Some products are needed in daily life and hence their consumption is faster and more. It results into more frequent demands for them.</text:p>
      <text:p text:style-name="P13">Example: Toothpaste, washing powder, deodorants and corn flakes are more needed than cosmetics, biscuits, tooth brushes.</text:p>
      <text:p text:style-name="P13">High frequency products are those which are ordered at high periodicity (2 per month or 4 per quarter) than the low frequency products (tooth brushes (once per half year per person), lipstick (one per quarter) etc.</text:p>
      <text:p text:style-name="P13">Even if some of the high frequency items are getting consumed with low demands (than their competitors) they may yield better revenues due to higher frequency nature.</text:p>
      <text:h text:style-name="P9" text:outline-level="4">Generation influencing products</text:h>
      <text:p text:style-name="P13">Some product brands influence specific generations. Example: <text:s/>Pampers and Huggies are inevitable brands for children in the range of 0 – 24 months, Axe/Old Spice/Fogg deodorants attract young generation, whereas <text:s/>kiwi shoe polish is more used among middle aged members.</text:p>
      <text:p text:style-name="P13">Companies promote their brands through various innovative ways of sales promotion due to which even if a product is not an essential commodity item, but still attracts handsome demand among people under specific age/income classes.</text:p>
      <text:h text:style-name="P9" text:outline-level="4">Seasonal products</text:h>
      <text:p text:style-name="P13">Some products do business in specific seasons. </text:p>
      <text:p text:style-name="P13">Example: Fruit squashes and Sharabats are sold mainly during summer season. Demand for Food mixes (Git sweet mixes), chocolates increases mainly in festive seasons (Diwali, Christmas).</text:p>
      <text:p text:style-name="P13">In some cases some brands are capable of recovering their expected gains in merely few months, which is their peak season. Setting targets for them is not as uniform per month as the other categories, but higher targets are set for their peak seasons and negligible targets are set for other months.</text:p>
      <text:h text:style-name="P9" text:outline-level="4">Substitutes and Complements</text:h>
      <text:p text:style-name="P13">Some products invite sale of their peers, and this behaviour can be understood by analysing historical data.</text:p>
      <text:p text:style-name="P13">Example: Does a customer buys cheese or button when he/she buys bread? Does a customer ordering schezwan sauce most of the times he/she orders noodles? Does a customer ordering condensed milk when he/she mostly orders dry fruits? Does a customer always order sugar when he/she orders coffee?</text:p>
      <text:p text:style-name="P13">Based on the territory the sale is intended, historical data analysis can reveal such facts. In which the product which creates need for a peer product can be considered as a sale promoter for the peer product and should deserve a due credit while setting the price for it. These are the <text:span text:style-name="T6">Complements</text:span>.</text:p>
      <text:p text:style-name="P13"><text:soft-page-break/>On the contrary, some products are competitors of each other. Think of apple juice and orange juice. If a customer has ordered apple juice there is a less likelihood that he will order orange juice. These are called <text:span text:style-name="T6">substitutes</text:span>. Similarly when a customer is buying coffee there is a less likelihood of him/her buying tea.</text:p>
      <text:p text:style-name="P13">Typically brands of same product type are always substitutes. Example: Maggy Tomato Sauce and Heinz Tomato Sauce.</text:p>
      <text:p text:style-name="P13">If demand for a product decreases, there is a more likelihood that demand of few of its substitutes may increase and vice versa. Thus it will impact pricing decisions for that product itself as well as of its substitutes.</text:p>
      <text:h text:style-name="P9" text:outline-level="4">Regional products</text:h>
      <text:p text:style-name="P13">Some products are sold more in some region than the others. Example: <text:s/>Sambar Masala may be less popular/regular in southern states(because people prefer to use homemade masala) but will sale more in metro cities as well as in northern regions, Condensed milk is more sought in Northern states due to more frequent sweets making.</text:p>
      <text:p text:style-name="P22">For an online business it is very challenging to offer regional prices at an item level but this categorization may help us in determining basket level offers based on number of regional products contained in it.</text:p>
      <text:p text:style-name="P22">That’s it on the product categories. The next question is, when a product gets registered what product category should be associated with it. We have earlier seen that since the units of the same product are delivered to the subscriber through periodic deliveries, the question on price commitment for that product arises and the same should be informed to the subscriber so that he/she will not feel being cheated if he/she sees the unit price changing at every delivery. So let’s understand pricing categories in detail. </text:p>
      <text:h text:style-name="P8" text:outline-level="3">Pricing categories</text:h>
      <text:p text:style-name="P22">As we described earlier depending upon the price dynamics of a product, which are mainly associated with impact of various factors on its supply and demand, each product should be priced into one of the following pricing categories.</text:p>
      <text:list xml:id="list232002067" text:style-name="WWNum11">
        <text:list-item>
          <text:p text:style-name="P36">Price Committed Products: In case of price committed products, price of a product committed to a subscriber at the time of subscription, should remain same until end of his current active subscription (contract period with merchant). This should hold true even if the product may be incurring losses on that product (after committing price) OR <text:s/>even if offer price that product gets changed one/many times during subscription period (after committing one price). Commitment of an offer price is only applicable to few subscribers who booked that product with that offer price. Offer price can undergo change and any new subscribers subscribing thereafter will book that product with new offer price and so on.</text:p>
        </text:list-item>
        <text:list-item>
          <text:p text:style-name="P36">Percentage Discount Committed Products: In case of percentage discount committed products a subscriber should be committed a constant percentage discount on the latest MRP at the time of every delivery. In this case the actual price to be paid by subscriber may vary as the percentage discount is calculated on latest MRP at the time of every delivery. Again, as in case of price committed products, percentage discount commitment is an agreement only with few subscribers who booked it at the published percentage <text:soft-page-break/>discount. The percentage can change and any new subscribers booking that product thereafter will be committed new percentage discount. </text:p>
        </text:list-item>
        <text:list-item>
          <text:p text:style-name="P36">None Committed Products: <text:tab/>In case of no commitment products, all the subscribers have to pay latest offered price on the product at every delivery. Some time it can be much lesser than the one shown at the time of subscription and sometimes it may be considerably more. </text:p>
        </text:list-item>
      </text:list>
      <text:p text:style-name="P22">The price categories suggest following things</text:p>
      <text:list xml:id="list1372548618" text:style-name="WWNum90">
        <text:list-item>
          <text:p text:style-name="P37">An offer price in any ‘committed’ pricing category is short lived and is offered to only those subscriptions which got registered/renewed when that price is ‘latest’ active price. As pricing is determined periodically depending upon product performance, there can be multiple ‘active‘ prices/discount percentage at any point of time which are associated with different subscriptions( registered at different times) .</text:p>
        </text:list-item>
        <text:list-item>
          <text:p text:style-name="P37">In case of ‘none committed’ products, there is a single universal offer price applicable to all active subscription at a given time. When this price undergoes change the new price becomes applicable to all active subscriptions and so on.</text:p>
        </text:list-item>
      </text:list>
      <text:p text:style-name="P22">This is a unique phenomenon applicable only to subscription business model. IN instantaneous business such a multi-version pricing does not exist.</text:p>
      <text:p text:style-name="P22">It gives rise to following questions</text:p>
      <text:list xml:id="list2959339532" text:style-name="WWNum91">
        <text:list-item>
          <text:p text:style-name="P38">How multiple active prices for a single product can be maintained?</text:p>
        </text:list-item>
        <text:list-item>
          <text:p text:style-name="P38">When an active price gets expired?</text:p>
        </text:list-item>
        <text:list-item>
          <text:p text:style-name="P38">How to determine revenue and profit/loss contribution of a product (as it has multiple active prices at a time having different number of subscriptions affiliated to each price).</text:p>
        </text:list-item>
      </text:list>
      <text:p text:style-name="P22">In order to answer the above questions, I am introducing a notion of a ‘price bucket’. Let’s understand what it is.</text:p>
      <text:h text:style-name="P8" text:outline-level="3">Price Bucket </text:h>
      <text:p text:style-name="P22">In instantaneous business, offered price for a product remains active only until a new offer price replaces it. So any customer who is buying the same product at different times may likely pay different prices. But since his/her nature of association with merchant (for the purpose of buying a specific product) is instantaneous, he/she may agree to pay different price for same product for different association instances. <text:s text:c="2"/></text:p>
      <text:p text:style-name="P22">Subscription approach intends to have long term association with every subscriber. So charging different prices for a subscribed product at different times in the same subscription agreement, may ruin the trust of the subscriber. Hence subscription approach tries to provide some level of price assurance ‘wherever possible’ to the subscribers, in order to make the commitments bidirectional. Of course complete price assurance for all types of products will be practically impossible, as their demand vs supply equations are different and hence prices of <text:s/>few products may vary significantly and such products may not be offered with absolute price assurance. In case of some other products though the changes are less frequent impact of inflation is going to influence its pricing, resulting into increase(most of the times) in their base prices. So we have to find solution to the challenge of price assurance.</text:p>
      <text:p text:style-name="P22"><text:soft-page-break/>Subscription business may commit an offer price for a product to its subscriptions at the time of their registration/renewal, so that they will keep receiving the product with same offered price (regardless of changes in its base price). Alternatively it may offer commitment on discount percentage, where subscriber will always gain a committed percentage discount on latest MRP. This association of an offer price/discount percentage on MRP, with all subscriptions which have registered the product with this price is maintained in a ‘price bucket’.</text:p>
      <text:p text:style-name="P22">In case of any committed price category, when its offer price changes, a new price bucket gets created and any subscription registrations/renewals thereon get associated with this latest/new price bucket. Earlier active subscriptions still remain associated with earlier price buckets. If a subscriber will remain associated with a single price/percentage discount or should be paying new price every time is determined by the pricing category of the product.</text:p>
      <text:p text:style-name="P22">This results into multiple offer prices being active for every product at any time, until each of them has at least one active subscriber. </text:p>
      <text:p text:style-name="P22">A price bucket for price committed products maintains a fixed offer price for a specific product and count of subscriptions registered that product with the given offer price.</text:p>
      <text:p text:style-name="P22">Example: Consider that On 1<text:span text:style-name="T7">st</text:span> January 2016 purchase price of product X is 45 Rs., MRP is 90 Rs..On the same day platform generated a new offer price of 72 Rs.. A new price bucket has been created on 1<text:span text:style-name="T7">st</text:span> Jan 2016, in which it has offered sale price as 72 Rs. The new/churned and total subscription count is 0 at present.</text:p>
      <text:p text:style-name="P22">A subscription has subscribed to two units of product X per month (for one year) on the same day. The total subscription count (2 units per month * 12 months=24 units) gets add to new subscriptions attribute of this bucket. Also the identifier of price bucket gets registered with the subscription (so as to remember which offer price has been committed to him/her).Thus all the subscriptions, who have subscribed to product X on the same day/time, will get registered with the same price bucket. Also until new price bucket gets created, all subscriptions to product X will continue getting registered with the same price bucket.</text:p>
      <text:p text:style-name="P22">After a few days the offered price has been changed from 72 Rs. to 69 Rs.. A new price bucket gets created. Now onwards any new subscriptions will get registered with this new bucket.</text:p>
      <text:p text:style-name="P22">In case of price committed products, though purchase price of the product has changed, offer prices committed to subscriptions so far, cannot be changed. But the same will get changed for any new subscriptions subscribing after purchase price change. Change of purchase price will trigger new price calculation and it will result into calculating new offer price, thereby creating a new price bucket.</text:p>
      <text:p text:style-name="P22"/>
      <text:p text:style-name="P22">A price bucket for percentage discount committed products maintains a fixed discount percentage, for a specific product which becomes applicable on the latest MRP and count of subscriptions registered that product with the given offer price. </text:p>
      <text:p text:style-name="P13">Periodically based on performance of a product or based on the base price changes new price buckets keep getting created (as in price committed category).But each price bucket ill offer a <text:soft-page-break/>different percentage discount on latest MRP. Subscriptions associated with each of these buckets will enjoy the offered discount prescribed in that price bucket.</text:p>
      <text:p text:style-name="P13"/>
      <text:p text:style-name="P13">In case tagged price (purchase price and MRP) of the product undergoes change, it gets reflected to all the price buckets. From that day subscriptions so far associated with different price buckets will be charged new offer price though having different fixed (committed) percentage discounts. This is because these discount percentages are applied on new MRP. </text:p>
      <text:p text:style-name="P22">Example: Consider the same example given for price committed price bucket. But now assume that instead of committed price the product is offering percent discount commitment.</text:p>
      <text:p text:style-name="P22">So on 1<text:span text:style-name="T7">st</text:span> January 2016 platform has created a new price bucket for product X where 7% discount (on latest MRP) has been committed; gets created. As a new subscriptions subscribed for 24 units of product X for one year, 24 units (2 units per month subscribed by a subscriber for 12 months) get added to “new subscription count” of this price bucket. All subscriptions subscribing to product X on and after 1<text:span text:style-name="T7">st</text:span> Jan 2016 will be committed 7% discount on latest MRP. </text:p>
      <text:p text:style-name="P22">In case base tagged price (pair of purchase price and MRP) undergoes change, the new tagged price version will override current tagged price version the only available price bucket. Hence the actual offer price subscriptions of this price bucket will have to pay, will also change, despite of the discount percentage being constant. This is because this 7% discount will now be calculated on new MRP.</text:p>
      <text:p text:style-name="P22">When the ecosystem determines new discount percentage from 7% to say 6%, a new price bucket gets created. Any new subscriptions after this time will get associated with this price bucket. </text:p>
      <text:p text:style-name="P22"/>
      <text:p text:style-name="P22">A product’s price bucket with none commitment maintains a single price bucket which maintains the latest price of the associated product. All active subscriptions to that product are associated with same price bucket (regardless of at what time they have subscribed for the product). As and when offered price changes, the same will be reflected as offer price in this price bucket and the same will be applicable to all its subscriptions. </text:p>
      <text:p text:style-name="P22">Example: In a country which imports Lentil, the lentil prices are very volatile due to supply vs demand dynamics and uncertainty of international lentil price. Lentil prices keep changing so frequently that it is impossible for a merchant to offer them using either of “price committed” or “percent discount committed” approach. So merchants may usually configure lentil as a “None Committed” price category.</text:p>
      <text:p text:style-name="P22">A single price bucket gets created for Lentil with latest unit offer price say 100 Rs per Kg. If a subscription A has subscribed to 1 Kg lentil per month for 12 months, a subscription count of 12 units gets added to “New subscription Count” attribute of this price bucket.</text:p>
      <text:p text:style-name="P22">Very soon offer price of Lentil has risen to 120 Rs per Kg. In this case subscription A ( and all subscribers subscribed for Lentil earlier and new) will have to pay 120 Rs per Kg from now onwards.</text:p>
      <text:p text:style-name="P22"><text:soft-page-break/>As subscriptions have chosen this item for subscription despite of its published pricing category being “None Committed”, they are made aware of volatility in its offer price and hence should be ready to pay the price differences, if any.</text:p>
      <text:p text:style-name="P22">It is essential to understand that for a product (regardless of its pricing category) each offer price represented by its price bucket is relative to the latest active tagged price (purchase price and MRP) of that product. So a product is expected to maintain list of versions of tagged prices, and every time its tagged price undergoes change, earlier tagged price version is expired and new version gets added to the list. Also each price bucket should keep a reference of its associated tagged price version, relative to which it is determined. Why? Let’s see section below to understand it.</text:p>
      <text:h text:style-name="P9" text:outline-level="4">Price bucket wise profit, revenue and cost</text:h>
      <text:p text:style-name="P22">As we have seen above since a single product may have one or multiple active price buckets and each maintains its own version of price, revenue contributor of that product is a function of each active tagged price and subscriptions associated with each price. The same goes for profit and cost contributors of that product.</text:p>
      <text:p text:style-name="P22"><text:span text:style-name="T8">Revenue(P)= f (Price</text:span><text:span text:style-name="T11">i, </text:span><text:span text:style-name="T8">subscription count</text:span><text:span text:style-name="T11">i </text:span><text:span text:style-name="T8">)</text:span></text:p>
      <text:p text:style-name="P22">This phenomenon is specific to subscription business. It is obvious too; for some prices/discounts more subscribers get attracted and less get churned, whereas for some other prices less subscribers get attracted and more get churned. So apart from calculating revenue, profit, cost the price bucket also represents the behaviour of the product’s performance associated with a specific price.</text:p>
      <text:p text:style-name="P22">Now as we have started discussing the product performance, lets discuss it in further details. How does one determines performance of a product in subscription. As we have already understood that unlike instantaneous business product performance is merely the growth in its sale volume and thereby growth in its revenue and profit; subscription business should also measure sustainability of each product’s sale and gauge its popularity not only from its demand but also from the churning pattern of its subscription. Thanks to the inventor of SAS metrics. Most of the metrics are applicable to measure/track the performance of each product being sold in subscription approach. Let’s learn them now.</text:p>
      <text:h text:style-name="P8" text:outline-level="3">Product Performance Tracking</text:h>
      <text:p text:style-name="P22"/>
      <text:p text:style-name="P22">Number of metrics are defined below which indicate health of subscription business for a given product. Merchant can decide at what periodicity he/she wants the metrics to be calculated (default is monthly). The same are then used to monitor performance of a product on individual basis as well as comparison with substitutes.</text:p>
      <text:p text:style-name="P22">A domain “Business Activity Monitoring” makes use of this performance data of each product to monitor overall business progress at a business level as well as at individual product level.</text:p>
      <text:h text:style-name="P10" text:outline-level="5">Product Level Metrics </text:h>
      <text:p text:style-name="P22">Performance of a product in the business is tracked using following metrics</text:p>
      <text:list xml:id="list481041577" text:style-name="WWNum37">
        <text:list-item>
          <text:p text:style-name="P39"><text:soft-page-break/>Number of new subscriptions each month : New subscriptions registered with a product in given month</text:p>
        </text:list-item>
        <text:list-item>
          <text:p text:style-name="P39">Number of churned subscriptions each month: Subscriptions related to a product those are churned (cancelled) in a given month.</text:p>
        </text:list-item>
        <text:list-item>
          <text:p text:style-name="P39">Total subscriptions per month: Total subscriptions of last month + number of new subscriptions in current month – number of churned subscriptions in current month.</text:p>
        </text:list-item>
        <text:list-item>
          <text:p text:style-name="P39">Monthly operational expenses to be borne per product (per unit). This calculation of operating expense per product per unit is done by operating expense distribution job described in coming section.</text:p>
        </text:list-item>
        <text:list-item>
          <text:p text:style-name="P39">Monthly sales and marketing expenses (Optional) : In case merchant is making any sales and marketing expenses in order to promote a product</text:p>
        </text:list-item>
        <text:list-item>
          <text:p text:style-name="P39">Net new subscriptions =<text:span text:style-name="T13"># New subscriptions + #churned subscriptions ( here we assume that churned subscription are denoted by minus(-) sign)</text:span></text:p>
        </text:list-item>
        <text:list-item>
          <text:p text:style-name="P39">Total subscriptions per month to indicate demand = <text:span text:style-name="T13">Total # subscriptions of last month+ Net new subscriptions of current month</text:span></text:p>
        </text:list-item>
        <text:list-item>
          <text:p text:style-name="P39">% subscriptions <text:s/>churn per month = - (#number of churned subscriptions for current month/total # subscriptions at last month)</text:p>
        </text:list-item>
        <text:list-item>
          <text:p text:style-name="P39">New MRR: Monthly recurring revenue due to new subscriptions in a month (to different offer prices) = Σ (number of NEW subscriptions for each offer price * offer price).</text:p>
        </text:list-item>
        <text:list-item>
          <text:p text:style-name="P39">Churned MRR: Monthly churned revenue due subscribers associated with different offer prices getting churned. = - Σ ( number of churned subscriptions per offer price* offer price)</text:p>
        </text:list-item>
        <text:list-item>
          <text:p text:style-name="P39">Net new MRR = New MRR + Churned MRR</text:p>
        </text:list-item>
        <text:list-item>
          <text:p text:style-name="P39">Ending MRR = Ending MRR of last period( month) + Net new MRR</text:p>
        </text:list-item>
        <text:list-item>
          <text:p text:style-name="P39">Starting MRR= Ending MRR of last period (month).</text:p>
        </text:list-item>
        <text:list-item>
          <text:p text:style-name="P39">Percentage net MRR churn= churned MRR/starting MRR</text:p>
        </text:list-item>
        <text:list-item>
          <text:p text:style-name="P75">Ratio of Its expected quantity demanded <text:s/>per period(month) against total quantity demanded of all products in the same category( product and all its substitutes)</text:p>
        </text:list-item>
        <text:list-item>
          <text:p text:style-name="P39">Periodical(monthly) Average revenue per NEW subscriptions (ARPS (New) = New MRR/# New Customers *1000) </text:p>
        </text:list-item>
        <text:list-item>
          <text:p text:style-name="P39">Average revenue per total subscriptions (ARPS= Ending MRR/# total subscriptions*1000).</text:p>
        </text:list-item>
        <text:list-item>
          <text:p text:style-name="P39">Total periodical (monthly) revenue = Ending MRR.</text:p>
        </text:list-item>
        <text:list-item>
          <text:p text:style-name="P39">Total Cost of goods sold (COGS)= Σ (Total subscriptions for a purchase price* purchase price)) </text:p>
        </text:list-item>
      </text:list>
      <text:p text:style-name="P16"/>
      <text:p text:style-name="P16">Though subscribers are committed the latest sale price of a product at the time of registration, they are periodically dispatched these products at different times during subscription period. At every dispatch time, the product being dispatched may have been purchased at different purchase price. This metric captures the total cost of number of product units dispatched in the current month having different purchase prices. This is an important indicator of impact of change in product price on the revenue and margin. </text:p>
      <text:list xml:id="list162102775931175" text:continue-numbering="true" text:style-name="WWNum37">
        <text:list-item>
          <text:p text:style-name="P39">Gross Margin = Revenue - COGS</text:p>
        </text:list-item>
        <text:list-item>
          <text:p text:style-name="P39">Operating profit/loss =gross margin – operational expenses </text:p>
        </text:list-item>
        <text:list-item>
          <text:p text:style-name="P39">Operating profit/loss percentage= (operating profit or Loss/COGS) *100</text:p>
        </text:list-item>
        <text:list-item>
          <text:p text:style-name="P39">Subscription Lifetime Value(SLV): ARPS(New)*Gross margin%/%MRR churn</text:p>
        </text:list-item>
        <text:list-item>
          <text:p text:style-name="P39"><text:soft-page-break/>Subscription lifetime period = 1/%customer churn</text:p>
        </text:list-item>
        <text:list-item>
          <text:p text:style-name="P39">Cost of Acquiring a subscriptions (CAC)=(sales&amp; marketing expense/number of new subscriptions) *1000) </text:p>
        </text:list-item>
        <text:list-item>
          <text:p text:style-name="P39">SLV to CAC ratio: SLV/CAC. This indicates how much a subscription will yield by investing specific cost of acquiring a customer as a subscription. For a healthy product this ratio should be more than 4.It means if a merchant invests x rupees in acquiring a subscription, the subscription should at-least yield 4x rupees of business with the merchant.</text:p>
        </text:list-item>
        <text:list-item>
          <text:p text:style-name="P39">Months to recover CAC= CAC/ (ARPS (New)*Gross Margin %) . This indicates how many months (minimum) an average subscription should be retained in order to at least recover cost of acquiring it.</text:p>
        </text:list-item>
      </text:list>
      <text:p text:style-name="P22">As we have seen all major entities associated with Product domain let’s get into its lifecycle.</text:p>
      <text:h text:style-name="P8" text:outline-level="3">Lifecycle</text:h>
      <text:h text:style-name="P9" text:outline-level="4">Product Registration &amp; Configuration</text:h>
      <text:list xml:id="list2457202969" text:style-name="WWNum13">
        <text:list-item>
          <text:p text:style-name="P40">Product should get registered with Subscription ecosystem in order to be identified as a “subscriptionable” product, product to which subscribers can choose to buy. This distinction also helps merchant who are also doing instantaneous business to distinguish the products which are available for subscription business form the range of products that they offer. In order to register a product following set of activities need to be performed.</text:p>
          <text:list>
            <text:list-item>
              <text:p text:style-name="P40">Assign unique product identifier and name to a product to distinguish it from other products.</text:p>
            </text:list-item>
            <text:list-item>
              <text:p text:style-name="P40">List the product in appropriate category and sub category describing the product family and if there is any sub category where they are further classified into. Products in the same category/sub category may be substitutes or complements of that product. Merchant can opt to define his own categories based on the product offerings he have. For retail business product categories mentioned earlier can be sued as reference point to start defining categories. </text:p>
            </text:list-item>
            <text:list-item>
              <text:p text:style-name="P40">Define Weight/volume of the product which will help in precisely identifying a specific product subtype among all variants of the same product/brand as well as it will be used to calculate the delivery charges required to deliver product. </text:p>
            </text:list-item>
            <text:list-item>
              <text:p text:style-name="P40">Define Unit of measurement in which product is measured (ml, gram, kg etc.)</text:p>
            </text:list-item>
            <text:list-item>
              <text:p text:style-name="P40">For each product list of all identifiers of its substitutes and complements; as price changes in them are impacting pricing of the product. It also helps in comparing product’s performance against its substitutes and complements as well as will be used in determining the price of a product subject to variations in performance in its own business as well as in the business of its complements and substitutes.</text:p>
            </text:list-item>
            <text:list-item>
              <text:p text:style-name="P40">Sensitivity characteristic of the product to illustrate if product is consuming more electricity or more space. Per unit operating expenses are calculated according to the sensitivity characteristic of the product.</text:p>
            </text:list-item>
            <text:list-item>
              <text:p text:style-name="P40">Assign appropriate pricing category to the product to describe if product is ‘Price Committed’ or ‘Percent Discount Committed’ or ‘None Committed’. </text:p>
            </text:list-item>
            <text:list-item>
              <text:p text:style-name="P40">Define base purchase price of the product. This is the purchase price the merchant is paying at the time of product registration.</text:p>
            </text:list-item>
            <text:list-item>
              <text:p text:style-name="P40">Define base MRP of the product. This is the MRP of the product at the time of registration. Since purchase price and MRP of the product are going to change <text:soft-page-break/>multiple times in future this initial purchase price and MRP pair is maintained as first element of tagged price version, a collection which keeps versions of changed pairs of purchase price and MRP. </text:p>
            </text:list-item>
          </text:list>
        </text:list-item>
      </text:list>
      <text:h text:style-name="P9" text:outline-level="4">Predicting business performance</text:h>
      <text:p text:style-name="P22">Predictions is deriving all the information about the future using the historical data.</text:p>
      <text:p text:style-name="P22">Typically when a product is launched in the market, it has a specific volume of fan followings. So its demands starts growing from 0 at a rate proportional to the popularity and need for it. At certain point it reaches to some saturation level and then its demand becomes constant.</text:p>
      <text:p text:style-name="P22">In case trend changes or a product starts losing its popularity, its demand starts decreasing at a rate proportional to the change sweep in the market. In that case too, the rate of decline is predictable to a great extent. </text:p>
      <text:p text:style-name="P22">The real business performance data for a product along with variations in its demand are stored as the historical data and its probable behaviour (such as demand trend) in near future can be “predicted” by using this historical data.</text:p>
      <text:p text:style-name="P22">At the time of start-up there is no historical data available. In absence of any historical data, demand predictions are manually set by merchant, based on experts’ judgements and experience. Since these predictions are merely expert guesses about the rate of demand growth they may not be close to reality. Actual performance of the product may go vastly different than these predictions. As actual performance of a product starts getting captured, it gets used to correct the manual prediction figures so as to match it with current demand/churn trend for that product. </text:p>
      <text:p text:style-name="P22">Manual prediction is a prerequisite lifecycle activity (after product registration and configuration) for each product in order to launch it for subscriptions.</text:p>
      <text:p text:style-name="P22">As we have seen before demand of a product depends on various factors. Many of them are related to regional dynamics, trends as well as different personas and their preferences and hence are not under the control of business. The only element that has considerable impact on demand for most of the products, is the offer price of a product. Hence the rate at which demand changes is correlated with price to determine right price which will help boost demand.</text:p>
      <text:p text:style-name="P22">Assuming that a product is launched with a clean slate (no historical data), for first few days merchant has to manually set following attributes as a forecast of the product. </text:p>
      <text:list xml:id="list2813093703" text:style-name="WWNum92">
        <text:list-item>
          <text:p text:style-name="P41">Periodicity of Projections: Merchant will determine the periodicity of the predictions as daily/weekly/monthly/quarterly etc. </text:p>
        </text:list-item>
        <text:list-item>
          <text:p text:style-name="P41">Based on the periodicity of this data, appropriate predictions mechanism will compute future forecast values in the same periodicity cycle. For example if merchant has manually set demand projections of a product at monthly periodicity for first four months, say for January, February, March and April then using this demand values the prediction engine will project next two forecast values which will also be monthly, viz. May and June. The software system used for determining projections should provide this flexibility <text:soft-page-break/>to choose projection period for every projection as start and end dates for the projection element (daily /weekly/monthly etc.) </text:p>
        </text:list-item>
        <text:list-item>
          <text:p text:style-name="P41">Purchase price during projection period: Based on visibility of the merchant he can specify if the same purchase price per unit of a product will continue until the end of prediction period or if it will change it, what will be the changed purchase price and after how much projection period it will change.</text:p>
        </text:list-item>
        <text:list-item>
          <text:p text:style-name="P41">MRP during projection period: Similar to purchase price the merchant can predict if the same MRP price will continue until the end of prediction period or will it change, what will be the changed MRP and after how much projection period it will change.</text:p>
        </text:list-item>
        <text:list-item>
          <text:p text:style-name="P41">New subscriptions getting added during projection period: Define number of new subscriptions per forecast: Merchant based on his experience will try to predict how much will be number of new subscriptions for a product in each forecast unit period. </text:p>
        </text:list-item>
        <text:list-item>
          <text:p text:style-name="P41">Churned subscriptions during projection period: Merchant based on his experience will try to predict how much will be number of subscriptions for a product those will be churned in each unit period. Based on the predictions on new subscriptions and churned subscriptions number of total subscriptions can be derived.</text:p>
        </text:list-item>
      </text:list>
      <text:p text:style-name="P16">Example: new subscriptions of first month for product X are 1245, number of churned subscriptions for X for same month are 0, So total subscriptions for X in first month are 1245. Now if number of new subscriptions for X in second month are 1356 and churned subscriptions for the same period are 124 then </text:p>
      <text:p text:style-name="P16">Total subscriptions for X at the end of second month= Total subscriptions at the end of first month + new subscriptions in second month – churned subscriptions in second month. <text:s text:c="2"/></text:p>
      <text:p text:style-name="P16">Total subscriptions for X at the end of second month= 1245+1356-124 = 2477</text:p>
      <text:p text:style-name="P22">When the subscription of this product starts, the actual subscriptions (and churnings) start getting registered for a it. These actual values will be used correct the predictions in a cascading manner. </text:p>
      <text:p text:style-name="P22">Example input projects manually determined by merchant based on experience will look like this</text:p>
      <table:table table:name="Table2" table:style-name="Table2">
        <table:table-column table:style-name="Table2.A"/>
        <table:table-column table:style-name="Table2.B"/>
        <table:table-column table:style-name="Table2.C"/>
        <table:table-column table:style-name="Table2.D"/>
        <table:table-column table:style-name="Table2.C" table:number-columns-repeated="4"/>
        <table:table-column table:style-name="Table2.I"/>
        <table:table-column table:style-name="Table2.C" table:number-columns-repeated="3"/>
        <table:table-column table:style-name="Table2.D"/>
        <table:table-row table:style-name="Table2.1">
          <table:table-cell table:style-name="Table2.A1" office:value-type="string">
            <text:p text:style-name="P14">Parameter</text:p>
          </table:table-cell>
          <table:table-cell table:style-name="Table2.B1" office:value-type="string">
            <text:p text:style-name="P20">Month1</text:p>
          </table:table-cell>
          <table:table-cell table:style-name="Table2.B1" office:value-type="string">
            <text:p text:style-name="P20">Month2</text:p>
          </table:table-cell>
          <table:table-cell table:style-name="Table2.B1" office:value-type="string">
            <text:p text:style-name="P20">Month3</text:p>
          </table:table-cell>
          <table:table-cell table:style-name="Table2.B1" office:value-type="string">
            <text:p text:style-name="P20">Month4</text:p>
          </table:table-cell>
          <table:table-cell table:style-name="Table2.B1" office:value-type="string">
            <text:p text:style-name="P20">Month5</text:p>
          </table:table-cell>
          <table:table-cell table:style-name="Table2.B1" office:value-type="string">
            <text:p text:style-name="P20">Month6</text:p>
          </table:table-cell>
          <table:table-cell table:style-name="Table2.B1" office:value-type="string">
            <text:p text:style-name="P20">Month7 </text:p>
          </table:table-cell>
          <table:table-cell table:style-name="Table2.B1" office:value-type="string">
            <text:p text:style-name="P20">Month8</text:p>
          </table:table-cell>
          <table:table-cell table:style-name="Table2.B1" office:value-type="string">
            <text:p text:style-name="P20">Month9</text:p>
          </table:table-cell>
          <table:table-cell table:style-name="Table2.B1" office:value-type="string">
            <text:p text:style-name="P20">Month10</text:p>
          </table:table-cell>
          <table:table-cell table:style-name="Table2.B1" office:value-type="string">
            <text:p text:style-name="P20">Month11</text:p>
          </table:table-cell>
          <table:table-cell table:style-name="Table2.B1" office:value-type="string">
            <text:p text:style-name="P20">Month12</text:p>
          </table:table-cell>
        </table:table-row>
        <table:table-row table:style-name="Table2.2">
          <table:table-cell table:style-name="Table2.A1" office:value-type="string">
            <text:p text:style-name="P15">Purchase Price</text:p>
          </table:table-cell>
          <table:table-cell table:style-name="Table2.A1" office:value-type="string">
            <text:p text:style-name="P24">45</text:p>
          </table:table-cell>
          <table:table-cell table:style-name="Table2.A1" office:value-type="string">
            <text:p text:style-name="P24">45</text:p>
          </table:table-cell>
          <table:table-cell table:style-name="Table2.A1" office:value-type="string">
            <text:p text:style-name="P24">45</text:p>
          </table:table-cell>
          <table:table-cell table:style-name="Table2.A1" office:value-type="string">
            <text:p text:style-name="P24">48</text:p>
          </table:table-cell>
          <table:table-cell table:style-name="Table2.A1" office:value-type="string">
            <text:p text:style-name="P24">48</text:p>
          </table:table-cell>
          <table:table-cell table:style-name="Table2.A1" office:value-type="string">
            <text:p text:style-name="P24">48</text:p>
          </table:table-cell>
          <table:table-cell table:style-name="Table2.A1" office:value-type="string">
            <text:p text:style-name="P24">48</text:p>
          </table:table-cell>
          <table:table-cell table:style-name="Table2.A1" office:value-type="string">
            <text:p text:style-name="P24">48</text:p>
          </table:table-cell>
          <table:table-cell table:style-name="Table2.A1" office:value-type="string">
            <text:p text:style-name="P24">48</text:p>
          </table:table-cell>
          <table:table-cell table:style-name="Table2.A1" office:value-type="string">
            <text:p text:style-name="P24">48</text:p>
          </table:table-cell>
          <table:table-cell table:style-name="Table2.A1" office:value-type="string">
            <text:p text:style-name="P24">48</text:p>
          </table:table-cell>
          <table:table-cell table:style-name="Table2.A1" office:value-type="string">
            <text:p text:style-name="P24">48</text:p>
          </table:table-cell>
        </table:table-row>
        <table:table-row table:style-name="Table2.3">
          <table:table-cell table:style-name="Table2.A1" office:value-type="string">
            <text:p text:style-name="P15">MRP</text:p>
          </table:table-cell>
          <table:table-cell table:style-name="Table2.A1" office:value-type="string">
            <text:p text:style-name="P24">75</text:p>
          </table:table-cell>
          <table:table-cell table:style-name="Table2.A1" office:value-type="string">
            <text:p text:style-name="P24">75</text:p>
          </table:table-cell>
          <table:table-cell table:style-name="Table2.A1" office:value-type="string">
            <text:p text:style-name="P24">75</text:p>
          </table:table-cell>
          <table:table-cell table:style-name="Table2.A1" office:value-type="string">
            <text:p text:style-name="P24">80</text:p>
          </table:table-cell>
          <table:table-cell table:style-name="Table2.A1" office:value-type="string">
            <text:p text:style-name="P24">80</text:p>
          </table:table-cell>
          <table:table-cell table:style-name="Table2.A1" office:value-type="string">
            <text:p text:style-name="P24">80</text:p>
          </table:table-cell>
          <table:table-cell table:style-name="Table2.A1" office:value-type="string">
            <text:p text:style-name="P24">80</text:p>
          </table:table-cell>
          <table:table-cell table:style-name="Table2.A1" office:value-type="string">
            <text:p text:style-name="P24">80</text:p>
          </table:table-cell>
          <table:table-cell table:style-name="Table2.A1" office:value-type="string">
            <text:p text:style-name="P24">80</text:p>
          </table:table-cell>
          <table:table-cell table:style-name="Table2.A1" office:value-type="string">
            <text:p text:style-name="P24">80</text:p>
          </table:table-cell>
          <table:table-cell table:style-name="Table2.A1" office:value-type="string">
            <text:p text:style-name="P24">80</text:p>
          </table:table-cell>
          <table:table-cell table:style-name="Table2.A1" office:value-type="string">
            <text:p text:style-name="P24">80</text:p>
          </table:table-cell>
        </table:table-row>
        <table:table-row table:style-name="Table2.4">
          <table:table-cell table:style-name="Table2.A1" office:value-type="string">
            <text:p text:style-name="P15">Average Offered price</text:p>
          </table:table-cell>
          <table:table-cell table:style-name="Table2.A1" office:value-type="string">
            <text:p text:style-name="P24">65</text:p>
          </table:table-cell>
          <table:table-cell table:style-name="Table2.A1" office:value-type="string">
            <text:p text:style-name="P24">66</text:p>
          </table:table-cell>
          <table:table-cell table:style-name="Table2.A1" office:value-type="string">
            <text:p text:style-name="P24">66</text:p>
          </table:table-cell>
          <table:table-cell table:style-name="Table2.A1" office:value-type="string">
            <text:p text:style-name="P24">66</text:p>
          </table:table-cell>
          <table:table-cell table:style-name="Table2.A1" office:value-type="string">
            <text:p text:style-name="P24">66</text:p>
          </table:table-cell>
          <table:table-cell table:style-name="Table2.A1" office:value-type="string">
            <text:p text:style-name="P24">66</text:p>
          </table:table-cell>
          <table:table-cell table:style-name="Table2.A1" office:value-type="string">
            <text:p text:style-name="P24">66</text:p>
          </table:table-cell>
          <table:table-cell table:style-name="Table2.A1" office:value-type="string">
            <text:p text:style-name="P24">66</text:p>
          </table:table-cell>
          <table:table-cell table:style-name="Table2.A1" office:value-type="string">
            <text:p text:style-name="P24">66</text:p>
          </table:table-cell>
          <table:table-cell table:style-name="Table2.A1" office:value-type="string">
            <text:p text:style-name="P24">66</text:p>
          </table:table-cell>
          <table:table-cell table:style-name="Table2.A1" office:value-type="string">
            <text:p text:style-name="P24">66</text:p>
          </table:table-cell>
          <table:table-cell table:style-name="Table2.A1" office:value-type="string">
            <text:p text:style-name="P24">66</text:p>
          </table:table-cell>
        </table:table-row>
        <table:table-row table:style-name="Table2.5">
          <table:table-cell table:style-name="Table2.A1" office:value-type="string">
            <text:p text:style-name="P15">New subscriptions</text:p>
          </table:table-cell>
          <table:table-cell table:style-name="Table2.A1" office:value-type="string">
            <text:p text:style-name="P15">3000</text:p>
          </table:table-cell>
          <table:table-cell table:style-name="Table2.A1" office:value-type="string">
            <text:p text:style-name="P15">2300</text:p>
          </table:table-cell>
          <table:table-cell table:style-name="Table2.A1" office:value-type="string">
            <text:p text:style-name="P15">2400</text:p>
          </table:table-cell>
          <table:table-cell table:style-name="Table2.A1" office:value-type="string">
            <text:p text:style-name="P15">2540</text:p>
          </table:table-cell>
          <table:table-cell table:style-name="Table2.A1" office:value-type="string">
            <text:p text:style-name="P15">2600</text:p>
          </table:table-cell>
          <table:table-cell table:style-name="Table2.A1" office:value-type="string">
            <text:p text:style-name="P15">3200</text:p>
          </table:table-cell>
          <table:table-cell table:style-name="Table2.A1" office:value-type="string">
            <text:p text:style-name="P15">2800</text:p>
          </table:table-cell>
          <table:table-cell table:style-name="Table2.A1" office:value-type="string">
            <text:p text:style-name="P15">3500</text:p>
          </table:table-cell>
          <table:table-cell table:style-name="Table2.A1" office:value-type="string">
            <text:p text:style-name="P15">3200</text:p>
          </table:table-cell>
          <table:table-cell table:style-name="Table2.A1" office:value-type="string">
            <text:p text:style-name="P15">3300</text:p>
          </table:table-cell>
          <table:table-cell table:style-name="Table2.A1" office:value-type="string">
            <text:p text:style-name="P15">3100</text:p>
          </table:table-cell>
          <table:table-cell table:style-name="Table2.A1" office:value-type="string">
            <text:p text:style-name="P15">2800</text:p>
          </table:table-cell>
        </table:table-row>
        <table:table-row table:style-name="Table2.6">
          <table:table-cell table:style-name="Table2.A1" office:value-type="string">
            <text:p text:style-name="P15">Churned subscriptions</text:p>
          </table:table-cell>
          <table:table-cell table:style-name="Table2.A1" office:value-type="string">
            <text:p text:style-name="P15">300</text:p>
          </table:table-cell>
          <table:table-cell table:style-name="Table2.A1" office:value-type="string">
            <text:p text:style-name="P15">200</text:p>
          </table:table-cell>
          <table:table-cell table:style-name="Table2.A1" office:value-type="string">
            <text:p text:style-name="P15">120</text:p>
          </table:table-cell>
          <table:table-cell table:style-name="Table2.A1" office:value-type="string">
            <text:p text:style-name="P15">160</text:p>
          </table:table-cell>
          <table:table-cell table:style-name="Table2.A1" office:value-type="string">
            <text:p text:style-name="P15">150</text:p>
          </table:table-cell>
          <table:table-cell table:style-name="Table2.A1" office:value-type="string">
            <text:p text:style-name="P15">210</text:p>
          </table:table-cell>
          <table:table-cell table:style-name="Table2.A1" office:value-type="string">
            <text:p text:style-name="P15">160</text:p>
          </table:table-cell>
          <table:table-cell table:style-name="Table2.A1" office:value-type="string">
            <text:p text:style-name="P15">140</text:p>
          </table:table-cell>
          <table:table-cell table:style-name="Table2.A1" office:value-type="string">
            <text:p text:style-name="P15">120</text:p>
          </table:table-cell>
          <table:table-cell table:style-name="Table2.A1" office:value-type="string">
            <text:p text:style-name="P15">100</text:p>
          </table:table-cell>
          <table:table-cell table:style-name="Table2.A1" office:value-type="string">
            <text:p text:style-name="P15">130</text:p>
          </table:table-cell>
          <table:table-cell table:style-name="Table2.A1" office:value-type="string">
            <text:p text:style-name="P15">170</text:p>
          </table:table-cell>
        </table:table-row>
        <text:soft-page-break/>
        <table:table-row table:style-name="Table2.7">
          <table:table-cell table:style-name="Table2.A1" office:value-type="string">
            <text:p text:style-name="P15">Merchant’s expected profit (%)</text:p>
          </table:table-cell>
          <table:table-cell table:style-name="Table2.A1" office:value-type="string">
            <text:p text:style-name="P15">10</text:p>
          </table:table-cell>
          <table:table-cell table:style-name="Table2.A1" office:value-type="string">
            <text:p text:style-name="P15">10</text:p>
          </table:table-cell>
          <table:table-cell table:style-name="Table2.A1" office:value-type="string">
            <text:p text:style-name="P15">10</text:p>
          </table:table-cell>
          <table:table-cell table:style-name="Table2.A1" office:value-type="string">
            <text:p text:style-name="P15">10</text:p>
          </table:table-cell>
          <table:table-cell table:style-name="Table2.A1" office:value-type="string">
            <text:p text:style-name="P15">12</text:p>
          </table:table-cell>
          <table:table-cell table:style-name="Table2.A1" office:value-type="string">
            <text:p text:style-name="P15">12</text:p>
          </table:table-cell>
          <table:table-cell table:style-name="Table2.A1" office:value-type="string">
            <text:p text:style-name="P15">12</text:p>
          </table:table-cell>
          <table:table-cell table:style-name="Table2.A1" office:value-type="string">
            <text:p text:style-name="P15">14</text:p>
          </table:table-cell>
          <table:table-cell table:style-name="Table2.A1" office:value-type="string">
            <text:p text:style-name="P15">14</text:p>
          </table:table-cell>
          <table:table-cell table:style-name="Table2.A1" office:value-type="string">
            <text:p text:style-name="P15">15</text:p>
          </table:table-cell>
          <table:table-cell table:style-name="Table2.A1" office:value-type="string">
            <text:p text:style-name="P15">15</text:p>
          </table:table-cell>
          <table:table-cell table:style-name="Table2.A1" office:value-type="string">
            <text:p text:style-name="P15">15</text:p>
          </table:table-cell>
        </table:table-row>
      </table:table>
      <text:p text:style-name="P22"/>
      <text:p text:style-name="P22">Merchant will set these projection values for each inputs for first few weeks/months. When the actual business starts for the project its actual performance (actual changes in purchase price/MRP, actual increase in new subscriptions/churned subscriptions) should keep on getting registered daily and it will start correcting the projection figures for respective periods manually entered by the merchant. Manual projections will no more be required once appropriate volume of real performance data for a product is gethered.</text:p>
      <text:p text:style-name="P22"><draw:frame draw:style-name="fr2" draw:name="1" text:anchor-type="as-char" svg:width="15.921cm" svg:height="7.832cm" draw:z-index="0"><draw:object xlink:href="./Object 1" xlink:type="simple" xlink:show="embed" xlink:actuate="onLoad"/><draw:image xlink:href="./ObjectReplacements/Object 1" xlink:type="simple" xlink:show="embed" xlink:actuate="onLoad"/><svg:desc>chart</svg:desc></draw:frame></text:p>
      <text:p text:style-name="P22"/>
      <text:p text:style-name="P22">The above graph represent a sample representation of two months forecasts for daily total subscriptions and daily churned subscriptions of a product. </text:p>
      <text:p text:style-name="P22">Example: <text:s/>For a product having 30 Rs. as purchase price, 3 Rs. as operating expenses per product per unit and 55 Rs. as MRP, a merchant has decided to launch a product ‘X’ with opening offer price 52 Rs. and predicated that its subscription for first month will be 750 based on his expert judgement. </text:p>
      <text:p text:style-name="P22">But soon he realizes that 750 subscriptions have been crossed in first 15 days. So he/she “corrected” prediction for subscription count for current month to 1200. Also he decided to change the offer price, so as to further boost the subscriptions rate and offered a new offer price of 51 Rs.. Also he predicated subscription of next month as 2200 units. </text:p>
      <text:p text:style-name="P22">He witnessed that 2200 subscriptions are covered in first 5 weeks. So he /she again corrected subscription prediction for current month to 2400 (from earlier 2200), changed the price to 50 Rs, and predicted subscription count of 3200 for the third month.</text:p>
      <text:p text:style-name="P22">Thus initially he made few predictions manually as well as made manual offer pricing decisions. Based on the actual response to the sale, he/she keeps on repeatedly correcting <text:soft-page-break/>forecasts as well as trying to offer products at more lucrative prices in order to attract more demand.</text:p>
      <text:p text:style-name="P22">After having sufficient actual subscription counts and offer price records in “actuals” repository, the same can be picked by appropriate forecasting algorithm for automated forecasts for the future period.</text:p>
      <text:p text:style-name="P22"/>
      <text:h text:style-name="P9" text:outline-level="4">Periodic Automated predictions and predictions correction.</text:h>
      <text:p text:style-name="P22">As we have seen above merchant will set manual forecast for each product and keeps on correcting them manually based on the actual performance for first few days/weeks(depending upon unit of forecast period selected) and then can switch on to the automated forecast.</text:p>
      <text:p text:style-name="P22">Do automated predictions for a product expected to run at defined periodicity/ schedule (let’s say every day/week at a specific time)? The answer lies in another question; Does performance of a product does not deviate from its predictions every day? <text:s/>Probably not. As predictions are based on actual historical performance data of the product they indicate demand trend by which the product is expected to perform. So in ideal case the actual performance may exactly go on the lines of predicted performance. Then when will it deviate? When should the correction of predictions be triggered?</text:p>
      <text:p text:style-name="P22">There is a relationship between pricing and forecasting here. We know that demand of a product drives its price. So if merchant has determined some offer price of a product (at which it will be sold) and makes an upward prediction of its demand, as long as this prediction is being followed by the real demand the offer price is justified. But on the other hand offering lucrative price may increase demand of the product, so its demand has started deviating from its predictions. Eventually the deviation is so big that earlier predictions appear no more correct, and hence need correction. So the latest actual demand is used to do predictions again, and newer predictions will override the earlier ones. But at the same time merchant may wish to increase the discount and make price little more lucrative. It will eventually prove the latest predictions wrong and will need correction and so on. So this cycle continues: - pricing breaks predictions and predictions will correct price. Little difficult to understand? Let’s see it step wise</text:p>
      <text:list xml:id="list1995180246" text:style-name="WWNum20">
        <text:list-item>
          <text:p text:style-name="P42">A product forecast job once run, defines forecast for some future period (few weeks or months). </text:p>
        </text:list-item>
        <text:list-item>
          <text:p text:style-name="P42">Every day a product keeps gaining new subscriptions as well as keeps churning few existing subscriptions. These are tracked as actual demand of the product. <text:s/></text:p>
        </text:list-item>
        <text:list-item>
          <text:p text:style-name="P42">On every run of forecast job this actual demand (and churn) of a product gets compared with its predicted value for that day. </text:p>
        </text:list-item>
        <text:list-item>
          <text:p text:style-name="P42">When actual demand of a product starts deviating from its forecasted value by more than some set threshold for that product, it means that the product’s actual performance is considerably different than its prediction. </text:p>
        </text:list-item>
        <text:list-item>
          <text:p text:style-name="P42">It means that current offer price, which was set for a predicted demand (according to earlier demand trend) is not appropriate for its actual current demand, and hence the pricing mechanism gets triggered to reset the price to a new value. </text:p>
        </text:list-item>
        <text:list-item>
          <text:p text:style-name="P42"><text:soft-page-break/>It also means that current predictions are no more valid and hence it needs to be recalibrated according to the new actual demand trend. So day on which the difference between forecast and actual demand of a product exceeds its threshold, the pricing mechanism sets the next forecast date for that product as current date. </text:p>
        </text:list-item>
        <text:list-item>
          <text:p text:style-name="P42">The new predictions override the earlier ones (mark earlier values as ‘expired’).</text:p>
        </text:list-item>
      </text:list>
      <text:p text:style-name="P22">Thus the job to make predictions for all products gets triggered every day but it will only triggers predictions determination for those products for which the next forecast date is set( by their pricing events) <text:s/>as the current execution day.</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h text:style-name="P11" text:outline-level="6">Day</text:h>
          </table:table-cell>
          <table:table-cell table:style-name="Table3.B1" office:value-type="string">
            <text:h text:style-name="P11" text:outline-level="6">Prediction- </text:h>
            <text:h text:style-name="P11" text:outline-level="6">Total subscriptions</text:h>
          </table:table-cell>
          <table:table-cell table:style-name="Table3.B1" office:value-type="string">
            <text:h text:style-name="P11" text:outline-level="6">Corrected prediction1 – </text:h>
            <text:h text:style-name="P11" text:outline-level="6">Total subscriptions</text:h>
          </table:table-cell>
          <table:table-cell table:style-name="Table3.B1" office:value-type="string">
            <text:h text:style-name="P11" text:outline-level="6">Corrected prediction2- </text:h>
            <text:h text:style-name="P11" text:outline-level="6">Total subscriptions</text:h>
          </table:table-cell>
          <table:table-cell table:style-name="Table3.B1" office:value-type="string">
            <text:h text:style-name="P11" text:outline-level="6">Actual total subscriptions</text:h>
          </table:table-cell>
          <table:table-cell table:style-name="Table3.B1" office:value-type="string">
            <text:h text:style-name="P11" text:outline-level="6">% difference between latest predictions and actuals</text:h>
          </table:table-cell>
        </table:table-row>
        <table:table-row table:style-name="Table3.2">
          <table:table-cell table:style-name="Table3.A2" office:value-type="string">
            <text:p text:style-name="P25">1</text:p>
          </table:table-cell>
          <table:table-cell table:style-name="Table3.B2" office:value-type="string">
            <text:p text:style-name="P25">53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521</text:p>
          </table:table-cell>
          <table:table-cell table:style-name="Table3.B2" office:value-type="string">
            <text:p text:style-name="P25">1.698113208</text:p>
          </table:table-cell>
        </table:table-row>
        <table:table-row table:style-name="Table3.2">
          <table:table-cell table:style-name="Table3.A2" office:value-type="string">
            <text:p text:style-name="P25">2</text:p>
          </table:table-cell>
          <table:table-cell table:style-name="Table3.B2" office:value-type="string">
            <text:p text:style-name="P25">75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680</text:p>
          </table:table-cell>
          <table:table-cell table:style-name="Table3.B2" office:value-type="string">
            <text:p text:style-name="P25">9.333333333</text:p>
          </table:table-cell>
        </table:table-row>
        <table:table-row table:style-name="Table3.2">
          <table:table-cell table:style-name="Table3.A2" office:value-type="string">
            <text:p text:style-name="P25">3</text:p>
          </table:table-cell>
          <table:table-cell table:style-name="Table3.B2" office:value-type="string">
            <text:p text:style-name="P25">97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880</text:p>
          </table:table-cell>
          <table:table-cell table:style-name="Table3.B2" office:value-type="string">
            <text:p text:style-name="P25">9.278350515</text:p>
          </table:table-cell>
        </table:table-row>
        <table:table-row table:style-name="Table3.2">
          <table:table-cell table:style-name="Table3.A2" office:value-type="string">
            <text:p text:style-name="P25">4</text:p>
          </table:table-cell>
          <table:table-cell table:style-name="Table3.B2" office:value-type="string">
            <text:p text:style-name="P25">125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1080</text:p>
          </table:table-cell>
          <table:table-cell table:style-name="Table3.B2" office:value-type="string">
            <text:p text:style-name="P25">13.6</text:p>
          </table:table-cell>
        </table:table-row>
        <table:table-row table:style-name="Table3.2">
          <table:table-cell table:style-name="Table3.A2" office:value-type="string">
            <text:p text:style-name="P25">5</text:p>
          </table:table-cell>
          <table:table-cell table:style-name="Table3.B2" office:value-type="string">
            <text:p text:style-name="P25">158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1379</text:p>
          </table:table-cell>
          <table:table-cell table:style-name="Table3.B2" office:value-type="string">
            <text:p text:style-name="P25">12.72151899</text:p>
          </table:table-cell>
        </table:table-row>
        <table:table-row table:style-name="Table3.2">
          <table:table-cell table:style-name="Table3.A2" office:value-type="string">
            <text:p text:style-name="P25">6</text:p>
          </table:table-cell>
          <table:table-cell table:style-name="Table3.B2" office:value-type="string">
            <text:p text:style-name="P25">172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1480</text:p>
          </table:table-cell>
          <table:table-cell table:style-name="Table3.B2" office:value-type="string">
            <text:p text:style-name="P25">13.95348837</text:p>
          </table:table-cell>
        </table:table-row>
        <table:table-row table:style-name="Table3.2">
          <table:table-cell table:style-name="Table3.A2" office:value-type="string">
            <text:p text:style-name="P25">7</text:p>
          </table:table-cell>
          <table:table-cell table:style-name="Table3.B2" office:value-type="string">
            <text:p text:style-name="P25">210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1899</text:p>
          </table:table-cell>
          <table:table-cell table:style-name="Table3.B2" office:value-type="string">
            <text:p text:style-name="P25">9.571428571</text:p>
          </table:table-cell>
        </table:table-row>
        <table:table-row table:style-name="Table3.2">
          <table:table-cell table:style-name="Table3.A2" office:value-type="string">
            <text:p text:style-name="P25">8</text:p>
          </table:table-cell>
          <table:table-cell table:style-name="Table3.B2" office:value-type="string">
            <text:p text:style-name="P25">225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1956</text:p>
          </table:table-cell>
          <table:table-cell table:style-name="Table3.B2" office:value-type="string">
            <text:p text:style-name="P25">13.06666667</text:p>
          </table:table-cell>
        </table:table-row>
        <table:table-row table:style-name="Table3.2">
          <table:table-cell table:style-name="Table3.A2" office:value-type="string">
            <text:p text:style-name="P25">9</text:p>
          </table:table-cell>
          <table:table-cell table:style-name="Table3.B2" office:value-type="string">
            <text:p text:style-name="P25">246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2356</text:p>
          </table:table-cell>
          <table:table-cell table:style-name="Table3.B2" office:value-type="string">
            <text:p text:style-name="P25">4.227642276</text:p>
          </table:table-cell>
        </table:table-row>
        <table:table-row table:style-name="Table3.2">
          <table:table-cell table:style-name="Table3.A2" office:value-type="string">
            <text:p text:style-name="P25">10</text:p>
          </table:table-cell>
          <table:table-cell table:style-name="Table3.B2" office:value-type="string">
            <text:p text:style-name="P25">289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2678</text:p>
          </table:table-cell>
          <table:table-cell table:style-name="Table3.B2" office:value-type="string">
            <text:p text:style-name="P25">7.335640138</text:p>
          </table:table-cell>
        </table:table-row>
        <table:table-row table:style-name="Table3.2">
          <table:table-cell table:style-name="Table3.A2" office:value-type="string">
            <text:p text:style-name="P25">11</text:p>
          </table:table-cell>
          <table:table-cell table:style-name="Table3.B2" office:value-type="string">
            <text:p text:style-name="P25">300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3145</text:p>
          </table:table-cell>
          <table:table-cell table:style-name="Table3.B2" office:value-type="string">
            <text:p text:style-name="P25">-4.833333333</text:p>
          </table:table-cell>
        </table:table-row>
        <table:table-row table:style-name="Table3.2">
          <table:table-cell table:style-name="Table3.A2" office:value-type="string">
            <text:p text:style-name="P25">12</text:p>
          </table:table-cell>
          <table:table-cell table:style-name="Table3.B2" office:value-type="string">
            <text:p text:style-name="P25">3120</text:p>
          </table:table-cell>
          <table:table-cell table:style-name="Table3.B2" office:value-type="string">
            <text:p text:style-name="P25"/>
          </table:table-cell>
          <table:table-cell table:style-name="Table3.B2" office:value-type="string">
            <text:p text:style-name="P25"/>
          </table:table-cell>
          <table:table-cell table:style-name="Table3.B2" office:value-type="string">
            <text:p text:style-name="P25">3657</text:p>
          </table:table-cell>
          <table:table-cell table:style-name="Table3.B2" office:value-type="string">
            <text:p text:style-name="P25">-17.21153846</text:p>
          </table:table-cell>
        </table:table-row>
        <table:table-row table:style-name="Table3.2">
          <table:table-cell table:style-name="Table3.A2" office:value-type="string">
            <text:p text:style-name="P25">13</text:p>
          </table:table-cell>
          <table:table-cell table:style-name="Table3.B2" office:value-type="string">
            <text:p text:style-name="P25">3478</text:p>
          </table:table-cell>
          <table:table-cell table:style-name="Table3.C14" office:value-type="string">
            <text:p text:style-name="P25"/>
          </table:table-cell>
          <table:table-cell table:style-name="Table3.C14" office:value-type="string">
            <text:p text:style-name="P25"/>
          </table:table-cell>
          <table:table-cell table:style-name="Table3.C14" office:value-type="string">
            <text:p text:style-name="P25">4217</text:p>
          </table:table-cell>
          <table:table-cell table:style-name="Table3.B2" office:value-type="string">
            <text:p text:style-name="P25">-21.24784359</text:p>
          </table:table-cell>
        </table:table-row>
        <table:table-row table:style-name="Table3.2">
          <table:table-cell table:style-name="Table3.A2" office:value-type="string">
            <text:p text:style-name="P25">14</text:p>
          </table:table-cell>
          <table:table-cell table:style-name="Table3.B2" office:value-type="string">
            <text:p text:style-name="P26">3750</text:p>
          </table:table-cell>
          <table:table-cell table:style-name="Table3.B2" office:value-type="string">
            <text:p text:style-name="P25">4446</text:p>
          </table:table-cell>
          <table:table-cell table:style-name="Table3.B2" office:value-type="string">
            <text:p text:style-name="P25"/>
          </table:table-cell>
          <table:table-cell table:style-name="Table3.B2" office:value-type="string">
            <text:p text:style-name="P25">4675</text:p>
          </table:table-cell>
          <table:table-cell table:style-name="Table3.B2" office:value-type="string">
            <text:p text:style-name="P25">-5.150697256</text:p>
          </table:table-cell>
        </table:table-row>
        <table:table-row table:style-name="Table3.2">
          <table:table-cell table:style-name="Table3.A2" office:value-type="string">
            <text:p text:style-name="P25">15</text:p>
          </table:table-cell>
          <table:table-cell table:style-name="Table3.B2" office:value-type="string">
            <text:p text:style-name="P26">3930</text:p>
          </table:table-cell>
          <table:table-cell table:style-name="Table3.B2" office:value-type="string">
            <text:p text:style-name="P25">4678</text:p>
          </table:table-cell>
          <table:table-cell table:style-name="Table3.B2" office:value-type="string">
            <text:p text:style-name="P25"/>
          </table:table-cell>
          <table:table-cell table:style-name="Table3.B2" office:value-type="string">
            <text:p text:style-name="P25">4698</text:p>
          </table:table-cell>
          <table:table-cell table:style-name="Table3.B2" office:value-type="string">
            <text:p text:style-name="P25">-0.427533134</text:p>
          </table:table-cell>
        </table:table-row>
        <table:table-row table:style-name="Table3.2">
          <table:table-cell table:style-name="Table3.A2" office:value-type="string">
            <text:p text:style-name="P25">16</text:p>
          </table:table-cell>
          <table:table-cell table:style-name="Table3.B2" office:value-type="string">
            <text:p text:style-name="P26">4357</text:p>
          </table:table-cell>
          <table:table-cell table:style-name="Table3.B2" office:value-type="string">
            <text:p text:style-name="P25">4789</text:p>
          </table:table-cell>
          <table:table-cell table:style-name="Table3.B2" office:value-type="string">
            <text:p text:style-name="P25"/>
          </table:table-cell>
          <table:table-cell table:style-name="Table3.B2" office:value-type="string">
            <text:p text:style-name="P25">4765</text:p>
          </table:table-cell>
          <table:table-cell table:style-name="Table3.B2" office:value-type="string">
            <text:p text:style-name="P25">0.501148465</text:p>
          </table:table-cell>
        </table:table-row>
        <table:table-row table:style-name="Table3.2">
          <table:table-cell table:style-name="Table3.A2" office:value-type="string">
            <text:p text:style-name="P25">17</text:p>
          </table:table-cell>
          <table:table-cell table:style-name="Table3.B2" office:value-type="string">
            <text:p text:style-name="P26">4400</text:p>
          </table:table-cell>
          <table:table-cell table:style-name="Table3.B2" office:value-type="string">
            <text:p text:style-name="P25">4965</text:p>
          </table:table-cell>
          <table:table-cell table:style-name="Table3.B2" office:value-type="string">
            <text:p text:style-name="P25"/>
          </table:table-cell>
          <table:table-cell table:style-name="Table3.B2" office:value-type="string">
            <text:p text:style-name="P25">5217</text:p>
          </table:table-cell>
          <table:table-cell table:style-name="Table3.B2" office:value-type="string">
            <text:p text:style-name="P25">-5.075528701</text:p>
          </table:table-cell>
        </table:table-row>
        <table:table-row table:style-name="Table3.2">
          <table:table-cell table:style-name="Table3.A2" office:value-type="string">
            <text:p text:style-name="P25">18</text:p>
          </table:table-cell>
          <table:table-cell table:style-name="Table3.B2" office:value-type="string">
            <text:p text:style-name="P26">4690</text:p>
          </table:table-cell>
          <table:table-cell table:style-name="Table3.B2" office:value-type="string">
            <text:p text:style-name="P25">5100</text:p>
          </table:table-cell>
          <table:table-cell table:style-name="Table3.B2" office:value-type="string">
            <text:p text:style-name="P25"/>
          </table:table-cell>
          <table:table-cell table:style-name="Table3.B2" office:value-type="string">
            <text:p text:style-name="P25">5469</text:p>
          </table:table-cell>
          <table:table-cell table:style-name="Table3.B2" office:value-type="string">
            <text:p text:style-name="P25">-7.235294118</text:p>
          </table:table-cell>
        </table:table-row>
        <table:table-row table:style-name="Table3.2">
          <table:table-cell table:style-name="Table3.A2" office:value-type="string">
            <text:p text:style-name="P25">19</text:p>
          </table:table-cell>
          <table:table-cell table:style-name="Table3.B2" office:value-type="string">
            <text:p text:style-name="P26">5360</text:p>
          </table:table-cell>
          <table:table-cell table:style-name="Table3.B2" office:value-type="string">
            <text:p text:style-name="P25">5360</text:p>
          </table:table-cell>
          <table:table-cell table:style-name="Table3.B2" office:value-type="string">
            <text:p text:style-name="P25"/>
          </table:table-cell>
          <table:table-cell table:style-name="Table3.B2" office:value-type="string">
            <text:p text:style-name="P25">5683</text:p>
          </table:table-cell>
          <table:table-cell table:style-name="Table3.B2" office:value-type="string">
            <text:p text:style-name="P25">-6.026119403</text:p>
          </table:table-cell>
        </table:table-row>
        <table:table-row table:style-name="Table3.2">
          <table:table-cell table:style-name="Table3.A2" office:value-type="string">
            <text:p text:style-name="P25">20</text:p>
          </table:table-cell>
          <table:table-cell table:style-name="Table3.B2" office:value-type="string">
            <text:p text:style-name="P26">5470</text:p>
          </table:table-cell>
          <table:table-cell table:style-name="Table3.B2" office:value-type="string">
            <text:p text:style-name="P25">5570</text:p>
          </table:table-cell>
          <table:table-cell table:style-name="Table3.B2" office:value-type="string">
            <text:p text:style-name="P25"/>
          </table:table-cell>
          <table:table-cell table:style-name="Table3.B2" office:value-type="string">
            <text:p text:style-name="P25">5890</text:p>
          </table:table-cell>
          <table:table-cell table:style-name="Table3.B2" office:value-type="string">
            <text:p text:style-name="P25">-5.745062837</text:p>
          </table:table-cell>
        </table:table-row>
        <table:table-row table:style-name="Table3.2">
          <table:table-cell table:style-name="Table3.A2" office:value-type="string">
            <text:p text:style-name="P25">21</text:p>
          </table:table-cell>
          <table:table-cell table:style-name="Table3.B2" office:value-type="string">
            <text:p text:style-name="P26">5890</text:p>
          </table:table-cell>
          <table:table-cell table:style-name="Table3.B2" office:value-type="string">
            <text:p text:style-name="P25">5890</text:p>
          </table:table-cell>
          <table:table-cell table:style-name="Table3.B2" office:value-type="string">
            <text:p text:style-name="P25"/>
          </table:table-cell>
          <table:table-cell table:style-name="Table3.B2" office:value-type="string">
            <text:p text:style-name="P25">6234</text:p>
          </table:table-cell>
          <table:table-cell table:style-name="Table3.B2" office:value-type="string">
            <text:p text:style-name="P25">-5.84040747</text:p>
          </table:table-cell>
        </table:table-row>
        <table:table-row table:style-name="Table3.2">
          <table:table-cell table:style-name="Table3.A2" office:value-type="string">
            <text:p text:style-name="P25">22</text:p>
          </table:table-cell>
          <table:table-cell table:style-name="Table3.B2" office:value-type="string">
            <text:p text:style-name="P26">5930</text:p>
          </table:table-cell>
          <table:table-cell table:style-name="Table3.B2" office:value-type="string">
            <text:p text:style-name="P25">5966</text:p>
          </table:table-cell>
          <table:table-cell table:style-name="Table3.B2" office:value-type="string">
            <text:p text:style-name="P25"/>
          </table:table-cell>
          <table:table-cell table:style-name="Table3.B2" office:value-type="string">
            <text:p text:style-name="P25">6643</text:p>
          </table:table-cell>
          <table:table-cell table:style-name="Table3.B2" office:value-type="string">
            <text:p text:style-name="P25">-11.34763661</text:p>
          </table:table-cell>
        </table:table-row>
        <table:table-row table:style-name="Table3.2">
          <table:table-cell table:style-name="Table3.A2" office:value-type="string">
            <text:p text:style-name="P25">23</text:p>
          </table:table-cell>
          <table:table-cell table:style-name="Table3.B2" office:value-type="string">
            <text:p text:style-name="P26">6170</text:p>
          </table:table-cell>
          <table:table-cell table:style-name="Table3.B2" office:value-type="string">
            <text:p text:style-name="P25">6270</text:p>
          </table:table-cell>
          <table:table-cell table:style-name="Table3.B2" office:value-type="string">
            <text:p text:style-name="P25"/>
          </table:table-cell>
          <table:table-cell table:style-name="Table3.B2" office:value-type="string">
            <text:p text:style-name="P25">6899</text:p>
          </table:table-cell>
          <table:table-cell table:style-name="Table3.B2" office:value-type="string">
            <text:p text:style-name="P25">-10.03189793</text:p>
          </table:table-cell>
        </table:table-row>
        <table:table-row table:style-name="Table3.2">
          <table:table-cell table:style-name="Table3.A2" office:value-type="string">
            <text:p text:style-name="P25">24</text:p>
          </table:table-cell>
          <table:table-cell table:style-name="Table3.B2" office:value-type="string">
            <text:p text:style-name="P26">6250</text:p>
          </table:table-cell>
          <table:table-cell table:style-name="Table3.B2" office:value-type="string">
            <text:p text:style-name="P25">6532</text:p>
          </table:table-cell>
          <table:table-cell table:style-name="Table3.B2" office:value-type="string">
            <text:p text:style-name="P25"/>
          </table:table-cell>
          <table:table-cell table:style-name="Table3.B2" office:value-type="string">
            <text:p text:style-name="P25">7235</text:p>
          </table:table-cell>
          <table:table-cell table:style-name="Table3.B2" office:value-type="string">
            <text:p text:style-name="P25">-10.76240049</text:p>
          </table:table-cell>
        </table:table-row>
        <table:table-row table:style-name="Table3.2">
          <table:table-cell table:style-name="Table3.A2" office:value-type="string">
            <text:p text:style-name="P25">25</text:p>
          </table:table-cell>
          <table:table-cell table:style-name="Table3.B2" office:value-type="string">
            <text:p text:style-name="P26">6570</text:p>
          </table:table-cell>
          <table:table-cell table:style-name="Table3.B2" office:value-type="string">
            <text:p text:style-name="P25">6790</text:p>
          </table:table-cell>
          <table:table-cell table:style-name="Table3.B2" office:value-type="string">
            <text:p text:style-name="P25"/>
          </table:table-cell>
          <table:table-cell table:style-name="Table3.B2" office:value-type="string">
            <text:p text:style-name="P25">7488</text:p>
          </table:table-cell>
          <table:table-cell table:style-name="Table3.B2" office:value-type="string">
            <text:p text:style-name="P25">-10.27982327</text:p>
          </table:table-cell>
        </table:table-row>
        <table:table-row table:style-name="Table3.2">
          <table:table-cell table:style-name="Table3.A2" office:value-type="string">
            <text:p text:style-name="P25">26</text:p>
          </table:table-cell>
          <table:table-cell table:style-name="Table3.B2" office:value-type="string">
            <text:p text:style-name="P26">6780</text:p>
          </table:table-cell>
          <table:table-cell table:style-name="Table3.B2" office:value-type="string">
            <text:p text:style-name="P25">6998</text:p>
          </table:table-cell>
          <table:table-cell table:style-name="Table3.B2" office:value-type="string">
            <text:p text:style-name="P25"/>
          </table:table-cell>
          <table:table-cell table:style-name="Table3.B2" office:value-type="string">
            <text:p text:style-name="P25">7755</text:p>
          </table:table-cell>
          <table:table-cell table:style-name="Table3.B2" office:value-type="string">
            <text:p text:style-name="P25">-10.81737639</text:p>
          </table:table-cell>
        </table:table-row>
        <table:table-row table:style-name="Table3.2">
          <table:table-cell table:style-name="Table3.A2" office:value-type="string">
            <text:p text:style-name="P25">27</text:p>
          </table:table-cell>
          <table:table-cell table:style-name="Table3.B2" office:value-type="string">
            <text:p text:style-name="P26">7120</text:p>
          </table:table-cell>
          <table:table-cell table:style-name="Table3.B2" office:value-type="string">
            <text:p text:style-name="P25">7256</text:p>
          </table:table-cell>
          <table:table-cell table:style-name="Table3.B2" office:value-type="string">
            <text:p text:style-name="P25"/>
          </table:table-cell>
          <table:table-cell table:style-name="Table3.B2" office:value-type="string">
            <text:p text:style-name="P25">7994</text:p>
          </table:table-cell>
          <table:table-cell table:style-name="Table3.B2" office:value-type="string">
            <text:p text:style-name="P25">-10.17089305</text:p>
          </table:table-cell>
        </table:table-row>
        <table:table-row table:style-name="Table3.2">
          <table:table-cell table:style-name="Table3.A2" office:value-type="string">
            <text:p text:style-name="P25">28</text:p>
          </table:table-cell>
          <table:table-cell table:style-name="Table3.B2" office:value-type="string">
            <text:p text:style-name="P26">7250</text:p>
          </table:table-cell>
          <table:table-cell table:style-name="Table3.B2" office:value-type="string">
            <text:p text:style-name="P25">7250</text:p>
          </table:table-cell>
          <table:table-cell table:style-name="Table3.B2" office:value-type="string">
            <text:p text:style-name="P25"/>
          </table:table-cell>
          <table:table-cell table:style-name="Table3.B2" office:value-type="string">
            <text:p text:style-name="P25">8345</text:p>
          </table:table-cell>
          <table:table-cell table:style-name="Table3.B2" office:value-type="string">
            <text:p text:style-name="P25">-15.10344828</text:p>
          </table:table-cell>
        </table:table-row>
        <table:table-row table:style-name="Table3.2">
          <table:table-cell table:style-name="Table3.A2" office:value-type="string">
            <text:p text:style-name="P25">29</text:p>
          </table:table-cell>
          <table:table-cell table:style-name="Table3.B2" office:value-type="string">
            <text:p text:style-name="P26">7540</text:p>
          </table:table-cell>
          <table:table-cell table:style-name="Table3.B2" office:value-type="string">
            <text:p text:style-name="P25">7540</text:p>
          </table:table-cell>
          <table:table-cell table:style-name="Table3.B2" office:value-type="string">
            <text:p text:style-name="P25"/>
          </table:table-cell>
          <table:table-cell table:style-name="Table3.B2" office:value-type="string">
            <text:p text:style-name="P25">8890</text:p>
          </table:table-cell>
          <table:table-cell table:style-name="Table3.B2" office:value-type="string">
            <text:p text:style-name="P25">-17.90450928</text:p>
          </table:table-cell>
        </table:table-row>
        <table:table-row table:style-name="Table3.2">
          <table:table-cell table:style-name="Table3.A2" office:value-type="string">
            <text:p text:style-name="P25">30</text:p>
          </table:table-cell>
          <table:table-cell table:style-name="Table3.B2" office:value-type="string">
            <text:p text:style-name="P26">7750</text:p>
          </table:table-cell>
          <table:table-cell table:style-name="Table3.C14" office:value-type="string">
            <text:p text:style-name="P25">7750</text:p>
          </table:table-cell>
          <table:table-cell table:style-name="Table3.C14" office:value-type="string">
            <text:p text:style-name="P25"/>
          </table:table-cell>
          <table:table-cell table:style-name="Table3.C14" office:value-type="string">
            <text:p text:style-name="P25">9426</text:p>
          </table:table-cell>
          <table:table-cell table:style-name="Table3.B2" office:value-type="string">
            <text:p text:style-name="P25">-21.62580645</text:p>
          </table:table-cell>
        </table:table-row>
        <table:table-row table:style-name="Table3.2">
          <table:table-cell table:style-name="Table3.A2" office:value-type="string">
            <text:p text:style-name="P25">31</text:p>
          </table:table-cell>
          <table:table-cell table:style-name="Table3.B2" office:value-type="string">
            <text:p text:style-name="P26">8000</text:p>
          </table:table-cell>
          <table:table-cell table:style-name="Table3.B2" office:value-type="string">
            <text:p text:style-name="P26">8325</text:p>
          </table:table-cell>
          <table:table-cell table:style-name="Table3.B2" office:value-type="string">
            <text:p text:style-name="P25">10232</text:p>
          </table:table-cell>
          <table:table-cell table:style-name="Table3.B2" office:value-type="string">
            <text:p text:style-name="P25">10245</text:p>
          </table:table-cell>
          <table:table-cell table:style-name="Table3.B2" office:value-type="string">
            <text:p text:style-name="P25">-0.127052385</text:p>
          </table:table-cell>
        </table:table-row>
        <table:table-row table:style-name="Table3.2">
          <table:table-cell table:style-name="Table3.A2" office:value-type="string">
            <text:p text:style-name="P25">32</text:p>
          </table:table-cell>
          <table:table-cell table:style-name="Table3.B2" office:value-type="string">
            <text:p text:style-name="P26">8130</text:p>
          </table:table-cell>
          <table:table-cell table:style-name="Table3.B2" office:value-type="string">
            <text:p text:style-name="P26">8890</text:p>
          </table:table-cell>
          <table:table-cell table:style-name="Table3.B2" office:value-type="string">
            <text:p text:style-name="P25">11342</text:p>
          </table:table-cell>
          <table:table-cell table:style-name="Table3.B2" office:value-type="string">
            <text:p text:style-name="P25">11678</text:p>
          </table:table-cell>
          <table:table-cell table:style-name="Table3.B2" office:value-type="string">
            <text:p text:style-name="P25">-2.962440487</text:p>
          </table:table-cell>
        </table:table-row>
        <table:table-row table:style-name="Table3.2">
          <table:table-cell table:style-name="Table3.A2" office:value-type="string">
            <text:p text:style-name="P25">33</text:p>
          </table:table-cell>
          <table:table-cell table:style-name="Table3.B2" office:value-type="string">
            <text:p text:style-name="P26">8680</text:p>
          </table:table-cell>
          <table:table-cell table:style-name="Table3.B2" office:value-type="string">
            <text:p text:style-name="P26">9234</text:p>
          </table:table-cell>
          <table:table-cell table:style-name="Table3.B2" office:value-type="string">
            <text:p text:style-name="P25">11897</text:p>
          </table:table-cell>
          <table:table-cell table:style-name="Table3.B2" office:value-type="string">
            <text:p text:style-name="P25">12457</text:p>
          </table:table-cell>
          <table:table-cell table:style-name="Table3.B2" office:value-type="string">
            <text:p text:style-name="P25">-4.707069009</text:p>
          </table:table-cell>
        </table:table-row>
        <table:table-row table:style-name="Table3.2">
          <table:table-cell table:style-name="Table3.A2" office:value-type="string">
            <text:p text:style-name="P25">34</text:p>
          </table:table-cell>
          <table:table-cell table:style-name="Table3.B2" office:value-type="string">
            <text:p text:style-name="P26">8780</text:p>
          </table:table-cell>
          <table:table-cell table:style-name="Table3.B2" office:value-type="string">
            <text:p text:style-name="P26">9765</text:p>
          </table:table-cell>
          <table:table-cell table:style-name="Table3.B2" office:value-type="string">
            <text:p text:style-name="P25">12632</text:p>
          </table:table-cell>
          <table:table-cell table:style-name="Table3.B2" office:value-type="string">
            <text:p text:style-name="P25">13441</text:p>
          </table:table-cell>
          <table:table-cell table:style-name="Table3.B2" office:value-type="string">
            <text:p text:style-name="P25">-6.404369854</text:p>
          </table:table-cell>
        </table:table-row>
        <table:table-row table:style-name="Table3.2">
          <table:table-cell table:style-name="Table3.A2" office:value-type="string">
            <text:p text:style-name="P25">35</text:p>
          </table:table-cell>
          <table:table-cell table:style-name="Table3.B2" office:value-type="string">
            <text:p text:style-name="P26">9000</text:p>
          </table:table-cell>
          <table:table-cell table:style-name="Table3.B2" office:value-type="string">
            <text:p text:style-name="P26">10342</text:p>
          </table:table-cell>
          <table:table-cell table:style-name="Table3.B2" office:value-type="string">
            <text:p text:style-name="P25">13421</text:p>
          </table:table-cell>
          <table:table-cell table:style-name="Table3.B2" office:value-type="string">
            <text:p text:style-name="P25">14302</text:p>
          </table:table-cell>
          <table:table-cell table:style-name="Table3.B2" office:value-type="string">
            <text:p text:style-name="P25">-6.564339468</text:p>
          </table:table-cell>
        </table:table-row>
        <table:table-row table:style-name="Table3.2">
          <table:table-cell table:style-name="Table3.A2" office:value-type="string">
            <text:p text:style-name="P25">36</text:p>
          </table:table-cell>
          <table:table-cell table:style-name="Table3.B2" office:value-type="string">
            <text:p text:style-name="P26">9321</text:p>
          </table:table-cell>
          <table:table-cell table:style-name="Table3.B2" office:value-type="string">
            <text:p text:style-name="P26">11421</text:p>
          </table:table-cell>
          <table:table-cell table:style-name="Table3.B2" office:value-type="string">
            <text:p text:style-name="P25">14666</text:p>
          </table:table-cell>
          <table:table-cell table:style-name="Table3.B2" office:value-type="string">
            <text:p text:style-name="P25">15671</text:p>
          </table:table-cell>
          <table:table-cell table:style-name="Table3.B2" office:value-type="string">
            <text:p text:style-name="P25">-6.852584208</text:p>
          </table:table-cell>
        </table:table-row>
        <table:table-row table:style-name="Table3.2">
          <table:table-cell table:style-name="Table3.A2" office:value-type="string">
            <text:p text:style-name="P25">37</text:p>
          </table:table-cell>
          <table:table-cell table:style-name="Table3.B2" office:value-type="string">
            <text:p text:style-name="P26">9560</text:p>
          </table:table-cell>
          <table:table-cell table:style-name="Table3.B2" office:value-type="string">
            <text:p text:style-name="P26">12012</text:p>
          </table:table-cell>
          <table:table-cell table:style-name="Table3.B2" office:value-type="string">
            <text:p text:style-name="P25">15321</text:p>
          </table:table-cell>
          <table:table-cell table:style-name="Table3.B2" office:value-type="string">
            <text:p text:style-name="P25">15701</text:p>
          </table:table-cell>
          <table:table-cell table:style-name="Table3.B2" office:value-type="string">
            <text:p text:style-name="P25">-2.480255858</text:p>
          </table:table-cell>
        </table:table-row>
        <table:table-row table:style-name="Table3.2">
          <table:table-cell table:style-name="Table3.A2" office:value-type="string">
            <text:p text:style-name="P25">38</text:p>
          </table:table-cell>
          <table:table-cell table:style-name="Table3.B2" office:value-type="string">
            <text:p text:style-name="P26">9750</text:p>
          </table:table-cell>
          <table:table-cell table:style-name="Table3.B2" office:value-type="string">
            <text:p text:style-name="P26">12987</text:p>
          </table:table-cell>
          <table:table-cell table:style-name="Table3.B2" office:value-type="string">
            <text:p text:style-name="P25">16201</text:p>
          </table:table-cell>
          <table:table-cell table:style-name="Table3.B2" office:value-type="string">
            <text:p text:style-name="P25">16012</text:p>
          </table:table-cell>
          <table:table-cell table:style-name="Table3.B2" office:value-type="string">
            <text:p text:style-name="P25">1.166594655</text:p>
          </table:table-cell>
        </table:table-row>
        <table:table-row table:style-name="Table3.2">
          <table:table-cell table:style-name="Table3.A2" office:value-type="string">
            <text:p text:style-name="P25">39</text:p>
          </table:table-cell>
          <table:table-cell table:style-name="Table3.B2" office:value-type="string">
            <text:p text:style-name="P26">10020</text:p>
          </table:table-cell>
          <table:table-cell table:style-name="Table3.B2" office:value-type="string">
            <text:p text:style-name="P26">13367</text:p>
          </table:table-cell>
          <table:table-cell table:style-name="Table3.B2" office:value-type="string">
            <text:p text:style-name="P25">17002</text:p>
          </table:table-cell>
          <table:table-cell table:style-name="Table3.B2" office:value-type="string">
            <text:p text:style-name="P25">16987</text:p>
          </table:table-cell>
          <table:table-cell table:style-name="Table3.B2" office:value-type="string">
            <text:p text:style-name="P25">0.088224915</text:p>
          </table:table-cell>
        </table:table-row>
        <table:table-row table:style-name="Table3.2">
          <table:table-cell table:style-name="Table3.A2" office:value-type="string">
            <text:p text:style-name="P25">40</text:p>
          </table:table-cell>
          <table:table-cell table:style-name="Table3.B2" office:value-type="string">
            <text:p text:style-name="P26">10078</text:p>
          </table:table-cell>
          <table:table-cell table:style-name="Table3.B2" office:value-type="string">
            <text:p text:style-name="P26">14685</text:p>
          </table:table-cell>
          <table:table-cell table:style-name="Table3.B2" office:value-type="string">
            <text:p text:style-name="P25">17998</text:p>
          </table:table-cell>
          <table:table-cell table:style-name="Table3.B2" office:value-type="string">
            <text:p text:style-name="P25">17345</text:p>
          </table:table-cell>
          <table:table-cell table:style-name="Table3.B2" office:value-type="string">
            <text:p text:style-name="P25">3.628180909</text:p>
          </table:table-cell>
        </table:table-row>
        <text:soft-page-break/>
        <table:table-row table:style-name="Table3.2">
          <table:table-cell table:style-name="Table3.A2" office:value-type="string">
            <text:p text:style-name="P25">41</text:p>
          </table:table-cell>
          <table:table-cell table:style-name="Table3.B2" office:value-type="string">
            <text:p text:style-name="P26">10567</text:p>
          </table:table-cell>
          <table:table-cell table:style-name="Table3.B2" office:value-type="string">
            <text:p text:style-name="P26">15399</text:p>
          </table:table-cell>
          <table:table-cell table:style-name="Table3.B2" office:value-type="string">
            <text:p text:style-name="P25">18793</text:p>
          </table:table-cell>
          <table:table-cell table:style-name="Table3.B2" office:value-type="string">
            <text:p text:style-name="P25">18342</text:p>
          </table:table-cell>
          <table:table-cell table:style-name="Table3.B2" office:value-type="string">
            <text:p text:style-name="P25">2.399829724</text:p>
          </table:table-cell>
        </table:table-row>
        <table:table-row table:style-name="Table3.2">
          <table:table-cell table:style-name="Table3.A2" office:value-type="string">
            <text:p text:style-name="P25">42</text:p>
          </table:table-cell>
          <table:table-cell table:style-name="Table3.B2" office:value-type="string">
            <text:p text:style-name="P26">10750</text:p>
          </table:table-cell>
          <table:table-cell table:style-name="Table3.B2" office:value-type="string">
            <text:p text:style-name="P26">16201</text:p>
          </table:table-cell>
          <table:table-cell table:style-name="Table3.B2" office:value-type="string">
            <text:p text:style-name="P25">19578</text:p>
          </table:table-cell>
          <table:table-cell table:style-name="Table3.B2" office:value-type="string">
            <text:p text:style-name="P25">18999</text:p>
          </table:table-cell>
          <table:table-cell table:style-name="Table3.B2" office:value-type="string">
            <text:p text:style-name="P25">2.957401165</text:p>
          </table:table-cell>
        </table:table-row>
        <table:table-row table:style-name="Table3.2">
          <table:table-cell table:style-name="Table3.A2" office:value-type="string">
            <text:p text:style-name="P25">43</text:p>
          </table:table-cell>
          <table:table-cell table:style-name="Table3.B2" office:value-type="string">
            <text:p text:style-name="P26">11900</text:p>
          </table:table-cell>
          <table:table-cell table:style-name="Table3.B2" office:value-type="string">
            <text:p text:style-name="P26">17092</text:p>
          </table:table-cell>
          <table:table-cell table:style-name="Table3.B2" office:value-type="string">
            <text:p text:style-name="P25">20345</text:p>
          </table:table-cell>
          <table:table-cell table:style-name="Table3.B2" office:value-type="string">
            <text:p text:style-name="P25">19869</text:p>
          </table:table-cell>
          <table:table-cell table:style-name="Table3.B2" office:value-type="string">
            <text:p text:style-name="P25">2.339641189</text:p>
          </table:table-cell>
        </table:table-row>
        <table:table-row table:style-name="Table3.2">
          <table:table-cell table:style-name="Table3.A2" office:value-type="string">
            <text:p text:style-name="P25">44</text:p>
          </table:table-cell>
          <table:table-cell table:style-name="Table3.B2" office:value-type="string">
            <text:p text:style-name="P26">12012</text:p>
          </table:table-cell>
          <table:table-cell table:style-name="Table3.B2" office:value-type="string">
            <text:p text:style-name="P26">17989</text:p>
          </table:table-cell>
          <table:table-cell table:style-name="Table3.B2" office:value-type="string">
            <text:p text:style-name="P25">21783</text:p>
          </table:table-cell>
          <table:table-cell table:style-name="Table3.B2" office:value-type="string">
            <text:p text:style-name="P25">20253</text:p>
          </table:table-cell>
          <table:table-cell table:style-name="Table3.B2" office:value-type="string">
            <text:p text:style-name="P25">7.023825919</text:p>
          </table:table-cell>
        </table:table-row>
        <table:table-row table:style-name="Table3.2">
          <table:table-cell table:style-name="Table3.A2" office:value-type="string">
            <text:p text:style-name="P25">45</text:p>
          </table:table-cell>
          <table:table-cell table:style-name="Table3.B2" office:value-type="string">
            <text:p text:style-name="P26">12560</text:p>
          </table:table-cell>
          <table:table-cell table:style-name="Table3.B2" office:value-type="string">
            <text:p text:style-name="P26">18367</text:p>
          </table:table-cell>
          <table:table-cell table:style-name="Table3.B2" office:value-type="string">
            <text:p text:style-name="P25">22888</text:p>
          </table:table-cell>
          <table:table-cell table:style-name="Table3.B2" office:value-type="string">
            <text:p text:style-name="P25">21012</text:p>
          </table:table-cell>
          <table:table-cell table:style-name="Table3.B2" office:value-type="string">
            <text:p text:style-name="P25">8.196434813</text:p>
          </table:table-cell>
        </table:table-row>
        <table:table-row table:style-name="Table3.2">
          <table:table-cell table:style-name="Table3.A2" office:value-type="string">
            <text:p text:style-name="P25">46</text:p>
          </table:table-cell>
          <table:table-cell table:style-name="Table3.B2" office:value-type="string">
            <text:p text:style-name="P26">13450</text:p>
          </table:table-cell>
          <table:table-cell table:style-name="Table3.B2" office:value-type="string">
            <text:p text:style-name="P26">19436</text:p>
          </table:table-cell>
          <table:table-cell table:style-name="Table3.B2" office:value-type="string">
            <text:p text:style-name="P25">23997</text:p>
          </table:table-cell>
          <table:table-cell table:style-name="Table3.B2" office:value-type="string">
            <text:p text:style-name="P25">23444</text:p>
          </table:table-cell>
          <table:table-cell table:style-name="Table3.B2" office:value-type="string">
            <text:p text:style-name="P25">2.304454724</text:p>
          </table:table-cell>
        </table:table-row>
        <table:table-row table:style-name="Table3.2">
          <table:table-cell table:style-name="Table3.A2" office:value-type="string">
            <text:p text:style-name="P25">47</text:p>
          </table:table-cell>
          <table:table-cell table:style-name="Table3.B2" office:value-type="string">
            <text:p text:style-name="P26">13570</text:p>
          </table:table-cell>
          <table:table-cell table:style-name="Table3.B2" office:value-type="string">
            <text:p text:style-name="P26">20037</text:p>
          </table:table-cell>
          <table:table-cell table:style-name="Table3.B2" office:value-type="string">
            <text:p text:style-name="P25">25401</text:p>
          </table:table-cell>
          <table:table-cell table:style-name="Table3.B2" office:value-type="string">
            <text:p text:style-name="P25">24654</text:p>
          </table:table-cell>
          <table:table-cell table:style-name="Table3.B2" office:value-type="string">
            <text:p text:style-name="P25">2.940829101</text:p>
          </table:table-cell>
        </table:table-row>
        <table:table-row table:style-name="Table3.2">
          <table:table-cell table:style-name="Table3.A2" office:value-type="string">
            <text:p text:style-name="P25">48</text:p>
          </table:table-cell>
          <table:table-cell table:style-name="Table3.B2" office:value-type="string">
            <text:p text:style-name="P26">14768</text:p>
          </table:table-cell>
          <table:table-cell table:style-name="Table3.B2" office:value-type="string">
            <text:p text:style-name="P26">21576</text:p>
          </table:table-cell>
          <table:table-cell table:style-name="Table3.B2" office:value-type="string">
            <text:p text:style-name="P25">27031</text:p>
          </table:table-cell>
          <table:table-cell table:style-name="Table3.B2" office:value-type="string">
            <text:p text:style-name="P25">26342</text:p>
          </table:table-cell>
          <table:table-cell table:style-name="Table3.B2" office:value-type="string">
            <text:p text:style-name="P25">2.548925308</text:p>
          </table:table-cell>
        </table:table-row>
        <table:table-row table:style-name="Table3.2">
          <table:table-cell table:style-name="Table3.A2" office:value-type="string">
            <text:p text:style-name="P25">49</text:p>
          </table:table-cell>
          <table:table-cell table:style-name="Table3.B2" office:value-type="string">
            <text:p text:style-name="P26">14460</text:p>
          </table:table-cell>
          <table:table-cell table:style-name="Table3.B2" office:value-type="string">
            <text:p text:style-name="P26">22679</text:p>
          </table:table-cell>
          <table:table-cell table:style-name="Table3.B2" office:value-type="string">
            <text:p text:style-name="P25">28512</text:p>
          </table:table-cell>
          <table:table-cell table:style-name="Table3.B2" office:value-type="string">
            <text:p text:style-name="P25">27389</text:p>
          </table:table-cell>
          <table:table-cell table:style-name="Table3.B2" office:value-type="string">
            <text:p text:style-name="P25">3.93869248</text:p>
          </table:table-cell>
        </table:table-row>
        <table:table-row table:style-name="Table3.2">
          <table:table-cell table:style-name="Table3.A2" office:value-type="string">
            <text:p text:style-name="P25">50</text:p>
          </table:table-cell>
          <table:table-cell table:style-name="Table3.B2" office:value-type="string">
            <text:p text:style-name="P26">14879</text:p>
          </table:table-cell>
          <table:table-cell table:style-name="Table3.B2" office:value-type="string">
            <text:p text:style-name="P26">23477</text:p>
          </table:table-cell>
          <table:table-cell table:style-name="Table3.B2" office:value-type="string">
            <text:p text:style-name="P25">29998</text:p>
          </table:table-cell>
          <table:table-cell table:style-name="Table3.B2" office:value-type="string">
            <text:p text:style-name="P25">28545</text:p>
          </table:table-cell>
          <table:table-cell table:style-name="Table3.B2" office:value-type="string">
            <text:p text:style-name="P25">4.843656244</text:p>
          </table:table-cell>
        </table:table-row>
        <table:table-row table:style-name="Table3.2">
          <table:table-cell table:style-name="Table3.A2" office:value-type="string">
            <text:p text:style-name="P25">51</text:p>
          </table:table-cell>
          <table:table-cell table:style-name="Table3.B2" office:value-type="string">
            <text:p text:style-name="P26">15689</text:p>
          </table:table-cell>
          <table:table-cell table:style-name="Table3.B2" office:value-type="string">
            <text:p text:style-name="P26">24321</text:p>
          </table:table-cell>
          <table:table-cell table:style-name="Table3.B2" office:value-type="string">
            <text:p text:style-name="P25">32103</text:p>
          </table:table-cell>
          <table:table-cell table:style-name="Table3.B2" office:value-type="string">
            <text:p text:style-name="P25">29887</text:p>
          </table:table-cell>
          <table:table-cell table:style-name="Table3.B2" office:value-type="string">
            <text:p text:style-name="P25">6.902781671</text:p>
          </table:table-cell>
        </table:table-row>
        <table:table-row table:style-name="Table3.2">
          <table:table-cell table:style-name="Table3.A2" office:value-type="string">
            <text:p text:style-name="P25">52</text:p>
          </table:table-cell>
          <table:table-cell table:style-name="Table3.B2" office:value-type="string">
            <text:p text:style-name="P26">15876</text:p>
          </table:table-cell>
          <table:table-cell table:style-name="Table3.B2" office:value-type="string">
            <text:p text:style-name="P26">25686</text:p>
          </table:table-cell>
          <table:table-cell table:style-name="Table3.B2" office:value-type="string">
            <text:p text:style-name="P25">34521</text:p>
          </table:table-cell>
          <table:table-cell table:style-name="Table3.B2" office:value-type="string">
            <text:p text:style-name="P25">31279</text:p>
          </table:table-cell>
          <table:table-cell table:style-name="Table3.B2" office:value-type="string">
            <text:p text:style-name="P25">9.391384954</text:p>
          </table:table-cell>
        </table:table-row>
        <table:table-row table:style-name="Table3.2">
          <table:table-cell table:style-name="Table3.A2" office:value-type="string">
            <text:p text:style-name="P25">53</text:p>
          </table:table-cell>
          <table:table-cell table:style-name="Table3.B2" office:value-type="string">
            <text:p text:style-name="P26">16345</text:p>
          </table:table-cell>
          <table:table-cell table:style-name="Table3.B2" office:value-type="string">
            <text:p text:style-name="P26">26544</text:p>
          </table:table-cell>
          <table:table-cell table:style-name="Table3.B2" office:value-type="string">
            <text:p text:style-name="P25">36798</text:p>
          </table:table-cell>
          <table:table-cell table:style-name="Table3.B2" office:value-type="string">
            <text:p text:style-name="P25">33256</text:p>
          </table:table-cell>
          <table:table-cell table:style-name="Table3.B2" office:value-type="string">
            <text:p text:style-name="P25">9.625523126</text:p>
          </table:table-cell>
        </table:table-row>
        <table:table-row table:style-name="Table3.2">
          <table:table-cell table:style-name="Table3.A2" office:value-type="string">
            <text:p text:style-name="P25">54</text:p>
          </table:table-cell>
          <table:table-cell table:style-name="Table3.B2" office:value-type="string">
            <text:p text:style-name="P26">16234</text:p>
          </table:table-cell>
          <table:table-cell table:style-name="Table3.B2" office:value-type="string">
            <text:p text:style-name="P26">27789</text:p>
          </table:table-cell>
          <table:table-cell table:style-name="Table3.B2" office:value-type="string">
            <text:p text:style-name="P25">38901</text:p>
          </table:table-cell>
          <table:table-cell table:style-name="Table3.B2" office:value-type="string">
            <text:p text:style-name="P25">37821</text:p>
          </table:table-cell>
          <table:table-cell table:style-name="Table3.B2" office:value-type="string">
            <text:p text:style-name="P25">2.776278245</text:p>
          </table:table-cell>
        </table:table-row>
        <table:table-row table:style-name="Table3.2">
          <table:table-cell table:style-name="Table3.A2" office:value-type="string">
            <text:p text:style-name="P25">55</text:p>
          </table:table-cell>
          <table:table-cell table:style-name="Table3.B2" office:value-type="string">
            <text:p text:style-name="P26">16567</text:p>
          </table:table-cell>
          <table:table-cell table:style-name="Table3.B2" office:value-type="string">
            <text:p text:style-name="P26">28955</text:p>
          </table:table-cell>
          <table:table-cell table:style-name="Table3.B2" office:value-type="string">
            <text:p text:style-name="P25">40256</text:p>
          </table:table-cell>
          <table:table-cell table:style-name="Table3.B2" office:value-type="string">
            <text:p text:style-name="P25">39546</text:p>
          </table:table-cell>
          <table:table-cell table:style-name="Table3.B2" office:value-type="string">
            <text:p text:style-name="P25">1.763712242</text:p>
          </table:table-cell>
        </table:table-row>
        <table:table-row table:style-name="Table3.2">
          <table:table-cell table:style-name="Table3.A2" office:value-type="string">
            <text:p text:style-name="P25">56</text:p>
          </table:table-cell>
          <table:table-cell table:style-name="Table3.B2" office:value-type="string">
            <text:p text:style-name="P26">16998</text:p>
          </table:table-cell>
          <table:table-cell table:style-name="Table3.B2" office:value-type="string">
            <text:p text:style-name="P26">30211</text:p>
          </table:table-cell>
          <table:table-cell table:style-name="Table3.B2" office:value-type="string">
            <text:p text:style-name="P25">43211</text:p>
          </table:table-cell>
          <table:table-cell table:style-name="Table3.B2" office:value-type="string">
            <text:p text:style-name="P25">41998</text:p>
          </table:table-cell>
          <table:table-cell table:style-name="Table3.B2" office:value-type="string">
            <text:p text:style-name="P25">2.807155585</text:p>
          </table:table-cell>
        </table:table-row>
        <table:table-row table:style-name="Table3.2">
          <table:table-cell table:style-name="Table3.A2" office:value-type="string">
            <text:p text:style-name="P25">57</text:p>
          </table:table-cell>
          <table:table-cell table:style-name="Table3.B2" office:value-type="string">
            <text:p text:style-name="P26">17345</text:p>
          </table:table-cell>
          <table:table-cell table:style-name="Table3.B2" office:value-type="string">
            <text:p text:style-name="P26">31989</text:p>
          </table:table-cell>
          <table:table-cell table:style-name="Table3.B2" office:value-type="string">
            <text:p text:style-name="P25">47102</text:p>
          </table:table-cell>
          <table:table-cell table:style-name="Table3.B2" office:value-type="string">
            <text:p text:style-name="P25">44789</text:p>
          </table:table-cell>
          <table:table-cell table:style-name="Table3.B2" office:value-type="string">
            <text:p text:style-name="P25">4.910619507</text:p>
          </table:table-cell>
        </table:table-row>
        <table:table-row table:style-name="Table3.2">
          <table:table-cell table:style-name="Table3.A2" office:value-type="string">
            <text:p text:style-name="P25">58</text:p>
          </table:table-cell>
          <table:table-cell table:style-name="Table3.B2" office:value-type="string">
            <text:p text:style-name="P26">17945</text:p>
          </table:table-cell>
          <table:table-cell table:style-name="Table3.B2" office:value-type="string">
            <text:p text:style-name="P26">33412</text:p>
          </table:table-cell>
          <table:table-cell table:style-name="Table3.B2" office:value-type="string">
            <text:p text:style-name="P25">49987</text:p>
          </table:table-cell>
          <table:table-cell table:style-name="Table3.B2" office:value-type="string">
            <text:p text:style-name="P25">47983</text:p>
          </table:table-cell>
          <table:table-cell table:style-name="Table3.B2" office:value-type="string">
            <text:p text:style-name="P25">4.009042351</text:p>
          </table:table-cell>
        </table:table-row>
        <table:table-row table:style-name="Table3.2">
          <table:table-cell table:style-name="Table3.A2" office:value-type="string">
            <text:p text:style-name="P25">59</text:p>
          </table:table-cell>
          <table:table-cell table:style-name="Table3.B2" office:value-type="string">
            <text:p text:style-name="P26">18256</text:p>
          </table:table-cell>
          <table:table-cell table:style-name="Table3.B2" office:value-type="string">
            <text:p text:style-name="P26">34978</text:p>
          </table:table-cell>
          <table:table-cell table:style-name="Table3.B2" office:value-type="string">
            <text:p text:style-name="P25">52919</text:p>
          </table:table-cell>
          <table:table-cell table:style-name="Table3.B2" office:value-type="string">
            <text:p text:style-name="P25">49989</text:p>
          </table:table-cell>
          <table:table-cell table:style-name="Table3.B2" office:value-type="string">
            <text:p text:style-name="P25">5.536763733</text:p>
          </table:table-cell>
        </table:table-row>
        <table:table-row table:style-name="Table3.2">
          <table:table-cell table:style-name="Table3.A2" office:value-type="string">
            <text:p text:style-name="P25">60</text:p>
          </table:table-cell>
          <table:table-cell table:style-name="Table3.B2" office:value-type="string">
            <text:p text:style-name="P26">18135</text:p>
          </table:table-cell>
          <table:table-cell table:style-name="Table3.B2" office:value-type="string">
            <text:p text:style-name="P26">35289</text:p>
          </table:table-cell>
          <table:table-cell table:style-name="Table3.B2" office:value-type="string">
            <text:p text:style-name="P25">55855</text:p>
          </table:table-cell>
          <table:table-cell table:style-name="Table3.B2" office:value-type="string">
            <text:p text:style-name="P25">52001</text:p>
          </table:table-cell>
          <table:table-cell table:style-name="Table3.B2" office:value-type="string">
            <text:p text:style-name="P25">6.900008952</text:p>
          </table:table-cell>
        </table:table-row>
      </table:table>
      <text:p text:style-name="P22"/>
      <text:p text:style-name="P22"><draw:frame draw:style-name="fr2" draw:name="Object1" text:anchor-type="as-char" svg:width="15.921cm" svg:height="11.942cm" draw:z-index="1"><draw:object xlink:href="./Object 2" xlink:type="simple" xlink:show="embed" xlink:actuate="onLoad"/><draw:image xlink:href="./ObjectReplacements/Object 2" xlink:type="simple" xlink:show="embed" xlink:actuate="onLoad"/><svg:desc>chart</svg:desc></draw:frame></text:p>
      <text:p text:style-name="P22"/>
      <text:p text:style-name="P22">Example table having predicted and actual values of product X and its graphical illustration above explains the automated forecast correction scenario. </text:p>
      <text:p text:style-name="P22">Suppose Merchant has set the “target change threshold for forecast change” value to 20%.</text:p>
      <text:p text:style-name="P22"><text:soft-page-break/>He has made some manual predictions for the anticipated demand growth for product X. It shown as “Prediction- Total subscriptions”.</text:p>
      <text:p text:style-name="P22">The actual demand for product X is captured in the column “<text:span text:style-name="T14">Actual total subscriptions”.</text:span> When actual total subscriptions count deviate from “forecasted total subscriptions1” by more than the threshold(20%) on either side <text:s/>(increase or decrease by more than 20%),it is expected to trigger pricing for that product to reset its offered price <text:s/>to a new value in response to the <text:s/>new demand. </text:p>
      <text:p text:style-name="P22">Also it triggers correction to the current predictions as the actuals demand no more aligns with predicted demand. Hence historical data gathered so far for actual total subscriptions is used to derive a new predictions “Corrected Predictions1- Total subscriptions”.</text:p>
      <text:p text:style-name="P22">Similarly when “Corrected Predictions1- Total subscriptions” deviates from actual total subscriptions by more than 20%, offer price will be again correct and it will trigger a new forecast “Corrected Predictions2- Total subscriptions” and this cycle continues.</text:p>
      <text:p text:style-name="P22">As we know determining of a new price can increase or decrease the demand. IN either case it will invalidate earlier predictions by threshold one day. Hence this will become a cyclic process. </text:p>
      <text:p text:style-name="P22">This philosophy triggers a question. Does the triggering of prediction correction and price correction happens merely based on instantaneous surge in actual demand thereby deviation of more than set threshold? The deviation may be due to a temporary /instantaneous spike in demand on a specific day and may not be true indicator of actual demand trend. If you have observed above example, we have considered “total subscriptions count” for determining actual demand tend and the same gets compared with total predicted subscription count. As we have seen earlier total subscription count is a result of new subscriptions getting added into earlier total count as well as churned subscription deducted from earlier total count. Unlike new subscription count and churned subscription count which are captured daily as daily values, total subscription count is an ‘incremental’ value representing arithmetic outcome of all the new and churned subscriptions till date. <text:s/>So they do not represent any instantaneous surge /dip in the demand but the demand outcome till date. Hence it is the right parameter to be used for demand predictions.</text:p>
      <text:h text:style-name="P9" text:outline-level="4">Receive and process new/added subscriptions</text:h>
      <text:p text:style-name="P22"/>
      <text:p text:style-name="P22">Subscription to different products by subscribers is the responsibility of Subscriber business domain. We will see that in detail there. When a product is subscribed by a subscriber, the intimation is received by the product domain for that product.</text:p>
      <text:p text:style-name="P22">When a subscriber subscribers for one or more units of a product for a desired subscription period, with desired periodicity (weekly, monthly, quarterly etc.), the latest offer price/percentage discount of the product is offered to him. As we have seen in the ‘price buckets’ section, there is a price bucket associated for the <text:s/>latest offer price <text:s/>or discount percentage <text:s/>depending upon pricing category of the product.</text:p>
      <text:p text:style-name="P22">When subscriber confirms his/her subscription, the confirmation event which contains details of all the products a subscriber has subscribed to, including the desired subscription count of <text:soft-page-break/>each subscribed product is sent from Subscriber domain. This event is received by each product (listed in subscription). Each product registers the unit count subscribed to by the subscriber as a ‘new subscription count’ in the associated latest price bucket (representing the offer price shown to the subscriber).</text:p>
      <text:p text:style-name="P22">If a subscribed product has been categorized as ‘price committed’ product, there is a price bucket associated for each ‘active’ offer price. When a new subscription is made to this product it increases the ‘new subscription count’ of its latest active price bucket by total number of units subscribed to, indicating that for the selected product, for the latest offered price one more subscription has been added.</text:p>
      <text:p text:style-name="P22">If subscribed product has been categorized as ‘percentage discount committed’ product, then too ‘new subscription count’ of latest price bucket(offering latest discount percentage) is increased by total subscribed units for that product, indicating that one additional subscriber will be getting same percentage discount on the latest MRP as offered by latest price bucket.</text:p>
      <text:p text:style-name="P22">If subscribed product has been categorized as ‘None committed’ product, then ‘new subscription count’ of single available price bucket is increased by total number of units subscribed. </text:p>
      <text:p text:style-name="P22">This is how any new subscriptions registered with subscription business are reflected to subset of products as an increased “actual” demand for them. </text:p>
      <text:p text:style-name="P22">Increase in new subscription count also increases the ‘total subscription count’ of respective bucket.</text:p>
      <text:p text:style-name="P22">This is how association of a product subscription is registered with an offer price. In case the pricing category is any of the ‘committed’ ones then it indicates that now onwards that subscription will receive the product with the commitment promised by associated price bucket of that product ( either price commitment or percent discount commitement).</text:p>
      <text:h text:style-name="P9" text:outline-level="4">Receive and process subscription cancellations</text:h>
      <text:p text:style-name="P22"/>
      <text:p text:style-name="P22">Cancellation of subscriptions to a product (by subscribers) is the responsibility of Subscriber business domain. But similar to new subscriptions, cancellations of subscriptions are also processed by Products.</text:p>
      <text:p text:style-name="P22">When a subscriber cancels subscriptions to one or more (may be all products, as a result of cancellation of total subscription) products the “subscription cancellation event” containing list/details of cancelled products is received by product domain.</text:p>
      <text:p text:style-name="P22">For each of the cancelled product, depending upon committed price/percentage and date of subscription, its appropriate active price bucket is found out and its ‘churned subscription count’ is increased by the count of cancelled units of each product, indicating that <text:s/>those many items of the products are cancelled by the subscriber.</text:p>
      <text:p text:style-name="P22">If the product is ‘None committed’ then ‘churned subscription’ count of single available price bucket is increased.</text:p>
      <text:p text:style-name="P22"/>
      <text:h text:style-name="P9" text:outline-level="4"><text:soft-page-break/>Dynamic Pricing</text:h>
      <text:p text:style-name="P22"/>
      <text:p text:style-name="P22">The recurring pricing job is responsible for recalculating the offer price of “eligible” products every day. The notion of eligible products is provided in the description of forecasting job. Every day demand forecast of a product is compared with <text:s/>its actual demand to check if the actual demand is matching, exceeding or falling short of the forecasted demand figure by a threshold value (defined as <text:s/>‘target change threshold for price change’). When the threshold value is consistently crossed in such a way that actual demands for a product rises above or falls below its forecasted demand by more than threshold value, then pricing calculation is triggered for that product. </text:p>
      <text:p text:style-name="P22">Thus pricing job runs every day but it does not calculate price for every product but calculates price for only those products for which actual demand deviations from the forecasted demand by more than threshold limit.</text:p>
      <text:p text:style-name="P22">There are two price calculation algorithms provided here; both are based on demand function. But there can be many more new algorithms added to compute price of a product.</text:p>
      <text:p text:style-name="P22">Before proceeding to actual algorithms let’s first understand the basics of demand function.</text:p>
      <text:h text:style-name="P10" text:outline-level="5">Introduction to demand function, Cost Function and price elasticity</text:h>
      <text:p text:style-name="P22"/>
      <text:p text:style-name="P22">The basis adopted by the subscription platform for calculating offer price of a product is the “demand function”. Demand function states that for a price sensitive product the demand of a product increases if its price decreases. This is represented as</text:p>
      <text:p text:style-name="P84">Price= Intercept + slope* quantity</text:p>
      <text:p text:style-name="P22">Similar to demand function there is a cost function which states that cost of a number of products being sold is a sum of fixed cost and variable cost.</text:p>
      <text:p text:style-name="P22">Cost= fixed cost + variable cost.</text:p>
      <text:p text:style-name="P22">Fixed cost is usually independent of number of units being sold. Example: rental expenses, electricity charges, communication (phone, internet) charges etc.</text:p>
      <text:p text:style-name="P22">Variable cost is dependent on number of units of a product being sold. So as quantity of product units being traded increases, cost increases. Example: purchase cost of products, special maintenance charges per unit of a product, labour charges per unit of a product etc.</text:p>
      <text:p text:style-name="P22">Example cost function is :</text:p>
      <text:p text:style-name="P22">Total Cost= 140000 + (10* Quantity of product units)</text:p>
      <text:p text:style-name="P22">Where 140000 is fixed cost and (10* quantity of product units being traded) is a variable cost component.</text:p>
      <text:p text:style-name="P22">This can be best represented by following graph depicting demand figures for a product having 30 Rs purchase price, 3 Rs. per unit operating expenses and 50 Rs as MRP.</text:p>
      <text:p text:style-name="P22">X Axis represents the “quantity demanded”. The demand is ranging from 0 to 25600 units.</text:p>
      <text:p text:style-name="P22"><text:soft-page-break/>Y Axis represents offered price. Offered price ranges from 0 to 60 Rs.</text:p>
      <text:p text:style-name="P22">MRP of the product in consideration is 50 Rs.. As subscription platform assumes that it will (almost) always offer some discount on MRP in order to win any subscription. This assumption gives rise to another assumption; that product will have ideally 0 demand if sold at MRP. Though practically this assumption is no true, it is required to determine amount of discount that can be provided on its MRP for a given demand. Hence we can assume that 50 is an intercept (point of demand curve cutting Y axis) where demand is assumed to be 0. </text:p>
      <text:p text:style-name="P22">Slope of demand curve represents trend of a specific product. By means of slope value one can determine that for one unit decrease in offer price how much amount of increase in demand. It varies from product to product. In some product small decrease in offer price may result in large increase in demand, whereas in some other change of price may have negligible impact on its demand. The variation of demand for various prices may not be linear. For some price range the slope value is high (it means for a small change in price there is a large change in its demand), whereas for later demand values the slope may reduce. This relation between price and demand is called as “demand curve”.</text:p>
      <text:p text:style-name="P22">Due to non-linear behaviour, regression techniques can be used to determine slope as one of the coefficients. We will see in price determination section how it is determined in subscription platform.</text:p>
      <text:p text:style-name="P22">Typically slope of a “trailing” straight line is defined as</text:p>
      <text:p text:style-name="P22">Slope of demand curve = - (y2-y1)/(x2-x1)</text:p>
      <text:p text:style-name="P22"><draw:frame draw:style-name="fr2" draw:name="Object2" text:anchor-type="as-char" svg:width="15.875cm" svg:height="12.356cm" draw:z-index="2"><draw:object xlink:href="./Object 3" xlink:type="simple" xlink:show="embed" xlink:actuate="onLoad"/><draw:image xlink:href="./ObjectReplacements/Object 3" xlink:type="simple" xlink:show="embed" xlink:actuate="onLoad"/><svg:desc>chart</svg:desc></draw:frame></text:p>
      <text:p text:style-name="P22"><text:soft-page-break/></text:p>
      <text:p text:style-name="P22">As shown in the graphical representation above, as offer price starts declining from Rs. 50(MRP) to a lower price, the demanded quantity starts increasing. This behaviour is represented by the “demand curve” showing negative (declining) slope. <text:s/>In this example case, based on trend the slope is 0.002.</text:p>
      <text:p text:style-name="P22">At the same time as the quantity demanded starts increasing the overall cost also starts increasing because</text:p>
      <text:p text:style-name="P22">Cost = (purchase price per unit* number of demanded units) + fixed operating cost + (variable operating cost per unit* number of demanded units)</text:p>
      <text:p text:style-name="P22">Thus increasing demand does not necessarily ensure increasing revenue or increasing profit at all the offer prices because</text:p>
      <text:p text:style-name="P22">Revenue = quantity demanded * price at which quantity is demanded</text:p>
      <text:p text:style-name="P22">Profit = revenue –cost.</text:p>
      <text:p text:style-name="P22">Increase in demand may get compensated by decrease in the offer price. So at higher offer prices the revenue starts increasing from 0 (though demand is low). At certain offer price it reaches to maximum .Until this point increase is demand is dominating over decreasing in offer price. After this “threshold price”, decreasing price starts dominating the revenue, so that increasing demand no more compensate for decreasing price, so revenue starts decreasing. The yellow arc represents this behaviour. At demand 25600 the revenue is 0, as offer price is zero.</text:p>
      <text:p text:style-name="P22">50- (0.002*25600) =0</text:p>
      <text:p text:style-name="P22">Similarly profit will be initially negative because cost is higher than revenue (see the intersection between cost curve and revenue curve). This is because sum of fixed operating cost and variable cost is more than the revenue due to less number of demanded units. </text:p>
      <text:p text:style-name="P22">Profit starts increasing as demand increases and revenue grows greater than cost (Observe that profit curve is entering into non-zero zone at a demand where revenue curve is growing greater than cost curve). Operating cost per period remains more or less same and increased purchase cost (due to increase in demanded quantity) is compensated by the increasing revenue (despite of lowering price). </text:p>
      <text:p text:style-name="P22">But after a cut-off point (seen at demanded quantity of 10600 in the above graph) the profit starts falling and eventually turning negative. Here the decrease in the offer price for the increased demand could not compensate increase in cost due to increased variable operating expenses.</text:p>
      <text:p text:style-name="P22">One more term that should be understood is the “price elasticity of demand”. It is defined as percentage change in quantity demanded for one percent change in price. It is mathematically represented as</text:p>
      <text:p text:style-name="P22">e(p)= (dQ/Q)/(dP/P)</text:p>
      <text:p text:style-name="P22">Due to inverse nature of relationship between offer price and demand this formula usually yields negative value.</text:p>
      <text:p text:style-name="P22"><draw:line text:anchor-type="paragraph" draw:z-index="4" draw:name="Straight Connector 25" draw:style-name="gr5" draw:text-style-name="P106" svg:x1="0.608cm" svg:y1="0.173cm" svg:x2="0.503cm" svg:y2="8.083cm"><text:p/></draw:line><text:soft-page-break/></text:p>
      <text:p text:style-name="P22"><draw:line text:anchor-type="paragraph" draw:z-index="6" draw:name="Straight Connector 29" draw:style-name="gr5" draw:text-style-name="P106" svg:x1="0.53cm" svg:y1="0.675cm" svg:x2="9.235cm" svg:y2="7.291cm"><text:p/></draw:line><draw:custom-shape text:anchor-type="paragraph" draw:z-index="9" draw:name="Text Box 32" draw:style-name="gr3" draw:text-style-name="P105" svg:width="0.742cm" svg:height="2.726cm" svg:x="-0.344cm" svg:y="0.464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1" text:anchor-type="paragraph" svg:x="-0.344cm" svg:y="0.464cm" svg:width="0.743cm" svg:height="2.727cm" draw:z-index="14"><draw:text-box><text:p text:style-name="P3">Price</text:p></draw:text-box></draw:frame></text:p>
      <text:p text:style-name="P22"><draw:custom-shape text:anchor-type="paragraph" draw:z-index="11" draw:name="Text Box 34" draw:style-name="gr1" draw:text-style-name="P105" svg:width="1.8cm" svg:height="0.689cm" svg:x="1.905cm" svg:y="0.226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2" text:anchor-type="paragraph" svg:x="1.905cm" svg:y="0.226cm" svg:width="1.801cm" svg:height="0.69cm" draw:z-index="15"><draw:text-box><text:p text:style-name="P3">e(p)&lt; -1</text:p></draw:text-box></draw:frame></text:p>
      <text:p text:style-name="P22"/>
      <text:p text:style-name="P22"><draw:custom-shape text:anchor-type="paragraph" draw:z-index="12" draw:name="Text Box 35" draw:style-name="gr1" draw:text-style-name="P105" svg:width="1.8cm" svg:height="0.689cm" svg:x="4.657cm" svg:y="0.676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3" text:anchor-type="paragraph" svg:x="4.657cm" svg:y="0.676cm" svg:width="1.801cm" svg:height="0.69cm" draw:z-index="16"><draw:text-box><text:p text:style-name="P3">e(p)= -1</text:p></draw:text-box></draw:frame></text:p>
      <text:p text:style-name="P22"><draw:line text:anchor-type="paragraph" draw:z-index="7" draw:name="Straight Connector 30" draw:style-name="gr4" draw:text-style-name="P106" svg:x1="0.582cm" svg:y1="0.518cm" svg:x2="4.446cm" svg:y2="0.492cm"><text:p/></draw:line><draw:line text:anchor-type="paragraph" draw:z-index="8" draw:name="Straight Connector 31" draw:style-name="gr4" draw:text-style-name="P106" svg:x1="4.445cm" svg:y1="0.519cm" svg:x2="4.445cm" svg:y2="4.117cm"><text:p/></draw:line></text:p>
      <text:p text:style-name="P22"/>
      <text:p text:style-name="P22"><draw:custom-shape text:anchor-type="paragraph" draw:z-index="13" draw:name="Text Box 36" draw:style-name="gr1" draw:text-style-name="P105" svg:width="1.8cm" svg:height="0.689cm" svg:x="6.826cm" svg:y="0.042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4" text:anchor-type="paragraph" svg:x="6.826cm" svg:y="0.042cm" svg:width="1.801cm" svg:height="0.69cm" draw:z-index="17"><draw:text-box><text:p text:style-name="P3">e(p)&gt; -1</text:p></draw:text-box></draw:frame></text:p>
      <text:p text:style-name="P22"/>
      <text:p text:style-name="P22"/>
      <text:p text:style-name="P22"><draw:line text:anchor-type="paragraph" draw:z-index="5" draw:name="Straight Connector 28" draw:style-name="gr6" draw:text-style-name="P106" svg:x1="0.529cm" svg:y1="0.15cm" svg:x2="11.324cm" svg:y2="0.15cm"><text:p/></draw:line><draw:custom-shape text:anchor-type="paragraph" draw:z-index="10" draw:name="Text Box 33" draw:style-name="gr2" draw:text-style-name="P105" svg:width="7.039cm" svg:height="0.689cm" svg:x="1.27cm" svg:y="0.494cm"><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Frame5" text:anchor-type="paragraph" svg:x="1.27cm" svg:y="0.494cm" svg:width="7.04cm" svg:height="0.69cm" draw:z-index="18"><draw:text-box><text:p text:style-name="P3">Quantity demanded ---<text:span text:style-name="T23"></text:span></text:p></draw:text-box></draw:frame></text:p>
      <text:p text:style-name="P22"/>
      <text:p text:style-name="P22"/>
      <text:p text:style-name="P22">As shown in figure above, across the demand curve price elasticity is not the same at all the points.</text:p>
      <text:p text:style-name="P22">In the initial stage when there is a large variation in demand in response to very small variation in price, the price elasticity is less than -1(e(p) &lt;-1). In this phase the product is said to be highly price elastic. It means that minor variation in product price can make a significant impact on its demand.</text:p>
      <text:p text:style-name="P22">At certain demand for a given price the elasticity becomes equal to -1(e(p) =-1). In this phase the product is said to be unit elastic; i.e. for one percent change in price there is one percent change in demand.</text:p>
      <text:p text:style-name="P22">After the unit elastic stage, the price elasticity is increased further so that it becomes greater than -1 (e(p) &gt;-1). Here the product is said to be in price in-elastic stage. It means that for a considerable change in the price there is minor/no change in its demand.</text:p>
      <text:p text:style-name="P22">If we try to establish the relationship between price elasticity value and profit/revenue we will find that profit is maximum when price elasticity is less than -1 but close to -1. It means that profit and revenue maximization happens when the product demand is elastic to price.</text:p>
      <text:p text:style-name="P22">So it means that when a product demand is in-elastic is profit is trailing. As price recommendation engine need to determine a new price to be offered it should change the price when the demand in “in-elastic” phase. Since in this demand range demand is not sensitive to price change, even a slight increase in current offered price does not impact its demand.</text:p>
      <text:p text:style-name="P22">This is the core fundamental behind offer price determination. Let’s get into more details on how offer price determination happens when a product is in “in-elastic” stage of its demand, and where its profit has started declining.</text:p>
      <text:p text:style-name="P22"><text:soft-page-break/></text:p>
      <text:h text:style-name="P10" text:outline-level="5">Instantaneous price calculation</text:h>
      <text:p text:style-name="P22"/>
      <text:p text:style-name="P22">This algorithm tracks the profit associated with last two prices, and makes a decision on new offer price. The reason this is termed as “instantaneous” is because it does not monitor a trend of demands for different offer prices over a long period of time, but makes decision from demands (expressed in terms of profit or revenue) associated with last two offer prices.</text:p>
      <text:p text:style-name="P22">The basic fundamental that has been followed is to keep reducing trend for price until merchant is making profit and his/her profit figures are increasing. When the profit starts getting hampered it may be due to following scenarios</text:p>
      <text:list xml:id="list1506142195" text:style-name="WWNum25">
        <text:list-item>
          <text:p text:style-name="P43">Demand for that product has started reducing. In such case it may not be advisable to increase price even if merchant may be facing reduction in his/her profit figures. Hence price should continue getting reduced in an attempt to attract more subscriber for the product and eventually recover from demand crunch.</text:p>
        </text:list-item>
        <text:list-item>
          <text:p text:style-name="P43">Demand for the product is continuously increasing but the offer price has been reduced to such an extent that the revenue (product of demand and offer price) may not yield increasing profits. In such case price can be increased gradually so that the profit will gain upward momentum again. </text:p>
        </text:list-item>
        <text:list-item>
          <text:p text:style-name="P43">When the price is getting increased until demand is increasing but profit is decreasing, for some price threshold demand may start declining. In such case regardless of the profit health price should start decreasing again.</text:p>
        </text:list-item>
      </text:list>
      <text:p text:style-name="P22">Here is the algorithm:</text:p>
      <text:p text:style-name="P22">Prerequisite and Assumption: This algorithm assume that when there is no historical data present for a product it is not possible to derive an offer price based on demand function. So offer price is manually set by the merchant. This algorithm assumes execution after at least one price bucket (created for manual opening price) being present.</text:p>
      <text:p text:style-name="P29">Receive purchase price per unit, operating expense per unit, any taxes per unit and any other miscellaneous charges per unit and calculate “Breakeven price” of a product;</text:p>
      <text:p text:style-name="P29"/>
      <text:p text:style-name="P29">Try to retrieve last (latest) two price buckets for product X;</text:p>
      <text:p text:style-name="P29"/>
      <text:p text:style-name="P90">//No price published: If merchant has provided manual /opening offer price but the same is //not published yet, then publish the same</text:p>
      <text:p text:style-name="P29">If (number of price buckets associated with product X is 1 AND price bucket status is “CREATED”) </text:p>
      <text:p text:style-name="P29">{</text:p>
      <text:p text:style-name="P29"><text:s text:c="2"/>Get latest price bucket of a product set its status as “ACTIVE”;</text:p>
      <text:p text:style-name="P29">}</text:p>
      <text:p text:style-name="P91">//Single price published: If merchant has provided manual /opening offer price and the same is ONLY published in last execution.</text:p>
      <text:p text:style-name="P29">If (number of earlier active price buckets associated with product X is 1 AND price bucket status is “ACTIVE”) </text:p>
      <text:p text:style-name="P29">{</text:p>
      <text:p text:style-name="P29"><text:tab/>Get latest published price bucket of a product;</text:p>
      <text:p text:style-name="P29"><text:tab/>y2= get latest offer price;<text:tab/></text:p>
      <text:p text:style-name="P29"><text:tab/>y1=Get product’s MRP from this price bucket;</text:p>
      <text:p text:style-name="P29"><text:tab/>x2= number of new subscriptions associated with latest price bucket;</text:p>
      <text:p text:style-name="P27"><text:soft-page-break/><text:span text:style-name="T9"><text:tab/></text:span><text:span text:style-name="T3">//as there was no earlier price bucket</text:span></text:p>
      <text:p text:style-name="P29"><text:s text:c="7"/>x1= number of new subscriptions associated with earlier price bucket as 0;<text:tab/></text:p>
      <text:p text:style-name="P31">Slope= (y2-y1)/(x2-x1);</text:p>
      <text:p text:style-name="P30"><text:span text:style-name="T9">Intercept= latest MRP; </text:span><text:span text:style-name="T3">//MRP associated with latest price bucket</text:span></text:p>
      <text:p text:style-name="P30"><text:span text:style-name="T9">Receive product demand trend; <text:tab/></text:span><text:span text:style-name="T3">//as UPWARD or DOWNWARD</text:span></text:p>
      <text:p text:style-name="P96">//As price calculation is triggered only when new expected demand is more/less to current demand (new subscriptions) by “revenue change threshold for price change”</text:p>
      <text:p text:style-name="P31"/>
      <text:p text:style-name="P31">If(demand trend is UPWARD){</text:p>
      <text:p text:style-name="P32">Expected demand= </text:p>
      <text:p text:style-name="P32">new subscriptions associated with latest active price bucket + </text:p>
      <text:p text:style-name="P32">(new subscriptions associated with </text:p>
      <text:p text:style-name="P32">latest active price bucket * revenue change threshold for price change);</text:p>
      <text:p text:style-name="P31">}</text:p>
      <text:p text:style-name="P31">Else if( demand trend is DOWNWARD){</text:p>
      <text:p text:style-name="P32">Expected demand= </text:p>
      <text:p text:style-name="P32">New subscriptions associated with latest active price bucket -</text:p>
      <text:p text:style-name="P32">(new subscriptions associated with </text:p>
      <text:p text:style-name="P32">latest active price bucket * revenue change threshold for price change);</text:p>
      <text:p text:style-name="P29"><text:s text:c="7"/>} </text:p>
      <text:p text:style-name="P27"><text:span text:style-name="T10"><text:tab/></text:span><text:span text:style-name="T3">//Offer price calculation based on demand function</text:span></text:p>
      <text:p text:style-name="P31">Offer price= intercept + slope*expected demand</text:p>
      <text:p text:style-name="P32"/>
      <text:p text:style-name="P87">}</text:p>
      <text:p text:style-name="P27"><text:span text:style-name="T15">//If profit is growing (revenue growing more than cost) because demand is growing despite of “offer price” is decreasing…</text:span><text:span text:style-name="T3"> there is no harm to continue this trend</text:span></text:p>
      <text:p text:style-name="P29">Else if( number of earlier “ACTIVE” price buckets for product are 2 </text:p>
      <text:p text:style-name="P31">AND</text:p>
      <text:p text:style-name="P98">//“minus one” is current active price bucket; “minus two” is previous active price bucket</text:p>
      <text:p text:style-name="P99">Total profit of “minus one” price bucket &gt; total profit of “minus two” price bucket</text:p>
      <text:p text:style-name="P31">AND</text:p>
      <text:p text:style-name="P99">Total subscriptions of “minus one” price bucket &gt; total subscriptions of “minus two” price bucket </text:p>
      <text:p text:style-name="P31">AND</text:p>
      <text:p text:style-name="P99">Offer price of “minus one” price bucket &lt; offer price of “minus two” price bucket</text:p>
      <text:p text:style-name="P29">){</text:p>
      <text:p text:style-name="P29"><text:s text:c="4"/>Y2= offer price associated with “minus one” price bucket;</text:p>
      <text:p text:style-name="P29"><text:s text:c="4"/>Y1= offer price associated with “minus two” price bucket; </text:p>
      <text:p text:style-name="P29"><text:s text:c="4"/>X2= number of new subscriptions with “minus one” price bucket;</text:p>
      <text:p text:style-name="P29"><text:s text:c="4"/>X1= number of new subscriptions with “minus two” price bucket;</text:p>
      <text:p text:style-name="P29"><text:s text:c="4"/></text:p>
      <text:p text:style-name="P29"><text:s text:c="4"/>Slope= (y2-y1)/(x2-x1);</text:p>
      <text:p text:style-name="P29"><text:s text:c="4"/>Intercept= latest MRP;</text:p>
      <text:p text:style-name="P29"><text:s text:c="4"/></text:p>
      <text:p text:style-name="P29"><text:s text:c="4"/>If(demand trend is UPWARD){</text:p>
      <text:p text:style-name="P31"><text:s text:c="2"/>Expected demand= </text:p>
      <text:p text:style-name="P31"><text:s text:c="2"/>new subscriptions associated with latest active price bucket + </text:p>
      <text:p text:style-name="P31"><text:s text:c="2"/>(new subscriptions associated with </text:p>
      <text:p text:style-name="P31"><text:s text:c="2"/>latest active price bucket * revenue change threshold for price change);</text:p>
      <text:p text:style-name="P29"><text:s text:c="4"/>}</text:p>
      <text:p text:style-name="P29"><text:s text:c="4"/>Else if( demand trend is DOWNWARD){</text:p>
      <text:p text:style-name="P32">Expected demand= </text:p>
      <text:p text:style-name="P32">New subscriptions associated with latest active price bucket -</text:p>
      <text:p text:style-name="P32">(new subscriptions associated with </text:p>
      <text:p text:style-name="P32">latest active price bucket * revenue change threshold for price change);</text:p>
      <text:p text:style-name="P29"><text:soft-page-break/><text:s text:c="4"/>} <text:s/><text:tab/> <text:tab/> <text:tab/></text:p>
      <text:p text:style-name="P27"><text:span text:style-name="T10"><text:tab/></text:span><text:span text:style-name="T3">//Offer price calculation based on demand function</text:span></text:p>
      <text:p text:style-name="P31">Offer price= intercept + slope*expected demand</text:p>
      <text:p text:style-name="P29"/>
      <text:p text:style-name="P29">}</text:p>
      <text:p text:style-name="P91">// When profit is reducing because demand is reducing despite offer price is reducing, there is no option but to continue this trend (reducing price)</text:p>
      <text:p text:style-name="P29"/>
      <text:p text:style-name="P29">Else if(</text:p>
      <text:p text:style-name="P29">number of earlier price buckets associated with product are 2 and both are “ACTIVE” </text:p>
      <text:p text:style-name="P29">AND</text:p>
      <text:p text:style-name="P91">//“minus one” is current active price bucket; “minus two” is previous active price bucket</text:p>
      <text:p text:style-name="P29">Total profit of “minus one” price bucket &lt; total profit of “minus two” price bucket</text:p>
      <text:p text:style-name="P29">AND</text:p>
      <text:p text:style-name="P29">Total subscriptions of “minus one” price bucket &lt; total subscriptions of “minus two” price bucket </text:p>
      <text:p text:style-name="P29">AND</text:p>
      <text:p text:style-name="P29">Offer price of “minus one” price bucket &lt; offer price of “minus two” price bucket</text:p>
      <text:p text:style-name="P29">){</text:p>
      <text:p text:style-name="P29"><text:s text:c="4"/>Y2= offer price associated with “minus one” price bucket;</text:p>
      <text:p text:style-name="P29"><text:s text:c="4"/>Y1= offer price associated with “minus two” price bucket; </text:p>
      <text:p text:style-name="P29"><text:s text:c="4"/>X2= number of new subscriptions with “minus one” price bucket;</text:p>
      <text:p text:style-name="P29"><text:s text:c="4"/>X1= number of new subscriptions with “minus two” price bucket;</text:p>
      <text:p text:style-name="P29"><text:s text:c="4"/></text:p>
      <text:p text:style-name="P29"><text:s text:c="4"/>Slope= (y2-y1)/(x2-x1);</text:p>
      <text:p text:style-name="P29"><text:s text:c="4"/>Intercept= latest MRP;</text:p>
      <text:p text:style-name="P29"><text:s text:c="4"/></text:p>
      <text:p text:style-name="P29"><text:s text:c="4"/>If(demand trend is UPWARD){</text:p>
      <text:p text:style-name="P31"><text:s text:c="2"/>Expected demand= </text:p>
      <text:p text:style-name="P31"><text:s text:c="2"/>new subscriptions associated with latest active price bucket + </text:p>
      <text:p text:style-name="P31"><text:s text:c="2"/>(new subscriptions associated with </text:p>
      <text:p text:style-name="P31"><text:s text:c="2"/>latest active price bucket * revenue change threshold for price change);</text:p>
      <text:p text:style-name="P29"><text:s text:c="4"/>}</text:p>
      <text:p text:style-name="P29"><text:s text:c="4"/>Else if( demand trend is DOWNWARD){</text:p>
      <text:p text:style-name="P32">Expected demand= </text:p>
      <text:p text:style-name="P32">New subscriptions associated with latest active price bucket -</text:p>
      <text:p text:style-name="P32">(new subscriptions associated with </text:p>
      <text:p text:style-name="P32">latest active price bucket * revenue change threshold for price change);</text:p>
      <text:p text:style-name="P29"><text:s text:c="4"/>} <text:s/></text:p>
      <text:p text:style-name="P27"><text:span text:style-name="T9"><text:s text:c="4"/></text:span><text:span text:style-name="T10"><text:tab/></text:span><text:span text:style-name="T3">//Offer price calculation based on demand function</text:span></text:p>
      <text:p text:style-name="P31">Offer price= intercept + slope*expected demand</text:p>
      <text:p text:style-name="P29"><text:tab/> <text:tab/> <text:tab/></text:p>
      <text:p text:style-name="P29">}</text:p>
      <text:p text:style-name="P91">// When profit is reducing despite of demand is growing it means that there is a need to adjust offer price at higher value than before, by changing the slope <text:s/></text:p>
      <text:p text:style-name="P29">Else if(</text:p>
      <text:p text:style-name="P29">number of earlier price buckets associated with product are 2 and both are “ACTIVE” </text:p>
      <text:p text:style-name="P29">AND</text:p>
      <text:p text:style-name="P91">//“minus one” is current active price bucket; “minus two” is previous active price bucket</text:p>
      <text:p text:style-name="P29">Total profit of “minus one” price bucket &lt; total profit of “minus two” price bucket</text:p>
      <text:p text:style-name="P29">AND</text:p>
      <text:p text:style-name="P29">Total subscriptions of “minus one” price bucket &gt; total subscriptions of “minus two” price bucket </text:p>
      <text:p text:style-name="P29">){</text:p>
      <text:p text:style-name="P89"><text:s text:c="5"/>Intercept= latest MRP; </text:p>
      <text:p text:style-name="P27"><text:span text:style-name="T10"><text:tab/></text:span><text:span text:style-name="T16">//Adjust slope with weighted average</text:span><text:span text:style-name="T10"><text:tab/></text:span></text:p>
      <text:p text:style-name="P89"><text:s text:c="5"/>Slope = slope associated with “minus one” price bucket –</text:p>
      <text:p text:style-name="P100"><text:soft-page-break/>(Slope associated with “minus one” price bucket * weighted average of <text:s/>ALL offer prices from active price bucket AND total subscription count for ALL active price buckets);</text:p>
      <text:p text:style-name="P27"><text:span text:style-name="T16">//Weighted Avg= (Σ</text:span><text:span text:style-name="T17"> </text:span><text:span text:style-name="T16">offer price per price bucket*total subscription count per price bucket)/(Σ sum of total subscription count per <text:s/>price bucket)</text:span></text:p>
      <text:p text:style-name="P27"><text:span text:style-name="T10"><text:tab/></text:span><text:span text:style-name="T3">//Offer price calculation based on demand function</text:span></text:p>
      <text:p text:style-name="P31">Offer price= intercept + slope*expected demand</text:p>
      <text:p text:style-name="P89">}</text:p>
      <text:p text:style-name="P91">// When profit is increased despite of increase in offer price (regardless of if demand is increasing or decreasing) then the demand function should get re-instated with based X (0 demand) and Y (MRP) values. <text:s/></text:p>
      <text:p text:style-name="P29">Else if(</text:p>
      <text:p text:style-name="P29">number of earlier price buckets associated with product are 2 and both are “ACTIVE” </text:p>
      <text:p text:style-name="P29">AND</text:p>
      <text:p text:style-name="P91">//“minus one” is current active price bucket; “minus two” is previous active price bucket</text:p>
      <text:p text:style-name="P29">Total profit of “minus one” price bucket &gt; total profit of “minus two” price bucket</text:p>
      <text:p text:style-name="P29">AND</text:p>
      <text:p text:style-name="P29">Offer price of “minus one” price bucket &gt; Offer price of “minus two price bucket”</text:p>
      <text:p text:style-name="P29">AND</text:p>
      <text:p text:style-name="P29">(Total subscriptions of “minus one” price bucket &lt; total subscriptions of “minus two” price bucket </text:p>
      <text:p text:style-name="P29">OR</text:p>
      <text:p text:style-name="P29">Total subscriptions of “minus one” price bucket &gt; total subscriptions of “minus two” price bucket)</text:p>
      <text:p text:style-name="P29">){</text:p>
      <text:p text:style-name="P27"><text:s text:c="9"/><text:span text:style-name="T9">Y2= offer price associated with “minus one” price bucket;</text:span></text:p>
      <text:p text:style-name="P29"><text:s text:c="4"/>Y1= MRP of latest price bucket </text:p>
      <text:p text:style-name="P29"><text:s text:c="4"/>X2= number of new subscriptions with “minus one” price bucket;</text:p>
      <text:p text:style-name="P29"><text:s text:c="4"/>X1= 0;</text:p>
      <text:p text:style-name="P29"><text:s text:c="4"/></text:p>
      <text:p text:style-name="P29"><text:s text:c="4"/>Slope= (y2-y1)/(x2-x1);</text:p>
      <text:p text:style-name="P29"><text:s text:c="4"/>Intercept= latest MRP;</text:p>
      <text:p text:style-name="P29"><text:s text:c="4"/>If(demand trend is UPWARD){</text:p>
      <text:p text:style-name="P31"><text:s text:c="2"/>Expected demand= </text:p>
      <text:p text:style-name="P31"><text:s text:c="2"/>new subscriptions associated with latest active price bucket + </text:p>
      <text:p text:style-name="P31"><text:s text:c="2"/>(new subscriptions associated with </text:p>
      <text:p text:style-name="P31"><text:s text:c="2"/>latest active price bucket * revenue change threshold for price change);</text:p>
      <text:p text:style-name="P29"><text:s text:c="4"/>}</text:p>
      <text:p text:style-name="P29"><text:s text:c="4"/>Else if( demand trend is DOWNWARD){</text:p>
      <text:p text:style-name="P32">Expected demand= </text:p>
      <text:p text:style-name="P32">New subscriptions associated with latest active price bucket -</text:p>
      <text:p text:style-name="P32">(new subscriptions associated with </text:p>
      <text:p text:style-name="P32">latest active price bucket * revenue change threshold for price change);</text:p>
      <text:p text:style-name="P29"><text:s text:c="4"/>} <text:s/></text:p>
      <text:p text:style-name="P27"><text:span text:style-name="T9"><text:s text:c="4"/>/</text:span><text:span text:style-name="T3">/Offer price calculation based on demand function</text:span></text:p>
      <text:p text:style-name="P29"><text:s text:c="4"/>Offer price= intercept + slope*expected demand</text:p>
      <text:p text:style-name="P22">}</text:p>
      <text:p text:style-name="P22"/>
      <text:p text:style-name="P22">The above algorithms should keep on varying offer price in response to varying demand and trying to ensure increase in profit is most of the cases except when demand is decreasing. Typical variations to offer price in response to demand is depicted in below graph.</text:p>
      <text:p text:style-name="P22"/>
      <text:p text:style-name="P21"><text:soft-page-break/><draw:frame draw:style-name="fr2" draw:name="Object3" text:anchor-type="as-char" svg:width="15.921cm" svg:height="13.536cm" draw:z-index="3"><draw:object xlink:href="./Object 4" xlink:type="simple" xlink:show="embed" xlink:actuate="onLoad"/><draw:image xlink:href="./ObjectReplacements/Object 4" xlink:type="simple" xlink:show="embed" xlink:actuate="onLoad"/><svg:desc>chart</svg:desc></draw:frame></text:p>
      <text:p text:style-name="P21"/>
      <text:p text:style-name="P22">X axis represents demand (total subscription count) and Y axis denotes prices being offered. As we see above the pricing algorithm tries to vary price in the range of 38 to 50 Rs. (50 Rs. being MRP and 37 Rs. being breakeven price) in response to variations in demand. The dimension which is not shown here is the variations in profit. The price is continuously getting adjusted in an attempt to keep increase in profit figures. Only exception case is where demand is decreasing, price will keep on decrease in order to attract more and more subscribers (thereby increase in demand at the cost of lesser profits or even losses). It can be also seen that when profit is decreasing despite of increase in demand price gets increased to keep profit upwards.</text:p>
      <text:h text:style-name="P10" text:outline-level="5">Regression based Price Calculation</text:h>
      <text:p text:style-name="P22"/>
      <text:p text:style-name="P22">Regression analysis is a statistical process of estimating relationship among variables. The focus is to establish relationship between a dependent variable and one or more independent variables so that for any combination of independent variables one can find value of dependent variable. In other words, regression analysis helps us understand how the value of a dependent variable changes when value of any of the independent variables is varied.</text:p>
      <text:p text:style-name="P22"><text:soft-page-break/>Regression analysis is widely used for predictions/forecasting. We can use regression analysis to “predict” value of offer price of a product based on changes in </text:p>
      <text:list xml:id="list385632950" text:style-name="WWNum23">
        <text:list-item>
          <text:p text:style-name="P44">Its demand</text:p>
        </text:list-item>
        <text:list-item>
          <text:p text:style-name="P44">Demand of its substitutes</text:p>
        </text:list-item>
        <text:list-item>
          <text:p text:style-name="P44">Demand of its complements</text:p>
        </text:list-item>
        <text:list-item>
          <text:p text:style-name="P44">Increased efforts on sales, advertising and marketing ( which is influencing change in its demand)</text:p>
        </text:list-item>
      </text:list>
      <text:p text:style-name="P18">In default/most simple case typical demand function is formed in the same way as described in earlier section as</text:p>
      <text:p text:style-name="P101">Price= Intercept + slope* quantity demanded</text:p>
      <text:p text:style-name="P102">In a complex form it can be something like</text:p>
      <text:p text:style-name="P33"><text:span text:style-name="T19">P= a + </text:span><text:span text:style-name="T20">α * Qself + β*Q (sub1+sub2+sub3) <text:s/>+ <text:s/></text:span><text:span text:style-name="T19"><text:s/></text:span><text:span text:style-name="T21">γ</text:span><text:span text:style-name="T20">*Cmktg</text:span></text:p>
      <text:p text:style-name="P103">P= price of a product</text:p>
      <text:p text:style-name="P103">a= intercept (typically MRP)</text:p>
      <text:p text:style-name="P103">α= coefficient1</text:p>
      <text:p text:style-name="P103">Qself= Product’s own demand </text:p>
      <text:p text:style-name="P103">β =coefficient2</text:p>
      <text:p text:style-name="P103">(sub1+ sub2+sub3) = total demand of all substitutes of a product</text:p>
      <text:p text:style-name="P103">γ = coefficient3</text:p>
      <text:p text:style-name="P103">Cmktg=cost incurred on sales and marketing expenses</text:p>
      <text:p text:style-name="P18">In both the above cases we have identified “price” as a dependent variable. It depends on demand as well as other independent variables such as demand of substitutes, expenses on sales and marketing etc. Since the relationship between dependent variable and independent variables may be</text:p>
      <text:p text:style-name="P18"/>
      <text:h text:style-name="P9" text:outline-level="4">Receive and process daily price quotes from main application.</text:h>
      <text:p text:style-name="P22"/>
      <text:p text:style-name="P22">Subscription business platform assumes that some administrator updates changes in purchase price/MRP of every product. Any such price change for a product should trigger a “Tagged price changed event”.</text:p>
      <text:p text:style-name="P22">As we have seen earlier, “Product Account” of each product maintains list of purchase price/MRP versions. So upon receiving the “Tagged price changed event” a new version of tagged offer price (composed of purchase price, MRP and change Date) is added to the list.</text:p>
      <text:p text:style-name="P85">Change of purchase price should first trigger offer price recalculation where new breakeven price should get calculated and used for verification of new offer price.</text:p>
      <text:p text:style-name="P22"><text:soft-page-break/>When purchase price undergoes change, it has a winder impact on overall revenue and profit recognition.</text:p>
      <text:p text:style-name="P22">Consider a scenario that for product X (it is price committed), there 3 active price buckets already existing prior to purchase price change, each having different number of subscriptions associated with each offer price. Assume that these 3 price buckets have offered prices based on earlier purchase price of 30 Rs and MRP as 55 Rs.. Also assume that standard total expense per unit for product X is 3 Rs. So the breakeven price will be 30+3=33 Rs. SO the 3 offered prices from these buckets are </text:p>
      <text:p text:style-name="P22">Bucket 1 has offered 50 Rs with 2000 active subscriptions out which 300 items have been delivered so far.</text:p>
      <text:p text:style-name="P22">Bucket 2 has offered 47 Rs. with 3300 active subscriptions out of which 450 have already been delivered.</text:p>
      <text:p text:style-name="P22">Bucket 3 has offered 45 Rs. with 5200 active subscriptions out of which 670 have already been delivered.</text:p>
      <text:p text:style-name="P22">Now purchase price has changed from 30 to 35 Rs. and MRP from 55 to 60 Rs. </text:p>
      <text:p text:style-name="P22">After purchase price changes there are 400 items delivered from price bucket1, 600 from price bucket 2 and 750 from price bucket3.</text:p>
      <text:p text:style-name="P22">For price bucket1 the recognized revenue = 400*50 = 20000 Rs. and breakeven cost=400*(35+3)=15200. Hence recognized profit =20000-15200=4800 Rs.</text:p>
      <text:p text:style-name="P22">For price bucket2 the recognized revenue = 600*47 = 28,200 Rs. and breakeven cost=600*(35+3) =22800. Hence recognized profit =28200-22800=5400 Rs. <text:s/></text:p>
      <text:p text:style-name="P22">For price bucket3 the recognized revenue = 750*45 = 33750 Rs. and breakeven cost=750*(35+3) =28500. Hence recognized profit =33750-28500=5250 Rs.</text:p>
      <text:p text:style-name="P22">As seen in the above example committed offer price could not be altered, but purchase price of the product undergoes change. So items delivered after purchase price increase report much lesser profit. </text:p>
      <text:p text:style-name="P22">Also understand form the above example that profit and revenue calculations are not based on number of subscriptions of any product but they are based on number of actual items delivered to subscribers till date. This is because subscription for a product is just an advance intimation of the desire to buy that product in specific quantity per specific period. It can be changed by subscriber any/multiple times during their subscription period. Revenue and profit get recognized only after actual items are successfully delivered to respective subscribers</text:p>
      <text:p text:style-name="P22"/>
      <text:h text:style-name="P9" text:outline-level="4">Receive and process subscription deliveries</text:h>
      <text:p text:style-name="P22"/>
      <text:p text:style-name="P22">Delivering desired count of units per product to a subscriber is expected managed by the main shopping application. Subscriber domain is responsible for triggering daily notifications for delivering delivery baskets to different subscribers.</text:p>
      <text:p text:style-name="P22"><text:soft-page-break/>When a subset of subscribed units of a product are delivered to a subscriber a delivery event is triggered by subscriber domain, the same event is received by each of the delivered product and it will update their appropriate price buckets for the delivered units.</text:p>
      <text:p text:style-name="P22">For example: A subscriber has registered for product X with 2 units each month. When a third delivery has been delivered, the delivery event is also received by product X and it will update the delivered (2) units of a price bucket (representing price which was committed to that subscriber). So at the time of subscription ‘new subscription count’ of the price bucket was updated with count 24 (2 per month * 12 months). At the third month delivery the “delivered count” of the same price bucket will be updated with value as 6 (2 per month * 3).</text:p>
      <text:p text:style-name="P22"/>
      <text:h text:style-name="P9" text:outline-level="4">Process price bucket expiration</text:h>
      <text:p text:style-name="P22"/>
      <text:p text:style-name="P22">When all subscribed units of a product, by a subscriber get successfully delivered to him/her, his/her subscription for that product is said to be completed. <text:s/>Each price bucket has an attribute “delivered subscription count”. When each delivery for a product is made its delivered subscription count is updated with number of unit delivered.</text:p>
      <text:p text:style-name="P22">Among the subscribers who have subscribed for a specific product either successfully receive all their deliveries or they cancel their remaining subscription. Subscription churn is accounted under “Churned subscription count”.</text:p>
      <text:p text:style-name="P22">Active subscribed items yet to be delivered = New Subscription count – (churned subscription count + delivered subscription count)</text:p>
      <text:p text:style-name="P22">When the above arithmetic returns zero (active subscribed items yet to be delivered=0), it means that the price bucket is exhausted with all subscriptions associated with its offer price. This price bucket is then marked as “EXPIRED” in data repository as well as removed from list of active price buckets in respective product’s product account.</text:p>
      <text:h text:style-name="P9" text:outline-level="4">Calculate total profit of a product</text:h>
      <text:p text:style-name="P22"/>
      <text:p text:style-name="P22">In subscription business model the same product is offered to different subscribers at different times with different prices, and these subscriptions are active at any point of time. So profit calculation for a product at any time is aggregation of profit calculation of each of its active price buckets.</text:p>
      <text:p text:style-name="P22">The examples described above in earlier section indicate how profit of each price bucket gets calculated separately for respective delivered items and then total profit is calculated by addition of all price bucket specific profits.</text:p>
      <text:p text:style-name="P22"><text:s/>For illustration purpose if we have to calculate profit at a given date after purchase price change then it will come out to be</text:p>
      <text:p text:style-name="P22">Total profit for product X at a given date = profit of price bucket1 at given date + profit of rice bucket2 at given date + profit of price bucket3 at given date.</text:p>
      <text:p text:style-name="P22">So Profit(X) = 4800 + 5400 + 5250= 15450</text:p>
      <text:p text:style-name="P22"><text:soft-page-break/>Profit of individual price bucket gets calculated every time some units of product are delivered. At the same time aggregate profit is getting updated.</text:p>
      <text:p text:style-name="P22"/>
      <text:h text:style-name="P9" text:outline-level="4">Contribute to Nodal Account</text:h>
      <text:p text:style-name="P13">Product collaboration model suggests that “excess” profit attributed due to “over” performance of some products can be provisioned for helping underperforming products to recover. When any product is underperforming typically following provisions are tried to boost its performance.</text:p>
      <text:list xml:id="list2141552312" text:style-name="WWNum21">
        <text:list-item>
          <text:p text:style-name="P76">Offer additional discounts/benefits on them so that price sensitive customer segment can be attracted.</text:p>
        </text:list-item>
        <text:list-item>
          <text:p text:style-name="P76">Increase advertisement expenses to promote that product and broadcast added benefits being offered on it.</text:p>
        </text:list-item>
        <text:list-item>
          <text:p text:style-name="P76">Initiate clearance sale for some underperforming products at throw away prices so as to minimize losses due to wastage of inventory due to expiry of such products.</text:p>
        </text:list-item>
      </text:list>
      <text:p text:style-name="P22">The “excess” profit amount is periodically added to a central account named as nodal account. <text:s/>In order to understand this better let’s define “excess” profit.</text:p>
      <text:p text:style-name="P22">Price change of a product is triggered by configured “threshold determinator” and “change threshold” values. Threshold determinator can be revenue or profit. Change threshold will be the percentage change in the determinator value which will trigger offer price recalculation.</text:p>
      <text:p text:style-name="P22">Consider that threshold determinator for product X is defined as “revenue” and “change threshold” value is set to 5%. It means when revenue of product X deviates (up or down) from its forecasted revenue figure by 5%, its price will be recalculated.</text:p>
      <text:p text:style-name="P22">If product X earns 7% more revenue than forecasted figure, it will trigger price calculation. But the additional 2% will be considered as “excess” revenue and hence will be contributed to nodal account.</text:p>
      <text:p text:style-name="P22">The same applies to products having “profit” as threshold determinator. In this case if 10% is the “change threshold” and of product earns 13% more profit than forecasted profit figure then the amount equivalent to “excess” 3% profit will be contributed to nodal account.</text:p>
      <text:p text:style-name="P22">When deliveries are made, revenue and profit get calculated and at the same time excess gains are added to nodal account.</text:p>
      <text:p text:style-name="P22">For each 100/ 1000/ 10000 Rs contributed (configurable) the product receives 1 credit point. These credit points serve three purposes.</text:p>
      <text:list xml:id="list254168269" text:style-name="WWNum22">
        <text:list-item>
          <text:p text:style-name="P77">It will ensure that the gains earned by a product should be attributed to itself even if it has contributed to nodal account and total gains visible in its own account are less(due to the donation described above)</text:p>
        </text:list-item>
        <text:list-item>
          <text:p text:style-name="P77">It will enable them to request for similar help from nodal account when similar situation may arise to them OR clearance sale need to be initiated for them OR Seasons sale need to be initiated for them OR additional discounts need to be provisioned for them for various reasons.</text:p>
        </text:list-item>
        <text:list-item>
          <text:p text:style-name="P77"><text:soft-page-break/>It will indicate their demand score in the form of credit points earned by them in business monitoring/reports which will help analysts take appropriate decisions while setting sales targets for them.</text:p>
        </text:list-item>
      </text:list>
      <text:p text:style-name="P22"/>
      <text:h text:style-name="P6" text:outline-level="2">Subscriber/Subscription</text:h>
      <text:p text:style-name="P22">Customer is an epicentre of any business, so does for Subscription business. Subscription business terms its customer as ‘Subscriber’ just to emphasize on his/her longer term association with the merchant.</text:p>
      <text:p text:style-name="P22">Merchant makes offering in a specific business line in the form of subscription and anyone who wishes avail these offerings, registers himself/herself as a ‘Subscriber’. Then such an enrolled subscriber initiates an agreement of desired duration with the business where he/she agrees to buy a set of products for a predefined time duration with defined periodicities and desired receipt dates. He/she initiates the same because he/she clearly see distinguishable cost benefits through price/discount commitments ( on some products), discounted offer prices on all the products, improved convenience due to doorstep deliveries at no costs etc. In addition to the advantages that business is offering, to honour the length and volume of ‘consistent’ business gained from a subscriber, lucrative benefits are offered to him/her in the form of reward points/cashback etc. as add-ons. Such an association is termed as ‘Subscription’. It is taken to the conclusion through series of deliveries as desired by the subscriber, and wishes that the overall experience by the subscriber will delight him/her and enable him/her to renew the subscription for the next period and so on.</text:p>
      <text:p text:style-name="P22">This short journey description has tried to provide the important activities/responsibilities those needs to be carried out to create a subscription, to deliver the consignments and to offer benefits. All these responsibilities associated with a subscriber and his subscriptions are dealt with, by the Subscriber domain.</text:p>
      <text:p text:style-name="P22">During subscription period subscriber has been given freedom to alter subscriptions of some products, cancel subscriptions of few products or even cancel the remaining aggregate subscription altogether. Such changes make impact on the deliveries yet to be dispatched to that subscriber and hence need to be corrected. Also since alterations happen at different times, the offer prices of products associated with a subscription, whose subscription is getting altered, also get influenced (as they may not be same) and may have considerable impact on overall subscription cost. Lastly the benefits offered to a subscriber are based on the length and volume of subscription. Alterations to subscription content/contract makes an impact on vesting these benefits so as to make sure that undue benefits should neither get passed to subscriber nor additional benefits gained should remain with merchant.</text:p>
      <text:p text:style-name="P22">Overall the Subscriber domain handles all interactions with subscriber, those related to their enrolment, registration/renewal of subscription, alterations to the agreed contracts etc. Along with these frond end operations the domain also handles background activities such as creation/recreation of deliveries, assigning latest offer prices to newly added products, vesting of benefits as per agreed schemes and only to active subscriptions etc..</text:p>
      <text:p text:style-name="P22">If I compare it with other domains Subscriber is one of the ‘active’ business domains as it works on the front end responsibilities associated with Subscribers and their subscriptions <text:soft-page-break/>and collect inputs which are then consumed by the ‘reactive’ domains such as Payments, Benefits for processing of majority of background responsibilities.</text:p>
      <text:p text:style-name="P22">Now let’s see each of its responsibilities through its lifecycle activities in a greater detail.</text:p>
      <text:h text:style-name="P8" text:outline-level="3">Lifecycle</text:h>
      <text:h text:style-name="P9" text:outline-level="4">Enrolment of a Subscriber</text:h>
      <text:p text:style-name="P22">Any interested customer can enrol himself/herself by providing name, address, and contact details. It is expected that he/she should provide at least one unique identifier to distinguish him/her from any other subscribers with matching name. Optionally an enrolment may also expect the subscriber id of a subscriber who may have ‘referred’ this new prospect for turning into a subscriber. This information is useful in offering referral benefits, if any when the new subscriber registers for a subscription. It is up to the merchant to decide if he/she wishes to execute any such referral scheme.</text:p>
      <text:p text:style-name="P22">The enrolment then enables the subscriber to register for a subscription. Remember that enrolment as a subscriber does not mandate registration of subscription. A subscriber has freedom to decide when to register a subscription, or weather to register it or not. Enrolment as a subscriber just indicates ‘intent’ to go for a subscription agreement now or later in time.</text:p>
      <text:p text:style-name="P22">An ‘enrolled’ subscriber may optionally write his/her wish-list to the merchant so as to make him/her think of registering for a subscription. Alternatively he/she may quote reasons for not registering for a subscription (even after enrolment as a subscriber) in the current context. Such an information provide valuable inputs to the merchants to revise their business model to align to subscribers expectations.</text:p>
      <text:h text:style-name="P9" text:outline-level="4">Registration/Renewal of Subscription</text:h>
      <text:p text:style-name="P22">Once enrolled a subscriber can now register a subscription. ‘Registration for a subscription’ is a collective term given to multiple subscriptions, each containing registration for each individual product for a fixed periodic receipt, for a fixed total duration. In a total subscription a subscriber can expect units of a product of desired quantity/volume to be received weekly, biweekly, monthly, quarterly etc. and periodicity of each subscribed product may be different( some are expected weekly whereas others may be expected quarterly). The total duration of subscription refers to the time difference between, first delivery of a subscription and last delivery of same subscription.</text:p>
      <text:p text:style-name="P22">Some rules are recommended to be enforced by the Subscription Ecosystem to prevent misuse of subscriptions.</text:p>
      <text:list xml:id="list700148887" text:style-name="WWNum74">
        <text:list-item>
          <text:p text:style-name="P45">A subscription must always have an upper limit on how much maximum total subscription cost is permissible in a subscription, beyond which a subscriber cannot subscribe for products. Example: An active instance of a subscription ecosystem has enforced Rs. 40,000 as the upper subscription limit. So any subscriber subscribing can max register for good volume costing up-to Rs. 40,000.</text:p>
        </text:list-item>
        <text:list-item>
          <text:p text:style-name="P45">A subscription must always have an upper limit on total subscription duration that a subscriber can subscribe products for. Example: An active instance of subscription ecosystem has set 12 months as upper subscription duration limit. It means any subscriber can subscribe for max 12 months of subscription.</text:p>
        </text:list-item>
        <text:list-item>
          <text:p text:style-name="P45">At a given point of time a subscriber can have only one active subscription. </text:p>
        </text:list-item>
      </text:list>
      <text:p text:style-name="P16"><text:soft-page-break/></text:p>
      <text:p text:style-name="P22">These rules are enforced so as to ensure that any reselling merchants should not misuse this ecosystem by registering multiple subscriptions against their profile with unlimited purchase ability and unlimited subscription duration so as to order goods offered at discounted prices in bulk, and reselling them to local customers at MRP.</text:p>
      <text:p text:style-name="P22">The enforcement on maximum subscription duration is also important if the merchant has adopted ‘price committed’ category for some of the products. This is because once a price of a product is committed to a subscription the commitment cannot last for undefined duration. Inflation is increasing product prices and hence there is a limit on till how much time a product can be sold with a initial committed price. Setting of upper limit on subscription duration automatically ensures that a committed price for any product will remain committed only until end of this subscription duration. When subscriber renews subscription new price will be effective.</text:p>
      <text:p text:style-name="P22">Completing registration of a subscription is a multi-step process. </text:p>
      <text:list xml:id="list3443492976" text:style-name="WWNum75">
        <text:list-item>
          <text:p text:style-name="P46">First subscriber associates himself/herself with a new active subscription.</text:p>
        </text:list-item>
        <text:list-item>
          <text:p text:style-name="P46">Then subscriber adds desired items to the subscription.</text:p>
        </text:list-item>
        <text:list-item>
          <text:p text:style-name="P46">For each item subscriber sets desired volume/quantity per delivery, desired periodicity and expected day of each period (week, month, quarter etc.) when the item is expected to be received.</text:p>
        </text:list-item>
        <text:list-item>
          <text:p text:style-name="P46">For each item added to the subscription its pricing category (price committed/percent discount committed/none committed) as set by the merchant and the latest offer price on the date of registration gets associated with that subscription. These attributes associated with each product in a subscription are going to determine the overall cost of this subscription.</text:p>
        </text:list-item>
        <text:list-item>
          <text:p text:style-name="P46">Subscriber will choose a payment scheme appropriate to his/her spend apatite, to determine how much/when the payments are expected towards this subscription.</text:p>
        </text:list-item>
        <text:list-item>
          <text:p text:style-name="P46">Optionally he/she may wish to provide shipping address which can be different than earlier registered address (es).</text:p>
        </text:list-item>
        <text:list-item>
          <text:p text:style-name="P46">At the end he/she is will be informed the payment calendar describing amount of each payment instalment and the milestone (before/after which delivery) when that instalment is expected, based on selected payment scheme. He/she is also informed how much benefits he/she will be gaining (subject to adherence to same exact subscription contract) and in what stages the benefits are going to be vested (based on benefit vesting policy adopted by merchant). This information will make him decide whether to confirm the subscription or to go back and make any alterations.</text:p>
        </text:list-item>
        <text:list-item>
          <text:p text:style-name="P46">Finally he/she gives consent to confirm the subscription, thereby activating it for execution.</text:p>
        </text:list-item>
      </text:list>
      <text:p text:style-name="P22">In case subscriber has completed earlier subscription and renewing it for next term the set of steps are going to be more or less same. Some convenience steps are assumed such as assuming same subscription content with same quantity and periodicity as earlier subscription so as to save time on re-specifying them again.</text:p>
      <text:h text:style-name="P9" text:outline-level="4"><text:soft-page-break/>Cancellation of Subscription</text:h>
      <text:p text:style-name="P22">A subscriber can cancel his/her subscription at any time during its active period. Cancellation of a subscription primarily means deletion of all the deliveries not yet dispatched and returning of any excess paid amount (above the actual cost of delivered subscriptions) back to subscriber.</text:p>
      <text:p text:style-name="P22">Cancellation also impacts determination of benefits to a subscriber, which he/she would otherwise have gained. As cancellation us impacting overall eligibility for a benefit scheme, in case the subscription falls short of eligibility criteria then earlier determined benefits (at the time of subscription confirmation) should get revoked and subscriber should not gain any benefit points/proposed cashbacks. But this may not be always true. Subscriber may already have gained some part of the total benefits, before falling short of a benefit criteria. This depends on vesting policy adopted by the merchant. Let’s see an example. </text:p>
      <text:p text:style-name="P22">Assume that benefit scheme (we will see more about them in the Benefit domain) determines number of reward points based on total subscription cost. When a subscriber subscribed, he became eligible for that benefit scheme and gained 20 reward points. Later subscriber cancelled his active subscription in between, due to which fallen short of his eligibility. What will happen to the awarded 20 points? <text:s/>In case merchant has adopted a policy to vest awarded points only upon the successful completion of registered subscription, then the subscriber will not get any points as the subscription got abruptly cancelled in between, thereby not fulfilling any benefit criteria. But if merchant has adopted some gradual vesting policy then subscriber may have already received some reward points (out of 20) already, as few points out of total awarded ones are vested to him before he/she cancelled. So ecosystem has a responsibility to determine vesting of reward point as part of closure of subscription when it gets cancelled.</text:p>
      <text:h text:style-name="P9" text:outline-level="4">Creation of deliveries</text:h>
      <text:p text:style-name="P22">The term ‘Delivery’ here refers to the specification of a delivery which is going to be dispatched to the target subscriber in future during active subscription period of current subscription. The ‘delivery’ definition lists its content (item-wise quantity), its dispatch date, dispatch address, delivery charges and total delivery cost. This specification of each delivery in a subscription is pre-emptively created when the subscription gets confirmed (even if the actual deliveries are to be made in future time) by its subscriber. The purpose of such a delivery specification is to lay out a deliveries calendar for the full subscription period and hand it over to concerned inventory and dispatch department so as to ensure their timely dispatch to target subscribers.</text:p>
      <text:p text:style-name="P22">The important differentiator of these deliveries definitions is their ‘smart’ creation. As we know that delivering a consignment attracts delivery charges, which is an ingredient of variable expenses. Delivery charges can get optimized if less deliveries of higher weight are made instead of more deliveries of lower weight. The ‘smart’ creation of deliveries refers to merging content of deliveries which are having overlapping/nearby timelines, thereby reducing number of actual deliveries and hence associated delivery cost. </text:p>
      <text:p text:style-name="P22">For example: A subscriber has ordered for 2 biweekly and 1 monthly delivery for each month then each 2<text:span text:style-name="T7">nd</text:span> biweekly delivery gets merged with each monthly delivery as both of them are expected in the last week of every month. Pre-emptive creation of deliveries ensure that all <text:soft-page-break/>such time overlapping deliveries are merged thereby making lesser deliveries but still ensuring that subscriber expected timelines for each of the deliveries are closely adhered to.</text:p>
      <text:p text:style-name="P22">Creation of deliveries occur at two occasions. When a subscription gets confirmed pre-emptive creation of all deliveries expected in that subscription is ‘smartly’ created. When subscriber wishes to alter subscription content it may impact some or all of the remaining deliveries. In such case the all impacted deliveries are dropped and new deliveries are created containing revised subscription content (as desired by subscriber). </text:p>
      <text:p text:style-name="P22">The new deliveries may be equal in number or may vary in case subscriber has added any more deliveries to the current subscription portfolio ore removed few. If subscriber altered the periodicities/desired timelines of receipts of each of the deliveries then number of deliveries may reduce even if subscriber has not dropped any. This will happen due to the smart arrangement of revised deliveries. Due to alteration of desired timelines if remaining deliveries are found to have any overlapping timelines, then they get clubbed, resulting into lesser deliveries count. Alternatively number of deliveries may grow in number even if subscriber has not added any deliveries but changed expected timelines of revised deliveries in such a way that smart merging of deliveries is not possible (as It was earlier).</text:p>
      <text:h text:style-name="P9" text:outline-level="4">Deletion of deliveries</text:h>
      <text:p text:style-name="P22">We have seen earlier that deliveries are pre-emptively created even before their actual dispatch so as to form their calendar to be used by dispatch for their actual dispatch. <text:s/>Thus these are ‘anticipated’ consignments in a subscription.</text:p>
      <text:p text:style-name="P22">When the subscription does not go as per initial agreement due to alterations to it, these anticipations prove false. At this time the deliveries get deleted.</text:p>
      <text:p text:style-name="P22">There are two occasions when deliveries get deleted. When a subscriber changes content or timelines or both for some/all of the remaining deliveries, all the deliveries to which this change becomes applicable gets deleted first and then recreated.</text:p>
      <text:p text:style-name="P22">Alternatively a subscriber may wish to intentionally drop few/all among the remaining deliveries because he/she doesn’t want them, deliveries get deleted. As stated in ‘Cancellation of Subscription’ these deliveries get deleted and invoke recalculation of benefits as well as stop vesting any benefit points if subscription falls below stated benefit criteria.</text:p>
      <text:p text:style-name="P22">Each time for any alterations made by subscriber, the ecosystem tries to calibrate deliveries by trying to merge overlapping deliveries (as described above) so as to optimize delivery cost.</text:p>
      <text:h text:style-name="P9" text:outline-level="4">Preparing delivery for dispatch</text:h>
      <text:p text:style-name="P22">‘Preparing a delivery for dispatch’ is the last event/activity before actually dispatching a delivery to its subscriber. Merchant decides when this ‘preparation’ step should be exercised relative to actual dispatch date. It may be 1, 2 or 3 days prior to actual dispatch of delivery. It is an important preparation step not only for Subscriber domain but also for other domains.</text:p>
      <text:p text:style-name="P22">It is the last point of time when the offer price of all the items in a delivery with price category ‘None Committed’ is updated with latest offer price. It is the last point of time when the MRP of all the items in a delivery with price category ‘Percent Discount Committed’ is updated. In case the MRP of an item is found different than the one at delivery creation then <text:soft-page-break/>it will also change the offer price of that item in that delivery. Thus total delivery cost is refreshed by refreshing offer prices of products in these two categories.</text:p>
      <text:p text:style-name="P22">The preparation of delivery for dispatch also triggers due payment calculation in Payments domain. Again it is the same activity of getting the latest offer price of ‘non committed’ items, MRP of ‘percent discount committed’ items in that deliveries and all deliveries after that and refresh due amount from that delivery as well as all pending deliveries. We will see that in detail, during the description for Payments domain.</text:p>
      <text:h text:style-name="P9" text:outline-level="4">Dispatching a delivery</text:h>
      <text:p text:style-name="P22">Few days prior to expected receipt date of a delivery the delivery is to be dispatched from the merchant. So it approves the dispatch of a delivery to the concerned dispatch department and marks the delivery as ‘dispatched’ in his/her record of deliveries of a subscription. Though dispatch of a delivery assume deemed success for that delivery, the delivery status gets tracked to see if delivery is really successfully delivered to its intended destination and whether it is fully accepted by the receiver. </text:p>
      <text:h text:style-name="P9" text:outline-level="4">Update Delivery Dispatch Status</text:h>
      <text:p text:style-name="P22">When delivery is dispatched to intended recipient it may yield either of the below outcomes</text:p>
      <text:list xml:id="list1207394111" text:style-name="WWNum76">
        <text:list-item>
          <text:p text:style-name="P47">Delivery is received and fully accepted by the recipient.</text:p>
        </text:list-item>
        <text:list-item>
          <text:p text:style-name="P47">Delivery received but few items are returned by the recipient</text:p>
        </text:list-item>
        <text:list-item>
          <text:p text:style-name="P47">Delivery not received and returned back Or delivery is received but fully returned by the recipient</text:p>
        </text:list-item>
      </text:list>
      <text:p text:style-name="P18">It is expected that the concerned dispatch department which tracks the success of each delivery and updating the delivery status in subscription ecosystem. Based on either of the above outcomes the ecosystem updates status of each delivered items in that delivery.</text:p>
      <text:list xml:id="list3869036411" text:style-name="WWNum77">
        <text:list-item>
          <text:p text:style-name="P48">In case item is delivered then its status gets registered as ‘delivered’ with actual date of dispatch and its offer price is materialized as recognized revenue.</text:p>
        </text:list-item>
        <text:list-item>
          <text:p text:style-name="P48">In case item is not delivered or returned back, its status is registered as ‘Failure’ with appropriate reason on why it has failed. In this case its offer price cannot contribute to recognized revenue and needs to be returned back to the subscriber. </text:p>
        </text:list-item>
      </text:list>
      <text:p text:style-name="P18">So the delivery dispatch status is sent to different domain and it is treated in each of the domains as following.</text:p>
      <text:list xml:id="list1659139394" text:style-name="WWNum78">
        <text:list-item>
          <text:p text:style-name="P49">In Business domain for all items in a delivery if the dispatch status is registered as ‘Delivered’ their offer price is debited from advance booking amount (if any) paid by its subscriber and credited to recognized revenue. For items having status as ‘Failed’ no transfer of amount takes place.</text:p>
        </text:list-item>
        <text:list-item>
          <text:p text:style-name="P49">In Payments domain for each item in a delivery if dispatch status is ‘Delivered’ the item status replicated as ‘Delivered’. The items for which delivery status is ‘Failure’ their appropriate offer price is moved back to refund amount for processing refunds.</text:p>
        </text:list-item>
      </text:list>
      <text:p text:style-name="P23"/>
      <text:h text:style-name="P5" text:outline-level="2">Benefits</text:h>
      <text:p text:style-name="P22">Subscription is special business model in the sense that it has more ability to gain long term customer affiliation with the enabler as compared to any other business approach. The convenience factor provided for the subscriber to subscribe once and then keep receiving desired goods items at desired intervals appears lucrative enough to make customer remain affiliated with the subscription enabler (merchant) for as long as possible.</text:p>
      <text:p text:style-name="P22">But expecting longer term customer affiliation merely based on the inherent convenience factor offered as an obvious outcome by the business model, will be considered as taking the customers for granted. There should be some ‘value additions’ offered by the merchant, so strong <text:s/>that those will attract subscriber to remain associated as long as he/she can, keep on tempting him to buy as much as he/she can and also make him put deliberate efforts on attracting his/her colleagues / friends / relatives to subscribe too. The outcomes of such value additions increase the predictability, sustainability as well as growth of the business manifold at a marginal cost incurred by the merchant on them.</text:p>
      <text:p text:style-name="P22">Such advantages come from the add on benefits .A ‘Benefit’ is a generic term to describe some advantage/plus point gained by subscribers/offered by merchants. We are not discussing the obvious advantages such as convenience or usability aspect of subscription business but wish to describe those which are explicitly offered by merchant to enable, ensure and enhance customer experience in addition to the obvious ones. </text:p>
      <text:p text:style-name="P22">There are different reasons for offering benefits. Let’s list type of benefits based on the reasons they are distributed.</text:p>
      <text:list xml:id="list3737023839" text:style-name="WWNum79">
        <text:list-item>
          <text:p text:style-name="P50">Default Benefits: All active subscribers, so as to enhance their overall shopping experience with subscription enabler.</text:p>
        </text:list-item>
        <text:list-item>
          <text:p text:style-name="P50">Subscription Criteria based benefits: All active subscribers who fulfil certain buying criteria such as specific volume of buying, buying for more than specific duration, buying of a specific brand for more than a specific volume/quantity etc.</text:p>
        </text:list-item>
        <text:list-item>
          <text:p text:style-name="P50">Promotional Benefits: All subscribers who refer their friends/relatives/colleagues as potential subscribers.</text:p>
        </text:list-item>
        <text:list-item>
          <text:p text:style-name="P50">Motivational benefits: All subscribers who are stepping into buying experience with a merchant for the first time.</text:p>
        </text:list-item>
        <text:list-item>
          <text:p text:style-name="P50">Business Continuity/Damage Control Benefits: All subscribers who are stepping out of buying experience with a merchant due to some reasons.</text:p>
        </text:list-item>
        <text:list-item>
          <text:p text:style-name="P50">Loyalty Benefits: All subscribers who have renewed their subscriptions multiple times and have been serving as loyal customers of a merchant since long time.</text:p>
        </text:list-item>
        <text:list-item>
          <text:p text:style-name="P50">Occasional Benefits: Some benefits on festive occasions, sharing happiness upon merchant’s continuous growth, crossing some important milestones etc.</text:p>
        </text:list-item>
      </text:list>
      <text:p text:style-name="P22">If we observe description of each benefit type, each one has</text:p>
      <text:list xml:id="list2894888282" text:style-name="WWNum80">
        <text:list-item>
          <text:p text:style-name="P51">Criteria: What is the reason of awarding a benefit? What is the threshold of the reason?</text:p>
        </text:list-item>
        <text:list-item>
          <text:p text:style-name="P51">Value: How much value should be awarded upon fulfilling the criteria</text:p>
        </text:list-item>
        <text:list-item>
          <text:p text:style-name="P51">Active period and applicability: Is a benefit active/expired Will it be applicable only to old subscriptions (beyond certain date) or even to current subscriptions.</text:p>
        </text:list-item>
      </text:list>
      <text:p text:style-name="P22"><text:soft-page-break/>Thus merchant can define a new benefit scheme by determining its criteria, value being awarded upon becoming eligible for the criteria and in proportion to the excess eligibility to the stated criteria and active period of that benefit scheme. Some benefit schemes are flat in terms of eligibility whereas others are multilevel benefit scheme. Let’s see example of each.</text:p>
      <text:list xml:id="list3991548929" text:style-name="WWNum81">
        <text:list-item>
          <text:p text:style-name="P52">A benefit scheme stating that any subscriber who has completed three subscription cycles will be given 20 reward points. This is an example of flat benefit scheme because the criteria is Boolean in nature. IN case a subscriber fulfils it( true) he/she will get 20 reward <text:s/>points else( false(nothing).</text:p>
        </text:list-item>
        <text:list-item>
          <text:p text:style-name="P52">A benefit scheme stating that a subscriber who subscribes for more than Rs. 40,000 of goods in a subscription cycle will be given 10 reward points if subscription value lies between Rs. 40,000 to Rs. 42,000, 20 points if subscription value lies between Rs. 42,001 to Rs. 45,000 and 40 reward points if its more than Rs. 45,000. This is an example of multilevel benefit scheme.</text:p>
        </text:list-item>
        <text:list-item>
          <text:p text:style-name="P52">Another variant of multi-level benefit scheme is a linearly proportional benefit scheme where any one subscribing for more than Rs.40,000 of goods in a single subscription cycle will be availing reward points proportional to his excess purchase ( on top of 40,000).</text:p>
        </text:list-item>
      </text:list>
      <text:p text:style-name="P22">As merchant has to invest some part of his gains for executing a benefit scheme, he/she needs to be super precise about where he/she should invest which should maximize his/her gains. How will a merchant decide which benefit scheme should be set up? In other words how will a merchant decide which benefit scheme will yield maximum gains for him/her? Accordingly merchant decides to set up a benefit scheme and define life period of each of it.</text:p>
      <text:p text:style-name="P22">Ecosystem should help finding the merchant answer to these questions.</text:p>
      <text:p text:style-name="P22">Let’s walk through the lifecycle of Benefits domain to see how its responsibilities are carried out through its lifecycle events.</text:p>
      <text:h text:style-name="P8" text:outline-level="3">Lifecycle</text:h>
      <text:h text:style-name="P9" text:outline-level="4">Definition and activation of a benefit scheme</text:h>
      <text:p text:style-name="P22">Merchant can define a new benefit scheme any time. The scheme will have the rule containing criteria and reward value (upon standing eligible for that criteria). It must also have start date. This is because the benefit scheme will become applicable to subscriptions which are registered on/after the scheme start date. End date is optional and if not provided it will be 31-12-9999.</text:p>
      <text:p text:style-name="P22">Let’s try to build some example benefit scheme by making use of some hypothecated scheme language which will enable merchant to build a generic scheme definition. </text:p>
      <text:p text:style-name="P92">GIVEN THAT </text:p>
      <text:p text:style-name="P92"><text:tab/>(MONEY_CONVERSION_UNIT AS 1000 CURRENCY AND</text:p>
      <text:p text:style-name="P92"><text:tab/>PERIOD_CONVERSION_UNIT AS 2 MONTH) = 1 POINT</text:p>
      <text:p text:style-name="P92">CONFIGURE AS </text:p>
      <text:p text:style-name="P104">((TOTAL_SUBSCRIPTION_AMOUNT/MONEY_CONVERSION_UNIT/ PERIOD_CONVERSION_UNIT)* (TOTAL_SUBSCRIPTION_PERIOD))/UNIT_REWARD_POINT_AMOUNT</text:p>
      <text:p text:style-name="P92">ELIGIBLE WHEN </text:p>
      <text:p text:style-name="P92"><text:tab/>TOTAL_SUBSCRIPTON_AMOUNT &gt; 20000 AND </text:p>
      <text:p text:style-name="P92"><text:soft-page-break/><text:tab/>TOTAL_SUBSCRIPTON_AMOUNT &lt; 30000 AND </text:p>
      <text:p text:style-name="P92"><text:tab/>TOTAL_SUBSCRIPTION_PERIOD == 12</text:p>
      <text:p text:style-name="P92">PAY AS </text:p>
      <text:p text:style-name="P93"><text:s/><text:tab/>AFTER ¼,½, ¾ OF TOTAL DELIVERIES IN DEFAULT PROPORTION;</text:p>
      <text:p text:style-name="P22"/>
      <text:p text:style-name="P22">As stated in the sample scheme definition, it should contain following 4 parts</text:p>
      <text:list xml:id="list34665210" text:style-name="WWNum83">
        <text:list-item>
          <text:p text:style-name="P53">Define Conversion Units: First it defines the conversion units for money value and for duration value. Since the benefit value for a subscription is mainly calculated on monetary gains from a subscription in the form of total subscription amount, total profit etc. and then on duration of association of a subscriber with merchant, expressed as subscription period, base denominator units of these terms need to be defined as they will get used in the formula to calculate benefit points. </text:p>
        </text:list-item>
      </text:list>
      <text:p text:style-name="P16">In above example it says that for each combination of 1000 currency (currency is region independent currency representation; In India it will be considered as rupees, in US dollars etc.) <text:s/>AND 2 months 1 benefit point should be awarded. </text:p>
      <text:list xml:id="list162102715262318" text:continue-numbering="true" text:style-name="WWNum83">
        <text:list-item>
          <text:p text:style-name="P53">Define Benefits calculation Formula: The conversion units defined in step1 are applied on the total subscription amount and total subscription period of a subscription. Also the money value of 1 benefit point is the absolute denominator to the calculated points, so as to ensure that benefit points of appropriate money value are awarded. In case value of 1 point changes in future, due to this denominator the money value of benefits will still remain the same for same eligibility criteria.</text:p>
        </text:list-item>
      </text:list>
      <text:p text:style-name="P16">Assume that total subscription amount is 40,000 Rs. and total subscription period is 12 months, and money value of 1 benefit point is 1 Rs.. So the points will be (((40000/1000)/2) * 12)/1 = 240 points. <text:s/>It also means the subscription is eligible to receive benefits equivalent to 240 Rs.</text:p>
      <text:p text:style-name="P16">In case value of a benefit point changes from 1 Rs to 2 Rs. Total number of reward points will be 240/2=120 benefit points. </text:p>
      <text:list xml:id="list162102574847324" text:continue-numbering="true" text:style-name="WWNum83">
        <text:list-item>
          <text:p text:style-name="P53">Define Eligibility Criteria: Step 2 of the definition gets executed (using step1) ONLY if a subscription stands eligible in the criteria defined (step 3). Criteria tells that how a subscription will stand eligible for said benefit.</text:p>
        </text:list-item>
      </text:list>
      <text:p text:style-name="P16">Here it states that only those subscriptions are eligible for benefits for which the total subscription amount lies between Rs. 20000 and Rs. 30000 and total subscription period is equal to 12 months.</text:p>
      <text:list xml:id="list162102706702853" text:continue-numbering="true" text:style-name="WWNum83">
        <text:list-item>
          <text:p text:style-name="P53">Vesting policy: Steps 4 talks about vesting policy. Vesting policy determines how benefits earned by an eligible subscriber (at his contract confirmation) are going to be credited to him for use. Vesting policy is applied to the calculated total benefits at the time of subscription confirmation. Benefits calculation is based on an assumption that the subscription contract which has been confirmed by the subscriber will remain constant throughout its lifetime. At this time not a single delivery has been made, and there is a full possibility that subscriber may alter his currently confirmed subscription contract or even abruptly terminate the same. Then why are we requiring to calculate benefits at confirmation? Our explanation to this question is, to tempt the subscriber to adhere to the confirmed subscription, it is advisable to calculate the add-on benefits in advance and inform him/her about them. It will act as a motivational measure for him to which may make him keep the contract intact or in better case increase the contract by adding more items/quantity/duration to it so as to gain more benefits. </text:p>
        </text:list-item>
      </text:list>
      <text:p text:style-name="P16"><text:soft-page-break/>It is essential that the earned benefits should be vested to him/her in such a way that any negative alterations or abrupt cancellation of subscription, neither makes subscriber win undue benefits nor they incur losses to the merchant ( for passing undue benefits to a subscriber for an eligibility which he/she has broken).</text:p>
      <text:p text:style-name="P16">In the above example, vesting scheme states that if a subscription stands eligible according to step 2 and hence eligible for benefits/reward points calculated as per step 3, then these points will be actually credited in subscriber’s account after 1/4<text:span text:style-name="T7">th</text:span> of total deliveries,1/2 of total deliveries and ¾ of total deliveries in equal proportion. Here as total deliveries are 12 and total reward points are 240, it means 80 points will be vested after delivering 3<text:span text:style-name="T7">rd</text:span> delivery, 80 points after 6<text:span text:style-name="T7">th</text:span> delivery and last 80 will be vested after 9<text:span text:style-name="T7">th</text:span> delivery.</text:p>
      <text:p text:style-name="P22">In simplest case merchant can issue a circular stating a desired benefit scheme to all the concerned staff so that they will process benefits to the eligible subscribers manually. A relatively automated yet simple way is to build a scheme language using some excel based formula template which will determine eligibility of subscriptions. Ideally the benefits scheme should be driven though some automated software system where it has capability to find subscribers found eligible for one or more benefit schemes as well as calculate their benefits as per scheme rules. <text:s/>In case of software system for understanding how to define benefit scheme refer to appendix.</text:p>
      <text:h text:style-name="P9" text:outline-level="4">Application of a benefit scheme</text:h>
      <text:p text:style-name="P22">When a subscriber registers or renews a subscription, the subscription confirmation event triggers verification of eligibility of that subscription against one or more active benefit schemes. All the subscription information necessary for verification against all schemes such as total subscription amount, total subscription period, count of subscription cycle by the same subscriber, total subscription cost for each brand etc. is examined against each active scheme rule and verified if the subscription is found eligible against any of the schemes. In case the subscription is found eligible against a benefit scheme then depending upon nature of scheme (flat criteria, multilevel criteria or linear) total benefits are calculated for that subscription.</text:p>
      <text:p text:style-name="P22">As deliveries are getting pre-emptively created at the time of subscription confirmation, based on vesting policy used by the benefit scheme the calculated benefits are distributed across deliveries. With each target delivery derived using the vesting policy, some part of benefits are vested to the subscriber. If subscriber cancels subscription then the benefits associated with deliveries which have not been made yet, are not vested to him/her.</text:p>
      <text:h text:style-name="P9" text:outline-level="4">Refreshing of benefit applicability</text:h>
      <text:p text:style-name="P22">When subscriber makes alterations to the subscription by adding/removing content/deliveries or modifying quantity etc. the deliveries to which these changes are made are dropped and recreated with revised content (and quantity). In this case the benefits are re-determined. There are three possible outcomes of this re-determination</text:p>
      <text:list xml:id="list361930669" text:style-name="WWNum82">
        <text:list-item>
          <text:p text:style-name="P54">The subscriber who was earlier eligible for a benefit scheme is now no more eligible. In this case the pending deliveries with which benefits are associated are cleared off. Nothing can be done for the benefits which are already vested to the subscriber. He may have already used them towards payments for some instalments.</text:p>
        </text:list-item>
        <text:list-item>
          <text:p text:style-name="P54"><text:soft-page-break/>The subscriber who was earlier eligible for x quantity of benefits, is now eligible for y quantity. In such case already vested benefits are subtracted from y, the remaining benefits are then redistributed among pending deliveries using the adopted vesting policy. </text:p>
        </text:list-item>
        <text:list-item>
          <text:p text:style-name="P54">The subscriber who was earlier not eligible for any benefit scheme has now become eligible to a benefit scheme. Hence the benefit quantity is calculated for him/her and then vesting policy is applied on the calculated benefits to find out deliveries with which part of these benefits should be associated. This calculation of determining eligibility as well as determining vesting quantity for designated deliveries is done for the total subscription and not for the remaining subscription (when alteration is made). If the deliveries with which part of benefits get associated are already passed/delivered then those benefit parts are vested in remaining/pending deliveries using the same vesting policy.</text:p>
        </text:list-item>
      </text:list>
      <text:h text:style-name="P9" text:outline-level="4">Recommendation for most appropriate benefit schemes</text:h>
      <text:p text:style-name="P22">When merchant starts new subscription venture he/she applies past experience to determine </text:p>
      <text:list xml:id="list4008737527" text:style-name="WWNum84">
        <text:list-item>
          <text:p text:style-name="P55">What aspect of subscription needs promotional measures such as benefits? It may be <text:s/>encouraging subscribers to subscribe for more volume/amount of goods per subscription, or may be to motivate them to subscriber for longest possible subscription period, or to inspire them to renew their subscriptions as many times as possible or prevent them from abruptly cancelling subscription or to promote subscription of products of a specific brand. These are just few examples that am quoting to understand different aspects those these business promotions.</text:p>
        </text:list-item>
        <text:list-item>
          <text:p text:style-name="P55">For a selected promotional aspect what should be the criteria and it’s upper and lower limits those needs to be applied so as to ensure ‘gradual’ growth of business for the target aspect. Example: In case the promotional aspect is to encourage maximum subscribers to renew their subscriptions multiple times, then after how many renewals merchant wishes to offer benefits? In case merchant observes that majority of subscriptions are not renewed at all then he/she will decide to offer rewards if a subscription is renewed even once. But when the situation will improve and more than average number of subscriptions start getting renewed once, then merchant may wish to increase the criteria to 2 subscriptions, thereby ensuring gradual growth in number of renewals.</text:p>
        </text:list-item>
        <text:list-item>
          <text:p text:style-name="P55">For a selected promotional aspect how much benefits to be awarded to eligible subscribers / subscriptions? This is a budgetary concern and gets handled by the Business domain. But the basic philosophy to determine how much benefits per eligible subscription should be awarded, is first to analyse current performance of the aspect/concern under discussion and then determine how much growth is expected in that aspect in current year. Needless to say that some forecasting technique will be applied to understand predicted outcome for that aspect in current year and the merchant decides how much more growth can be targeted/feasible to be targeted. If the growth target is very ambitious then more rewards per eligible subscription will be determined else marginal rewards will be offered. Accordingly number of reward points per eligible subscription are determined.</text:p>
        </text:list-item>
        <text:list-item>
          <text:p text:style-name="P55">Finally based on past experience merchant will decide how the awarded benefits should be vested to eligible subscriptions. Again the trend of cancellations among the eligible subscriptions in the past is used to determine how the vesting should be done <text:soft-page-break/>so that eligible subscription will only get the benefits equivalent to the goods that they have received and do not get any undue benefits.</text:p>
        </text:list-item>
      </text:list>
      <text:p text:style-name="P18">The same process of analysis can be automated using a sophisticated software system. We will see the details for the same in Appendix.</text:p>
      <text:h text:style-name="P9" text:outline-level="4">Extending life period</text:h>
      <text:p text:style-name="P22">The process followed when a subscriber wishes to extend his/her current subscription for more goods and for more deliveries, is the same as what is described under “Refreshing of Benefits Applicability”. The benefits are recalculated and their vesting deliveries are re-determined. </text:p>
      <text:h text:style-name="P9" text:outline-level="4">Closing of a scheme</text:h>
      <text:p text:style-name="P22">When merchant wishes to close any existing active benefit scheme, he/she should be update its end date to a desired date. The ’expiring’ benefit will remain applicable to all the eligible subscription which are registered before its closing date. The scheme will no more be available to any new subscriptions which get registered after the scheme closure date.</text:p>
      <text:p text:style-name="P23"/>
      <text:h text:style-name="P5" text:outline-level="2">Payments</text:h>
      <text:p text:style-name="P22">As we understood in the objectives section, processing payments is a specialized activity in subscription business model. This is because payment for a subscription</text:p>
      <text:list xml:id="list1815657681" text:style-name="WWNum55">
        <text:list-item>
          <text:p text:style-name="P56">Needs to be determined <text:s/>when subscription is initiated</text:p>
        </text:list-item>
        <text:list-item>
          <text:p text:style-name="P56">Needs to be tracked according to the agreed payment ‘scheme’</text:p>
        </text:list-item>
        <text:list-item>
          <text:p text:style-name="P56">Needs to be corrected according to variations in product prices or due to alterations in subscription agreements</text:p>
        </text:list-item>
        <text:list-item>
          <text:p text:style-name="P56">If found excess then needs to be refunded or adjusted in next deliveries /subscription</text:p>
        </text:list-item>
      </text:list>
      <text:p text:style-name="P22">Hence a dedicated ‘Payments’ domain is essential when thinking about subscription business. As said above this domain is responsible for determining and periodically ‘correcting’ the payments to be made by each subscribers for their active subscriptions. It is responsible for tracking the payments received for each active subscription, validating them against the chosen payment scheme and accordingly conveying decision to subscriber domain if next deliveries for those subscribers are allowed for dispatch. Finally it is responsible for calculating refunds if any and providing means to refund excess payment amounts to eligible subscribers through various means.</text:p>
      <text:p text:style-name="P22">Actual payment to be made by the subscribers through various electronic or physical means is expected to be handled by the shopping website/app/agencies and hence not being discussed as part of this domain. We will discuss how the incoming payment should get adjusted against the due amount for each of the deliveries so that 100% due payment for each delivery is fulfilled in the order of their delivery sequence.</text:p>
      <text:p text:style-name="P22">Payment domain has to be vigilant about </text:p>
      <text:list xml:id="list3092595547" text:style-name="WWNum49">
        <text:list-item>
          <text:p text:style-name="P57">Changes happening to the offer prices of various products </text:p>
        </text:list-item>
        <text:list-item>
          <text:p text:style-name="P57">Changes to the tagged prices(MRP) of each ingredient product. </text:p>
        </text:list-item>
        <text:list-item>
          <text:p text:style-name="P57">Number of alterations made by subscribers to their active subscriptions during subscription lifetime. </text:p>
        </text:list-item>
      </text:list>
      <text:p text:style-name="P22">These activities influence alterations to the total amount to be paid by the subscribers.</text:p>
      <text:p text:style-name="P22">We have already seen in the “objectives” section that the total payment of a subscription, calculated at registration of a subscription may not remain constant due to various reasons, such as</text:p>
      <text:list xml:id="list55014367" text:style-name="WWNum47">
        <text:list-item>
          <text:p text:style-name="P58">Change to offer prices of “none committed” products contained in a subscription, during active tenure of that subscription.</text:p>
        </text:list-item>
        <text:list-item>
          <text:p text:style-name="P58">Change of MRPs of a “percent discount committed” products contained in a subscription, during its active tenure, which influences alteration to its absolute value of offer price (as absolute offer price is derived by applying fixed discount percent on ‘latest’ MRP).</text:p>
        </text:list-item>
        <text:list-item>
          <text:p text:style-name="P58">Alteration of subscription content or abrupt termination of a subscription, which may warrant recovery of remaining payment OR may warrant refund (in case major payment is received as advance).</text:p>
        </text:list-item>
      </text:list>
      <text:p text:style-name="P22">All the above factors influencing changes in total subscription amount, expects Payments domain to possess ability to recalculate and ‘correct’ due payment repeatedly at appropriate triggers/events.</text:p>
      <text:p text:style-name="P22"><text:soft-page-break/>Frequent variations in prices as well as subscription content may result in excess amount paid by subscriber, which may need to be refunded to him/her. So the domains should have defined policies for refund.</text:p>
      <text:p text:style-name="P22">Payment domain is mostly reactive in nature and mainly responds to different events happening in other domains. Let’s walk through lifecycle of Payments Domain.</text:p>
      <text:h text:style-name="P8" text:outline-level="3">Lifecycle</text:h>
      <text:h text:style-name="P9" text:outline-level="4">Registration of products, categories and prices</text:h>
      <text:p text:style-name="P13">Registration of products happen with Payments domain, when it happens with Product domain. Product registration in Payments is inevitable as the total payment of a subscription is an aggregation of payments due to each of the ingredient products and variations in it due to their price variations. The price of a product and time to time variations in it (as per the pricing category) is determined by the product domain, but these changes keeps getting percolated to Payments domain as well. The registration of a product brings in its latest offer price, tagged price and product category. This information is required for calculation of due payment of a subscription as well as periodic corrections in it.</text:p>
      <text:p text:style-name="P12"/>
      <text:h text:style-name="P9" text:outline-level="4">Registration of Payment Scheme </text:h>
      <text:p text:style-name="P13">Merchant is expected to define one or more ‘payment schemes’ at the initiation of subscription business as well as ,may add new payment schemes from time to time. A payment scheme is a rule which dictates how the payment is expected from subscriber. The expectation is set through following steps</text:p>
      <text:list xml:id="list910038210" text:style-name="WWNum46">
        <text:list-item>
          <text:list>
            <text:list-item>
              <text:p text:style-name="P80">Amount of ‘advance’ payment expected (in proportion to total payment) before starting any deliveries for a registered subscription.</text:p>
            </text:list-item>
            <text:list-item>
              <text:p text:style-name="P80">The delivery cycles/sequences before/after which an instalment of total due payment is expected to be received as well as instalment proportion out of total due payment at that time. <text:s/></text:p>
            </text:list-item>
          </text:list>
        </text:list-item>
      </text:list>
      <text:p text:style-name="P22">Violation of the chosen payment scheme may cause halting of next deliveries as the expectations around the fulfilment of due payment as defined by the scheme have not been met by a subscriber.</text:p>
      <text:p text:style-name="P13">In case multiple payment schemes are offered to subscribers, each subscription should have an single associated payment scheme which will act as a validation rule while determining whether to dispatch next delivery or not.</text:p>
      <text:p text:style-name="P13">When any subscription is getting registered/renewed the list of payment schemes enables a subscriber to choose one scheme in the list so as to determine how he/she wants to make payment for his/her subscription. Once subscriber chooses a payment scheme for his current subscription the same cannot be changed during current subscription.</text:p>
      <text:p text:style-name="P12"/>
      <text:h text:style-name="P9" text:outline-level="4">Registration of a new/renewed subscription</text:h>
      <text:p text:style-name="P13">When a subscription is newly registered or renewed (in subscriber domain), it results into creation of new payment account for that subscription. <text:s/>The lifecycle of a payment account is closely associated with the lifecycle of its subscription. </text:p>
      <text:p text:style-name="P13"><text:soft-page-break/>Payment account maintains the total due payment from a subscription as well as periodic variations in it (due to price changes). The information of due payment is maintained at an aggregate level, as well as at each delivery level (due payment per delivery), so that any incoming payments will get adjusted against total due payment as well as each delivery wise due payment. Thus Payment account is responsible for tracking incoming payment against lined up deliveries. </text:p>
      <text:p text:style-name="P22">Payment account also maintains information on reward points collected by a subscriber in the current/earlier subscriptions as well as refundable amount if any. Thus when subscriber instructs the ecosystem to adjust the available gains against due payments, payment account automatically takes care of the same.</text:p>
      <text:h text:style-name="P9" text:outline-level="4">Selection of a Payment Scheme</text:h>
      <text:p text:style-name="P13">In order to manage total subscription cost through series of instalments, every subscriber is expected to select and then adhere to a payment scheme suitable to his/her appetite among those defined by subscriber.</text:p>
      <text:p text:style-name="P13">A Payment Scheme is a rule which tells in what phases (time line) and slabs (instalment amount) the total due payment from a subscription is expected to be received.</text:p>
      <text:p text:style-name="P13">Example of payment schemes are given below:</text:p>
      <text:p text:style-name="P94">PAY 100% OF CURRENT SUBSCRIPTION AMOUNT ON SUBSCRIPTION CONFIRMATION</text:p>
      <text:p text:style-name="P94">AND</text:p>
      <text:p text:style-name="P27">PAY RESIDUAL DUE AMOUNT AFTER <text:span text:style-name="T6">½ OF TOTAL,</text:span> <text:span text:style-name="T6">¾ OF TOTAL</text:span> DELIVERIES </text:p>
      <text:p text:style-name="P27">IN <text:span text:style-name="T6">DEFAULT</text:span> PROPORTION</text:p>
      <text:p text:style-name="P13"/>
      <text:p text:style-name="P13">This scheme expects Subscriber to pay the total subscription calculated at the time of subscription confirmation, in advance and then pay the newly immerging subscription cost due to variations in prices or alterations in content after ½ of total delivery count and next at 3/4<text:span text:style-name="T7">th</text:span> of total delivery count, each divided into equal proportion. So if total deliveries are 12, then first instalment will be expected after 6<text:span text:style-name="T7">th</text:span> delivery (before 7<text:span text:style-name="T7">th</text:span> delivery) and second one will be expected after 9<text:span text:style-name="T7">th</text:span> delivery (before 10<text:span text:style-name="T7">th</text:span> delivery) and the total due amount will be divided in two equal proportion.</text:p>
      <text:p text:style-name="P13"/>
      <text:p text:style-name="P13">In case merchant wishes to be relatively liberal on receiving payments he/she may set payment scheme, something like this</text:p>
      <text:p text:style-name="P22">PAY <text:span text:style-name="T22">0% OF CURRENT SUBSCRIPTION AMOUNT ON SUBSCRIPTION CONFIRMATION</text:span></text:p>
      <text:p text:style-name="P86">AND </text:p>
      <text:p text:style-name="P22">PAY RESIDUAL DUE AMOUNT AFTER <text:span text:style-name="T6">1/4 OF N, 1/2 OF N</text:span>, <text:span text:style-name="T6">3/4 OF N</text:span> DELIVERIES IN <text:span text:style-name="T6">DEFAULT</text:span> PROPORTION<text:span text:style-name="T22">.</text:span></text:p>
      <text:p text:style-name="P13"/>
      <text:p text:style-name="P13">Here merchant is allowing subscribers to start receiving deliveries without paying any advance payment, but then expects payments after 3<text:span text:style-name="T7">rd</text:span>, 6<text:span text:style-name="T7">th</text:span> and 9<text:span text:style-name="T7">th</text:span> deliveries distributed in equal proportion. It means that subscriber can receive first 3 deliveries without paying a single penny. <text:s/></text:p>
      <text:p text:style-name="P13"><text:soft-page-break/>It is up to the merchant/how strict or liberal he/she can be for allowing subscribers enjoy their delivery consignment with or without its payment due. He may provide multiple options among which every subscriber makes his/her selection suitable to his/her appetite. </text:p>
      <text:p text:style-name="P13"/>
      <text:h text:style-name="P9" text:outline-level="4">Application of Payment Scheme</text:h>
      <text:p text:style-name="P13">Payment scheme is typically a formula which takes into consideration total subscription amount( as well as incremental subscription amounts due to price/content variations) and total deliveries count in a subscription and calculates the instalment amounts and delivery sequence before/after which each of these instalments are expected to receive. Since every subscription has different dimensions (in terms of number of deliveries and total delivery cost), the same payment scheme selected gets applied onto each of them differently. The scheme gets once applied on a subscription determines when (before/after which delivery) and how much instalment will be expected from this subscription, by using its total subscription amount and total deliveries count.</text:p>
      <text:p text:style-name="P13">The outcome of application of payment scheme on subscription definition is list of payment milestones in terms of instalment trackers. </text:p>
      <text:p text:style-name="P13">An instalment tracker is a representation of a specific instalment (amount) expected from a subscriber before a specific delivery sequence. Instalment tracker also maintains the list of deliveries (delivery sequences), the total cost of which must get fulfilled by incoming instalment amount. As the name suggests its purpose is to track if the desired instalment is received on time, in desired amount (or more). The fulfilment of an instalment tracker results into approval of next delivery (being conveyed to subscriber domain from where deliveries get dispatched). In case the fulfilment is partial or after desired timeline, it results into blocking of next delivery until it completes.</text:p>
      <text:p text:style-name="P13">Consider the example of following scheme selected by a subscription:</text:p>
      <text:p text:style-name="P22">PAY <text:span text:style-name="T22">0% OF CURRENT SUBSCRIPTION AMOUNT ON SUBSCRIPTION CONFIRMATION</text:span></text:p>
      <text:p text:style-name="P86">AND </text:p>
      <text:p text:style-name="P22">PAY RESIDUAL DUE AMOUNT AFTER <text:span text:style-name="T6">1/4 OF N, 1/2 OF N</text:span>, <text:span text:style-name="T6">3/4 OF N</text:span> DELIVERIES IN <text:span text:style-name="T6">DEFAULT</text:span> PROPORTION<text:span text:style-name="T22">.</text:span></text:p>
      <text:p text:style-name="P13">Assume that subscriber has selected second payment scheme given above and total deliveries are 12, then in case total due subscription at the end of 3<text:span text:style-name="T7">rd</text:span> delivery is 30000 Rs, then </text:p>
      <text:p text:style-name="P13">First instalment tracker gets created and points to 3<text:span text:style-name="T7">rd</text:span> delivery. 1/3<text:span text:style-name="T7">rd</text:span> of total i.e. 10000 Rs is expected after 3<text:span text:style-name="T7">rd</text:span> delivery. </text:p>
      <text:p text:style-name="P13">Second instalment tracker gets created and points to 6<text:span text:style-name="T7">th</text:span> delivery. 10000+ (incremental payment1/2) is expected after 6<text:span text:style-name="T7">th</text:span> delivery. </text:p>
      <text:p text:style-name="P13">Third instalment tracker gets created and points to 9<text:span text:style-name="T7">th</text:span> delivery. 10000 + (incremental payment1/2) + incremental payment2 is expected after 9<text:span text:style-name="T7">th</text:span> delivery.</text:p>
      <text:p text:style-name="P13">In case either of this criteria does not get fulfilled the next delivery gets stopped.</text:p>
      <text:p text:style-name="P22"/>
      <text:h text:style-name="P9" text:outline-level="4">Organization of Payment across deliveries on subscription confirmation</text:h>
      <text:p text:style-name="P13">One of the major differentiators between instantaneous business and subscription business is the ability to receive agreed content in instalments and hence ability to make payments in <text:soft-page-break/>instalments. Since total payment may not be made/expected in one shot, it needs to follow certain rule by which total due amount can be received in defined instalments. And this discipline /rule comes in the form of ‘payment scheme’. We will have just seen that how payment scheme determines instalment amounts and instalment cycles to distribute total due amount across subscription period.</text:p>
      <text:p text:style-name="P13">But the challenges is, even though each subscriber selects his desirable payment scheme, thereby agreeing to specific instalments and instalment amounts, he/she may/need not adhere to the agreed periodicity and instalment slabs. He/she may make more payment (bulk payment at once) than agreed slab and then do not pay for long time, or sometimes may pay as per instalment calendar but makes lesser payment than expected slab(s).</text:p>
      <text:p text:style-name="P13">Customer being the king of the business should have this flexibility and hence the onus of determining if the next delivery should be dispatched or not, comes onto subscription ecosystem.</text:p>
      <text:p text:style-name="P13">So the thumb rule that gets followed by the ecosystem is, </text:p>
      <text:list xml:id="list2564364022" text:style-name="WWNum57">
        <text:list-item>
          <text:p text:style-name="P59">Surely dispatch each of the delivery to its subscriber for which the total delivery cost is fulfilled by subscriber payment and </text:p>
        </text:list-item>
        <text:list-item>
          <text:p text:style-name="P59">Dispatch a next due delivery on its delivery time even if it’s total delivery cost is not yet fulfilled but all earlier instalments are paid in desired cycles OR sum of all earlier instalments paid is equal to sum of total payment expected till date as per elected payment scheme. </text:p>
        </text:list-item>
        <text:list-item>
          <text:p text:style-name="P59">Do not dispatch a delivery if either of the above criteria is not fulfilled.</text:p>
        </text:list-item>
      </text:list>
      <text:p text:style-name="P13"/>
      <text:p text:style-name="P13">Here Delivery Cost Account plays required role by ensuring that it has got its total due before its associated delivery is getting dispatched.</text:p>
      <text:p text:style-name="P13">When a subscription gets confirmed (subscriber domain), it results into creation of delivery account definition for each of designated delivery (as per delivery calendar and content set of subscriber). Each delivery account definition knows what content (list of items) is getting delivered, when it will be delivered etc. Hence it is possible to determine the current delivery cost of each delivery. <text:s/>The calculated cost per delivery is set as due amount for that delivery, in respective delivery cost account.</text:p>
      <text:p text:style-name="P13">Thus the purpose of delivery cost account becomes </text:p>
      <text:list xml:id="list3565221791" text:style-name="WWNum56">
        <text:list-item>
          <text:p text:style-name="P78">To determine and maintain cost of the delivery (and periodically correct it until its actual dispatch).</text:p>
        </text:list-item>
        <text:list-item>
          <text:p text:style-name="P78">Keep on periodically adjusting due amount of the delivery against incoming payment/instalment received from subscriber, until the latest total delivery cost (recalculated until dispatch of that delivery) is 100% fulfilled by latest incoming payment.</text:p>
        </text:list-item>
        <text:list-item>
          <text:p text:style-name="P78">Use the successful fulfilment of delivery cost as a validation criteria, to allow dispatch of that delivery.</text:p>
        </text:list-item>
      </text:list>
      <text:p text:style-name="P13">So when the instalment payment is received, it gets distributed across all unfulfilled deliveries in the order to their delivery sequence in such a way that due payment of a delivery higher up in a sequence is tried to get 100% fulfilled by crediting equivalent part of incoming payment. If any more part of incoming payment is left, then it is used to fulfil delivery next in the sequence and so on.</text:p>
      <text:p text:style-name="P12"/>
      <text:h text:style-name="P9" text:outline-level="4"><text:soft-page-break/>Receipt of Payment/instalment</text:h>
      <text:p text:style-name="P13">When a payment is received for a subscription, it will reduce total receivable amount after getting credited it. As the total payment amount is also distributed across already made (but payment not fulfilled) as well as next lined up deliveries in the subscription, in the order of their delivery sequence, the incoming payment too, gets distributed among these delivery accounts. This is organized in such a way that due payment of a delivery with pending due amount, higher up in the sequence is tried to be fulfilled fully (100%). After fulfilling first delivery, in case some amount of the incoming payment is left to be consumed, it is taken to the delivery next in the sequence and tries to fulfil it fully/partially. The same process gets repeated until all incoming amount gets consumed toward fulfilment of as many deliveries as possible. Deliveries which are already dispatched or due for dispatch, but have some/full payment due are getting fulfilled by series of incoming payments. Obviously how many deliveries will be fulfilled for their due payment, solely depends on the payment received, which in turn depends on payment scheme chosen by a subscriber.</text:p>
      <text:p text:style-name="P22">But there is another angle to it, which is specific to subscription business line. When we say that full due payment of a delivery is getting fulfilled, is it the right due payment amount that is getting fulfilled? As we have understood earlier, subscriber may have chosen products which do not give any price commitment, or chosen the ones which give percentage discount commitment but its MRP keeps on fluctuating, thereby causing its absolute price vary for each delivery. In both these cases the same product may cost differently in each delivery. It means the total due amount for each may keep on varying along with price variations. So how do we determine what is the correct due cost of a delivery? Let’s understand following lifecycle event so as to get answer to this question.</text:p>
      <text:p text:style-name="P22">There is another important activity that gets carried out on receipt of payment for a subscription. If any delivery has been put on hold in this subscription due to lack of compliance to delivery dispatch criteria, after distribution of incoming payment across stakeholder deliveries, the deliveries on hold are again ‘tried’ for their eligibility for dispatch. If any of it is found eligible for dispatch then dispatch approval is sent for that delivery and subscriber domain can then deliver it.</text:p>
      <text:h text:style-name="P9" text:outline-level="4">Refreshing offer price change</text:h>
      <text:p text:style-name="P22">When the offer price of a product undergoes change (in Product domain), the same gets registered in Payments domain. This is required for all three pricing categories of the product. In case the product is ‘none committed’, every offer price change will impact the due payment calculation of all ‘yet to be made’ deliveries of all subscriptions which contain this product. In case the product is either ‘price committed’ or ‘percent discount committed’, any new subscriptions containing this product subscribed with this new offer price/percent discount, will need to get latest offer price/discount information locally. Hence payment domain should always keep the registry of all active prices (and their price buckets).</text:p>
      <text:h text:style-name="P9" text:outline-level="4">Refreshing tagged price change</text:h>
      <text:p text:style-name="P13">When the tagged price (purchase price and MRP) of a product undergoes changes, payment domain registers it too. The change of tagged price causes correction of due payment, for ‘percent discount committed’ products in each active subscription, as the discount percent should now be applied to revised MRP so as to determine absolute offer price which should be considered henceforth(after tagged price change). Thus change of tagged price of a <text:soft-page-break/>‘percent discount committed’ product, impacts due payment calculation of all ‘yet to be made’ deliveries of all subscriptions which contain this product. </text:p>
      <text:p text:style-name="P12"/>
      <text:h text:style-name="P9" text:outline-level="4">Correction of Due Payment</text:h>
      <text:p text:style-name="P22">Subscriber domain is responsible for preparing delivery for dispatch, prior to its actual dispatch to subscriber. This delivery preparation also applies to determination/correction of due payment.</text:p>
      <text:p text:style-name="P22">When a delivery is getting prepared for its dispatch it is the ‘last’ moment when the price of the consignment must get finalized. This is the time when latest offer prices of variable priced products should be used to determine final due amount of that delivery. Hence ‘preparation of dispatch of a delivery’ is the event when the due amount correction gets triggered and provides the latest refined due amount of the consignment which is getting dispatched as well as total due amount.</text:p>
      <text:p text:style-name="P22">The correction is triggered for delivery which is getting ready for dispatch as well as all the remaining deliveries (which are yet to be delivered). In case deliveries containing ‘price committed’ products no corrections are required as the price has been committed for entire subscription. <text:s/>But correction is required for ‘none committed’ product and due amount for a delivery gets recalculated with its latest offer price. Also correction is required for ‘percent discount committed’ product and due amount for a delivery is recalculated with latest derived absolute offer price.</text:p>
      <text:p text:style-name="P22">This description tries to answer the question asked in Payment Receipt lifecycle event description, as what is the last moment where the due amount of a delivery is ‘frozen’. Remember that along with due amount recalculation of delivery getting ready for dispatch, the recalculation of remaining deliveries is also carried out. But for these deliveries, the due amount for each delivery does not get ‘frozen’. It will keep on getting corrected for a delivery until that delivery is getting ready for dispatch.</text:p>
      <text:h text:style-name="P9" text:outline-level="4">Adjustment of refund amount/reward points towards payment</text:h>
      <text:p text:style-name="P13">Fulfilment of delivery due amount (so as to make it eligible for dispatch), does not only happen using incoming instalments. If there is any refundable amount present in subscriber’s refund account it is also used for this fulfilment.</text:p>
      <text:p text:style-name="P13">Similarly subscriber has any accumulated reward points due to his/her current/previous subscription, and enables standing instruction to ecosystem to allow <text:s/>them to be used for adjustment against due then these are also used for due amount fulfilment.</text:p>
      <text:p text:style-name="P13">From where does current subscription accumulates refund and reward points? There are multiple scenarios which cause accumulation of refunds/reward points. Let’s see them one by one.</text:p>
      <text:p text:style-name="P13">If a subscriber has renewed his/her subscription, if there is any payment made by him/her in earlier subscription which exceeds total subscription due amount, it is first transferred to refund account to his/her earlier subscription. When subscription gets completed, this accumulated amount is moved to refund account of his/her new subscription. Thus, even though the renewed subscription has not yet taken off, it has refund amount in its account.</text:p>
      <text:p text:style-name="P13">Same is the story for reward points. They keep moving across subscriptions of the same subscriber. The reward pointes vested to a subscriber upon fulfilment of one or more benefit <text:soft-page-break/>schemes, in earlier subscription, at the end gets transferred to renewed subscription, so as to ‘close’ earlier subscription payment account. Subscriber may wish to keep accumulating reward points or may wish to use them immediately to make residual payments.</text:p>
      <text:p text:style-name="P13">Creation of a delivery (and associated cost account) is not the just phenomenon at subscription confirmation. In case subscriber extends his/her subscription by adding few more deliveries, new cost account for that delivery gets created. Also if subscriber modifies content of one or more deliveries then those existing deliveries and their respective cost accounts are closed and recreated. During such content alteration if subscriber reduces desired content for one/ more/all remaining deliveries and if he/she has already paid for these deliveries in advance (anticipating earlier content volume), then it results into excess amount with regards to revised delivery content. This excess amount then gets deposited in refund account.</text:p>
      <text:p text:style-name="P13">Lastly in current subscription too, if subscriber is fulfilling criteria of one or more benefit schemes, he/she becomes eligible to receive certain number of reward points. These reward points are vested to him/her in certain instalments (as defined by that benefit schemes). Thus during active subscription reward points keep getting collected.</text:p>
      <text:p text:style-name="P22">When the corpus in refund account or reward account does gets applied to current dues? Every time when due payment is getting corrected (at each delivery ready for dispatch event), immediately after that the refund account and reward account gets checked as available means to fulfil deliveries pending in the order of their delivery sequence. In case some corpus is found in either/both accounts it gets distributed among, ’already delivered but dues not fulfilled’ and ‘yet to be delivered’ deliveries in the same manner as incoming payments.</text:p>
      <text:h text:style-name="P9" text:outline-level="4">Assessment of delivery eligibility for dispatch</text:h>
      <text:p text:style-name="P22">When Payments domain receives intimation from Subscriber domain regarding a specific delivery being ready for dispatch, it has an authority to assess its payment status and then approve or reject the delivery dispatch.</text:p>
      <text:p text:style-name="P13">As stated earlier the thumb rule that gets followed by the ecosystem is, </text:p>
      <text:list xml:id="list162102384505125" text:continue-list="list2564364022" text:style-name="WWNum57">
        <text:list-item>
          <text:p text:style-name="P59">Surely dispatch each of the delivery to its subscriber for which the total delivery cost is fulfilled by one or more subscriber payments OR </text:p>
        </text:list-item>
        <text:list-item>
          <text:p text:style-name="P59">Dispatch a next due delivery on its delivery time even if its own total delivery cost is not yet fulfilled but all earlier instalments are received in desired cycles as determined by selected payment scheme OR</text:p>
        </text:list-item>
        <text:list-item>
          <text:p text:style-name="P59">Dispatch a next due delivery on its delivery time even if its own total delivery cost is not yet fulfilled but sum of all earlier instalments paid is equal to sum of total payment expected till date as per selected payment scheme, even though the instalments are not exactly arrived in desired cycles as determined by selected payment scheme but the overall effect of received payment is equivalent to the expected payment status till date. </text:p>
        </text:list-item>
        <text:list-item>
          <text:p text:style-name="P59">Do not dispatch a delivery if either of the above criteria is not fulfilled.</text:p>
        </text:list-item>
      </text:list>
      <text:p text:style-name="P22">The ready which is made ready for dispatch in Subscriber domain gets validated against these thumb rule and appropriate approval status (true or false) is sent by Payments domain to Subscriber domain. In case the received approval status is true, then subscriber domain dispatches that delivery, else holds it.</text:p>
      <text:p text:style-name="P22"><text:soft-page-break/>In case a delivery dispatch is put on hold, when any new payment is received for its parent subscription then its fulfilment status is again reviewed after absorption and distribution of incoming payment across deliveries. In case it is found fulfilling above criteria, then it is approved for dispatch.</text:p>
      <text:h text:style-name="P9" text:outline-level="4">Completion of current subscription</text:h>
      <text:p text:style-name="P22">When a current active subscription ends gracefully (after successful dispatch of all desired deliveries) OR gets abruptly terminated by its subscriber, its corresponding payment account gets ‘deactivated’ or ‘closed’ depending on if there are any dues pending from either subscriber side or from merchant side. In case the total amount paid so far during current active subscription is equal to latest total due amount, the account can be safely closed as there are no dues pending from that subscriber. But in following three scenarios, the account gets deactivated but does not get closed.</text:p>
      <text:list xml:id="list1008026629" text:style-name="WWNum58">
        <text:list-item>
          <text:p text:style-name="P60">If there is any excess amount left after recovering total due cost of subscription, that needs to be refunded to the subscriber. In such case the account can get closed only after remunerating subscriber with that amount or equivalent reward points. The same can be either transferred to renewed subscription OR paid back to subscriber. <text:s/></text:p>
        </text:list-item>
        <text:list-item>
          <text:p text:style-name="P60">If there are any reward points accumulated with subscriber which are not transferred/redeemed. In this case too, the same rule as described in earlier point is followed.</text:p>
        </text:list-item>
        <text:list-item>
          <text:p text:style-name="P60">If there is any payment which is due with subscriber which he has not paid yet. This is a little complex scenario and needs to be handled with some settlement/collection policies adopted by merchants. </text:p>
        </text:list-item>
      </text:list>
      <text:p text:style-name="P22">In case a subscription account is ‘deactivated’ but not closed, the reason for deactivation determines post course of action. In case the reason is ‘Benefits/Money due with Merchant’, then the ecosystem needs to initiate communication with the subscriber informing him options to process this due and ask him/her to choose one option.</text:p>
      <text:list xml:id="list1951417188" text:style-name="WWNum59">
        <text:list-item>
          <text:p text:style-name="P61">Receive the due in cash. In such case Subscriber may provide his/her bank details and the due amount is credited to his account.</text:p>
        </text:list-item>
        <text:list-item>
          <text:p text:style-name="P61">Convert the due amount into equivalent reward points. In this case the reward points will not be processed, but the due amount gets converted to reward points. The total reward points are either transferred to subscriber account or transferred to his/her renewed subscription.</text:p>
        </text:list-item>
      </text:list>
      <text:p text:style-name="P22">In case the subscription account is ‘deactivated’ but not closed and the reason is ‘due with Subscriber’, then the ecosystem should initiate communication regarding reminder to pay the dues with deadline date. In case subscriber has any accumulated reward points, the communication will intimate subscriber that the reward points are locked possible part of due amount may get recovered from accumulated reward points.</text:p>
      <text:p text:style-name="P22">Despite the communication as well as recovery from available reward points if the total due cannot be recovered then it will need to be handed over to collections team and will need manual intervention. In this case the due failed to get recovered gets added to Loss Account of Business domain.</text:p>
      <text:h text:style-name="P9" text:outline-level="4"><text:soft-page-break/>Renewal of Subscription</text:h>
      <text:p text:style-name="P22">In case a subscriber renews subscription, which results into creation of new Payment Account, the un-redeemed reward points if any, get transferred from the old account to new account. Similarly un-paid due amount if any gets transferred from old to new account. Lastly if there is any excess credited amount in old account, which is not processed through refund process gets transferred to new account and gets adjusted against the subscription amount of renewed subscription.</text:p>
      <text:p text:style-name="P22">I hope that, after walking through the lifecycle activities of Payments domain, where each of the lifecycle event carries out certain set of activities towards fulfilment of total payment processing for the subscription, you have got detailed insight on its end to end functioning. </text:p>
      <text:p text:style-name="P23"/>
      <text:h text:style-name="P5" text:outline-level="2">Business</text:h>
      <text:p text:style-name="P22">Any business requires capital to start it, to run it. The investment made for starting a business as well as recurring investments for keep on running it needs periodic vigilant introspections in order to make sure that </text:p>
      <text:list xml:id="list2516964118" text:style-name="WWNum60">
        <text:list-item>
          <text:p text:style-name="P62">The decision to make investment for some expense header is fully vetted by proper risk assessment based on past business experiences.</text:p>
        </text:list-item>
        <text:list-item>
          <text:p text:style-name="P62">The investment being made is filling the right gaps.</text:p>
        </text:list-item>
        <text:list-item>
          <text:p text:style-name="P62">The investment is timely.</text:p>
        </text:list-item>
        <text:list-item>
          <text:p text:style-name="P62">The investment is gradual and there is an ability to periodically adjust (increase or decrease) or block investment based on business indicators.</text:p>
        </text:list-item>
      </text:list>
      <text:p text:style-name="P22">Subscription business too needs an element of ecosystem which will help merchant find answers to following questions</text:p>
      <text:list xml:id="list2081556297" text:style-name="WWNum61">
        <text:list-item>
          <text:p text:style-name="P63">Worth: Should I invest?</text:p>
        </text:list-item>
        <text:list-item>
          <text:p text:style-name="P63">Place: Where should I invest?</text:p>
        </text:list-item>
        <text:list-item>
          <text:p text:style-name="P63">Time: When should I invest?</text:p>
        </text:list-item>
        <text:list-item>
          <text:p text:style-name="P63">Periodic validations: Are my decisions to invest based on right business performance indicator? Am I getting timely alerts /recommendations regarding adjustments in investments? I am getting timely indicators if my investment decisions are going wrong?</text:p>
        </text:list-item>
      </text:list>
      <text:p text:style-name="P16"/>
      <text:p text:style-name="P22">Business domain is responsible to ensure that the capital being invested in Subscription is utilized most effectively thereby minimizing the risk of losses whereas improve the probability of success and growth.</text:p>
      <text:p text:style-name="P22">Let’s see in brief on how the business domain applies intelligence to achieve above mentioned objectives. The domain works on following basic principles of investment.</text:p>
      <text:list xml:id="list115288926" text:style-name="WWNum62">
        <text:list-item>
          <text:p text:style-name="P64">The decisions related to capital investment should be backed up by solid predictions, not only at overall business level but also for each individual product performance. </text:p>
        </text:list-item>
        <text:list-item>
          <text:p text:style-name="P64">Utilization of capital, distribution of investment in right areas is being periodically validated so as to ensure subscriber satisfaction as a first priority objective followed by growth in business as the resultant objective.</text:p>
        </text:list-item>
        <text:list-item>
          <text:p text:style-name="P64">Adequate intelligence is provided to back up any decisions to adjust/block the capital for a specific header or re-route it from one growth carrier to another growth carrier, in order to respond to changing trends.</text:p>
        </text:list-item>
        <text:list-item>
          <text:p text:style-name="P64">Ability of the business process to carry out retrospective on reasons of losses/profit reductions /customer dissatisfaction and most significant reasons behind each of these should result into adequate recommendations to fine tune the business process for next business cycle. </text:p>
        </text:list-item>
      </text:list>
      <text:p text:style-name="P22">When we will walk through the lifecycle of Business domain we will get answers on how these principles are implemented.</text:p>
      <text:p text:style-name="P22">For now let’s first understand the three basic responsibilities of business domain.</text:p>
      <text:h text:style-name="P8" text:outline-level="3"><text:soft-page-break/>Responsibilities</text:h>
      <text:h text:style-name="P9" text:outline-level="4">Budgeting</text:h>
      <text:p text:style-name="P22">Budgeting is an annual activity. Unlike any other domains in Subscription ecosystem which are cyclic move forward nature, Business domain gets confined to a specific financial year. Hence each budget established towards the subscription business, is for one year.</text:p>
      <text:list xml:id="list4161889105" text:style-name="WWNum63">
        <text:list-item>
          <text:p text:style-name="P65">Domain has an ability to get annual forecast for each product. The prediction tells it, how much total volume of that product is expected to get sold and in what phases. Also the prediction regarding its purchase price variations in a year is also made available to the domain. It helps the domain calculate its purchase cost. The aggregation of purchase costs of all registered products and some predicted buffer establishes annual purchase budget.</text:p>
        </text:list-item>
        <text:list-item>
          <text:p text:style-name="P65">Based on predications for benefits distribution volume (and capital) based on historical data, the overall budget for distribution due to different benefit schemes is determined.</text:p>
        </text:list-item>
        <text:list-item>
          <text:p text:style-name="P65">Based on the predictions related to total operating expenses required to operate the business overall budget for operating expenses is determined.</text:p>
        </text:list-item>
        <text:list-item>
          <text:p text:style-name="P65">For all known regional taxes to be paid, the budget is arrived by combining the tax per product sold/per subscription and the predictions related to product volume and subscription volume.</text:p>
        </text:list-item>
        <text:list-item>
          <text:p text:style-name="P65">Based on historical data analysis budget provision is also made for catering to loss situations. In case of any loss being visible to any product, the loss account provides aid to such products in order to recover from loss.</text:p>
        </text:list-item>
      </text:list>
      <text:h text:style-name="P9" text:outline-level="4">Tracking </text:h>
      <text:p text:style-name="P22">Tracking is an activity of monitoring and registering expenses as well as gains. As said earlier tracking of an established capital happens for a year as the budget itself is setup for a year. </text:p>
      <text:list xml:id="list830856723" text:style-name="WWNum64">
        <text:list-item>
          <text:p text:style-name="P66">Each time a part of capital getting consumed for purchase of new stock, the same is debited from respective account. Thus consumption of capital is getting tracked.</text:p>
        </text:list-item>
        <text:list-item>
          <text:p text:style-name="P66">Similarly the capital getting consumed for incurring various operational expenses is debited from respective account. Thus consumption of operational expenses get tracked.</text:p>
        </text:list-item>
        <text:list-item>
          <text:p text:style-name="P66">When the benefits are vested in parts to different subscriber (upon fulfilling certain benefit schemes), the equivalent capital is debited from respective account.</text:p>
        </text:list-item>
        <text:list-item>
          <text:p text:style-name="P66">When taxes are getting paid the part of provision for it is debited from respective account.</text:p>
        </text:list-item>
        <text:list-item>
          <text:p text:style-name="P66">On the credit side when a new revenue is registered, it is credited to revenue account.</text:p>
        </text:list-item>
        <text:list-item>
          <text:p text:style-name="P66">When profit is registered it gets credited to profit account.</text:p>
        </text:list-item>
        <text:list-item>
          <text:p text:style-name="P66">When any product is making excess profit than its prediction then this excess amount is credited to Nodal account as a help for low performing products.</text:p>
        </text:list-item>
        <text:list-item>
          <text:p text:style-name="P66">In case lot of advance payment is received, for which deliveries are yet to be made, it attracts interest. The same is credited into Interest account. </text:p>
        </text:list-item>
        <text:list-item>
          <text:p text:style-name="P66">When provisioned amount towards an expense header reaches a minimum threshold (due to recurring debts), an alert is issue to merchant with a recommendation of additional provision based on forward prediction of required expenses for remaining year.</text:p>
        </text:list-item>
        <text:list-item>
          <text:p text:style-name="P66">When provision amount towards an expense header does not get consumed in the required frequency an alert is issue to merchant with a recommendation of revised (probably reduced) provision based on forward prediction of required expenses for remaining year.</text:p>
        </text:list-item>
      </text:list>
      <text:p text:style-name="P16"/>
      <text:h text:style-name="P9" text:outline-level="4"><text:soft-page-break/>Introspection</text:h>
      <text:list xml:id="list2221005722" text:style-name="WWNum65">
        <text:list-item>
          <text:p text:style-name="P67">As we have seen earlier, annual predictions on various business parameters help business domain set budgets for each of them. But annual budget for anything is a too course grained prediction, and it may deviate from reality one or more times in a year. Such deviation may result into short of stock, excess stock, wastage kind of situations (which ultimately impacts customer satisfaction). So when such deviation (beyond set thresholds) is observed by product domain, it is indicated to the Business domain which prompts the merchant to re-plan its inventory procurement/ replenishments with recommendation on amount of change, according to changing trends. Same is the situation for other parameters such as variations in operating expense, purchase prices etc.</text:p>
        </text:list-item>
        <text:list-item>
          <text:p text:style-name="P67">At the end of every designated period as well as end of year, the actual performance of the capital investment is compared with its predicted performance for that period. The ecosystem is capable for doing Pareto analysis and find out most significant reasons for the visible deviations. Based on the reasons the budget parameters are readjusted so as to ensure smoother road ahead and lesser deviations. The readjustments in various budgets are recommended to the merchant and they are accepted or overridden by him/her. Thus budgeting is no more a static exercise at the beginning of a year but provides flexibility to adjust them according to performance of the business.</text:p>
        </text:list-item>
      </text:list>
      <text:h text:style-name="P8" text:outline-level="3">Lifecycle</text:h>
      <text:h text:style-name="P9" text:outline-level="4">Registration of Business Account</text:h>
      <text:p text:style-name="P22">The business budgeting and performance for a year is represented by Business Account. At the beginning of each year earlier business account comes to a closure and a new business account gets created. Business account is expected to maintain the budgets/provisions for the following</text:p>
      <text:list xml:id="list885513460" text:style-name="WWNum66">
        <text:list-item>
          <text:p text:style-name="P68">Budget for the total purchase cost (of all registered products) for the representational year.</text:p>
        </text:list-item>
        <text:list-item>
          <text:p text:style-name="P68">Budget for total operating expenses (fixed as well as variable) for the representational year.</text:p>
        </text:list-item>
        <text:list-item>
          <text:p text:style-name="P68">Budget provision for catering to product level losses in the representational year.</text:p>
        </text:list-item>
        <text:list-item>
          <text:p text:style-name="P68">Budget for all taxes to be paid in the representational year.</text:p>
        </text:list-item>
        <text:list-item>
          <text:p text:style-name="P68">Budget distributing benefits for various benefits schemes currently active or newly created in the representational year.</text:p>
        </text:list-item>
      </text:list>
      <text:p text:style-name="P22">Business account also holds accounts for capturing the actual performance of business in the representational year such as</text:p>
      <text:list xml:id="list1171042175" text:style-name="WWNum67">
        <text:list-item>
          <text:p text:style-name="P69">Revenue Account for capturing the total revenue being received in the representational year.</text:p>
        </text:list-item>
        <text:list-item>
          <text:p text:style-name="P69">Profit Account for capturing the absolute profit in the representational year.</text:p>
        </text:list-item>
        <text:list-item>
          <text:p text:style-name="P69">Nodal account for capturing the donated excess profits by some products, which is going to be used for promotional measures for non performing products, in the representational year.</text:p>
        </text:list-item>
        <text:list-item>
          <text:p text:style-name="P69">Account used for managing the budget for purchase cost is also used for capturing actual spends on purchase during the year.</text:p>
        </text:list-item>
        <text:list-item>
          <text:p text:style-name="P69">Account used for managing the budget for operational expenses is also used for capturing the actual spend on operating expenses during the year.</text:p>
        </text:list-item>
        <text:list-item>
          <text:p text:style-name="P69"><text:soft-page-break/>Account used for managing the budget used for losses is also used to capture the actual capital on various loss recovery measures during the representational year.</text:p>
        </text:list-item>
        <text:list-item>
          <text:p text:style-name="P69">Account used for managing the budget for taxes is also used for capturing the actual capital spends during the year on paying various taxes.</text:p>
        </text:list-item>
        <text:list-item>
          <text:p text:style-name="P69">Account used for managing the budget for benefits distribution is also used for capturing the actual consumption of this provision on various benefit schemes during the representational year.</text:p>
        </text:list-item>
      </text:list>
      <text:p text:style-name="P22">The business account for a year is expected to be created on last day of earlier year OR first day of the new year. </text:p>
      <text:p text:style-name="P22"/>
      <text:h text:style-name="P9" text:outline-level="4">Budgeting</text:h>
      <text:p text:style-name="P22">The budget for each of the business heads explained above is determined as </text:p>
      <text:list xml:id="list1377152693" text:style-name="WWNum68">
        <text:list-item>
          <text:p text:style-name="P70">Total forecasted money provision for current year as an aggregation of performance predications of each product from earlier years’ data with predicated purchase cost per unit for each of the product.</text:p>
        </text:list-item>
        <text:list-item>
          <text:p text:style-name="P70">A Calendar capturing month on month trend of consumption of this budget.</text:p>
        </text:list-item>
      </text:list>
      <text:p text:style-name="P22">Let’s see budgeting of each of the business header</text:p>
      <text:h text:style-name="P9" text:outline-level="4">Budgeting for Purchase Cost</text:h>
      <text:p text:style-name="P22">Predictions (with trend and seasonality) for each registered product (month on month) for next year are obtained from product domain.</text:p>
      <text:p text:style-name="P22">At the same time predictions on variations in each of their purchase prices is also obtained from product domain.</text:p>
      <text:p text:style-name="P22">Purchase budget= <text:span text:style-name="T18">∑ </text:span><text:span text:style-name="T12">for all products</text:span> (<text:span text:style-name="T18">∑</text:span><text:span text:style-name="T12">for all months</text:span> (predicted purchase price per unit of a product * monthly predicted subscription volume of that product))</text:p>
      <text:p text:style-name="P22">Some additional buffer amount can also be added to this budget to manage contingencies.</text:p>
      <text:h text:style-name="P9" text:outline-level="4">Budgeting for Operating expenses</text:h>
      <text:p text:style-name="P22">Predictions with trend and seasonality for fixed expenses month on month are obtained from Business domain. Ideally the fixed expenses should remain constant throughout year unless business is in inception, expansion or contraction mode. So capturing information regarding ‘Expansion Mode’ or ‘Steady Mode’ from merchant is also essential to <text:s text:c="2"/>determine budget for fixed expenses.</text:p>
      <text:p text:style-name="P22">Fixed expenses grow in proportion of business growth when the business is in expansion mode. But when business gets into steady mode its fixed assets and resources do not grow to a significant proportion, thereby making fixed provision value for each year.</text:p>
      <text:p text:style-name="P22">In case business was in expansion mode in current year and will continue to be in expansion mode in new year as well, then the monthly predictions (with trend and seasonality) of fixed expenses (based on last year historical data) will be considered as periodic fixed expense provisions, and their arithmetic sum for all months will be considered as total provision for fixed expense for next year.</text:p>
      <text:p text:style-name="P22"><text:soft-page-break/>In case business is in expansion mode in current year but will be mostly enter in steady mode next year then average of monthly expenses for current year is determined as budget for next year. It is then distributed in the same proportion of spends as in current year.</text:p>
      <text:p text:style-name="P22">In case business was in steady mode in current year and continue to be in steady mode in new year as well, then the month on month trend and seasonality of fixed expenses for current year will be taken ‘as is’ and captured as a month on month provision for next year. </text:p>
      <text:p text:style-name="P22">Variable expenses, as the name suggests are variable in nature and they grow as the overall business grows. For example: expenses on delivery charges will keep on growing as and when number of deliveries keep growing. So their month on month predictions for next year with trend and seasonality are captured as monthly budgets for next year. </text:p>
      <text:p text:style-name="P22">Some buffer amount as a contingency measure gets added to this budget.</text:p>
      <text:h text:style-name="P9" text:outline-level="4">Budgeting for taxes</text:h>
      <text:p text:style-name="P22">Budgeting for taxes is a manual exercise by the merchant as it is associated with the regional policies related to taxes from business and volatility in them, year on year.</text:p>
      <text:p text:style-name="P22">Merchant should list down each of the tax header which he/she has to pay in a year. If the tax header is proportional to total volume of business (revenue), then month on month revenue growth and/or month on month profit growth can be predicted for next year and then the tax amount for a given tax header can be calculated and set as a budget provision for next year.</text:p>
      <text:p text:style-name="P22">If the taxes are on the fixed assets (such as property tax, permit renewal etc.) then these will remain the same for next year as well.</text:p>
      <text:h text:style-name="P9" text:outline-level="4">Budgeting for Benefits</text:h>
      <text:p text:style-name="P28">During a financial year a merchant may start with few benefits (one or two) but later may add few more benefits schemes. In such cases the challenge is to identify how much money that a merchant wishes to spend on each benefit scheme so that </text:p>
      <text:list xml:id="list3624603526" text:style-name="WWNum30">
        <text:list-item>
          <text:p text:style-name="P82">He can retain a handsome gain for himself as well as for future business expansion.</text:p>
        </text:list-item>
        <text:list-item>
          <text:p text:style-name="P82">He can precisely allocate budget for each benefit scheme in proportion to the gains that they are expected to yield to the merchant.</text:p>
        </text:list-item>
        <text:list-item>
          <text:p text:style-name="P82">He can ensure that the budget allocation for a benefit scheme would be sufficient to distribute benefits to eligible subscribers throughout the year. Thus he is expected to have tighter control on spends related to business promotions.</text:p>
        </text:list-item>
      </text:list>
      <text:p text:style-name="P28"/>
      <text:p text:style-name="P28">But how to determine annual budget amount for a benefit scheme? And how to determine how much benefit value should be passed on to each subscriber who stands eligible for that benefit scheme?</text:p>
      <text:p text:style-name="P28">Let’s solve both puzzles by a solution which will</text:p>
      <text:list xml:id="list3934381099" text:style-name="WWNum26">
        <text:list-item>
          <text:p text:style-name="P83">Identify for each benefit scheme how much amount per eligible subscriber should be awarded.</text:p>
        </text:list-item>
        <text:list-item>
          <text:p text:style-name="P83">Recommends to the merchant how much capital to be budgeted if certain threshold/minimum benefit to be ensured for each eligible subscriber.</text:p>
        </text:list-item>
      </text:list>
      <text:p text:style-name="P28"/>
      <text:p text:style-name="P28">For this purpose let’s introduce a hypothetical solution provider named "Benefits Brainstormer" which is responsible for analysing available budget, predict subscribers who will be eligible for a benefit schemes for current year end and arrive at budget for that specific benefit scheme.   </text:p>
      <text:p text:style-name="P28"><text:soft-page-break/></text:p>
      <text:p text:style-name="P28">Merchant may decide how much should be the value of one reward point? <text:s/>One reward point is typically determined as a portion/percent of each base currency unit (one rupee, one euro, one dollar etc.) spend by eligible subscriber, which gets rewarded back to him/her as a benefit. Upon providing value of one reward point the total budget required for each active scheme is derived. </text:p>
      <text:p text:style-name="P28"/>
      <text:p text:style-name="P28">There are following types of benefit schemes those may be present at the time of budgeting.</text:p>
      <text:list xml:id="list1499682254" text:style-name="WWNum69">
        <text:list-item>
          <text:p text:style-name="P79">Flat Eligibility benefit schemes: The brainstormer forecasts expected number of eligible subscribers under a specific benefit scheme based on historical data. In case of single criteria benefit schemes this information may be enough to decide either budget/portion of each rupee spend by eligible subscribers as follows.</text:p>
        </text:list-item>
      </text:list>
      <text:p text:style-name="P17"/>
      <text:p text:style-name="P17">Let’s take an example of single criteria benefit scheme. If the benefit scheme defines a rule that ‘each subscriber who has more than 6 months of subscription and who does not make any change to his subscription will be rewarded some bonus points.’</text:p>
      <text:p text:style-name="P17"/>
      <text:p text:style-name="P17">In such case a forecast based on historical data, eligible subscribers (those who have more than 6 months of subscription and who do not make any change to their subscription during this period) for the new year can be predicted based on the eligible subscribers for current year.</text:p>
      <text:p text:style-name="P17"/>
      <text:p text:style-name="P17">If merchant has set reward points equivalent to flat 70 Rs. for each eligible subscriber in the scheme definition, then based on this prediction total budget required will be 70*10,000= 7,00,000 Rs.</text:p>
      <text:p text:style-name="P17"><text:s/></text:p>
      <text:list xml:id="list162102032724911" text:continue-numbering="true" text:style-name="WWNum69">
        <text:list-item>
          <text:p text:style-name="P79">Multi-Level Benefit Schemes: Consider an example of following benefit scheme</text:p>
        </text:list-item>
      </text:list>
      <text:p text:style-name="P17"/>
      <text:p text:style-name="P17">All subscribers who subscribe for more than 40,000 Rs. worth subscription will be eligible for business booster benefit scheme and each of them will gain reward points equivalent to each additional rupee of goods subscribed above 40,000 Rs. Let’s say they will get reward points equivalent to 3% of each additional spend on top of 40,000 Rs.</text:p>
      <text:p text:style-name="P17"/>
      <text:p text:style-name="P17">In this case flat forecasting of total eligible subscribers (those who may subscribe for more than 40,000 Rs. goods) may not help, as some may have subscribed for 42000, some for 45000 and some may have subscribed for more than 50000, and hence their benefit gains will be different (proportional to their additional investment on top of the benefit threshold (Rs. 40000)).</text:p>
      <text:p text:style-name="P17">Forecasting is done for subscribers in each range of subscription prices and a ratio-proportion among them is established.</text:p>
      <text:p text:style-name="P17"/>
      <text:p text:style-name="P17">For example: If forecasting has found that there will be probable 10,000 subscribers who will purchase more than 40000 Rs worth annual subscription the same will be further categorized through forecasting for each category into </text:p>
      <text:list xml:id="list4277057526" text:style-name="WWNum29">
        <text:list-item>
          <text:p text:style-name="P81">Number of subscribers who will subscribe between 40000 - 42000 Rs = 2500</text:p>
        </text:list-item>
        <text:list-item>
          <text:p text:style-name="P81">Number of subscribers who will subscribe between 42001-45000 Rs. = 3000</text:p>
        </text:list-item>
        <text:list-item>
          <text:p text:style-name="P81">Number of subscribers who will subscribe between 45001-47000 Rs. = 2500</text:p>
        </text:list-item>
        <text:list-item>
          <text:p text:style-name="P81">Number of subscribers who will buy between 47001-50000 Rs = 2000</text:p>
        </text:list-item>
      </text:list>
      <text:p text:style-name="P34"/>
      <text:p text:style-name="P34"/>
      <text:p text:style-name="P17"><text:soft-page-break/>Now the brainstormer has established a ratio proportion of subscribers eligible under different subscription amount buckets. For example among 10,000 eligible subscribers, 2500 buy in range of 40K-42K,  3000 in range of 42k to 45k,2500 in range of 45k to 47k and 2000 in range of 47k-50K so ratio of them is 25:30:25:20.</text:p>
      <text:p text:style-name="P19"/>
      <text:p text:style-name="P19">2500 subscribers subscribing for average 41 K (1,000 Rs of average additional subscription).So each one will gain 3% of 1000 Rs= 30 Rs. So total budget for this subscription range will be 30 *2500 =75000 Rs</text:p>
      <text:p text:style-name="P19"/>
      <text:p text:style-name="P19">3000 subscribers subscribing for average 43,500 Rs (3500 Rs of average additional subscription). <text:s/>So each one will gain 3% of 3500 Rs=105 Rs.. Thus total budget for this subscription range will be 105*3000=3, 15,000 Rs</text:p>
      <text:p text:style-name="P19"/>
      <text:p text:style-name="P19">2500 subscribers subscribing for average 46,000 Rs (6,000 Rs of average additional subscription). So each one will gain 3% of 6000 Rs = 180 Rs. Thus total budget for this subscription range will be 180*2500=4, 50,000 Rs</text:p>
      <text:p text:style-name="P19"/>
      <text:p text:style-name="P19">2000 subscribers subscribing for average 48,500 Rs. (8,500 Rs of average additional subscription). So each one will gain 3% of 8,500 Rs = 255 Rs. Thus total budget for this subscription range will be 255*2000=5, 10,000 Rs.<text:tab/></text:p>
      <text:p text:style-name="P19"/>
      <text:p text:style-name="P19">Thus aggregate total annual budget for this benefit scheme should be =75,000 + 3, 15,000 + 4, 50,000 + 5, 10,000 = 13, 50,000 Rs.</text:p>
      <text:p text:style-name="P22"/>
      <text:h text:style-name="P9" text:outline-level="4">Budgeting for losses</text:h>
      <text:p text:style-name="P22"><text:s/>Prediction of loss is difficult as downfall of a business or for a product may not follow a timely smooth trend and it can be abrupt. Also a loss can be within limits of recovery and may go beyond limits. </text:p>
      <text:p text:style-name="P22">So precise prediction of capital required for loss recovery is not possible. An artificial intelligence may be providing close to accurate solution for predicting the loss due to visible change in trends, defamation of well-known brands, peoples sentiments etc. </text:p>
      <text:p text:style-name="P22">We are planning to work on this are once have enough data to provide analysis. For now loss will account for those products which are already showcasing downward trends against their forecasts multiple times. Thus they indicate that they are not able to even withstand the falling predictions about them. So merchant will have to decide how much capital he/she wants to invest on promotional measures for each of these product and should derive the total capital in losses account for next year.</text:p>
      <text:h text:style-name="P9" text:outline-level="4">Budgeting for others</text:h>
      <text:p text:style-name="P22">Others account keep some capital provision for managing expense which do not fall under any of the above provisions. Some ad hoc provision needs to be made in others account and the same is revisited each month/quarter to check if any replenishment is required.</text:p>
      <text:p text:style-name="P22"/>
      <text:h text:style-name="P9" text:outline-level="4"><text:soft-page-break/>Consuming Budgeted Capital</text:h>
      <text:p text:style-name="P22">Consumption of any of the budgeted provision is typically initiated in some other domain and it gets registered with Business domain. The consumed amount is then debited from the respective provision. It provides the latest status of any available budget at any time. Let’s see how consumption of budgeted capital for each business header is processed.</text:p>
      <text:h text:style-name="P10" text:outline-level="5">Consumption on Purchase Cost Provision</text:h>
      <text:p text:style-name="P22">Product domain is expected to periodically calculate consumed purchase cost, revenue and profit due to that product for a specified period as part of product wise metrics calculation. The same event triggers debiting of the consumed purchase cost from the annual provision for that year.</text:p>
      <text:p text:style-name="P22">Thus the revenue consumption information coming from each product gets debited from its budgeted amount.</text:p>
      <text:h text:style-name="P10" text:outline-level="5">Consumption of Operating Expenses Provision</text:h>
      <text:p text:style-name="P22">Since the business takes care of consuming provision for different operating expenses (fixed as well as variable) the business should periodically prompt the total amount of operating expenses consumed. The trigger will enable debiting form the provision for fixed expenses and provision for variable expense every time business provides the summary information of their consumption.</text:p>
      <text:h text:style-name="P10" text:outline-level="5">Consumption of provision for taxes</text:h>
      <text:p text:style-name="P22">Similar to operating expenses, business manages to pay the task as an external activity to ecosystem. So this information is periodically received and the said amount is debited from the provision for taxes.</text:p>
      <text:h text:style-name="P10" text:outline-level="5">Consumption of provision for losses</text:h>
      <text:p text:style-name="P22">As described above product domain periodically calculates information of its profit/loss. In case the information is negative, it indicates loss. In that case product domain may send a notification to provide some funds to recover from these losses. These funds will be used by that product to give additional discounts on its offer price or for any marketing/promotional measures. This notification will debit the requested amount form the losses provision and credit it as a provision for the product to recover from losses. Product is then free to use the same for whatever measure it has planned.</text:p>
      <text:h text:style-name="P10" text:outline-level="5">Consumption of provision for other expenses</text:h>
      <text:p text:style-name="P22">If business makes any expenses which are not fitting into any of the above provision categories then it will send that as other expenses. The same will be debited from provision for other expenses.</text:p>
      <text:h text:style-name="P9" text:outline-level="4">Corrections in Budgets</text:h>
      <text:p text:style-name="P22">Predictions made at the beginning of a year regarding expenses under each business header show a reflection of their performance of last year. But due to dynamic nature of business some headers may attract or spend than predicted whereas some other may fall way shorter than their estimated spends. And this situation keeps changing month on month. Hence static budgeting merely based on the predictions at the start of a year are not useful. They may cause capital getting locked under some provisions where it is not getting consumed as <text:soft-page-break/>expected whereas for some other business header additional provision of funds may need to be performed. The situation remains under control if the lack of balance of funds remain constrained at the merchant level. But think of a situation where merchant has made an advanced order of purchase of goods from respective suppliers and has made considerable investment in its advance payment, and later realizes that some these products need more supply than expected whereas some are falling much sharper in demand than predicted( due to trend change). Or think of a situation that merchant’s deal with a delivery partner is yielding him/her losses as the number of deliveries are going to be much higher than predicted OR much lower than predicted. Though we have quoted examples for two business headers but the situation may arise in all the business headers as they are very closely related in their performance. For example increase in subscription business will need more investment in delivery expense and it will result in more taxes. </text:p>
      <text:p text:style-name="P22">Hence it is essential to keep introspecting the actual performance against latest predictions and wherever there are deviation from the stated forecasts, adjusts the capital arrangement accordingly.</text:p>
      <text:h text:style-name="P9" text:outline-level="4">Introspection of Capital investment for purchase of goods</text:h>
      <text:p text:style-name="P22">Product domain is responsible for tracking the performance of individual products and revises price of a product when it finds considerable deviation in its actual performance against state predictions. When this scenario occurs it also invalidates earlier predictions in make new predictions based on latest actual performance trend.</text:p>
      <text:p text:style-name="P22">The same trigger (deviation of prediction from actual) will be received from Product domain by Business domain. The provision made for that product (for which deviation between forecast and actual demand is observed) will be revised based on nature of difference (provision is added if demand is higher than prediction else it is reduced). The amount of provision that needs to be added or reduced will depend upon month on month difference between actual demand and predicted demand. The revision in budget does not only happen at aggregate level but also at monthly budget level maintained by the budget distribution calendar.</text:p>
      <text:p text:style-name="P22">If budget needs to be added for that product then the additional funds are requested from master account. In case excess provision is to be returned, it is transferred to the master account. Thus periodically few products keep crediting excess funds to master account and few other will keep debiting from it. This is one type of indirect collaboration among the products, acting as individual business contributors as few credit their excess funds whereas other debit some part of it.</text:p>
      <text:p text:style-name="P22"/>
      <text:h text:style-name="P9" text:outline-level="4">Introspection of capital investment for variable expenses</text:h>
      <text:p text:style-name="P22">As we know the variable expenses are mainly incurred due to delivery changes towards the shipping of delivery consignments. As the number of subscriptions increase the expenses towards shipping will also increase. But merely calculation of increase/decrease in subscriptions (number of deliveries) will be vague as shipping charges also depend upon number of consignments in a specific weight category. Hence distribution of total increase/decrease of deliveries per month into different weight categories will help determining relatively precise increase/reduction is budget.</text:p>
      <text:p text:style-name="P22"><text:soft-page-break/>Subscriber domain is responsible for making predictions towards total subscriptions and keep on comparing actual number of subscriptions against predictions. When the difference between actuals and forecast crosses predefined threshold, it triggers a fine grained prediction of deliveries in each weight range. These predictions based on new actuals will drive further investment in delivery expenses. So they will alter the budget distribution calendar for the revised expenses.</text:p>
      <text:p text:style-name="P22">Similar to corrections in purchase budget, in case revised provisions are higher than earlier one then increased amount is requested from master account, else it is returned to the master account.</text:p>
      <text:h text:style-name="P9" text:outline-level="4">Introspection of capital investment for fixed expenses</text:h>
      <text:p text:style-name="P22">Business domain is directly responsible for spending money towards fixed expenses. As we have seen earlier if current year business is in ‘steady mode’ then provision for fixed expenses is expected to remain constant and relatively closely confined to budget distribution calendar for <text:s/>fixed expenses.</text:p>
      <text:p text:style-name="P22">But if the business is tagged to be in ‘Expansion mode’ then it indicates more capital investment towards fixed expenses for hiring more staff, for renting more space, for spending more on construction etc.</text:p>
      <text:p text:style-name="P22">In such case the best way is to plan with minor details for proposed expansion activities in a year and manually set/override the budget towards fixed expenses. Any predictions based on historical data of fixed expenses may not yield any precise budget. One can vaguely say that X% more investment will be needed as compared to last year and hence provision that much additional funds for new year but that will be much approximate.</text:p>
      <text:p text:style-name="P22">So periodic introspection of set budget towards fixed expenses needs to be made manually and revisiting all the expansion plans and revising the estimates (thereby provision for fixed expenses) and request the difference amount from master account. In reverse case (where business may be turning into ‘steady mode’ from ‘expansion mode’) any additional provision may need to be returned to master account.</text:p>
      <text:h text:style-name="P9" text:outline-level="4">Introspection of Provision for losses </text:h>
      <text:p text:style-name="P22">‘Loss’ is the loosely used term here. The intent is just to indicate an unfavourable situation where business of one or more products is not doing as expected. It may result into loss of profit (overall profit from these products may be reducing) or actual loss (selling below breakeven price). No merchant wants to wait until the product is going into absolute losses. He/she will get these indications of trailing performance of a product and will be willing to make efforts to boost its performance back.</text:p>
      <text:p text:style-name="P22">One of the most significant measures adopted is cutting offer price of a product. Sometimes the cut portion of the price is presented as lucrative time bound discount, so as to attract subscribers opt for that product. In cases where the price cut is going from merchant’s pocket, it needs to be provisioned as ‘provision for losses’.</text:p>
      <text:p text:style-name="P22">At start of the year provision is made by looking at the performance of the trailing products. Theoretically the provision for losses should start getting into use from the day when offer price may go below breakeven price (that’s where absolute loss on the product start getting <text:soft-page-break/>registered) but <text:s/>merchant may wish to set a higher price threshold than breakeven price and expects the provision should start getting utilized form that price figure.</text:p>
      <text:p text:style-name="P22">Wen product keeps revising its price, one of the factors behind the revision is the dynamics of demand and profit.</text:p>
      <text:list xml:id="list2708800967" text:style-name="WWNum71">
        <text:list-item>
          <text:p text:style-name="P71">In case product demand is increasing and thereby profit is increasing.</text:p>
        </text:list-item>
        <text:list-item>
          <text:p text:style-name="P71">In case product demand is increasing but profit is decreasing.</text:p>
        </text:list-item>
        <text:list-item>
          <text:p text:style-name="P71">In case product demand is decreasing and profit is increasing.</text:p>
        </text:list-item>
        <text:list-item>
          <text:p text:style-name="P71">In case product demand is decreasing and profit is decreasing.</text:p>
        </text:list-item>
      </text:list>
      <text:p text:style-name="P22">The 3<text:span text:style-name="T7">rd</text:span> scenario indicates ‘probable’ trail in the product performance whereas the last scenario indicates ‘Sure’ trail in the performance. Third scenario should be taken care by adjusting appropriate price.</text:p>
      <text:p text:style-name="P22">But 4<text:span text:style-name="T7">th</text:span> scenario may need a decision to reduce offer price below breakeven price (or threshold price set by merchant). Product domain should raise an intimation to sell it in subsidised price if its price is continued to be at breakeven/threshold price price but the demand is still reducing. The trigger to initiate usage of losses account first calculates how many product units, those must be sold in order </text:p>
      <text:list xml:id="list2807992088" text:style-name="WWNum72">
        <text:list-item>
          <text:p text:style-name="P72">For the sale to stick to at least predicted demand figure( though trailing) and should not fall below prediction line. </text:p>
        </text:list-item>
        <text:list-item>
          <text:p text:style-name="P72">If 1<text:span text:style-name="T7">st</text:span> objective <text:s/>is met then for the sale to start improving towards growing trend( predictions indicating growing trend)</text:p>
        </text:list-item>
      </text:list>
      <text:p text:style-name="P22">For the calculated volume of product units, its subsidised unit price is determined as </text:p>
      <text:p text:style-name="P22">Subsidised price1 = Breakeven price - <text:s/>y % of Breakeven price </text:p>
      <text:p text:style-name="P22">So the provision required will be </text:p>
      <text:p text:style-name="P22">Provision expected from losses account = volume of units to be sold to meet objective1 OR 2 * subsidised price1</text:p>
      <text:p text:style-name="P22">This procedure to provide subsidy is getting repeated with increased subsidy amount (increased value of y in above formula) until the demand trend is seen increasing. There should be a threshold on the upper value of y. If the demand doesn’t seen increasing even after hitting upper threshold of y, then a recommendation is made to the merchant to take the product out of business.</text:p>
      <text:p text:style-name="P22">If the said provision is available with losses account the same is consumed. Every time subsidy amount is drawn from losses account. But if the provision amount being calculated by one or more such <text:s/>(trailing performance) products is not available then the same is requested to the merchant for replenishment.</text:p>
      <text:h text:style-name="P9" text:outline-level="4">Introspection of provision for taxes</text:h>
      <text:p text:style-name="P22">The taxes are typically of two types</text:p>
      <text:list xml:id="list1805651903" text:style-name="WWNum73">
        <text:list-item>
          <text:p text:style-name="P73">Flat taxes : The taxes which are independent of volume of business</text:p>
        </text:list-item>
        <text:list-item>
          <text:p text:style-name="P73">Variable taxes: The taxes which vary as the volume of business change.</text:p>
        </text:list-item>
      </text:list>
      <text:p text:style-name="P22"><text:soft-page-break/>For flat taxes the provision will have to be determined by merchant depending upon number of such tax headers and their value as per local laws.</text:p>
      <text:p text:style-name="P22">For variable taxes the tax amount is x% of total revenue. So the predictions on revenue will be made so as to determine the provision for a tax header, for all variable taxes.</text:p>
      <text:p text:style-name="P22">This predictions are revised when they deviate significantly (beyond the set threshold) from the actual revenue. So similar to provision for purchase cost, the additional/reduced provision for variable taxes will be recommended to merchant and credited to taxes account when approved.</text:p>
      <text:h text:style-name="P9" text:outline-level="4">Registration of gains/losses</text:h>
      <text:p text:style-name="P22">A product domain periodically calculates the total gain or loss for each of the registered products that has been gained in the specified period. The same is credited (if gain) or debited (if loss) into/form the Profit account to register periodic gains/losses in a given financial year.</text:p>
      <text:p text:style-name="P22"><text:s/>At the same time the total revenue registered in the specified period is also added to revenue account.</text:p>
      <text:p text:style-name="P22"/>
      <text:h text:style-name="P9" text:outline-level="4">Registration of donations across products</text:h>
      <text:p text:style-name="P22">Product domain determines if the excess profit should get added to Nodal account if the periodic profit exceeds the forecasted profit. In this case the product which is registering excess profit is ‘donating’ its excess profit (difference of actual profit and predicted profit) to nodal account. In this case the notification from product domain with the information of excess profit amount is received by Business domain, is credited to nodal account.</text:p>
      <text:p text:style-name="P22">When a product which is in trouble requests for some fund to recover from current crises, the request is approved for the requested fund or more/less amount by the merchant and the said amount is debited from the nodal account and credited to the requester product.</text:p>
      <text:p text:style-name="P22">Remember that the contingency management is a two level process. First the help is requested from nodal account. If nodal account does not have anything to offer then the same is forwarded to losses budget.</text:p>
      <text:h text:style-name="P9" text:outline-level="4">End of Period Introspection</text:h>
      <text:p text:style-name="P22">End of year job is to analyse the performance of business, in terms of </text:p>
      <text:list xml:id="list517784111" text:style-name="WWNum70">
        <text:list-item>
          <text:p text:style-name="P74">Total budget provision, one or more amendments in it during the year and total consumption of provisioned capital and determination of reasons for additional/lesser consumption than initial provisioned budget and its correlation with business growth.</text:p>
        </text:list-item>
        <text:list-item>
          <text:p text:style-name="P74">Total provision for purchase cost, one or more amendments is it and finally determination of reasons for more/lesser consumption and its correlation with business growth.</text:p>
        </text:list-item>
        <text:list-item>
          <text:p text:style-name="P74">Initial total provision for various benefits, periodic amendments in it and determination of reasons for the same and correlation with growth.</text:p>
        </text:list-item>
        <text:list-item>
          <text:p text:style-name="P74">Total provision for all other business headers and more/less consumption against the initial provision and determination of reasons for variation in consumption and correlation with business growth.</text:p>
        </text:list-item>
        <text:list-item>
          <text:p text:style-name="P74"><text:soft-page-break/>Actual revenue registered against the predicted figure and determination of reasons behind more/less revenue than predicted and its correlation with business growth.</text:p>
        </text:list-item>
        <text:list-item>
          <text:p text:style-name="P74">Actual profit registered against the predicted figure and determination of reasons behind more/less profit than predicted and its correlation with business growth.</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1" svg:font-family="Wingdings" style:font-adornments="Regular" style:font-pitch="variable" style:font-charset="x-symbol"/>
    <style:font-face style:name="Wingdings" svg:font-family="Wingdings" style:font-family-generic="roman" style:font-pitch="variable" style:font-charset="x-symbol"/>
    <style:font-face style:name="Calibri1" svg:font-family="Calibri"/>
    <style:font-face style:name="Arial Unicode MS1" svg:font-family="'Arial Unicode MS'" style:font-family-generic="swiss"/>
    <style:font-face style:name="Courier New1"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style:font-face style:name="Wingdings2" svg:font-family="Wingdings" style:font-family-generic="system" style:font-pitch="variable"/>
  </office:font-face-decls>
  <office:styles>
    <draw:stroke-dash draw:name="Dashed_20__28_var_29__20_2" draw:display-name="Dashed (var) 2" draw:style="rect" draw:dots1="1" draw:dots1-length="400%" draw:dots2="1" draw:dots2-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rame_20_contents" style:display-name="Frame contents" style:family="paragraph" style:parent-style-name="Standard" style:class="extra"/>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Contents_20_9" style:display-name="Contents 9" style:family="paragraph" style:parent-style-name="Standard" style:next-style-name="Standard" style:default-outline-level="" style:class="index">
      <style:paragraph-properties fo:margin-left="3.10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8" style:display-name="Contents 8" style:family="paragraph" style:parent-style-name="Standard" style:next-style-name="Standard" style:default-outline-level="" style:class="index">
      <style:paragraph-properties fo:margin-left="2.716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7" style:display-name="Contents 7" style:family="paragraph" style:parent-style-name="Standard" style:next-style-name="Standard" style:default-outline-level="" style:class="index">
      <style:paragraph-properties fo:margin-left="2.328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6" style:display-name="Contents 6" style:family="paragraph" style:parent-style-name="Standard" style:next-style-name="Standard" style:default-outline-level="" style:class="index">
      <style:paragraph-properties fo:margin-left="1.9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5" style:display-name="Contents 5" style:family="paragraph" style:parent-style-name="Standard" style:next-style-name="Standard" style:default-outline-level="" style:class="index">
      <style:paragraph-properties fo:margin-left="1.552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Contents_20_4" style:display-name="Contents 4" style:family="paragraph" style:parent-style-name="Standard" style:next-style-name="Standard" style:default-outline-level="" style:class="index">
      <style:paragraph-properties fo:margin-left="1.164cm" fo:margin-right="0cm" fo:margin-top="0cm" fo:margin-bottom="0.176cm" style:contextual-spacing="false" fo:text-indent="0cm" style:auto-text-indent="false"/>
      <style:text-properties style:font-name-asian="Songti SC" style:font-family-asian="'Songti SC'" style:font-family-generic-asian="system" style:font-pitch-asian="variable"/>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ontents_20_3" style:display-name="Contents 3" style:family="paragraph" style:parent-style-name="Standard" style:next-style-name="Standard" style:default-outline-level="" style:class="index">
      <style:paragraph-properties fo:margin-left="0.776cm" fo:margin-right="0cm" fo:margin-top="0cm" fo:margin-bottom="0.176cm" style:contextual-spacing="false" fo:text-indent="0cm" style:auto-text-indent="false"/>
    </style:style>
    <style:style style:name="Contents_20_2" style:display-name="Contents 2" style:family="paragraph" style:parent-style-name="Standard" style:next-style-name="Standard" style:default-outline-level="" style:class="index">
      <style:paragraph-properties fo:margin-left="0.388cm" fo:margin-right="0cm" fo:margin-top="0cm" fo:margin-bottom="0.176cm" style:contextual-spacing="false" fo:text-indent="0cm" style:auto-text-indent="false"/>
    </style:style>
    <style:style style:name="Contents_20_1" style:display-name="Contents 1" style:family="paragraph" style:parent-style-name="Standard" style:next-style-name="Standard" style:default-outline-level="" style:class="index">
      <style:paragraph-properties fo:margin-top="0cm" fo:margin-bottom="0.176cm" style:contextual-spacing="false"/>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6" style:display-name="Heading 6" style:family="paragraph" style:parent-style-name="Standard" style:next-style-name="Standard" style:default-outline-level="6"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Table_20_Contents" style:display-name="Table Contents" style:family="paragraph" style:parent-style-name="Standard" style:class="extra">
      <style:paragraph-properties fo:orphans="0" fo:widows="0" text:number-lines="false" text:line-number="0"/>
    </style:style>
    <style:style style:name="Index_20_Link" style:display-name="Index Link"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7" style:display-name="ListLabel 37"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fo:font-weight="normal" style:font-weight-asian="normal"/>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2" style:display-name="ListLabel 2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1" style:display-name="ListLabel 1" style:family="text">
      <style:text-properties style:font-name-complex="Courier New2" style:font-family-complex="'Courier New'" style:font-family-generic-complex="system" style:font-pitch-complex="variable"/>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Comment_20_Text_20_Char" style:display-name="Comment Text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6_20_Char" style:display-name="Heading 6 Char" style:family="text" style:parent-style-name="Default_20_Paragraph_20_Font">
      <style:text-properties fo:color="#1f4d78"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5_20_Char" style:display-name="Heading 5 Char" style:family="text" style:parent-style-name="Default_20_Paragraph_20_Font">
      <style:text-properties fo:color="#2e74b5" loext:opacity="100%" style:font-name="Calibri Light" fo:font-family="'Calibri Light'" style:font-family-generic="roman" style:font-pitch="variable" style:font-name-asian="Songti SC" style:font-family-asian="'Songti SC'" style:font-family-generic-asian="system" style:font-pitch-asian="variable" style:font-name-complex="Mangal" style:font-family-complex="Mangal" style:font-family-generic-complex="system" style:font-pitch-complex="variable"/>
    </style:style>
    <style:style style:name="Heading_20_4_20_Char" style:display-name="Heading 4 Char" style:family="text" style:parent-style-name="Default_20_Paragraph_20_Font">
      <style:text-properties fo:color="#2e74b5" loext:opacity="100%" style:font-name="Calibri Light" fo:font-family="'Calibri Light'" style:font-family-generic="roman" style:font-pitch="variable" fo:font-style="italic" style:font-name-asian="Songti SC" style:font-family-asian="'Songti SC'" style:font-family-generic-asian="system" style:font-pitch-asian="variable" style:font-style-asian="italic" style:font-name-complex="Mangal" style:font-family-complex="Mangal" style:font-family-generic-complex="system" style:font-pitch-complex="variable" style:font-style-complex="italic"/>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Heading_20_3_20_Char" style:display-name="Heading 3 Char" style:family="text" style:parent-style-name="Default_20_Paragraph_20_Font">
      <style:text-properties fo:color="#1f4d78" loext:opacity="100%" style:font-name="Calibri Light" fo:font-family="'Calibri Light'" style:font-family-generic="roman" style:font-pitch="variable" fo:font-size="12pt" style:font-name-asian="Songti SC" style:font-family-asian="'Songti SC'" style:font-family-generic-asian="system" style:font-pitch-asian="variable" style:font-size-asian="12pt" style:font-name-complex="Mangal" style:font-family-complex="Mangal" style:font-family-generic-complex="system" style:font-pitch-complex="variable" style:font-size-complex="12pt"/>
    </style:style>
    <style:style style:name="Heading_20_2_20_Char" style:display-name="Heading 2 Char" style:family="text" style:parent-style-name="Default_20_Paragraph_20_Font">
      <style:text-properties fo:color="#2e74b5" loext:opacity="100%" style:font-name="Calibri Light" fo:font-family="'Calibri Light'" style:font-family-generic="roman" style:font-pitch="variable" fo:font-size="13pt" style:font-name-asian="Songti SC" style:font-family-asian="'Songti SC'" style:font-family-generic-asian="system" style:font-pitch-asian="variable" style:font-size-asian="13pt" style:font-name-complex="Mangal" style:font-family-complex="Mangal" style:font-family-generic-complex="system" style:font-pitch-complex="variable" style:font-size-complex="13pt"/>
    </style:style>
    <style:style style:name="Heading_20_1_20_Char" style:display-name="Heading 1 Char" style:family="text" style:parent-style-name="Default_20_Paragraph_20_Font">
      <style:text-properties fo:color="#2e74b5" loext:opacity="100%" style:font-name="Calibri Light" fo:font-family="'Calibri Light'" style:font-family-generic="roman" style:font-pitch="variable" fo:font-size="16pt" style:font-name-asian="Songti SC" style:font-family-asian="'Songti SC'" style:font-family-generic-asian="system" style:font-pitch-asian="variable" style:font-size-asian="16pt" style:font-name-complex="Mangal" style:font-family-complex="Mangal" style:font-family-generic-complex="system" style:font-pitch-complex="variable" style:font-size-complex="16pt"/>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1" text:display-levels="3">
        <style:list-level-properties text:list-level-position-and-space-mode="label-alignment">
          <style:list-level-label-alignment text:label-followed-by="listtab" fo:text-indent="-0.889cm" fo:margin-left="2.14cm"/>
        </style:list-level-properties>
      </text:list-level-style-number>
      <text:list-level-style-number text:level="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3"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2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762cm" fo:margin-left="1.397cm"/>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889cm" fo:margin-left="2.159cm"/>
        </style:list-level-properties>
        <style:text-properties style:font-name="Symbol"/>
      </text:list-level-style-bullet>
      <text:list-level-style-bullet text:level="4" text:bullet-char="">
        <style:list-level-properties text:list-level-position-and-space-mode="label-alignment">
          <style:list-level-label-alignment text:label-followed-by="listtab" fo:text-indent="-1.143cm" fo:margin-left="3.048cm"/>
        </style:list-level-properties>
        <style:text-properties style:font-name="Symbol"/>
      </text:list-level-style-bullet>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27"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8"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9"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0"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4"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bullet text:leve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7" text:bullet-char="-">
        <style:list-level-properties text:list-level-position-and-space-mode="label-alignment">
          <style:list-level-label-alignment text:label-followed-by="listtab" fo:text-indent="-0.635cm" fo:margin-left="2.54cm"/>
        </style:list-level-properties>
        <style:text-properties style:font-name="Calibri1"/>
      </text:list-level-style-bullet>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bullet text:leve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38" text:bullet-char="-">
        <style:list-level-properties text:list-level-position-and-space-mode="label-alignment">
          <style:list-level-label-alignment text:label-followed-by="listtab" fo:text-indent="-0.635cm" fo:margin-left="0.635cm"/>
        </style:list-level-properties>
        <style:text-properties style:font-name="Calibri1"/>
      </text:list-level-style-bullet>
      <text:list-level-style-bullet text:level="2" text:style-name="ListLabel_20_39"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0"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1"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format="a" style:num-letter-sync="true" text:start-value="9">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459cm" fo:text-align="end" style:justify-single-word="false" fo:text-indent="0cm" style:auto-text-indent="false">
        <style:tab-stops>
          <style:tab-stop style:position="8.026cm" style:type="center"/>
          <style:tab-stop style:position="10.262cm"/>
        </style:tab-stops>
      </style:paragraph-properties>
      <style:text-properties fo:language="en" fo:country="IN"/>
    </style:style>
    <style:style style:name="MP2" style:family="paragraph" style:parent-style-name="Footer">
      <style:text-properties fo:language="en" fo:country="IN"/>
    </style:style>
    <style:style style:name="MT1" style:family="text">
      <style:text-properties fo:color="#8496b0" loext:opacity="100%" fo:font-size="12pt" fo:letter-spacing="0.106cm" style:font-size-asian="12pt" style:font-size-complex="12pt"/>
    </style:style>
    <style:style style:name="MT2" style:family="text">
      <style:text-properties fo:color="#8496b0" loext:opacity="100%" fo:font-size="12pt" style:font-size-asian="12pt" style:font-size-complex="12pt"/>
    </style:style>
    <style:style style:name="MT3" style:family="text">
      <style:text-properties fo:color="#323e4f" loext:opacity="100%" fo:font-size="12pt" style:font-size-asian="12pt" style:font-size-complex="12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3"><text:page-number text:select-page="current">1</text:page-number></text:span><text:span text:style-name="MT3"><text:s/>| </text:span><text:span text:style-name="MT3"><text:page-count style:num-format="1">65</text:page-count></text:span></text:p>
        <text:p text:style-name="MP2"/>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Elements of subscription ecosystem</dc:title>
    <dc:date>2020-10-03T16:11:13.671591544</dc:date>
    <meta:editing-duration>P0D</meta:editing-duration>
    <meta:editing-cycles>1</meta:editing-cycles>
    <meta:generator>LibreOffice/7.0.1.2$MacOSX_X86_64 LibreOffice_project/7cbcfc562f6eb6708b5ff7d7397325de9e764452</meta:generator>
    <meta:document-statistic meta:table-count="2" meta:image-count="0" meta:object-count="4" meta:page-count="65" meta:paragraph-count="1337" meta:word-count="28354" meta:character-count="177222" meta:non-whitespace-character-count="149909"/>
    <meta:template xlink:type="simple" xlink:actuate="onRequest" xlink:title="" xlink:href="../../doc1.odm" meta:date="2020-10-03T16:13:11.701299302"/>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808080" style:text-position="0% 100%" fo:font-family="'Calibri Light'" fo:font-size="16pt" fo:language="en" fo:country="IN"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graphic-properties svg:stroke-width="0.026cm" svg:stroke-color="#d9d9d9" svg:stroke-opacity="54%"/>
    </style:style>
    <style:style style:name="ch7" style:family="chart">
      <style:graphic-properties svg:stroke-width="0.026cm" svg:stroke-color="#d9d9d9" svg:stroke-opacity="51%"/>
    </style:style>
    <style:style style:name="ch8"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62cm" svg:stroke-color="#ed7d31" draw:fill-color="#ed7d31"/>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62cm" svg:stroke-color="#ffc000" draw:fill-color="#ffc000"/>
      <style:text-properties fo:color="#000000" style:text-position="0% 100%" fo:font-family="Calibri"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62cm" svg:stroke-color="#70ad47" draw:fill-color="#70ad47"/>
      <style:text-properties fo:color="#000000" style:text-position="0% 100%" fo:font-family="Calibri"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62cm" svg:stroke-color="#9e480e" draw:fill-color="#9e480e"/>
      <style:text-properties fo:color="#000000" style:text-position="0% 100%" fo:font-family="Calibri" fo:font-size="10pt" style:font-size-asian="10pt" style:font-size-complex="10pt"/>
    </style:style>
    <style:style style:name="ch13" style:family="chart">
      <style:graphic-properties draw:fill="hatch" draw:fill-color="#ffffff" draw:fill-hatch-name="msFillHatch_20_1" draw:fill-hatch-solid="true"/>
    </style:style>
    <style:style style:name="ch14" style:family="chart">
      <style:graphic-properties draw:fill-color="#d9d9d9"/>
    </style:style>
  </office:automatic-styles>
  <office:body>
    <office:chart>
      <chart:chart svg:width="15.92cm" svg:height="7.831cm" xlink:href="." xlink:type="simple" chart:class="chart:line" chart:style-name="ch1">
        <chart:title svg:x="5.289cm" svg:y="0.291cm" chart:style-name="ch2">
          <text:p>Predictions correction</text:p>
        </chart:title>
        <chart:legend chart:legend-position="bottom" svg:x="2.654cm" svg:y="6.874cm" style:legend-expansion="wide" chart:style-name="ch3"/>
        <chart:plot-area chart:style-name="ch4" chart:data-source-has-labels="both" svg:x="0.318cm" svg:y="1.344cm" svg:width="15.284cm" svg:height="5.19cm">
          <chart:coordinate-region svg:x="1.285cm" svg:y="1.344cm" svg:width="14.317cm" svg:height="4.45cm"/>
          <chart:axis chart:dimension="x" chart:name="primary-x" chart:style-name="ch5" chartooo:axis-type="auto">
            <chartooo:date-scale/>
            <chart:categories table:cell-range-address="local-table.$A$2:.$A$61"/>
            <chart:grid chart:style-name="ch6" chart:class="major"/>
            <chart:grid chart:style-name="ch7" chart:class="minor"/>
          </chart:axis>
          <chart:axis chart:dimension="y" chart:name="primary-y" chart:style-name="ch8">
            <chart:grid chart:style-name="ch6" chart:class="major"/>
          </chart:axis>
          <chart:series chart:style-name="ch9" chart:values-cell-range-address="local-table.$B$2:.$B$61" chart:label-cell-address="local-table.$B$1" chart:class="chart:line">
            <chart:data-point chart:repeated="60"/>
          </chart:series>
          <chart:series chart:style-name="ch10" chart:values-cell-range-address="local-table.$C$2:.$C$61" chart:label-cell-address="local-table.$C$1" chart:class="chart:line">
            <chart:data-point chart:repeated="60"/>
          </chart:series>
          <chart:series chart:style-name="ch11" chart:values-cell-range-address="local-table.$D$2:.$D$61" chart:label-cell-address="local-table.$D$1" chart:class="chart:line">
            <chart:data-point chart:repeated="60"/>
          </chart:series>
          <chart:series chart:style-name="ch12" chart:values-cell-range-address="local-table.$E$2:.$E$61" chart:label-cell-address="local-table.$E$1" chart:class="chart:line">
            <chart:data-point chart:repeated="6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orecasted total subscriptions1</text:p>
              </table:table-cell>
              <table:table-cell office:value-type="string">
                <text:p>Forecasted total subscriptions2</text:p>
              </table:table-cell>
              <table:table-cell office:value-type="string">
                <text:p>Forecasted total subscriptions3</text:p>
              </table:table-cell>
              <table:table-cell office:value-type="string">
                <text:p>Actual total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521">
                <text:p>521</text:p>
              </table:table-cell>
              <table:table-cell office:value-type="float" office:value="521">
                <text:p>521</text:p>
              </table:table-cell>
              <table:table-cell office:value-type="float" office:value="521">
                <text:p>521</text:p>
              </table:table-cell>
            </table:table-row>
            <table:table-row>
              <table:table-cell office:value-type="string">
                <text:p>2</text:p>
              </table:table-cell>
              <table:table-cell office:value-type="float" office:value="750">
                <text:p>750</text:p>
              </table:table-cell>
              <table:table-cell office:value-type="float" office:value="680">
                <text:p>680</text:p>
              </table:table-cell>
              <table:table-cell office:value-type="float" office:value="680">
                <text:p>680</text:p>
              </table:table-cell>
              <table:table-cell office:value-type="float" office:value="680">
                <text:p>680</text:p>
              </table:table-cell>
            </table:table-row>
            <table:table-row>
              <table:table-cell office:value-type="string">
                <text:p>3</text:p>
              </table:table-cell>
              <table:table-cell office:value-type="float" office:value="970">
                <text:p>970</text:p>
              </table:table-cell>
              <table:table-cell office:value-type="float" office:value="880">
                <text:p>880</text:p>
              </table:table-cell>
              <table:table-cell office:value-type="float" office:value="880">
                <text:p>880</text:p>
              </table:table-cell>
              <table:table-cell office:value-type="float" office:value="880">
                <text:p>880</text:p>
              </table:table-cell>
            </table:table-row>
            <table:table-row>
              <table:table-cell office:value-type="string">
                <text:p>4</text:p>
              </table:table-cell>
              <table:table-cell office:value-type="float" office:value="1250">
                <text:p>1250</text:p>
              </table:table-cell>
              <table:table-cell office:value-type="float" office:value="1080">
                <text:p>1080</text:p>
              </table:table-cell>
              <table:table-cell office:value-type="float" office:value="1080">
                <text:p>1080</text:p>
              </table:table-cell>
              <table:table-cell office:value-type="float" office:value="1080">
                <text:p>1080</text:p>
              </table:table-cell>
            </table:table-row>
            <table:table-row>
              <table:table-cell office:value-type="string">
                <text:p>5</text:p>
              </table:table-cell>
              <table:table-cell office:value-type="float" office:value="1580">
                <text:p>1580</text:p>
              </table:table-cell>
              <table:table-cell office:value-type="float" office:value="1379">
                <text:p>1379</text:p>
              </table:table-cell>
              <table:table-cell office:value-type="float" office:value="1379">
                <text:p>1379</text:p>
              </table:table-cell>
              <table:table-cell office:value-type="float" office:value="1379">
                <text:p>1379</text:p>
              </table:table-cell>
            </table:table-row>
            <table:table-row>
              <table:table-cell office:value-type="string">
                <text:p>6</text:p>
              </table:table-cell>
              <table:table-cell office:value-type="float" office:value="1720">
                <text:p>1720</text:p>
              </table:table-cell>
              <table:table-cell office:value-type="float" office:value="1480">
                <text:p>1480</text:p>
              </table:table-cell>
              <table:table-cell office:value-type="float" office:value="1480">
                <text:p>1480</text:p>
              </table:table-cell>
              <table:table-cell office:value-type="float" office:value="1480">
                <text:p>1480</text:p>
              </table:table-cell>
            </table:table-row>
            <table:table-row>
              <table:table-cell office:value-type="string">
                <text:p>7</text:p>
              </table:table-cell>
              <table:table-cell office:value-type="float" office:value="2100">
                <text:p>2100</text:p>
              </table:table-cell>
              <table:table-cell office:value-type="float" office:value="1899">
                <text:p>1899</text:p>
              </table:table-cell>
              <table:table-cell office:value-type="float" office:value="1899">
                <text:p>1899</text:p>
              </table:table-cell>
              <table:table-cell office:value-type="float" office:value="1899">
                <text:p>1899</text:p>
              </table:table-cell>
            </table:table-row>
            <table:table-row>
              <table:table-cell office:value-type="string">
                <text:p>8</text:p>
              </table:table-cell>
              <table:table-cell office:value-type="float" office:value="2250">
                <text:p>2250</text:p>
              </table:table-cell>
              <table:table-cell office:value-type="float" office:value="1956">
                <text:p>1956</text:p>
              </table:table-cell>
              <table:table-cell office:value-type="float" office:value="1956">
                <text:p>1956</text:p>
              </table:table-cell>
              <table:table-cell office:value-type="float" office:value="1956">
                <text:p>1956</text:p>
              </table:table-cell>
            </table:table-row>
            <table:table-row>
              <table:table-cell office:value-type="string">
                <text:p>9</text:p>
              </table:table-cell>
              <table:table-cell office:value-type="float" office:value="2460">
                <text:p>2460</text:p>
              </table:table-cell>
              <table:table-cell office:value-type="float" office:value="2356">
                <text:p>2356</text:p>
              </table:table-cell>
              <table:table-cell office:value-type="float" office:value="2356">
                <text:p>2356</text:p>
              </table:table-cell>
              <table:table-cell office:value-type="float" office:value="2356">
                <text:p>2356</text:p>
              </table:table-cell>
            </table:table-row>
            <table:table-row>
              <table:table-cell office:value-type="string">
                <text:p>10</text:p>
              </table:table-cell>
              <table:table-cell office:value-type="float" office:value="2890">
                <text:p>2890</text:p>
              </table:table-cell>
              <table:table-cell office:value-type="float" office:value="2678">
                <text:p>2678</text:p>
              </table:table-cell>
              <table:table-cell office:value-type="float" office:value="2678">
                <text:p>2678</text:p>
              </table:table-cell>
              <table:table-cell office:value-type="float" office:value="2678">
                <text:p>2678</text:p>
              </table:table-cell>
            </table:table-row>
            <table:table-row>
              <table:table-cell office:value-type="string">
                <text:p>11</text:p>
              </table:table-cell>
              <table:table-cell office:value-type="float" office:value="3000">
                <text:p>3000</text:p>
              </table:table-cell>
              <table:table-cell office:value-type="float" office:value="3145">
                <text:p>3145</text:p>
              </table:table-cell>
              <table:table-cell office:value-type="float" office:value="3145">
                <text:p>3145</text:p>
              </table:table-cell>
              <table:table-cell office:value-type="float" office:value="3145">
                <text:p>3145</text:p>
              </table:table-cell>
            </table:table-row>
            <table:table-row>
              <table:table-cell office:value-type="string">
                <text:p>12</text:p>
              </table:table-cell>
              <table:table-cell office:value-type="float" office:value="3120">
                <text:p>3120</text:p>
              </table:table-cell>
              <table:table-cell office:value-type="float" office:value="3657">
                <text:p>3657</text:p>
              </table:table-cell>
              <table:table-cell office:value-type="float" office:value="3657">
                <text:p>3657</text:p>
              </table:table-cell>
              <table:table-cell office:value-type="float" office:value="3657">
                <text:p>3657</text:p>
              </table:table-cell>
            </table:table-row>
            <table:table-row>
              <table:table-cell office:value-type="string">
                <text:p>13</text:p>
              </table:table-cell>
              <table:table-cell office:value-type="float" office:value="3478">
                <text:p>3478</text:p>
              </table:table-cell>
              <table:table-cell office:value-type="float" office:value="4217">
                <text:p>4217</text:p>
              </table:table-cell>
              <table:table-cell office:value-type="float" office:value="4217">
                <text:p>4217</text:p>
              </table:table-cell>
              <table:table-cell office:value-type="float" office:value="4217">
                <text:p>4217</text:p>
              </table:table-cell>
            </table:table-row>
            <table:table-row>
              <table:table-cell office:value-type="string">
                <text:p>14</text:p>
              </table:table-cell>
              <table:table-cell office:value-type="float" office:value="3750">
                <text:p>3750</text:p>
              </table:table-cell>
              <table:table-cell office:value-type="float" office:value="4446">
                <text:p>4446</text:p>
              </table:table-cell>
              <table:table-cell office:value-type="float" office:value="4675">
                <text:p>4675</text:p>
              </table:table-cell>
              <table:table-cell office:value-type="float" office:value="4675">
                <text:p>4675</text:p>
              </table:table-cell>
            </table:table-row>
            <table:table-row>
              <table:table-cell office:value-type="string">
                <text:p>15</text:p>
              </table:table-cell>
              <table:table-cell office:value-type="float" office:value="3930">
                <text:p>3930</text:p>
              </table:table-cell>
              <table:table-cell office:value-type="float" office:value="4678">
                <text:p>4678</text:p>
              </table:table-cell>
              <table:table-cell office:value-type="float" office:value="4698">
                <text:p>4698</text:p>
              </table:table-cell>
              <table:table-cell office:value-type="float" office:value="4698">
                <text:p>4698</text:p>
              </table:table-cell>
            </table:table-row>
            <table:table-row>
              <table:table-cell office:value-type="string">
                <text:p>16</text:p>
              </table:table-cell>
              <table:table-cell office:value-type="float" office:value="4357">
                <text:p>4357</text:p>
              </table:table-cell>
              <table:table-cell office:value-type="float" office:value="4789">
                <text:p>4789</text:p>
              </table:table-cell>
              <table:table-cell office:value-type="float" office:value="4765">
                <text:p>4765</text:p>
              </table:table-cell>
              <table:table-cell office:value-type="float" office:value="4765">
                <text:p>4765</text:p>
              </table:table-cell>
            </table:table-row>
            <table:table-row>
              <table:table-cell office:value-type="string">
                <text:p>17</text:p>
              </table:table-cell>
              <table:table-cell office:value-type="float" office:value="4400">
                <text:p>4400</text:p>
              </table:table-cell>
              <table:table-cell office:value-type="float" office:value="4965">
                <text:p>4965</text:p>
              </table:table-cell>
              <table:table-cell office:value-type="float" office:value="5217">
                <text:p>5217</text:p>
              </table:table-cell>
              <table:table-cell office:value-type="float" office:value="5217">
                <text:p>5217</text:p>
              </table:table-cell>
            </table:table-row>
            <table:table-row>
              <table:table-cell office:value-type="string">
                <text:p>18</text:p>
              </table:table-cell>
              <table:table-cell office:value-type="float" office:value="4690">
                <text:p>4690</text:p>
              </table:table-cell>
              <table:table-cell office:value-type="float" office:value="5100">
                <text:p>5100</text:p>
              </table:table-cell>
              <table:table-cell office:value-type="float" office:value="5469">
                <text:p>5469</text:p>
              </table:table-cell>
              <table:table-cell office:value-type="float" office:value="5469">
                <text:p>5469</text:p>
              </table:table-cell>
            </table:table-row>
            <table:table-row>
              <table:table-cell office:value-type="string">
                <text:p>19</text:p>
              </table:table-cell>
              <table:table-cell office:value-type="float" office:value="5360">
                <text:p>5360</text:p>
              </table:table-cell>
              <table:table-cell office:value-type="float" office:value="5360">
                <text:p>5360</text:p>
              </table:table-cell>
              <table:table-cell office:value-type="float" office:value="5683">
                <text:p>5683</text:p>
              </table:table-cell>
              <table:table-cell office:value-type="float" office:value="5683">
                <text:p>5683</text:p>
              </table:table-cell>
            </table:table-row>
            <table:table-row>
              <table:table-cell office:value-type="string">
                <text:p>20</text:p>
              </table:table-cell>
              <table:table-cell office:value-type="float" office:value="5470">
                <text:p>5470</text:p>
              </table:table-cell>
              <table:table-cell office:value-type="float" office:value="5570">
                <text:p>5570</text:p>
              </table:table-cell>
              <table:table-cell office:value-type="float" office:value="5890">
                <text:p>5890</text:p>
              </table:table-cell>
              <table:table-cell office:value-type="float" office:value="5890">
                <text:p>5890</text:p>
              </table:table-cell>
            </table:table-row>
            <table:table-row>
              <table:table-cell office:value-type="string">
                <text:p>21</text:p>
              </table:table-cell>
              <table:table-cell office:value-type="float" office:value="5890">
                <text:p>5890</text:p>
              </table:table-cell>
              <table:table-cell office:value-type="float" office:value="5890">
                <text:p>5890</text:p>
              </table:table-cell>
              <table:table-cell office:value-type="float" office:value="6234">
                <text:p>6234</text:p>
              </table:table-cell>
              <table:table-cell office:value-type="float" office:value="6234">
                <text:p>6234</text:p>
              </table:table-cell>
            </table:table-row>
            <table:table-row>
              <table:table-cell office:value-type="string">
                <text:p>22</text:p>
              </table:table-cell>
              <table:table-cell office:value-type="float" office:value="5930">
                <text:p>5930</text:p>
              </table:table-cell>
              <table:table-cell office:value-type="float" office:value="5966">
                <text:p>5966</text:p>
              </table:table-cell>
              <table:table-cell office:value-type="float" office:value="6643">
                <text:p>6643</text:p>
              </table:table-cell>
              <table:table-cell office:value-type="float" office:value="6643">
                <text:p>6643</text:p>
              </table:table-cell>
            </table:table-row>
            <table:table-row>
              <table:table-cell office:value-type="string">
                <text:p>23</text:p>
              </table:table-cell>
              <table:table-cell office:value-type="float" office:value="6170">
                <text:p>6170</text:p>
              </table:table-cell>
              <table:table-cell office:value-type="float" office:value="6270">
                <text:p>6270</text:p>
              </table:table-cell>
              <table:table-cell office:value-type="float" office:value="6899">
                <text:p>6899</text:p>
              </table:table-cell>
              <table:table-cell office:value-type="float" office:value="6899">
                <text:p>6899</text:p>
              </table:table-cell>
            </table:table-row>
            <table:table-row>
              <table:table-cell office:value-type="string">
                <text:p>24</text:p>
              </table:table-cell>
              <table:table-cell office:value-type="float" office:value="6250">
                <text:p>6250</text:p>
              </table:table-cell>
              <table:table-cell office:value-type="float" office:value="6532">
                <text:p>6532</text:p>
              </table:table-cell>
              <table:table-cell office:value-type="float" office:value="7235">
                <text:p>7235</text:p>
              </table:table-cell>
              <table:table-cell office:value-type="float" office:value="7235">
                <text:p>7235</text:p>
              </table:table-cell>
            </table:table-row>
            <table:table-row>
              <table:table-cell office:value-type="string">
                <text:p>25</text:p>
              </table:table-cell>
              <table:table-cell office:value-type="float" office:value="6570">
                <text:p>6570</text:p>
              </table:table-cell>
              <table:table-cell office:value-type="float" office:value="6790">
                <text:p>6790</text:p>
              </table:table-cell>
              <table:table-cell office:value-type="float" office:value="7488">
                <text:p>7488</text:p>
              </table:table-cell>
              <table:table-cell office:value-type="float" office:value="7488">
                <text:p>7488</text:p>
              </table:table-cell>
            </table:table-row>
            <table:table-row>
              <table:table-cell office:value-type="string">
                <text:p>26</text:p>
              </table:table-cell>
              <table:table-cell office:value-type="float" office:value="6780">
                <text:p>6780</text:p>
              </table:table-cell>
              <table:table-cell office:value-type="float" office:value="6998">
                <text:p>6998</text:p>
              </table:table-cell>
              <table:table-cell office:value-type="float" office:value="7755">
                <text:p>7755</text:p>
              </table:table-cell>
              <table:table-cell office:value-type="float" office:value="7755">
                <text:p>7755</text:p>
              </table:table-cell>
            </table:table-row>
            <table:table-row>
              <table:table-cell office:value-type="string">
                <text:p>27</text:p>
              </table:table-cell>
              <table:table-cell office:value-type="float" office:value="7120">
                <text:p>7120</text:p>
              </table:table-cell>
              <table:table-cell office:value-type="float" office:value="7256">
                <text:p>7256</text:p>
              </table:table-cell>
              <table:table-cell office:value-type="float" office:value="7994">
                <text:p>7994</text:p>
              </table:table-cell>
              <table:table-cell office:value-type="float" office:value="7994">
                <text:p>7994</text:p>
              </table:table-cell>
            </table:table-row>
            <table:table-row>
              <table:table-cell office:value-type="string">
                <text:p>28</text:p>
              </table:table-cell>
              <table:table-cell office:value-type="float" office:value="7250">
                <text:p>7250</text:p>
              </table:table-cell>
              <table:table-cell office:value-type="float" office:value="7250">
                <text:p>7250</text:p>
              </table:table-cell>
              <table:table-cell office:value-type="float" office:value="8345">
                <text:p>8345</text:p>
              </table:table-cell>
              <table:table-cell office:value-type="float" office:value="8345">
                <text:p>8345</text:p>
              </table:table-cell>
            </table:table-row>
            <table:table-row>
              <table:table-cell office:value-type="string">
                <text:p>29</text:p>
              </table:table-cell>
              <table:table-cell office:value-type="float" office:value="7540">
                <text:p>7540</text:p>
              </table:table-cell>
              <table:table-cell office:value-type="float" office:value="7540">
                <text:p>7540</text:p>
              </table:table-cell>
              <table:table-cell office:value-type="float" office:value="8890">
                <text:p>8890</text:p>
              </table:table-cell>
              <table:table-cell office:value-type="float" office:value="8890">
                <text:p>8890</text:p>
              </table:table-cell>
            </table:table-row>
            <table:table-row>
              <table:table-cell office:value-type="string">
                <text:p>30</text:p>
              </table:table-cell>
              <table:table-cell office:value-type="float" office:value="7750">
                <text:p>7750</text:p>
              </table:table-cell>
              <table:table-cell office:value-type="float" office:value="7750">
                <text:p>7750</text:p>
              </table:table-cell>
              <table:table-cell office:value-type="float" office:value="9426">
                <text:p>9426</text:p>
              </table:table-cell>
              <table:table-cell office:value-type="float" office:value="9426">
                <text:p>9426</text:p>
              </table:table-cell>
            </table:table-row>
            <table:table-row>
              <table:table-cell office:value-type="string">
                <text:p>31</text:p>
              </table:table-cell>
              <table:table-cell office:value-type="float" office:value="8000">
                <text:p>8000</text:p>
              </table:table-cell>
              <table:table-cell office:value-type="float" office:value="8325">
                <text:p>8325</text:p>
              </table:table-cell>
              <table:table-cell office:value-type="float" office:value="10232">
                <text:p>10232</text:p>
              </table:table-cell>
              <table:table-cell office:value-type="float" office:value="10245">
                <text:p>10245</text:p>
              </table:table-cell>
            </table:table-row>
            <table:table-row>
              <table:table-cell office:value-type="string">
                <text:p>32</text:p>
              </table:table-cell>
              <table:table-cell office:value-type="float" office:value="8130">
                <text:p>8130</text:p>
              </table:table-cell>
              <table:table-cell office:value-type="float" office:value="8890">
                <text:p>8890</text:p>
              </table:table-cell>
              <table:table-cell office:value-type="float" office:value="11342">
                <text:p>11342</text:p>
              </table:table-cell>
              <table:table-cell office:value-type="float" office:value="11678">
                <text:p>11678</text:p>
              </table:table-cell>
            </table:table-row>
            <table:table-row>
              <table:table-cell office:value-type="string">
                <text:p>33</text:p>
              </table:table-cell>
              <table:table-cell office:value-type="float" office:value="8680">
                <text:p>8680</text:p>
              </table:table-cell>
              <table:table-cell office:value-type="float" office:value="9234">
                <text:p>9234</text:p>
              </table:table-cell>
              <table:table-cell office:value-type="float" office:value="11897">
                <text:p>11897</text:p>
              </table:table-cell>
              <table:table-cell office:value-type="float" office:value="12457">
                <text:p>12457</text:p>
              </table:table-cell>
            </table:table-row>
            <table:table-row>
              <table:table-cell office:value-type="string">
                <text:p>34</text:p>
              </table:table-cell>
              <table:table-cell office:value-type="float" office:value="8780">
                <text:p>8780</text:p>
              </table:table-cell>
              <table:table-cell office:value-type="float" office:value="9765">
                <text:p>9765</text:p>
              </table:table-cell>
              <table:table-cell office:value-type="float" office:value="12632">
                <text:p>12632</text:p>
              </table:table-cell>
              <table:table-cell office:value-type="float" office:value="13441">
                <text:p>13441</text:p>
              </table:table-cell>
            </table:table-row>
            <table:table-row>
              <table:table-cell office:value-type="string">
                <text:p>35</text:p>
              </table:table-cell>
              <table:table-cell office:value-type="float" office:value="9000">
                <text:p>9000</text:p>
              </table:table-cell>
              <table:table-cell office:value-type="float" office:value="10342">
                <text:p>10342</text:p>
              </table:table-cell>
              <table:table-cell office:value-type="float" office:value="13421">
                <text:p>13421</text:p>
              </table:table-cell>
              <table:table-cell office:value-type="float" office:value="14302">
                <text:p>14302</text:p>
              </table:table-cell>
            </table:table-row>
            <table:table-row>
              <table:table-cell office:value-type="string">
                <text:p>36</text:p>
              </table:table-cell>
              <table:table-cell office:value-type="float" office:value="9321">
                <text:p>9321</text:p>
              </table:table-cell>
              <table:table-cell office:value-type="float" office:value="11421">
                <text:p>11421</text:p>
              </table:table-cell>
              <table:table-cell office:value-type="float" office:value="14666">
                <text:p>14666</text:p>
              </table:table-cell>
              <table:table-cell office:value-type="float" office:value="15671">
                <text:p>15671</text:p>
              </table:table-cell>
            </table:table-row>
            <table:table-row>
              <table:table-cell office:value-type="string">
                <text:p>37</text:p>
              </table:table-cell>
              <table:table-cell office:value-type="float" office:value="9560">
                <text:p>9560</text:p>
              </table:table-cell>
              <table:table-cell office:value-type="float" office:value="12012">
                <text:p>12012</text:p>
              </table:table-cell>
              <table:table-cell office:value-type="float" office:value="15321">
                <text:p>15321</text:p>
              </table:table-cell>
              <table:table-cell office:value-type="float" office:value="15701">
                <text:p>15701</text:p>
              </table:table-cell>
            </table:table-row>
            <table:table-row>
              <table:table-cell office:value-type="string">
                <text:p>38</text:p>
              </table:table-cell>
              <table:table-cell office:value-type="float" office:value="9750">
                <text:p>9750</text:p>
              </table:table-cell>
              <table:table-cell office:value-type="float" office:value="12987">
                <text:p>12987</text:p>
              </table:table-cell>
              <table:table-cell office:value-type="float" office:value="16201">
                <text:p>16201</text:p>
              </table:table-cell>
              <table:table-cell office:value-type="float" office:value="16012">
                <text:p>16012</text:p>
              </table:table-cell>
            </table:table-row>
            <table:table-row>
              <table:table-cell office:value-type="string">
                <text:p>39</text:p>
              </table:table-cell>
              <table:table-cell office:value-type="float" office:value="10020">
                <text:p>10020</text:p>
              </table:table-cell>
              <table:table-cell office:value-type="float" office:value="13367">
                <text:p>13367</text:p>
              </table:table-cell>
              <table:table-cell office:value-type="float" office:value="17002">
                <text:p>17002</text:p>
              </table:table-cell>
              <table:table-cell office:value-type="float" office:value="16987">
                <text:p>16987</text:p>
              </table:table-cell>
            </table:table-row>
            <table:table-row>
              <table:table-cell office:value-type="string">
                <text:p>40</text:p>
              </table:table-cell>
              <table:table-cell office:value-type="float" office:value="10078">
                <text:p>10078</text:p>
              </table:table-cell>
              <table:table-cell office:value-type="float" office:value="14685">
                <text:p>14685</text:p>
              </table:table-cell>
              <table:table-cell office:value-type="float" office:value="17998">
                <text:p>17998</text:p>
              </table:table-cell>
              <table:table-cell office:value-type="float" office:value="17345">
                <text:p>17345</text:p>
              </table:table-cell>
            </table:table-row>
            <table:table-row>
              <table:table-cell office:value-type="string">
                <text:p>41</text:p>
              </table:table-cell>
              <table:table-cell office:value-type="float" office:value="10567">
                <text:p>10567</text:p>
              </table:table-cell>
              <table:table-cell office:value-type="float" office:value="15399">
                <text:p>15399</text:p>
              </table:table-cell>
              <table:table-cell office:value-type="float" office:value="18793">
                <text:p>18793</text:p>
              </table:table-cell>
              <table:table-cell office:value-type="float" office:value="18342">
                <text:p>18342</text:p>
              </table:table-cell>
            </table:table-row>
            <table:table-row>
              <table:table-cell office:value-type="string">
                <text:p>42</text:p>
              </table:table-cell>
              <table:table-cell office:value-type="float" office:value="10750">
                <text:p>10750</text:p>
              </table:table-cell>
              <table:table-cell office:value-type="float" office:value="16201">
                <text:p>16201</text:p>
              </table:table-cell>
              <table:table-cell office:value-type="float" office:value="19578">
                <text:p>19578</text:p>
              </table:table-cell>
              <table:table-cell office:value-type="float" office:value="18999">
                <text:p>18999</text:p>
              </table:table-cell>
            </table:table-row>
            <table:table-row>
              <table:table-cell office:value-type="string">
                <text:p>43</text:p>
              </table:table-cell>
              <table:table-cell office:value-type="float" office:value="11900">
                <text:p>11900</text:p>
              </table:table-cell>
              <table:table-cell office:value-type="float" office:value="17092">
                <text:p>17092</text:p>
              </table:table-cell>
              <table:table-cell office:value-type="float" office:value="20345">
                <text:p>20345</text:p>
              </table:table-cell>
              <table:table-cell office:value-type="float" office:value="19869">
                <text:p>19869</text:p>
              </table:table-cell>
            </table:table-row>
            <table:table-row>
              <table:table-cell office:value-type="string">
                <text:p>44</text:p>
              </table:table-cell>
              <table:table-cell office:value-type="float" office:value="12012">
                <text:p>12012</text:p>
              </table:table-cell>
              <table:table-cell office:value-type="float" office:value="17989">
                <text:p>17989</text:p>
              </table:table-cell>
              <table:table-cell office:value-type="float" office:value="21783">
                <text:p>21783</text:p>
              </table:table-cell>
              <table:table-cell office:value-type="float" office:value="20253">
                <text:p>20253</text:p>
              </table:table-cell>
            </table:table-row>
            <table:table-row>
              <table:table-cell office:value-type="string">
                <text:p>45</text:p>
              </table:table-cell>
              <table:table-cell office:value-type="float" office:value="12560">
                <text:p>12560</text:p>
              </table:table-cell>
              <table:table-cell office:value-type="float" office:value="18367">
                <text:p>18367</text:p>
              </table:table-cell>
              <table:table-cell office:value-type="float" office:value="22888">
                <text:p>22888</text:p>
              </table:table-cell>
              <table:table-cell office:value-type="float" office:value="21012">
                <text:p>21012</text:p>
              </table:table-cell>
            </table:table-row>
            <table:table-row>
              <table:table-cell office:value-type="string">
                <text:p>46</text:p>
              </table:table-cell>
              <table:table-cell office:value-type="float" office:value="13450">
                <text:p>13450</text:p>
              </table:table-cell>
              <table:table-cell office:value-type="float" office:value="19436">
                <text:p>19436</text:p>
              </table:table-cell>
              <table:table-cell office:value-type="float" office:value="23997">
                <text:p>23997</text:p>
              </table:table-cell>
              <table:table-cell office:value-type="float" office:value="23444">
                <text:p>23444</text:p>
              </table:table-cell>
            </table:table-row>
            <table:table-row>
              <table:table-cell office:value-type="string">
                <text:p>47</text:p>
              </table:table-cell>
              <table:table-cell office:value-type="float" office:value="13570">
                <text:p>13570</text:p>
              </table:table-cell>
              <table:table-cell office:value-type="float" office:value="20037">
                <text:p>20037</text:p>
              </table:table-cell>
              <table:table-cell office:value-type="float" office:value="25401">
                <text:p>25401</text:p>
              </table:table-cell>
              <table:table-cell office:value-type="float" office:value="24654">
                <text:p>24654</text:p>
              </table:table-cell>
            </table:table-row>
            <table:table-row>
              <table:table-cell office:value-type="string">
                <text:p>48</text:p>
              </table:table-cell>
              <table:table-cell office:value-type="float" office:value="14768">
                <text:p>14768</text:p>
              </table:table-cell>
              <table:table-cell office:value-type="float" office:value="21576">
                <text:p>21576</text:p>
              </table:table-cell>
              <table:table-cell office:value-type="float" office:value="27031">
                <text:p>27031</text:p>
              </table:table-cell>
              <table:table-cell office:value-type="float" office:value="26342">
                <text:p>26342</text:p>
              </table:table-cell>
            </table:table-row>
            <table:table-row>
              <table:table-cell office:value-type="string">
                <text:p>49</text:p>
              </table:table-cell>
              <table:table-cell office:value-type="float" office:value="14460">
                <text:p>14460</text:p>
              </table:table-cell>
              <table:table-cell office:value-type="float" office:value="22679">
                <text:p>22679</text:p>
              </table:table-cell>
              <table:table-cell office:value-type="float" office:value="28512">
                <text:p>28512</text:p>
              </table:table-cell>
              <table:table-cell office:value-type="float" office:value="27389">
                <text:p>27389</text:p>
              </table:table-cell>
            </table:table-row>
            <table:table-row>
              <table:table-cell office:value-type="string">
                <text:p>50</text:p>
              </table:table-cell>
              <table:table-cell office:value-type="float" office:value="14879">
                <text:p>14879</text:p>
              </table:table-cell>
              <table:table-cell office:value-type="float" office:value="23477">
                <text:p>23477</text:p>
              </table:table-cell>
              <table:table-cell office:value-type="float" office:value="29998">
                <text:p>29998</text:p>
              </table:table-cell>
              <table:table-cell office:value-type="float" office:value="28545">
                <text:p>28545</text:p>
              </table:table-cell>
            </table:table-row>
            <table:table-row>
              <table:table-cell office:value-type="string">
                <text:p>51</text:p>
              </table:table-cell>
              <table:table-cell office:value-type="float" office:value="15689">
                <text:p>15689</text:p>
              </table:table-cell>
              <table:table-cell office:value-type="float" office:value="24321">
                <text:p>24321</text:p>
              </table:table-cell>
              <table:table-cell office:value-type="float" office:value="32103">
                <text:p>32103</text:p>
              </table:table-cell>
              <table:table-cell office:value-type="float" office:value="29887">
                <text:p>29887</text:p>
              </table:table-cell>
            </table:table-row>
            <table:table-row>
              <table:table-cell office:value-type="string">
                <text:p>52</text:p>
              </table:table-cell>
              <table:table-cell office:value-type="float" office:value="15876">
                <text:p>15876</text:p>
              </table:table-cell>
              <table:table-cell office:value-type="float" office:value="25686">
                <text:p>25686</text:p>
              </table:table-cell>
              <table:table-cell office:value-type="float" office:value="34521">
                <text:p>34521</text:p>
              </table:table-cell>
              <table:table-cell office:value-type="float" office:value="31279">
                <text:p>31279</text:p>
              </table:table-cell>
            </table:table-row>
            <table:table-row>
              <table:table-cell office:value-type="string">
                <text:p>53</text:p>
              </table:table-cell>
              <table:table-cell office:value-type="float" office:value="16345">
                <text:p>16345</text:p>
              </table:table-cell>
              <table:table-cell office:value-type="float" office:value="26544">
                <text:p>26544</text:p>
              </table:table-cell>
              <table:table-cell office:value-type="float" office:value="36798">
                <text:p>36798</text:p>
              </table:table-cell>
              <table:table-cell office:value-type="float" office:value="33256">
                <text:p>33256</text:p>
              </table:table-cell>
            </table:table-row>
            <table:table-row>
              <table:table-cell office:value-type="string">
                <text:p>54</text:p>
              </table:table-cell>
              <table:table-cell office:value-type="float" office:value="16234">
                <text:p>16234</text:p>
              </table:table-cell>
              <table:table-cell office:value-type="float" office:value="27789">
                <text:p>27789</text:p>
              </table:table-cell>
              <table:table-cell office:value-type="float" office:value="38901">
                <text:p>38901</text:p>
              </table:table-cell>
              <table:table-cell office:value-type="float" office:value="37821">
                <text:p>37821</text:p>
              </table:table-cell>
            </table:table-row>
            <table:table-row>
              <table:table-cell office:value-type="string">
                <text:p>55</text:p>
              </table:table-cell>
              <table:table-cell office:value-type="float" office:value="16567">
                <text:p>16567</text:p>
              </table:table-cell>
              <table:table-cell office:value-type="float" office:value="28955">
                <text:p>28955</text:p>
              </table:table-cell>
              <table:table-cell office:value-type="float" office:value="40256">
                <text:p>40256</text:p>
              </table:table-cell>
              <table:table-cell office:value-type="float" office:value="39546">
                <text:p>39546</text:p>
              </table:table-cell>
            </table:table-row>
            <table:table-row>
              <table:table-cell office:value-type="string">
                <text:p>56</text:p>
              </table:table-cell>
              <table:table-cell office:value-type="float" office:value="16998">
                <text:p>16998</text:p>
              </table:table-cell>
              <table:table-cell office:value-type="float" office:value="30211">
                <text:p>30211</text:p>
              </table:table-cell>
              <table:table-cell office:value-type="float" office:value="43211">
                <text:p>43211</text:p>
              </table:table-cell>
              <table:table-cell office:value-type="float" office:value="41998">
                <text:p>41998</text:p>
              </table:table-cell>
            </table:table-row>
            <table:table-row>
              <table:table-cell office:value-type="string">
                <text:p>57</text:p>
              </table:table-cell>
              <table:table-cell office:value-type="float" office:value="17345">
                <text:p>17345</text:p>
              </table:table-cell>
              <table:table-cell office:value-type="float" office:value="31989">
                <text:p>31989</text:p>
              </table:table-cell>
              <table:table-cell office:value-type="float" office:value="47102">
                <text:p>47102</text:p>
              </table:table-cell>
              <table:table-cell office:value-type="float" office:value="44789">
                <text:p>44789</text:p>
              </table:table-cell>
            </table:table-row>
            <table:table-row>
              <table:table-cell office:value-type="string">
                <text:p>58</text:p>
              </table:table-cell>
              <table:table-cell office:value-type="float" office:value="17945">
                <text:p>17945</text:p>
              </table:table-cell>
              <table:table-cell office:value-type="float" office:value="33412">
                <text:p>33412</text:p>
              </table:table-cell>
              <table:table-cell office:value-type="float" office:value="49987">
                <text:p>49987</text:p>
              </table:table-cell>
              <table:table-cell office:value-type="float" office:value="47983">
                <text:p>47983</text:p>
              </table:table-cell>
            </table:table-row>
            <table:table-row>
              <table:table-cell office:value-type="string">
                <text:p>59</text:p>
              </table:table-cell>
              <table:table-cell office:value-type="float" office:value="18256">
                <text:p>18256</text:p>
              </table:table-cell>
              <table:table-cell office:value-type="float" office:value="34978">
                <text:p>34978</text:p>
              </table:table-cell>
              <table:table-cell office:value-type="float" office:value="52919">
                <text:p>52919</text:p>
              </table:table-cell>
              <table:table-cell office:value-type="float" office:value="49989">
                <text:p>49989</text:p>
              </table:table-cell>
            </table:table-row>
            <table:table-row>
              <table:table-cell office:value-type="string">
                <text:p>60</text:p>
              </table:table-cell>
              <table:table-cell office:value-type="float" office:value="18135">
                <text:p>18135</text:p>
              </table:table-cell>
              <table:table-cell office:value-type="float" office:value="35289">
                <text:p>35289</text:p>
              </table:table-cell>
              <table:table-cell office:value-type="float" office:value="55855">
                <text:p>55855</text:p>
              </table:table-cell>
              <table:table-cell office:value-type="float" office:value="52001">
                <text:p>52001</text:p>
              </table:table-cell>
            </table:table-row>
          </table:table-rows>
        </table:table>
      </chart:chart>
    </office:chart>
  </office:body>
</office:document-content>
</file>

<file path=Object 1/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1/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draw:hatch draw:name="msFillHatch_20_1" draw:display-name="msFillHatch 1" draw:style="single" draw:color="#d9d9d9" draw:distance="0.05cm" draw:rotation="1350"/>
  </office:styles>
</office:document-styles>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loext:try-staggering-first="false" chart:label-arrangement="side-by-side" chart:link-data-style-to-source="false" loext:major-origin="0.5"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graphic-properties svg:stroke-width="0.018cm" svg:stroke-color="#8b8b8b"/>
    </style:style>
    <style:style style:name="ch7" style:family="chart" style:data-style-name="N0">
      <style:chart-properties chart:symbol-type="none" chart:link-data-style-to-source="true" chart:label-position="right">
        <chart:label-separator>
          <text:p>; </text:p>
        </chart:label-separator>
      </style:chart-properties>
      <style:graphic-properties svg:stroke-width="0.053cm" svg:stroke-color="#ed7d31" draw:fill-color="#ed7d31"/>
      <style:text-properties fo:color="#000000" style:text-position="0% 100%" fo:font-family="Calibri" fo:font-size="10pt" style:font-size-asian="10pt" style:font-size-complex="10pt"/>
    </style:style>
    <style:style style:name="ch8" style:family="chart" style:data-style-name="N0">
      <style:chart-properties chart:symbol-type="none" chart:link-data-style-to-source="true" chart:label-position="right">
        <chart:label-separator>
          <text:p>; </text:p>
        </chart:label-separator>
      </style:chart-properties>
      <style:graphic-properties svg:stroke-width="0.053cm" svg:stroke-color="#5b9bd5" draw:fill-color="#5b9bd5"/>
      <style:text-properties fo:color="#000000" style:text-position="0% 100%" fo:font-family="Calibri" fo:font-size="10pt" style:font-size-asian="10pt" style:font-size-complex="10pt"/>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53cm" svg:stroke-color="#a5a5a5" draw:fill-color="#a5a5a5"/>
      <style:text-properties fo:color="#000000" style:text-position="0% 100%" fo:font-family="Calibri" fo:font-size="10pt" style:font-size-asian="10pt" style:font-size-complex="10pt"/>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53cm" svg:stroke-color="#ffc000" draw:fill-color="#ffc000"/>
      <style:text-properties fo:color="#000000" style:text-position="0% 100%" fo:font-family="Calibri"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style:style style:name="gr1" style:family="graphic">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1" style:family="paragraph">
      <loext:graphic-properties draw:fill="none"/>
      <style:paragraph-properties fo:text-align="center" style:writing-mode="lr-tb"/>
      <style:text-properties fo:font-size="18pt"/>
    </style:style>
  </office:automatic-styles>
  <office:body>
    <office:chart>
      <chart:chart svg:width="15.92cm" svg:height="11.941cm" xlink:href="." xlink:type="simple" chart:class="chart:line" chart:style-name="ch1">
        <chart:legend chart:legend-position="end" svg:x="13.364cm" svg:y="4.986cm" style:legend-expansion="high" chart:style-name="ch2"/>
        <chart:plot-area chart:style-name="ch3" chart:data-source-has-labels="both" svg:x="0.318cm" svg:y="0.238cm" svg:width="12.728cm" svg:height="11.465cm">
          <chart:coordinate-region svg:x="1.031cm" svg:y="0.422cm" svg:width="12.015cm" svg:height="11.098cm"/>
          <chart:axis chart:dimension="x" chart:name="primary-x" chart:style-name="ch4" chartooo:axis-type="auto">
            <chartooo:date-scale/>
            <chart:categories table:cell-range-address="local-table.$A$2:.$A$132"/>
          </chart:axis>
          <chart:axis chart:dimension="y" chart:name="primary-y" chart:style-name="ch5">
            <chart:grid chart:style-name="ch6" chart:class="major"/>
          </chart:axis>
          <chart:series chart:style-name="ch7" chart:values-cell-range-address="local-table.$B$2:.$B$132" chart:label-cell-address="local-table.$B$1" chart:class="chart:line">
            <chart:data-point chart:repeated="131"/>
          </chart:series>
          <chart:series chart:style-name="ch8" chart:values-cell-range-address="local-table.$C$2:.$C$132" chart:label-cell-address="local-table.$C$1" chart:class="chart:line">
            <chart:data-point chart:repeated="131"/>
          </chart:series>
          <chart:series chart:style-name="ch9" chart:values-cell-range-address="local-table.$D$2:.$D$132" chart:label-cell-address="local-table.$D$1" chart:class="chart:line">
            <chart:data-point chart:repeated="131"/>
          </chart:series>
          <chart:series chart:style-name="ch10" chart:values-cell-range-address="local-table.$E$2:.$E$132" chart:label-cell-address="local-table.$E$1" chart:class="chart:line">
            <chart:data-point chart:repeated="131"/>
          </chart:series>
          <chart:wall chart:style-name="ch11"/>
          <chart:floor chart:style-name="ch12"/>
        </chart:plot-area>
        <draw:custom-shape draw:name="Text Box 1" draw:style-name="gr1" draw:text-style-name="P1" svg:width="0.001cm" svg:height="0cm" draw:transform="rotate (-0.459545192050107)">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 draw:style-name="gr1" draw:text-style-name="P1" svg:width="0.001cm" svg:height="0cm" draw:transform="rotate (0.222878545479676)">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1" draw:text-style-name="P1" svg:width="0.001cm" svg:height="0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1" draw:text-style-name="P1" svg:width="0.001cm" svg:height="0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1" draw:text-style-name="P1" svg:width="0.001cm" svg:height="0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gr1" draw:text-style-name="P1" svg:width="0.001cm" svg:height="0cm" draw:transform="rotate (1.5707963267949)">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Price</text:p>
              </table:table-cell>
              <table:table-cell office:value-type="string">
                <text:p>Cost</text:p>
              </table:table-cell>
              <table:table-cell office:value-type="string">
                <text:p>Profit</text:p>
              </table:table-cell>
              <table:table-cell office:value-type="string">
                <text:p>Revenue</text:p>
              </table:table-cell>
            </table:table-row>
          </table:table-header-rows>
          <table:table-rows>
            <table:table-row>
              <table:table-cell office:value-type="string">
                <text:p>0</text:p>
              </table:table-cell>
              <table:table-cell office:value-type="float" office:value="50">
                <text:p>50</text:p>
              </table:table-cell>
              <table:table-cell office:value-type="float" office:value="14">
                <text:p>14</text:p>
              </table:table-cell>
              <table:table-cell office:value-type="float" office:value="-14">
                <text:p>-14</text:p>
              </table:table-cell>
              <table:table-cell office:value-type="float" office:value="0">
                <text:p>0</text:p>
              </table:table-cell>
            </table:table-row>
            <table:table-row>
              <table:table-cell office:value-type="string">
                <text:p>200</text:p>
              </table:table-cell>
              <table:table-cell office:value-type="float" office:value="49.6">
                <text:p>49.6</text:p>
              </table:table-cell>
              <table:table-cell office:value-type="float" office:value="14.2">
                <text:p>14.2</text:p>
              </table:table-cell>
              <table:table-cell office:value-type="float" office:value="-13.208">
                <text:p>-13.208</text:p>
              </table:table-cell>
              <table:table-cell office:value-type="float" office:value="0.992">
                <text:p>0.992</text:p>
              </table:table-cell>
            </table:table-row>
            <table:table-row>
              <table:table-cell office:value-type="string">
                <text:p>400</text:p>
              </table:table-cell>
              <table:table-cell office:value-type="float" office:value="49.2">
                <text:p>49.2</text:p>
              </table:table-cell>
              <table:table-cell office:value-type="float" office:value="14.4">
                <text:p>14.4</text:p>
              </table:table-cell>
              <table:table-cell office:value-type="float" office:value="-12.432">
                <text:p>-12.432</text:p>
              </table:table-cell>
              <table:table-cell office:value-type="float" office:value="1.968">
                <text:p>1.968</text:p>
              </table:table-cell>
            </table:table-row>
            <table:table-row>
              <table:table-cell office:value-type="string">
                <text:p>600</text:p>
              </table:table-cell>
              <table:table-cell office:value-type="float" office:value="48.8">
                <text:p>48.8</text:p>
              </table:table-cell>
              <table:table-cell office:value-type="float" office:value="14.6">
                <text:p>14.6</text:p>
              </table:table-cell>
              <table:table-cell office:value-type="float" office:value="-11.672">
                <text:p>-11.672</text:p>
              </table:table-cell>
              <table:table-cell office:value-type="float" office:value="2.928">
                <text:p>2.928</text:p>
              </table:table-cell>
            </table:table-row>
            <table:table-row>
              <table:table-cell office:value-type="string">
                <text:p>800</text:p>
              </table:table-cell>
              <table:table-cell office:value-type="float" office:value="48.4">
                <text:p>48.4</text:p>
              </table:table-cell>
              <table:table-cell office:value-type="float" office:value="14.8">
                <text:p>14.8</text:p>
              </table:table-cell>
              <table:table-cell office:value-type="float" office:value="-10.928">
                <text:p>-10.928</text:p>
              </table:table-cell>
              <table:table-cell office:value-type="float" office:value="3.872">
                <text:p>3.872</text:p>
              </table:table-cell>
            </table:table-row>
            <table:table-row>
              <table:table-cell office:value-type="string">
                <text:p>1000</text:p>
              </table:table-cell>
              <table:table-cell office:value-type="float" office:value="48">
                <text:p>48</text:p>
              </table:table-cell>
              <table:table-cell office:value-type="float" office:value="15">
                <text:p>15</text:p>
              </table:table-cell>
              <table:table-cell office:value-type="float" office:value="-10.2">
                <text:p>-10.2</text:p>
              </table:table-cell>
              <table:table-cell office:value-type="float" office:value="4.8">
                <text:p>4.8</text:p>
              </table:table-cell>
            </table:table-row>
            <table:table-row>
              <table:table-cell office:value-type="string">
                <text:p>1200</text:p>
              </table:table-cell>
              <table:table-cell office:value-type="float" office:value="47.6">
                <text:p>47.6</text:p>
              </table:table-cell>
              <table:table-cell office:value-type="float" office:value="15.2">
                <text:p>15.2</text:p>
              </table:table-cell>
              <table:table-cell office:value-type="float" office:value="-9.488">
                <text:p>-9.488</text:p>
              </table:table-cell>
              <table:table-cell office:value-type="float" office:value="5.712">
                <text:p>5.712</text:p>
              </table:table-cell>
            </table:table-row>
            <table:table-row>
              <table:table-cell office:value-type="string">
                <text:p>1400</text:p>
              </table:table-cell>
              <table:table-cell office:value-type="float" office:value="47.2">
                <text:p>47.2</text:p>
              </table:table-cell>
              <table:table-cell office:value-type="float" office:value="15.4">
                <text:p>15.4</text:p>
              </table:table-cell>
              <table:table-cell office:value-type="float" office:value="-8.792">
                <text:p>-8.792</text:p>
              </table:table-cell>
              <table:table-cell office:value-type="float" office:value="6.608">
                <text:p>6.608</text:p>
              </table:table-cell>
            </table:table-row>
            <table:table-row>
              <table:table-cell office:value-type="string">
                <text:p>1600</text:p>
              </table:table-cell>
              <table:table-cell office:value-type="float" office:value="46.8">
                <text:p>46.8</text:p>
              </table:table-cell>
              <table:table-cell office:value-type="float" office:value="15.6">
                <text:p>15.6</text:p>
              </table:table-cell>
              <table:table-cell office:value-type="float" office:value="-8.112">
                <text:p>-8.112</text:p>
              </table:table-cell>
              <table:table-cell office:value-type="float" office:value="7.488">
                <text:p>7.488</text:p>
              </table:table-cell>
            </table:table-row>
            <table:table-row>
              <table:table-cell office:value-type="string">
                <text:p>1800</text:p>
              </table:table-cell>
              <table:table-cell office:value-type="float" office:value="46.4">
                <text:p>46.4</text:p>
              </table:table-cell>
              <table:table-cell office:value-type="float" office:value="15.8">
                <text:p>15.8</text:p>
              </table:table-cell>
              <table:table-cell office:value-type="float" office:value="-7.448">
                <text:p>-7.448</text:p>
              </table:table-cell>
              <table:table-cell office:value-type="float" office:value="8.352">
                <text:p>8.352</text:p>
              </table:table-cell>
            </table:table-row>
            <table:table-row>
              <table:table-cell office:value-type="string">
                <text:p>2000</text:p>
              </table:table-cell>
              <table:table-cell office:value-type="float" office:value="46">
                <text:p>46</text:p>
              </table:table-cell>
              <table:table-cell office:value-type="float" office:value="16">
                <text:p>16</text:p>
              </table:table-cell>
              <table:table-cell office:value-type="float" office:value="-6.8">
                <text:p>-6.8</text:p>
              </table:table-cell>
              <table:table-cell office:value-type="float" office:value="9.2">
                <text:p>9.2</text:p>
              </table:table-cell>
            </table:table-row>
            <table:table-row>
              <table:table-cell office:value-type="string">
                <text:p>2200</text:p>
              </table:table-cell>
              <table:table-cell office:value-type="float" office:value="45.6">
                <text:p>45.6</text:p>
              </table:table-cell>
              <table:table-cell office:value-type="float" office:value="16.2">
                <text:p>16.2</text:p>
              </table:table-cell>
              <table:table-cell office:value-type="float" office:value="-6.168">
                <text:p>-6.168</text:p>
              </table:table-cell>
              <table:table-cell office:value-type="float" office:value="10.032">
                <text:p>10.032</text:p>
              </table:table-cell>
            </table:table-row>
            <table:table-row>
              <table:table-cell office:value-type="string">
                <text:p>2400</text:p>
              </table:table-cell>
              <table:table-cell office:value-type="float" office:value="45.2">
                <text:p>45.2</text:p>
              </table:table-cell>
              <table:table-cell office:value-type="float" office:value="16.4">
                <text:p>16.4</text:p>
              </table:table-cell>
              <table:table-cell office:value-type="float" office:value="-5.552">
                <text:p>-5.552</text:p>
              </table:table-cell>
              <table:table-cell office:value-type="float" office:value="10.848">
                <text:p>10.848</text:p>
              </table:table-cell>
            </table:table-row>
            <table:table-row>
              <table:table-cell office:value-type="string">
                <text:p>2600</text:p>
              </table:table-cell>
              <table:table-cell office:value-type="float" office:value="44.8">
                <text:p>44.8</text:p>
              </table:table-cell>
              <table:table-cell office:value-type="float" office:value="16.6">
                <text:p>16.6</text:p>
              </table:table-cell>
              <table:table-cell office:value-type="float" office:value="-4.952">
                <text:p>-4.952</text:p>
              </table:table-cell>
              <table:table-cell office:value-type="float" office:value="11.648">
                <text:p>11.648</text:p>
              </table:table-cell>
            </table:table-row>
            <table:table-row>
              <table:table-cell office:value-type="string">
                <text:p>2800</text:p>
              </table:table-cell>
              <table:table-cell office:value-type="float" office:value="44.4">
                <text:p>44.4</text:p>
              </table:table-cell>
              <table:table-cell office:value-type="float" office:value="16.8">
                <text:p>16.8</text:p>
              </table:table-cell>
              <table:table-cell office:value-type="float" office:value="-4.368">
                <text:p>-4.368</text:p>
              </table:table-cell>
              <table:table-cell office:value-type="float" office:value="12.432">
                <text:p>12.432</text:p>
              </table:table-cell>
            </table:table-row>
            <table:table-row>
              <table:table-cell office:value-type="string">
                <text:p>3000</text:p>
              </table:table-cell>
              <table:table-cell office:value-type="float" office:value="44">
                <text:p>44</text:p>
              </table:table-cell>
              <table:table-cell office:value-type="float" office:value="17">
                <text:p>17</text:p>
              </table:table-cell>
              <table:table-cell office:value-type="float" office:value="-3.8">
                <text:p>-3.8</text:p>
              </table:table-cell>
              <table:table-cell office:value-type="float" office:value="13.2">
                <text:p>13.2</text:p>
              </table:table-cell>
            </table:table-row>
            <table:table-row>
              <table:table-cell office:value-type="string">
                <text:p>3200</text:p>
              </table:table-cell>
              <table:table-cell office:value-type="float" office:value="43.6">
                <text:p>43.6</text:p>
              </table:table-cell>
              <table:table-cell office:value-type="float" office:value="17.2">
                <text:p>17.2</text:p>
              </table:table-cell>
              <table:table-cell office:value-type="float" office:value="-3.248">
                <text:p>-3.248</text:p>
              </table:table-cell>
              <table:table-cell office:value-type="float" office:value="13.952">
                <text:p>13.952</text:p>
              </table:table-cell>
            </table:table-row>
            <table:table-row>
              <table:table-cell office:value-type="string">
                <text:p>3400</text:p>
              </table:table-cell>
              <table:table-cell office:value-type="float" office:value="43.2">
                <text:p>43.2</text:p>
              </table:table-cell>
              <table:table-cell office:value-type="float" office:value="17.4">
                <text:p>17.4</text:p>
              </table:table-cell>
              <table:table-cell office:value-type="float" office:value="-2.712">
                <text:p>-2.712</text:p>
              </table:table-cell>
              <table:table-cell office:value-type="float" office:value="14.688">
                <text:p>14.688</text:p>
              </table:table-cell>
            </table:table-row>
            <table:table-row>
              <table:table-cell office:value-type="string">
                <text:p>3600</text:p>
              </table:table-cell>
              <table:table-cell office:value-type="float" office:value="42.8">
                <text:p>42.8</text:p>
              </table:table-cell>
              <table:table-cell office:value-type="float" office:value="17.6">
                <text:p>17.6</text:p>
              </table:table-cell>
              <table:table-cell office:value-type="float" office:value="-2.192">
                <text:p>-2.192</text:p>
              </table:table-cell>
              <table:table-cell office:value-type="float" office:value="15.408">
                <text:p>15.408</text:p>
              </table:table-cell>
            </table:table-row>
            <table:table-row>
              <table:table-cell office:value-type="string">
                <text:p>3800</text:p>
              </table:table-cell>
              <table:table-cell office:value-type="float" office:value="42.4">
                <text:p>42.4</text:p>
              </table:table-cell>
              <table:table-cell office:value-type="float" office:value="17.8">
                <text:p>17.8</text:p>
              </table:table-cell>
              <table:table-cell office:value-type="float" office:value="-1.688">
                <text:p>-1.688</text:p>
              </table:table-cell>
              <table:table-cell office:value-type="float" office:value="16.112">
                <text:p>16.112</text:p>
              </table:table-cell>
            </table:table-row>
            <table:table-row>
              <table:table-cell office:value-type="string">
                <text:p>4000</text:p>
              </table:table-cell>
              <table:table-cell office:value-type="float" office:value="42">
                <text:p>42</text:p>
              </table:table-cell>
              <table:table-cell office:value-type="float" office:value="18">
                <text:p>18</text:p>
              </table:table-cell>
              <table:table-cell office:value-type="float" office:value="-1.2">
                <text:p>-1.2</text:p>
              </table:table-cell>
              <table:table-cell office:value-type="float" office:value="16.8">
                <text:p>16.8</text:p>
              </table:table-cell>
            </table:table-row>
            <table:table-row>
              <table:table-cell office:value-type="string">
                <text:p>4200</text:p>
              </table:table-cell>
              <table:table-cell office:value-type="float" office:value="41.6">
                <text:p>41.6</text:p>
              </table:table-cell>
              <table:table-cell office:value-type="float" office:value="18.2">
                <text:p>18.2</text:p>
              </table:table-cell>
              <table:table-cell office:value-type="float" office:value="-0.728">
                <text:p>-0.728</text:p>
              </table:table-cell>
              <table:table-cell office:value-type="float" office:value="17.472">
                <text:p>17.472</text:p>
              </table:table-cell>
            </table:table-row>
            <table:table-row>
              <table:table-cell office:value-type="string">
                <text:p>4400</text:p>
              </table:table-cell>
              <table:table-cell office:value-type="float" office:value="41.2">
                <text:p>41.2</text:p>
              </table:table-cell>
              <table:table-cell office:value-type="float" office:value="18.4">
                <text:p>18.4</text:p>
              </table:table-cell>
              <table:table-cell office:value-type="float" office:value="-0.272">
                <text:p>-0.272</text:p>
              </table:table-cell>
              <table:table-cell office:value-type="float" office:value="18.128">
                <text:p>18.128</text:p>
              </table:table-cell>
            </table:table-row>
            <table:table-row>
              <table:table-cell office:value-type="string">
                <text:p>4600</text:p>
              </table:table-cell>
              <table:table-cell office:value-type="float" office:value="40.8">
                <text:p>40.8</text:p>
              </table:table-cell>
              <table:table-cell office:value-type="float" office:value="18.6">
                <text:p>18.6</text:p>
              </table:table-cell>
              <table:table-cell office:value-type="float" office:value="0.168">
                <text:p>0.168</text:p>
              </table:table-cell>
              <table:table-cell office:value-type="float" office:value="18.768">
                <text:p>18.768</text:p>
              </table:table-cell>
            </table:table-row>
            <table:table-row>
              <table:table-cell office:value-type="string">
                <text:p>4800</text:p>
              </table:table-cell>
              <table:table-cell office:value-type="float" office:value="40.4">
                <text:p>40.4</text:p>
              </table:table-cell>
              <table:table-cell office:value-type="float" office:value="18.8">
                <text:p>18.8</text:p>
              </table:table-cell>
              <table:table-cell office:value-type="float" office:value="0.592">
                <text:p>0.592</text:p>
              </table:table-cell>
              <table:table-cell office:value-type="float" office:value="19.392">
                <text:p>19.392</text:p>
              </table:table-cell>
            </table:table-row>
            <table:table-row>
              <table:table-cell office:value-type="string">
                <text:p>5000</text:p>
              </table:table-cell>
              <table:table-cell office:value-type="float" office:value="40">
                <text:p>40</text:p>
              </table:table-cell>
              <table:table-cell office:value-type="float" office:value="19">
                <text:p>19</text:p>
              </table:table-cell>
              <table:table-cell office:value-type="float" office:value="1">
                <text:p>1</text:p>
              </table:table-cell>
              <table:table-cell office:value-type="float" office:value="20">
                <text:p>20</text:p>
              </table:table-cell>
            </table:table-row>
            <table:table-row>
              <table:table-cell office:value-type="string">
                <text:p>5200</text:p>
              </table:table-cell>
              <table:table-cell office:value-type="float" office:value="39.6">
                <text:p>39.6</text:p>
              </table:table-cell>
              <table:table-cell office:value-type="float" office:value="19.2">
                <text:p>19.2</text:p>
              </table:table-cell>
              <table:table-cell office:value-type="float" office:value="1.392">
                <text:p>1.392</text:p>
              </table:table-cell>
              <table:table-cell office:value-type="float" office:value="20.592">
                <text:p>20.592</text:p>
              </table:table-cell>
            </table:table-row>
            <table:table-row>
              <table:table-cell office:value-type="string">
                <text:p>5400</text:p>
              </table:table-cell>
              <table:table-cell office:value-type="float" office:value="39.2">
                <text:p>39.2</text:p>
              </table:table-cell>
              <table:table-cell office:value-type="float" office:value="19.4">
                <text:p>19.4</text:p>
              </table:table-cell>
              <table:table-cell office:value-type="float" office:value="1.768">
                <text:p>1.768</text:p>
              </table:table-cell>
              <table:table-cell office:value-type="float" office:value="21.168">
                <text:p>21.168</text:p>
              </table:table-cell>
            </table:table-row>
            <table:table-row>
              <table:table-cell office:value-type="string">
                <text:p>5600</text:p>
              </table:table-cell>
              <table:table-cell office:value-type="float" office:value="38.8">
                <text:p>38.8</text:p>
              </table:table-cell>
              <table:table-cell office:value-type="float" office:value="19.6">
                <text:p>19.6</text:p>
              </table:table-cell>
              <table:table-cell office:value-type="float" office:value="2.128">
                <text:p>2.128</text:p>
              </table:table-cell>
              <table:table-cell office:value-type="float" office:value="21.728">
                <text:p>21.728</text:p>
              </table:table-cell>
            </table:table-row>
            <table:table-row>
              <table:table-cell office:value-type="string">
                <text:p>5800</text:p>
              </table:table-cell>
              <table:table-cell office:value-type="float" office:value="38.4">
                <text:p>38.4</text:p>
              </table:table-cell>
              <table:table-cell office:value-type="float" office:value="19.8">
                <text:p>19.8</text:p>
              </table:table-cell>
              <table:table-cell office:value-type="float" office:value="2.472">
                <text:p>2.472</text:p>
              </table:table-cell>
              <table:table-cell office:value-type="float" office:value="22.272">
                <text:p>22.272</text:p>
              </table:table-cell>
            </table:table-row>
            <table:table-row>
              <table:table-cell office:value-type="string">
                <text:p>6000</text:p>
              </table:table-cell>
              <table:table-cell office:value-type="float" office:value="38">
                <text:p>38</text:p>
              </table:table-cell>
              <table:table-cell office:value-type="float" office:value="20">
                <text:p>20</text:p>
              </table:table-cell>
              <table:table-cell office:value-type="float" office:value="2.8">
                <text:p>2.8</text:p>
              </table:table-cell>
              <table:table-cell office:value-type="float" office:value="22.8">
                <text:p>22.8</text:p>
              </table:table-cell>
            </table:table-row>
            <table:table-row>
              <table:table-cell office:value-type="string">
                <text:p>6200</text:p>
              </table:table-cell>
              <table:table-cell office:value-type="float" office:value="37.6">
                <text:p>37.6</text:p>
              </table:table-cell>
              <table:table-cell office:value-type="float" office:value="20.2">
                <text:p>20.2</text:p>
              </table:table-cell>
              <table:table-cell office:value-type="float" office:value="3.112">
                <text:p>3.112</text:p>
              </table:table-cell>
              <table:table-cell office:value-type="float" office:value="23.312">
                <text:p>23.312</text:p>
              </table:table-cell>
            </table:table-row>
            <table:table-row>
              <table:table-cell office:value-type="string">
                <text:p>6400</text:p>
              </table:table-cell>
              <table:table-cell office:value-type="float" office:value="37.2">
                <text:p>37.2</text:p>
              </table:table-cell>
              <table:table-cell office:value-type="float" office:value="20.4">
                <text:p>20.4</text:p>
              </table:table-cell>
              <table:table-cell office:value-type="float" office:value="3.408">
                <text:p>3.408</text:p>
              </table:table-cell>
              <table:table-cell office:value-type="float" office:value="23.808">
                <text:p>23.808</text:p>
              </table:table-cell>
            </table:table-row>
            <table:table-row>
              <table:table-cell office:value-type="string">
                <text:p>6600</text:p>
              </table:table-cell>
              <table:table-cell office:value-type="float" office:value="36.8">
                <text:p>36.8</text:p>
              </table:table-cell>
              <table:table-cell office:value-type="float" office:value="20.6">
                <text:p>20.6</text:p>
              </table:table-cell>
              <table:table-cell office:value-type="float" office:value="3.688">
                <text:p>3.688</text:p>
              </table:table-cell>
              <table:table-cell office:value-type="float" office:value="24.288">
                <text:p>24.288</text:p>
              </table:table-cell>
            </table:table-row>
            <table:table-row>
              <table:table-cell office:value-type="string">
                <text:p>6800</text:p>
              </table:table-cell>
              <table:table-cell office:value-type="float" office:value="36.4">
                <text:p>36.4</text:p>
              </table:table-cell>
              <table:table-cell office:value-type="float" office:value="20.8">
                <text:p>20.8</text:p>
              </table:table-cell>
              <table:table-cell office:value-type="float" office:value="3.952">
                <text:p>3.952</text:p>
              </table:table-cell>
              <table:table-cell office:value-type="float" office:value="24.752">
                <text:p>24.752</text:p>
              </table:table-cell>
            </table:table-row>
            <table:table-row>
              <table:table-cell office:value-type="string">
                <text:p>7000</text:p>
              </table:table-cell>
              <table:table-cell office:value-type="float" office:value="36">
                <text:p>36</text:p>
              </table:table-cell>
              <table:table-cell office:value-type="float" office:value="21">
                <text:p>21</text:p>
              </table:table-cell>
              <table:table-cell office:value-type="float" office:value="4.2">
                <text:p>4.2</text:p>
              </table:table-cell>
              <table:table-cell office:value-type="float" office:value="25.2">
                <text:p>25.2</text:p>
              </table:table-cell>
            </table:table-row>
            <table:table-row>
              <table:table-cell office:value-type="string">
                <text:p>7200</text:p>
              </table:table-cell>
              <table:table-cell office:value-type="float" office:value="35.6">
                <text:p>35.6</text:p>
              </table:table-cell>
              <table:table-cell office:value-type="float" office:value="21.2">
                <text:p>21.2</text:p>
              </table:table-cell>
              <table:table-cell office:value-type="float" office:value="4.432">
                <text:p>4.432</text:p>
              </table:table-cell>
              <table:table-cell office:value-type="float" office:value="25.632">
                <text:p>25.632</text:p>
              </table:table-cell>
            </table:table-row>
            <table:table-row>
              <table:table-cell office:value-type="string">
                <text:p>7400</text:p>
              </table:table-cell>
              <table:table-cell office:value-type="float" office:value="35.2">
                <text:p>35.2</text:p>
              </table:table-cell>
              <table:table-cell office:value-type="float" office:value="21.4">
                <text:p>21.4</text:p>
              </table:table-cell>
              <table:table-cell office:value-type="float" office:value="4.648">
                <text:p>4.648</text:p>
              </table:table-cell>
              <table:table-cell office:value-type="float" office:value="26.048">
                <text:p>26.048</text:p>
              </table:table-cell>
            </table:table-row>
            <table:table-row>
              <table:table-cell office:value-type="string">
                <text:p>7600</text:p>
              </table:table-cell>
              <table:table-cell office:value-type="float" office:value="34.8">
                <text:p>34.8</text:p>
              </table:table-cell>
              <table:table-cell office:value-type="float" office:value="21.6">
                <text:p>21.6</text:p>
              </table:table-cell>
              <table:table-cell office:value-type="float" office:value="4.848">
                <text:p>4.848</text:p>
              </table:table-cell>
              <table:table-cell office:value-type="float" office:value="26.448">
                <text:p>26.448</text:p>
              </table:table-cell>
            </table:table-row>
            <table:table-row>
              <table:table-cell office:value-type="string">
                <text:p>7800</text:p>
              </table:table-cell>
              <table:table-cell office:value-type="float" office:value="34.4">
                <text:p>34.4</text:p>
              </table:table-cell>
              <table:table-cell office:value-type="float" office:value="21.8">
                <text:p>21.8</text:p>
              </table:table-cell>
              <table:table-cell office:value-type="float" office:value="5.032">
                <text:p>5.032</text:p>
              </table:table-cell>
              <table:table-cell office:value-type="float" office:value="26.832">
                <text:p>26.832</text:p>
              </table:table-cell>
            </table:table-row>
            <table:table-row>
              <table:table-cell office:value-type="string">
                <text:p>8000</text:p>
              </table:table-cell>
              <table:table-cell office:value-type="float" office:value="34">
                <text:p>34</text:p>
              </table:table-cell>
              <table:table-cell office:value-type="float" office:value="22">
                <text:p>22</text:p>
              </table:table-cell>
              <table:table-cell office:value-type="float" office:value="5.2">
                <text:p>5.2</text:p>
              </table:table-cell>
              <table:table-cell office:value-type="float" office:value="27.2">
                <text:p>27.2</text:p>
              </table:table-cell>
            </table:table-row>
            <table:table-row>
              <table:table-cell office:value-type="string">
                <text:p>8200</text:p>
              </table:table-cell>
              <table:table-cell office:value-type="float" office:value="33.6">
                <text:p>33.6</text:p>
              </table:table-cell>
              <table:table-cell office:value-type="float" office:value="22.2">
                <text:p>22.2</text:p>
              </table:table-cell>
              <table:table-cell office:value-type="float" office:value="5.352">
                <text:p>5.352</text:p>
              </table:table-cell>
              <table:table-cell office:value-type="float" office:value="27.552">
                <text:p>27.552</text:p>
              </table:table-cell>
            </table:table-row>
            <table:table-row>
              <table:table-cell office:value-type="string">
                <text:p>8400</text:p>
              </table:table-cell>
              <table:table-cell office:value-type="float" office:value="33.2">
                <text:p>33.2</text:p>
              </table:table-cell>
              <table:table-cell office:value-type="float" office:value="22.4">
                <text:p>22.4</text:p>
              </table:table-cell>
              <table:table-cell office:value-type="float" office:value="5.488">
                <text:p>5.488</text:p>
              </table:table-cell>
              <table:table-cell office:value-type="float" office:value="27.888">
                <text:p>27.888</text:p>
              </table:table-cell>
            </table:table-row>
            <table:table-row>
              <table:table-cell office:value-type="string">
                <text:p>8600</text:p>
              </table:table-cell>
              <table:table-cell office:value-type="float" office:value="32.8">
                <text:p>32.8</text:p>
              </table:table-cell>
              <table:table-cell office:value-type="float" office:value="22.6">
                <text:p>22.6</text:p>
              </table:table-cell>
              <table:table-cell office:value-type="float" office:value="5.608">
                <text:p>5.608</text:p>
              </table:table-cell>
              <table:table-cell office:value-type="float" office:value="28.208">
                <text:p>28.208</text:p>
              </table:table-cell>
            </table:table-row>
            <table:table-row>
              <table:table-cell office:value-type="string">
                <text:p>8800</text:p>
              </table:table-cell>
              <table:table-cell office:value-type="float" office:value="32.4">
                <text:p>32.4</text:p>
              </table:table-cell>
              <table:table-cell office:value-type="float" office:value="22.8">
                <text:p>22.8</text:p>
              </table:table-cell>
              <table:table-cell office:value-type="float" office:value="5.712">
                <text:p>5.712</text:p>
              </table:table-cell>
              <table:table-cell office:value-type="float" office:value="28.512">
                <text:p>28.512</text:p>
              </table:table-cell>
            </table:table-row>
            <table:table-row>
              <table:table-cell office:value-type="string">
                <text:p>9000</text:p>
              </table:table-cell>
              <table:table-cell office:value-type="float" office:value="32">
                <text:p>32</text:p>
              </table:table-cell>
              <table:table-cell office:value-type="float" office:value="23">
                <text:p>23</text:p>
              </table:table-cell>
              <table:table-cell office:value-type="float" office:value="5.8">
                <text:p>5.8</text:p>
              </table:table-cell>
              <table:table-cell office:value-type="float" office:value="28.8">
                <text:p>28.8</text:p>
              </table:table-cell>
            </table:table-row>
            <table:table-row>
              <table:table-cell office:value-type="string">
                <text:p>9200</text:p>
              </table:table-cell>
              <table:table-cell office:value-type="float" office:value="31.6">
                <text:p>31.6</text:p>
              </table:table-cell>
              <table:table-cell office:value-type="float" office:value="23.2">
                <text:p>23.2</text:p>
              </table:table-cell>
              <table:table-cell office:value-type="float" office:value="5.872">
                <text:p>5.872</text:p>
              </table:table-cell>
              <table:table-cell office:value-type="float" office:value="29.072">
                <text:p>29.072</text:p>
              </table:table-cell>
            </table:table-row>
            <table:table-row>
              <table:table-cell office:value-type="string">
                <text:p>9400</text:p>
              </table:table-cell>
              <table:table-cell office:value-type="float" office:value="31.2">
                <text:p>31.2</text:p>
              </table:table-cell>
              <table:table-cell office:value-type="float" office:value="23.4">
                <text:p>23.4</text:p>
              </table:table-cell>
              <table:table-cell office:value-type="float" office:value="5.928">
                <text:p>5.928</text:p>
              </table:table-cell>
              <table:table-cell office:value-type="float" office:value="29.328">
                <text:p>29.328</text:p>
              </table:table-cell>
            </table:table-row>
            <table:table-row>
              <table:table-cell office:value-type="string">
                <text:p>9600</text:p>
              </table:table-cell>
              <table:table-cell office:value-type="float" office:value="30.8">
                <text:p>30.8</text:p>
              </table:table-cell>
              <table:table-cell office:value-type="float" office:value="23.6">
                <text:p>23.6</text:p>
              </table:table-cell>
              <table:table-cell office:value-type="float" office:value="5.968">
                <text:p>5.968</text:p>
              </table:table-cell>
              <table:table-cell office:value-type="float" office:value="29.568">
                <text:p>29.568</text:p>
              </table:table-cell>
            </table:table-row>
            <table:table-row>
              <table:table-cell office:value-type="string">
                <text:p>9800</text:p>
              </table:table-cell>
              <table:table-cell office:value-type="float" office:value="30.4">
                <text:p>30.4</text:p>
              </table:table-cell>
              <table:table-cell office:value-type="float" office:value="23.8">
                <text:p>23.8</text:p>
              </table:table-cell>
              <table:table-cell office:value-type="float" office:value="5.992">
                <text:p>5.992</text:p>
              </table:table-cell>
              <table:table-cell office:value-type="float" office:value="29.792">
                <text:p>29.792</text:p>
              </table:table-cell>
            </table:table-row>
            <table:table-row>
              <table:table-cell office:value-type="string">
                <text:p>10000</text:p>
              </table:table-cell>
              <table:table-cell office:value-type="float" office:value="30">
                <text:p>30</text:p>
              </table:table-cell>
              <table:table-cell office:value-type="float" office:value="24">
                <text:p>24</text:p>
              </table:table-cell>
              <table:table-cell office:value-type="float" office:value="6">
                <text:p>6</text:p>
              </table:table-cell>
              <table:table-cell office:value-type="float" office:value="30">
                <text:p>30</text:p>
              </table:table-cell>
            </table:table-row>
            <table:table-row>
              <table:table-cell office:value-type="string">
                <text:p>10050</text:p>
              </table:table-cell>
              <table:table-cell office:value-type="float" office:value="29.9">
                <text:p>29.9</text:p>
              </table:table-cell>
              <table:table-cell office:value-type="float" office:value="24.05">
                <text:p>24.05</text:p>
              </table:table-cell>
              <table:table-cell office:value-type="float" office:value="5.9995">
                <text:p>5.9995</text:p>
              </table:table-cell>
              <table:table-cell office:value-type="float" office:value="30.0495">
                <text:p>30.0495</text:p>
              </table:table-cell>
            </table:table-row>
            <table:table-row>
              <table:table-cell office:value-type="string">
                <text:p>10100</text:p>
              </table:table-cell>
              <table:table-cell office:value-type="float" office:value="29.8">
                <text:p>29.8</text:p>
              </table:table-cell>
              <table:table-cell office:value-type="float" office:value="24.1">
                <text:p>24.1</text:p>
              </table:table-cell>
              <table:table-cell office:value-type="float" office:value="5.998">
                <text:p>5.998</text:p>
              </table:table-cell>
              <table:table-cell office:value-type="float" office:value="30.098">
                <text:p>30.098</text:p>
              </table:table-cell>
            </table:table-row>
            <table:table-row>
              <table:table-cell office:value-type="string">
                <text:p>10200</text:p>
              </table:table-cell>
              <table:table-cell office:value-type="float" office:value="29.6">
                <text:p>29.6</text:p>
              </table:table-cell>
              <table:table-cell office:value-type="float" office:value="24.2">
                <text:p>24.2</text:p>
              </table:table-cell>
              <table:table-cell office:value-type="float" office:value="5.992">
                <text:p>5.992</text:p>
              </table:table-cell>
              <table:table-cell office:value-type="float" office:value="30.192">
                <text:p>30.192</text:p>
              </table:table-cell>
            </table:table-row>
            <table:table-row>
              <table:table-cell office:value-type="string">
                <text:p>10400</text:p>
              </table:table-cell>
              <table:table-cell office:value-type="float" office:value="29.2">
                <text:p>29.2</text:p>
              </table:table-cell>
              <table:table-cell office:value-type="float" office:value="24.4">
                <text:p>24.4</text:p>
              </table:table-cell>
              <table:table-cell office:value-type="float" office:value="5.968">
                <text:p>5.968</text:p>
              </table:table-cell>
              <table:table-cell office:value-type="float" office:value="30.368">
                <text:p>30.368</text:p>
              </table:table-cell>
            </table:table-row>
            <table:table-row>
              <table:table-cell office:value-type="string">
                <text:p>10600</text:p>
              </table:table-cell>
              <table:table-cell office:value-type="float" office:value="28.8">
                <text:p>28.8</text:p>
              </table:table-cell>
              <table:table-cell office:value-type="float" office:value="24.6">
                <text:p>24.6</text:p>
              </table:table-cell>
              <table:table-cell office:value-type="float" office:value="5.928">
                <text:p>5.928</text:p>
              </table:table-cell>
              <table:table-cell office:value-type="float" office:value="30.528">
                <text:p>30.528</text:p>
              </table:table-cell>
            </table:table-row>
            <table:table-row>
              <table:table-cell office:value-type="string">
                <text:p>10800</text:p>
              </table:table-cell>
              <table:table-cell office:value-type="float" office:value="28.4">
                <text:p>28.4</text:p>
              </table:table-cell>
              <table:table-cell office:value-type="float" office:value="24.8">
                <text:p>24.8</text:p>
              </table:table-cell>
              <table:table-cell office:value-type="float" office:value="5.872">
                <text:p>5.872</text:p>
              </table:table-cell>
              <table:table-cell office:value-type="float" office:value="30.672">
                <text:p>30.672</text:p>
              </table:table-cell>
            </table:table-row>
            <table:table-row>
              <table:table-cell office:value-type="string">
                <text:p>11000</text:p>
              </table:table-cell>
              <table:table-cell office:value-type="float" office:value="28">
                <text:p>28</text:p>
              </table:table-cell>
              <table:table-cell office:value-type="float" office:value="25">
                <text:p>25</text:p>
              </table:table-cell>
              <table:table-cell office:value-type="float" office:value="5.8">
                <text:p>5.8</text:p>
              </table:table-cell>
              <table:table-cell office:value-type="float" office:value="30.8">
                <text:p>30.8</text:p>
              </table:table-cell>
            </table:table-row>
            <table:table-row>
              <table:table-cell office:value-type="string">
                <text:p>11200</text:p>
              </table:table-cell>
              <table:table-cell office:value-type="float" office:value="27.6">
                <text:p>27.6</text:p>
              </table:table-cell>
              <table:table-cell office:value-type="float" office:value="25.2">
                <text:p>25.2</text:p>
              </table:table-cell>
              <table:table-cell office:value-type="float" office:value="5.712">
                <text:p>5.712</text:p>
              </table:table-cell>
              <table:table-cell office:value-type="float" office:value="30.912">
                <text:p>30.912</text:p>
              </table:table-cell>
            </table:table-row>
            <table:table-row>
              <table:table-cell office:value-type="string">
                <text:p>11400</text:p>
              </table:table-cell>
              <table:table-cell office:value-type="float" office:value="27.2">
                <text:p>27.2</text:p>
              </table:table-cell>
              <table:table-cell office:value-type="float" office:value="25.4">
                <text:p>25.4</text:p>
              </table:table-cell>
              <table:table-cell office:value-type="float" office:value="5.608">
                <text:p>5.608</text:p>
              </table:table-cell>
              <table:table-cell office:value-type="float" office:value="31.008">
                <text:p>31.008</text:p>
              </table:table-cell>
            </table:table-row>
            <table:table-row>
              <table:table-cell office:value-type="string">
                <text:p>11600</text:p>
              </table:table-cell>
              <table:table-cell office:value-type="float" office:value="26.8">
                <text:p>26.8</text:p>
              </table:table-cell>
              <table:table-cell office:value-type="float" office:value="25.6">
                <text:p>25.6</text:p>
              </table:table-cell>
              <table:table-cell office:value-type="float" office:value="5.488">
                <text:p>5.488</text:p>
              </table:table-cell>
              <table:table-cell office:value-type="float" office:value="31.088">
                <text:p>31.088</text:p>
              </table:table-cell>
            </table:table-row>
            <table:table-row>
              <table:table-cell office:value-type="string">
                <text:p>11800</text:p>
              </table:table-cell>
              <table:table-cell office:value-type="float" office:value="26.4">
                <text:p>26.4</text:p>
              </table:table-cell>
              <table:table-cell office:value-type="float" office:value="25.8">
                <text:p>25.8</text:p>
              </table:table-cell>
              <table:table-cell office:value-type="float" office:value="5.352">
                <text:p>5.352</text:p>
              </table:table-cell>
              <table:table-cell office:value-type="float" office:value="31.152">
                <text:p>31.152</text:p>
              </table:table-cell>
            </table:table-row>
            <table:table-row>
              <table:table-cell office:value-type="string">
                <text:p>12000</text:p>
              </table:table-cell>
              <table:table-cell office:value-type="float" office:value="26">
                <text:p>26</text:p>
              </table:table-cell>
              <table:table-cell office:value-type="float" office:value="26">
                <text:p>26</text:p>
              </table:table-cell>
              <table:table-cell office:value-type="float" office:value="5.2">
                <text:p>5.2</text:p>
              </table:table-cell>
              <table:table-cell office:value-type="float" office:value="31.2">
                <text:p>31.2</text:p>
              </table:table-cell>
            </table:table-row>
            <table:table-row>
              <table:table-cell office:value-type="string">
                <text:p>12200</text:p>
              </table:table-cell>
              <table:table-cell office:value-type="float" office:value="25.6">
                <text:p>25.6</text:p>
              </table:table-cell>
              <table:table-cell office:value-type="float" office:value="26.2">
                <text:p>26.2</text:p>
              </table:table-cell>
              <table:table-cell office:value-type="float" office:value="5.032">
                <text:p>5.032</text:p>
              </table:table-cell>
              <table:table-cell office:value-type="float" office:value="31.232">
                <text:p>31.232</text:p>
              </table:table-cell>
            </table:table-row>
            <table:table-row>
              <table:table-cell office:value-type="string">
                <text:p>12400</text:p>
              </table:table-cell>
              <table:table-cell office:value-type="float" office:value="25.2">
                <text:p>25.2</text:p>
              </table:table-cell>
              <table:table-cell office:value-type="float" office:value="26.4">
                <text:p>26.4</text:p>
              </table:table-cell>
              <table:table-cell office:value-type="float" office:value="4.848">
                <text:p>4.848</text:p>
              </table:table-cell>
              <table:table-cell office:value-type="float" office:value="31.248">
                <text:p>31.248</text:p>
              </table:table-cell>
            </table:table-row>
            <table:table-row>
              <table:table-cell office:value-type="string">
                <text:p>12600</text:p>
              </table:table-cell>
              <table:table-cell office:value-type="float" office:value="24.8">
                <text:p>24.8</text:p>
              </table:table-cell>
              <table:table-cell office:value-type="float" office:value="26.6">
                <text:p>26.6</text:p>
              </table:table-cell>
              <table:table-cell office:value-type="float" office:value="4.648">
                <text:p>4.648</text:p>
              </table:table-cell>
              <table:table-cell office:value-type="float" office:value="31.248">
                <text:p>31.248</text:p>
              </table:table-cell>
            </table:table-row>
            <table:table-row>
              <table:table-cell office:value-type="string">
                <text:p>12800</text:p>
              </table:table-cell>
              <table:table-cell office:value-type="float" office:value="24.4">
                <text:p>24.4</text:p>
              </table:table-cell>
              <table:table-cell office:value-type="float" office:value="26.8">
                <text:p>26.8</text:p>
              </table:table-cell>
              <table:table-cell office:value-type="float" office:value="4.432">
                <text:p>4.432</text:p>
              </table:table-cell>
              <table:table-cell office:value-type="float" office:value="31.232">
                <text:p>31.232</text:p>
              </table:table-cell>
            </table:table-row>
            <table:table-row>
              <table:table-cell office:value-type="string">
                <text:p>13000</text:p>
              </table:table-cell>
              <table:table-cell office:value-type="float" office:value="24">
                <text:p>24</text:p>
              </table:table-cell>
              <table:table-cell office:value-type="float" office:value="27">
                <text:p>27</text:p>
              </table:table-cell>
              <table:table-cell office:value-type="float" office:value="4.2">
                <text:p>4.2</text:p>
              </table:table-cell>
              <table:table-cell office:value-type="float" office:value="31.2">
                <text:p>31.2</text:p>
              </table:table-cell>
            </table:table-row>
            <table:table-row>
              <table:table-cell office:value-type="string">
                <text:p>13200</text:p>
              </table:table-cell>
              <table:table-cell office:value-type="float" office:value="23.6">
                <text:p>23.6</text:p>
              </table:table-cell>
              <table:table-cell office:value-type="float" office:value="27.2">
                <text:p>27.2</text:p>
              </table:table-cell>
              <table:table-cell office:value-type="float" office:value="3.952">
                <text:p>3.952</text:p>
              </table:table-cell>
              <table:table-cell office:value-type="float" office:value="31.152">
                <text:p>31.152</text:p>
              </table:table-cell>
            </table:table-row>
            <table:table-row>
              <table:table-cell office:value-type="string">
                <text:p>13400</text:p>
              </table:table-cell>
              <table:table-cell office:value-type="float" office:value="23.2">
                <text:p>23.2</text:p>
              </table:table-cell>
              <table:table-cell office:value-type="float" office:value="27.4">
                <text:p>27.4</text:p>
              </table:table-cell>
              <table:table-cell office:value-type="float" office:value="3.688">
                <text:p>3.688</text:p>
              </table:table-cell>
              <table:table-cell office:value-type="float" office:value="31.088">
                <text:p>31.088</text:p>
              </table:table-cell>
            </table:table-row>
            <table:table-row>
              <table:table-cell office:value-type="string">
                <text:p>13600</text:p>
              </table:table-cell>
              <table:table-cell office:value-type="float" office:value="22.8">
                <text:p>22.8</text:p>
              </table:table-cell>
              <table:table-cell office:value-type="float" office:value="27.6">
                <text:p>27.6</text:p>
              </table:table-cell>
              <table:table-cell office:value-type="float" office:value="3.408">
                <text:p>3.408</text:p>
              </table:table-cell>
              <table:table-cell office:value-type="float" office:value="31.008">
                <text:p>31.008</text:p>
              </table:table-cell>
            </table:table-row>
            <table:table-row>
              <table:table-cell office:value-type="string">
                <text:p>13800</text:p>
              </table:table-cell>
              <table:table-cell office:value-type="float" office:value="22.4">
                <text:p>22.4</text:p>
              </table:table-cell>
              <table:table-cell office:value-type="float" office:value="27.8">
                <text:p>27.8</text:p>
              </table:table-cell>
              <table:table-cell office:value-type="float" office:value="3.112">
                <text:p>3.112</text:p>
              </table:table-cell>
              <table:table-cell office:value-type="float" office:value="30.912">
                <text:p>30.912</text:p>
              </table:table-cell>
            </table:table-row>
            <table:table-row>
              <table:table-cell office:value-type="string">
                <text:p>14000</text:p>
              </table:table-cell>
              <table:table-cell office:value-type="float" office:value="22">
                <text:p>22</text:p>
              </table:table-cell>
              <table:table-cell office:value-type="float" office:value="28">
                <text:p>28</text:p>
              </table:table-cell>
              <table:table-cell office:value-type="float" office:value="2.8">
                <text:p>2.8</text:p>
              </table:table-cell>
              <table:table-cell office:value-type="float" office:value="30.8">
                <text:p>30.8</text:p>
              </table:table-cell>
            </table:table-row>
            <table:table-row>
              <table:table-cell office:value-type="string">
                <text:p>14200</text:p>
              </table:table-cell>
              <table:table-cell office:value-type="float" office:value="21.6">
                <text:p>21.6</text:p>
              </table:table-cell>
              <table:table-cell office:value-type="float" office:value="28.2">
                <text:p>28.2</text:p>
              </table:table-cell>
              <table:table-cell office:value-type="float" office:value="2.47199999999999">
                <text:p>2.47199999999999</text:p>
              </table:table-cell>
              <table:table-cell office:value-type="float" office:value="30.672">
                <text:p>30.672</text:p>
              </table:table-cell>
            </table:table-row>
            <table:table-row>
              <table:table-cell office:value-type="string">
                <text:p>14400</text:p>
              </table:table-cell>
              <table:table-cell office:value-type="float" office:value="21.2">
                <text:p>21.2</text:p>
              </table:table-cell>
              <table:table-cell office:value-type="float" office:value="28.4">
                <text:p>28.4</text:p>
              </table:table-cell>
              <table:table-cell office:value-type="float" office:value="2.128">
                <text:p>2.128</text:p>
              </table:table-cell>
              <table:table-cell office:value-type="float" office:value="30.528">
                <text:p>30.528</text:p>
              </table:table-cell>
            </table:table-row>
            <table:table-row>
              <table:table-cell office:value-type="string">
                <text:p>14600</text:p>
              </table:table-cell>
              <table:table-cell office:value-type="float" office:value="20.8">
                <text:p>20.8</text:p>
              </table:table-cell>
              <table:table-cell office:value-type="float" office:value="28.6">
                <text:p>28.6</text:p>
              </table:table-cell>
              <table:table-cell office:value-type="float" office:value="1.768">
                <text:p>1.768</text:p>
              </table:table-cell>
              <table:table-cell office:value-type="float" office:value="30.368">
                <text:p>30.368</text:p>
              </table:table-cell>
            </table:table-row>
            <table:table-row>
              <table:table-cell office:value-type="string">
                <text:p>14800</text:p>
              </table:table-cell>
              <table:table-cell office:value-type="float" office:value="20.4">
                <text:p>20.4</text:p>
              </table:table-cell>
              <table:table-cell office:value-type="float" office:value="28.8">
                <text:p>28.8</text:p>
              </table:table-cell>
              <table:table-cell office:value-type="float" office:value="1.392">
                <text:p>1.392</text:p>
              </table:table-cell>
              <table:table-cell office:value-type="float" office:value="30.192">
                <text:p>30.192</text:p>
              </table:table-cell>
            </table:table-row>
            <table:table-row>
              <table:table-cell office:value-type="string">
                <text:p>15000</text:p>
              </table:table-cell>
              <table:table-cell office:value-type="float" office:value="20">
                <text:p>20</text:p>
              </table:table-cell>
              <table:table-cell office:value-type="float" office:value="29">
                <text:p>29</text:p>
              </table:table-cell>
              <table:table-cell office:value-type="float" office:value="1">
                <text:p>1</text:p>
              </table:table-cell>
              <table:table-cell office:value-type="float" office:value="30">
                <text:p>30</text:p>
              </table:table-cell>
            </table:table-row>
            <table:table-row>
              <table:table-cell office:value-type="string">
                <text:p>15200</text:p>
              </table:table-cell>
              <table:table-cell office:value-type="float" office:value="19.6">
                <text:p>19.6</text:p>
              </table:table-cell>
              <table:table-cell office:value-type="float" office:value="29.2">
                <text:p>29.2</text:p>
              </table:table-cell>
              <table:table-cell office:value-type="float" office:value="0.591999999999994">
                <text:p>0.591999999999994</text:p>
              </table:table-cell>
              <table:table-cell office:value-type="float" office:value="29.792">
                <text:p>29.792</text:p>
              </table:table-cell>
            </table:table-row>
            <table:table-row>
              <table:table-cell office:value-type="string">
                <text:p>15400</text:p>
              </table:table-cell>
              <table:table-cell office:value-type="float" office:value="19.2">
                <text:p>19.2</text:p>
              </table:table-cell>
              <table:table-cell office:value-type="float" office:value="29.4">
                <text:p>29.4</text:p>
              </table:table-cell>
              <table:table-cell office:value-type="float" office:value="0.168">
                <text:p>0.168</text:p>
              </table:table-cell>
              <table:table-cell office:value-type="float" office:value="29.568">
                <text:p>29.568</text:p>
              </table:table-cell>
            </table:table-row>
            <table:table-row>
              <table:table-cell office:value-type="string">
                <text:p>15600</text:p>
              </table:table-cell>
              <table:table-cell office:value-type="float" office:value="18.8">
                <text:p>18.8</text:p>
              </table:table-cell>
              <table:table-cell office:value-type="float" office:value="29.6">
                <text:p>29.6</text:p>
              </table:table-cell>
              <table:table-cell office:value-type="float" office:value="-0.272">
                <text:p>-0.272</text:p>
              </table:table-cell>
              <table:table-cell office:value-type="float" office:value="29.328">
                <text:p>29.328</text:p>
              </table:table-cell>
            </table:table-row>
            <table:table-row>
              <table:table-cell office:value-type="string">
                <text:p>15800</text:p>
              </table:table-cell>
              <table:table-cell office:value-type="float" office:value="18.4">
                <text:p>18.4</text:p>
              </table:table-cell>
              <table:table-cell office:value-type="float" office:value="29.8">
                <text:p>29.8</text:p>
              </table:table-cell>
              <table:table-cell office:value-type="float" office:value="-0.728">
                <text:p>-0.728</text:p>
              </table:table-cell>
              <table:table-cell office:value-type="float" office:value="29.072">
                <text:p>29.072</text:p>
              </table:table-cell>
            </table:table-row>
            <table:table-row>
              <table:table-cell office:value-type="string">
                <text:p>16000</text:p>
              </table:table-cell>
              <table:table-cell office:value-type="float" office:value="18">
                <text:p>18</text:p>
              </table:table-cell>
              <table:table-cell office:value-type="float" office:value="30">
                <text:p>30</text:p>
              </table:table-cell>
              <table:table-cell office:value-type="float" office:value="-1.2">
                <text:p>-1.2</text:p>
              </table:table-cell>
              <table:table-cell office:value-type="float" office:value="28.8">
                <text:p>28.8</text:p>
              </table:table-cell>
            </table:table-row>
            <table:table-row>
              <table:table-cell office:value-type="string">
                <text:p>16200</text:p>
              </table:table-cell>
              <table:table-cell office:value-type="float" office:value="17.6">
                <text:p>17.6</text:p>
              </table:table-cell>
              <table:table-cell office:value-type="float" office:value="30.2">
                <text:p>30.2</text:p>
              </table:table-cell>
              <table:table-cell office:value-type="float" office:value="-1.688">
                <text:p>-1.688</text:p>
              </table:table-cell>
              <table:table-cell office:value-type="float" office:value="28.512">
                <text:p>28.512</text:p>
              </table:table-cell>
            </table:table-row>
            <table:table-row>
              <table:table-cell office:value-type="string">
                <text:p>16400</text:p>
              </table:table-cell>
              <table:table-cell office:value-type="float" office:value="17.2">
                <text:p>17.2</text:p>
              </table:table-cell>
              <table:table-cell office:value-type="float" office:value="30.4">
                <text:p>30.4</text:p>
              </table:table-cell>
              <table:table-cell office:value-type="float" office:value="-2.19199999999999">
                <text:p>-2.19199999999999</text:p>
              </table:table-cell>
              <table:table-cell office:value-type="float" office:value="28.208">
                <text:p>28.208</text:p>
              </table:table-cell>
            </table:table-row>
            <table:table-row>
              <table:table-cell office:value-type="string">
                <text:p>16600</text:p>
              </table:table-cell>
              <table:table-cell office:value-type="float" office:value="16.8">
                <text:p>16.8</text:p>
              </table:table-cell>
              <table:table-cell office:value-type="float" office:value="30.6">
                <text:p>30.6</text:p>
              </table:table-cell>
              <table:table-cell office:value-type="float" office:value="-2.71200000000001">
                <text:p>-2.71200000000001</text:p>
              </table:table-cell>
              <table:table-cell office:value-type="float" office:value="27.888">
                <text:p>27.888</text:p>
              </table:table-cell>
            </table:table-row>
            <table:table-row>
              <table:table-cell office:value-type="string">
                <text:p>16800</text:p>
              </table:table-cell>
              <table:table-cell office:value-type="float" office:value="16.4">
                <text:p>16.4</text:p>
              </table:table-cell>
              <table:table-cell office:value-type="float" office:value="30.8">
                <text:p>30.8</text:p>
              </table:table-cell>
              <table:table-cell office:value-type="float" office:value="-3.248">
                <text:p>-3.248</text:p>
              </table:table-cell>
              <table:table-cell office:value-type="float" office:value="27.552">
                <text:p>27.552</text:p>
              </table:table-cell>
            </table:table-row>
            <table:table-row>
              <table:table-cell office:value-type="string">
                <text:p>17000</text:p>
              </table:table-cell>
              <table:table-cell office:value-type="float" office:value="16">
                <text:p>16</text:p>
              </table:table-cell>
              <table:table-cell office:value-type="float" office:value="31">
                <text:p>31</text:p>
              </table:table-cell>
              <table:table-cell office:value-type="float" office:value="-3.8">
                <text:p>-3.8</text:p>
              </table:table-cell>
              <table:table-cell office:value-type="float" office:value="27.2">
                <text:p>27.2</text:p>
              </table:table-cell>
            </table:table-row>
            <table:table-row>
              <table:table-cell office:value-type="string">
                <text:p>17200</text:p>
              </table:table-cell>
              <table:table-cell office:value-type="float" office:value="15.6">
                <text:p>15.6</text:p>
              </table:table-cell>
              <table:table-cell office:value-type="float" office:value="31.2">
                <text:p>31.2</text:p>
              </table:table-cell>
              <table:table-cell office:value-type="float" office:value="-4.368">
                <text:p>-4.368</text:p>
              </table:table-cell>
              <table:table-cell office:value-type="float" office:value="26.832">
                <text:p>26.832</text:p>
              </table:table-cell>
            </table:table-row>
            <table:table-row>
              <table:table-cell office:value-type="string">
                <text:p>17400</text:p>
              </table:table-cell>
              <table:table-cell office:value-type="float" office:value="15.2">
                <text:p>15.2</text:p>
              </table:table-cell>
              <table:table-cell office:value-type="float" office:value="31.4">
                <text:p>31.4</text:p>
              </table:table-cell>
              <table:table-cell office:value-type="float" office:value="-4.95200000000001">
                <text:p>-4.95200000000001</text:p>
              </table:table-cell>
              <table:table-cell office:value-type="float" office:value="26.448">
                <text:p>26.448</text:p>
              </table:table-cell>
            </table:table-row>
            <table:table-row>
              <table:table-cell office:value-type="string">
                <text:p>17600</text:p>
              </table:table-cell>
              <table:table-cell office:value-type="float" office:value="14.8">
                <text:p>14.8</text:p>
              </table:table-cell>
              <table:table-cell office:value-type="float" office:value="31.6">
                <text:p>31.6</text:p>
              </table:table-cell>
              <table:table-cell office:value-type="float" office:value="-5.55200000000001">
                <text:p>-5.55200000000001</text:p>
              </table:table-cell>
              <table:table-cell office:value-type="float" office:value="26.048">
                <text:p>26.048</text:p>
              </table:table-cell>
            </table:table-row>
            <table:table-row>
              <table:table-cell office:value-type="string">
                <text:p>17800</text:p>
              </table:table-cell>
              <table:table-cell office:value-type="float" office:value="14.4">
                <text:p>14.4</text:p>
              </table:table-cell>
              <table:table-cell office:value-type="float" office:value="31.8">
                <text:p>31.8</text:p>
              </table:table-cell>
              <table:table-cell office:value-type="float" office:value="-6.168">
                <text:p>-6.168</text:p>
              </table:table-cell>
              <table:table-cell office:value-type="float" office:value="25.632">
                <text:p>25.632</text:p>
              </table:table-cell>
            </table:table-row>
            <table:table-row>
              <table:table-cell office:value-type="string">
                <text:p>18000</text:p>
              </table:table-cell>
              <table:table-cell office:value-type="float" office:value="14">
                <text:p>14</text:p>
              </table:table-cell>
              <table:table-cell office:value-type="float" office:value="32">
                <text:p>32</text:p>
              </table:table-cell>
              <table:table-cell office:value-type="float" office:value="-6.8">
                <text:p>-6.8</text:p>
              </table:table-cell>
              <table:table-cell office:value-type="float" office:value="25.2">
                <text:p>25.2</text:p>
              </table:table-cell>
            </table:table-row>
            <table:table-row>
              <table:table-cell office:value-type="string">
                <text:p>18200</text:p>
              </table:table-cell>
              <table:table-cell office:value-type="float" office:value="13.6">
                <text:p>13.6</text:p>
              </table:table-cell>
              <table:table-cell office:value-type="float" office:value="32.2">
                <text:p>32.2</text:p>
              </table:table-cell>
              <table:table-cell office:value-type="float" office:value="-7.448">
                <text:p>-7.448</text:p>
              </table:table-cell>
              <table:table-cell office:value-type="float" office:value="24.752">
                <text:p>24.752</text:p>
              </table:table-cell>
            </table:table-row>
            <table:table-row>
              <table:table-cell office:value-type="string">
                <text:p>18400</text:p>
              </table:table-cell>
              <table:table-cell office:value-type="float" office:value="13.2">
                <text:p>13.2</text:p>
              </table:table-cell>
              <table:table-cell office:value-type="float" office:value="32.4">
                <text:p>32.4</text:p>
              </table:table-cell>
              <table:table-cell office:value-type="float" office:value="-8.11200000000001">
                <text:p>-8.11200000000001</text:p>
              </table:table-cell>
              <table:table-cell office:value-type="float" office:value="24.288">
                <text:p>24.288</text:p>
              </table:table-cell>
            </table:table-row>
            <table:table-row>
              <table:table-cell office:value-type="string">
                <text:p>18600</text:p>
              </table:table-cell>
              <table:table-cell office:value-type="float" office:value="12.8">
                <text:p>12.8</text:p>
              </table:table-cell>
              <table:table-cell office:value-type="float" office:value="32.6">
                <text:p>32.6</text:p>
              </table:table-cell>
              <table:table-cell office:value-type="float" office:value="-8.79200000000001">
                <text:p>-8.79200000000001</text:p>
              </table:table-cell>
              <table:table-cell office:value-type="float" office:value="23.808">
                <text:p>23.808</text:p>
              </table:table-cell>
            </table:table-row>
            <table:table-row>
              <table:table-cell office:value-type="string">
                <text:p>18800</text:p>
              </table:table-cell>
              <table:table-cell office:value-type="float" office:value="12.4">
                <text:p>12.4</text:p>
              </table:table-cell>
              <table:table-cell office:value-type="float" office:value="32.8">
                <text:p>32.8</text:p>
              </table:table-cell>
              <table:table-cell office:value-type="float" office:value="-9.488">
                <text:p>-9.488</text:p>
              </table:table-cell>
              <table:table-cell office:value-type="float" office:value="23.312">
                <text:p>23.312</text:p>
              </table:table-cell>
            </table:table-row>
            <table:table-row>
              <table:table-cell office:value-type="string">
                <text:p>19000</text:p>
              </table:table-cell>
              <table:table-cell office:value-type="float" office:value="12">
                <text:p>12</text:p>
              </table:table-cell>
              <table:table-cell office:value-type="float" office:value="33">
                <text:p>33</text:p>
              </table:table-cell>
              <table:table-cell office:value-type="float" office:value="-10.2">
                <text:p>-10.2</text:p>
              </table:table-cell>
              <table:table-cell office:value-type="float" office:value="22.8">
                <text:p>22.8</text:p>
              </table:table-cell>
            </table:table-row>
            <table:table-row>
              <table:table-cell office:value-type="string">
                <text:p>19200</text:p>
              </table:table-cell>
              <table:table-cell office:value-type="float" office:value="11.6">
                <text:p>11.6</text:p>
              </table:table-cell>
              <table:table-cell office:value-type="float" office:value="33.2">
                <text:p>33.2</text:p>
              </table:table-cell>
              <table:table-cell office:value-type="float" office:value="-10.928">
                <text:p>-10.928</text:p>
              </table:table-cell>
              <table:table-cell office:value-type="float" office:value="22.272">
                <text:p>22.272</text:p>
              </table:table-cell>
            </table:table-row>
            <table:table-row>
              <table:table-cell office:value-type="string">
                <text:p>19400</text:p>
              </table:table-cell>
              <table:table-cell office:value-type="float" office:value="11.2">
                <text:p>11.2</text:p>
              </table:table-cell>
              <table:table-cell office:value-type="float" office:value="33.4">
                <text:p>33.4</text:p>
              </table:table-cell>
              <table:table-cell office:value-type="float" office:value="-11.672">
                <text:p>-11.672</text:p>
              </table:table-cell>
              <table:table-cell office:value-type="float" office:value="21.728">
                <text:p>21.728</text:p>
              </table:table-cell>
            </table:table-row>
            <table:table-row>
              <table:table-cell office:value-type="string">
                <text:p>19600</text:p>
              </table:table-cell>
              <table:table-cell office:value-type="float" office:value="10.8">
                <text:p>10.8</text:p>
              </table:table-cell>
              <table:table-cell office:value-type="float" office:value="33.6">
                <text:p>33.6</text:p>
              </table:table-cell>
              <table:table-cell office:value-type="float" office:value="-12.432">
                <text:p>-12.432</text:p>
              </table:table-cell>
              <table:table-cell office:value-type="float" office:value="21.168">
                <text:p>21.168</text:p>
              </table:table-cell>
            </table:table-row>
            <table:table-row>
              <table:table-cell office:value-type="string">
                <text:p>19800</text:p>
              </table:table-cell>
              <table:table-cell office:value-type="float" office:value="10.4">
                <text:p>10.4</text:p>
              </table:table-cell>
              <table:table-cell office:value-type="float" office:value="33.8">
                <text:p>33.8</text:p>
              </table:table-cell>
              <table:table-cell office:value-type="float" office:value="-13.208">
                <text:p>-13.208</text:p>
              </table:table-cell>
              <table:table-cell office:value-type="float" office:value="20.592">
                <text:p>20.592</text:p>
              </table:table-cell>
            </table:table-row>
            <table:table-row>
              <table:table-cell office:value-type="string">
                <text:p>20000</text:p>
              </table:table-cell>
              <table:table-cell office:value-type="float" office:value="10">
                <text:p>10</text:p>
              </table:table-cell>
              <table:table-cell office:value-type="float" office:value="34">
                <text:p>34</text:p>
              </table:table-cell>
              <table:table-cell office:value-type="float" office:value="-14">
                <text:p>-14</text:p>
              </table:table-cell>
              <table:table-cell office:value-type="float" office:value="20">
                <text:p>20</text:p>
              </table:table-cell>
            </table:table-row>
            <table:table-row>
              <table:table-cell office:value-type="string">
                <text:p>20200</text:p>
              </table:table-cell>
              <table:table-cell office:value-type="float" office:value="9.6">
                <text:p>9.6</text:p>
              </table:table-cell>
              <table:table-cell office:value-type="float" office:value="34.2">
                <text:p>34.2</text:p>
              </table:table-cell>
              <table:table-cell office:value-type="float" office:value="-14.808">
                <text:p>-14.808</text:p>
              </table:table-cell>
              <table:table-cell office:value-type="float" office:value="19.392">
                <text:p>19.392</text:p>
              </table:table-cell>
            </table:table-row>
            <table:table-row>
              <table:table-cell office:value-type="string">
                <text:p>20400</text:p>
              </table:table-cell>
              <table:table-cell office:value-type="float" office:value="9.2">
                <text:p>9.2</text:p>
              </table:table-cell>
              <table:table-cell office:value-type="float" office:value="34.4">
                <text:p>34.4</text:p>
              </table:table-cell>
              <table:table-cell office:value-type="float" office:value="-15.632">
                <text:p>-15.632</text:p>
              </table:table-cell>
              <table:table-cell office:value-type="float" office:value="18.768">
                <text:p>18.768</text:p>
              </table:table-cell>
            </table:table-row>
            <table:table-row>
              <table:table-cell office:value-type="string">
                <text:p>20600</text:p>
              </table:table-cell>
              <table:table-cell office:value-type="float" office:value="8.8">
                <text:p>8.8</text:p>
              </table:table-cell>
              <table:table-cell office:value-type="float" office:value="34.6">
                <text:p>34.6</text:p>
              </table:table-cell>
              <table:table-cell office:value-type="float" office:value="-16.472">
                <text:p>-16.472</text:p>
              </table:table-cell>
              <table:table-cell office:value-type="float" office:value="18.128">
                <text:p>18.128</text:p>
              </table:table-cell>
            </table:table-row>
            <table:table-row>
              <table:table-cell office:value-type="string">
                <text:p>20800</text:p>
              </table:table-cell>
              <table:table-cell office:value-type="float" office:value="8.4">
                <text:p>8.4</text:p>
              </table:table-cell>
              <table:table-cell office:value-type="float" office:value="34.8">
                <text:p>34.8</text:p>
              </table:table-cell>
              <table:table-cell office:value-type="float" office:value="-17.328">
                <text:p>-17.328</text:p>
              </table:table-cell>
              <table:table-cell office:value-type="float" office:value="17.472">
                <text:p>17.472</text:p>
              </table:table-cell>
            </table:table-row>
            <table:table-row>
              <table:table-cell office:value-type="string">
                <text:p>21000</text:p>
              </table:table-cell>
              <table:table-cell office:value-type="float" office:value="8">
                <text:p>8</text:p>
              </table:table-cell>
              <table:table-cell office:value-type="float" office:value="35">
                <text:p>35</text:p>
              </table:table-cell>
              <table:table-cell office:value-type="float" office:value="-18.2">
                <text:p>-18.2</text:p>
              </table:table-cell>
              <table:table-cell office:value-type="float" office:value="16.8">
                <text:p>16.8</text:p>
              </table:table-cell>
            </table:table-row>
            <table:table-row>
              <table:table-cell office:value-type="string">
                <text:p>21200</text:p>
              </table:table-cell>
              <table:table-cell office:value-type="float" office:value="7.6">
                <text:p>7.6</text:p>
              </table:table-cell>
              <table:table-cell office:value-type="float" office:value="35.2">
                <text:p>35.2</text:p>
              </table:table-cell>
              <table:table-cell office:value-type="float" office:value="-19.088">
                <text:p>-19.088</text:p>
              </table:table-cell>
              <table:table-cell office:value-type="float" office:value="16.112">
                <text:p>16.112</text:p>
              </table:table-cell>
            </table:table-row>
            <table:table-row>
              <table:table-cell office:value-type="string">
                <text:p>21400</text:p>
              </table:table-cell>
              <table:table-cell office:value-type="float" office:value="7.2">
                <text:p>7.2</text:p>
              </table:table-cell>
              <table:table-cell office:value-type="float" office:value="35.4">
                <text:p>35.4</text:p>
              </table:table-cell>
              <table:table-cell office:value-type="float" office:value="-19.992">
                <text:p>-19.992</text:p>
              </table:table-cell>
              <table:table-cell office:value-type="float" office:value="15.408">
                <text:p>15.408</text:p>
              </table:table-cell>
            </table:table-row>
            <table:table-row>
              <table:table-cell office:value-type="string">
                <text:p>21600</text:p>
              </table:table-cell>
              <table:table-cell office:value-type="float" office:value="6.8">
                <text:p>6.8</text:p>
              </table:table-cell>
              <table:table-cell office:value-type="float" office:value="35.6">
                <text:p>35.6</text:p>
              </table:table-cell>
              <table:table-cell office:value-type="float" office:value="-20.912">
                <text:p>-20.912</text:p>
              </table:table-cell>
              <table:table-cell office:value-type="float" office:value="14.688">
                <text:p>14.688</text:p>
              </table:table-cell>
            </table:table-row>
            <table:table-row>
              <table:table-cell office:value-type="string">
                <text:p>21800</text:p>
              </table:table-cell>
              <table:table-cell office:value-type="float" office:value="6.4">
                <text:p>6.4</text:p>
              </table:table-cell>
              <table:table-cell office:value-type="float" office:value="35.8">
                <text:p>35.8</text:p>
              </table:table-cell>
              <table:table-cell office:value-type="float" office:value="-21.848">
                <text:p>-21.848</text:p>
              </table:table-cell>
              <table:table-cell office:value-type="float" office:value="13.952">
                <text:p>13.952</text:p>
              </table:table-cell>
            </table:table-row>
            <table:table-row>
              <table:table-cell office:value-type="string">
                <text:p>22000</text:p>
              </table:table-cell>
              <table:table-cell office:value-type="float" office:value="6">
                <text:p>6</text:p>
              </table:table-cell>
              <table:table-cell office:value-type="float" office:value="36">
                <text:p>36</text:p>
              </table:table-cell>
              <table:table-cell office:value-type="float" office:value="-22.8">
                <text:p>-22.8</text:p>
              </table:table-cell>
              <table:table-cell office:value-type="float" office:value="13.2">
                <text:p>13.2</text:p>
              </table:table-cell>
            </table:table-row>
            <table:table-row>
              <table:table-cell office:value-type="string">
                <text:p>22200</text:p>
              </table:table-cell>
              <table:table-cell office:value-type="float" office:value="5.6">
                <text:p>5.6</text:p>
              </table:table-cell>
              <table:table-cell office:value-type="float" office:value="36.2">
                <text:p>36.2</text:p>
              </table:table-cell>
              <table:table-cell office:value-type="float" office:value="-23.768">
                <text:p>-23.768</text:p>
              </table:table-cell>
              <table:table-cell office:value-type="float" office:value="12.432">
                <text:p>12.432</text:p>
              </table:table-cell>
            </table:table-row>
            <table:table-row>
              <table:table-cell office:value-type="string">
                <text:p>22400</text:p>
              </table:table-cell>
              <table:table-cell office:value-type="float" office:value="5.2">
                <text:p>5.2</text:p>
              </table:table-cell>
              <table:table-cell office:value-type="float" office:value="36.4">
                <text:p>36.4</text:p>
              </table:table-cell>
              <table:table-cell office:value-type="float" office:value="-24.752">
                <text:p>-24.752</text:p>
              </table:table-cell>
              <table:table-cell office:value-type="float" office:value="11.648">
                <text:p>11.648</text:p>
              </table:table-cell>
            </table:table-row>
            <table:table-row>
              <table:table-cell office:value-type="string">
                <text:p>22600</text:p>
              </table:table-cell>
              <table:table-cell office:value-type="float" office:value="4.8">
                <text:p>4.8</text:p>
              </table:table-cell>
              <table:table-cell office:value-type="float" office:value="36.6">
                <text:p>36.6</text:p>
              </table:table-cell>
              <table:table-cell office:value-type="float" office:value="-25.752">
                <text:p>-25.752</text:p>
              </table:table-cell>
              <table:table-cell office:value-type="float" office:value="10.848">
                <text:p>10.848</text:p>
              </table:table-cell>
            </table:table-row>
            <table:table-row>
              <table:table-cell office:value-type="string">
                <text:p>22800</text:p>
              </table:table-cell>
              <table:table-cell office:value-type="float" office:value="4.4">
                <text:p>4.4</text:p>
              </table:table-cell>
              <table:table-cell office:value-type="float" office:value="36.8">
                <text:p>36.8</text:p>
              </table:table-cell>
              <table:table-cell office:value-type="float" office:value="-26.768">
                <text:p>-26.768</text:p>
              </table:table-cell>
              <table:table-cell office:value-type="float" office:value="10.032">
                <text:p>10.032</text:p>
              </table:table-cell>
            </table:table-row>
            <table:table-row>
              <table:table-cell office:value-type="string">
                <text:p>23000</text:p>
              </table:table-cell>
              <table:table-cell office:value-type="float" office:value="4">
                <text:p>4</text:p>
              </table:table-cell>
              <table:table-cell office:value-type="float" office:value="37">
                <text:p>37</text:p>
              </table:table-cell>
              <table:table-cell office:value-type="float" office:value="-27.8">
                <text:p>-27.8</text:p>
              </table:table-cell>
              <table:table-cell office:value-type="float" office:value="9.2">
                <text:p>9.2</text:p>
              </table:table-cell>
            </table:table-row>
            <table:table-row>
              <table:table-cell office:value-type="string">
                <text:p>23200</text:p>
              </table:table-cell>
              <table:table-cell office:value-type="float" office:value="3.6">
                <text:p>3.6</text:p>
              </table:table-cell>
              <table:table-cell office:value-type="float" office:value="37.2">
                <text:p>37.2</text:p>
              </table:table-cell>
              <table:table-cell office:value-type="float" office:value="-28.848">
                <text:p>-28.848</text:p>
              </table:table-cell>
              <table:table-cell office:value-type="float" office:value="8.352">
                <text:p>8.352</text:p>
              </table:table-cell>
            </table:table-row>
            <table:table-row>
              <table:table-cell office:value-type="string">
                <text:p>23400</text:p>
              </table:table-cell>
              <table:table-cell office:value-type="float" office:value="3.2">
                <text:p>3.2</text:p>
              </table:table-cell>
              <table:table-cell office:value-type="float" office:value="37.4">
                <text:p>37.4</text:p>
              </table:table-cell>
              <table:table-cell office:value-type="float" office:value="-29.912">
                <text:p>-29.912</text:p>
              </table:table-cell>
              <table:table-cell office:value-type="float" office:value="7.48799999999999">
                <text:p>7.48799999999999</text:p>
              </table:table-cell>
            </table:table-row>
            <table:table-row>
              <table:table-cell office:value-type="string">
                <text:p>23600</text:p>
              </table:table-cell>
              <table:table-cell office:value-type="float" office:value="2.8">
                <text:p>2.8</text:p>
              </table:table-cell>
              <table:table-cell office:value-type="float" office:value="37.6">
                <text:p>37.6</text:p>
              </table:table-cell>
              <table:table-cell office:value-type="float" office:value="-30.992">
                <text:p>-30.992</text:p>
              </table:table-cell>
              <table:table-cell office:value-type="float" office:value="6.60799999999999">
                <text:p>6.60799999999999</text:p>
              </table:table-cell>
            </table:table-row>
            <table:table-row>
              <table:table-cell office:value-type="string">
                <text:p>23800</text:p>
              </table:table-cell>
              <table:table-cell office:value-type="float" office:value="2.4">
                <text:p>2.4</text:p>
              </table:table-cell>
              <table:table-cell office:value-type="float" office:value="37.8">
                <text:p>37.8</text:p>
              </table:table-cell>
              <table:table-cell office:value-type="float" office:value="-32.088">
                <text:p>-32.088</text:p>
              </table:table-cell>
              <table:table-cell office:value-type="float" office:value="5.712">
                <text:p>5.712</text:p>
              </table:table-cell>
            </table:table-row>
            <table:table-row>
              <table:table-cell office:value-type="string">
                <text:p>24000</text:p>
              </table:table-cell>
              <table:table-cell office:value-type="float" office:value="2">
                <text:p>2</text:p>
              </table:table-cell>
              <table:table-cell office:value-type="float" office:value="38">
                <text:p>38</text:p>
              </table:table-cell>
              <table:table-cell office:value-type="float" office:value="-33.2">
                <text:p>-33.2</text:p>
              </table:table-cell>
              <table:table-cell office:value-type="float" office:value="4.8">
                <text:p>4.8</text:p>
              </table:table-cell>
            </table:table-row>
            <table:table-row>
              <table:table-cell office:value-type="string">
                <text:p>24200</text:p>
              </table:table-cell>
              <table:table-cell office:value-type="float" office:value="1.6">
                <text:p>1.6</text:p>
              </table:table-cell>
              <table:table-cell office:value-type="float" office:value="38.2">
                <text:p>38.2</text:p>
              </table:table-cell>
              <table:table-cell office:value-type="float" office:value="-34.328">
                <text:p>-34.328</text:p>
              </table:table-cell>
              <table:table-cell office:value-type="float" office:value="3.872">
                <text:p>3.872</text:p>
              </table:table-cell>
            </table:table-row>
            <table:table-row>
              <table:table-cell office:value-type="string">
                <text:p>24400</text:p>
              </table:table-cell>
              <table:table-cell office:value-type="float" office:value="1.2">
                <text:p>1.2</text:p>
              </table:table-cell>
              <table:table-cell office:value-type="float" office:value="38.4">
                <text:p>38.4</text:p>
              </table:table-cell>
              <table:table-cell office:value-type="float" office:value="-35.472">
                <text:p>-35.472</text:p>
              </table:table-cell>
              <table:table-cell office:value-type="float" office:value="2.92799999999999">
                <text:p>2.92799999999999</text:p>
              </table:table-cell>
            </table:table-row>
            <table:table-row>
              <table:table-cell office:value-type="string">
                <text:p>24600</text:p>
              </table:table-cell>
              <table:table-cell office:value-type="float" office:value="0.799999999999997">
                <text:p>0.799999999999997</text:p>
              </table:table-cell>
              <table:table-cell office:value-type="float" office:value="38.6">
                <text:p>38.6</text:p>
              </table:table-cell>
              <table:table-cell office:value-type="float" office:value="-36.632">
                <text:p>-36.632</text:p>
              </table:table-cell>
              <table:table-cell office:value-type="float" office:value="1.96799999999999">
                <text:p>1.96799999999999</text:p>
              </table:table-cell>
            </table:table-row>
            <table:table-row>
              <table:table-cell office:value-type="string">
                <text:p>24800</text:p>
              </table:table-cell>
              <table:table-cell office:value-type="float" office:value="0.399999999999999">
                <text:p>0.399999999999999</text:p>
              </table:table-cell>
              <table:table-cell office:value-type="float" office:value="38.8">
                <text:p>38.8</text:p>
              </table:table-cell>
              <table:table-cell office:value-type="float" office:value="-37.808">
                <text:p>-37.808</text:p>
              </table:table-cell>
              <table:table-cell office:value-type="float" office:value="0.991999999999996">
                <text:p>0.991999999999996</text:p>
              </table:table-cell>
            </table:table-row>
            <table:table-row>
              <table:table-cell office:value-type="string">
                <text:p>25000</text:p>
              </table:table-cell>
              <table:table-cell office:value-type="float" office:value="0">
                <text:p>0</text:p>
              </table:table-cell>
              <table:table-cell office:value-type="float" office:value="39">
                <text:p>39</text:p>
              </table:table-cell>
              <table:table-cell office:value-type="float" office:value="-39">
                <text:p>-39</text:p>
              </table:table-cell>
              <table:table-cell office:value-type="float" office:value="0">
                <text:p>0</text:p>
              </table:table-cell>
            </table:table-row>
            <table:table-row>
              <table:table-cell office:value-type="string">
                <text:p>25200</text:p>
              </table:table-cell>
              <table:table-cell office:value-type="float" office:value="-0.399999999999999">
                <text:p>-0.399999999999999</text:p>
              </table:table-cell>
              <table:table-cell office:value-type="float" office:value="39.2">
                <text:p>39.2</text:p>
              </table:table-cell>
              <table:table-cell office:value-type="float" office:value="-40.208">
                <text:p>-40.208</text:p>
              </table:table-cell>
              <table:table-cell office:value-type="float" office:value="-1.008">
                <text:p>-1.008</text:p>
              </table:table-cell>
            </table:table-row>
            <table:table-row>
              <table:table-cell office:value-type="string">
                <text:p>25400</text:p>
              </table:table-cell>
              <table:table-cell office:value-type="float" office:value="-0.800000000000004">
                <text:p>-0.800000000000004</text:p>
              </table:table-cell>
              <table:table-cell office:value-type="float" office:value="39.4">
                <text:p>39.4</text:p>
              </table:table-cell>
              <table:table-cell office:value-type="float" office:value="-41.432">
                <text:p>-41.432</text:p>
              </table:table-cell>
              <table:table-cell office:value-type="float" office:value="-2.03200000000001">
                <text:p>-2.03200000000001</text:p>
              </table:table-cell>
            </table:table-row>
            <table:table-row>
              <table:table-cell office:value-type="string">
                <text:p>25600</text:p>
              </table:table-cell>
              <table:table-cell office:value-type="float" office:value="-1.2">
                <text:p>-1.2</text:p>
              </table:table-cell>
              <table:table-cell office:value-type="float" office:value="39.6">
                <text:p>39.6</text:p>
              </table:table-cell>
              <table:table-cell office:value-type="float" office:value="-42.672">
                <text:p>-42.672</text:p>
              </table:table-cell>
              <table:table-cell office:value-type="float" office:value="-3.07200000000001">
                <text:p>-3.07200000000001</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3/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6pt" fo:letter-spacing="0.042cm" fo:font-weight="bold" style:font-size-asian="16pt" style:font-weight-asian="bold" style:font-size-complex="16pt" style:font-weight-complex="bold"/>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ymbol-type="automatic"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loext:major-origin="0.5" chart:axis-position="0" chart:tick-mark-position="at-axis"/>
      <style:graphic-properties svg:stroke-width="0.026cm" svg:stroke-color="#d9d9d9"/>
      <style:text-properties fo:color="#595959" style:text-position="0% 100%" fo:font-family="Calibri" fo:font-size="8pt" fo:letter-spacing="0.042cm" style:font-size-asian="8pt" style:font-size-complex="8pt"/>
    </style:style>
    <style:style style:name="ch6" style:family="chart">
      <style:graphic-properties svg:stroke-width="0.026cm" svg:stroke-color="#d9d9d9"/>
    </style:style>
    <style:style style:name="ch7"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8" style:family="chart" style:data-style-name="N0">
      <style:chart-properties chart:symbol-type="named-symbol" chart:symbol-name="diamond" chart:symbol-width="0.212cm" chart:symbol-height="0.212cm" chart:link-data-style-to-source="true" chart:label-position="right">
        <chart:label-separator>
          <text:p>; </text:p>
        </chart:label-separator>
      </style:chart-properties>
      <style:graphic-properties svg:stroke-width="0.062cm" svg:stroke-color="#5b9bd5" draw:fill-color="#5b9bd5"/>
      <style:text-properties fo:color="#000000" style:text-position="0% 100%" fo:font-family="Calibri"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5.874cm" svg:height="12.355cm" xlink:href="." xlink:type="simple" chart:class="chart:line" chart:style-name="ch1">
        <chart:title svg:x="7.183cm" svg:y="0.382cm" chart:style-name="ch2">
          <text:p>Price</text:p>
        </chart:title>
        <chart:legend chart:legend-position="top" svg:x="7.055cm" svg:y="1.464cm" style:legend-expansion="wide" chart:style-name="ch3"/>
        <chart:plot-area chart:style-name="ch4" chart:data-source-has-labels="both" svg:x="0.317cm" svg:y="2.239cm" svg:width="15.24cm" svg:height="9.869cm">
          <chart:coordinate-region svg:x="0.764cm" svg:y="2.239cm" svg:width="14.793cm" svg:height="8.737cm"/>
          <chart:axis chart:dimension="x" chart:name="primary-x" chart:style-name="ch5" chartooo:axis-type="auto">
            <chartooo:date-scale/>
            <chart:categories table:cell-range-address="local-table.$A$2:.$A$46"/>
            <chart:grid chart:style-name="ch6" chart:class="major"/>
          </chart:axis>
          <chart:axis chart:dimension="y" chart:name="primary-y" chart:style-name="ch7"/>
          <chart:series chart:style-name="ch8" chart:values-cell-range-address="local-table.$B$2:.$B$46" chart:label-cell-address="local-table.$B$1" chart:class="chart:line">
            <chart:data-point chart:repeated="4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Price</text:p>
              </table:table-cell>
            </table:table-row>
          </table:table-header-rows>
          <table:table-rows>
            <table:table-row>
              <table:table-cell office:value-type="string">
                <text:p>440</text:p>
              </table:table-cell>
              <table:table-cell office:value-type="float" office:value="52">
                <text:p>52</text:p>
              </table:table-cell>
            </table:table-row>
            <table:table-row>
              <table:table-cell office:value-type="string">
                <text:p>890</text:p>
              </table:table-cell>
              <table:table-cell office:value-type="float" office:value="51">
                <text:p>51</text:p>
              </table:table-cell>
            </table:table-row>
            <table:table-row>
              <table:table-cell office:value-type="string">
                <text:p>1170</text:p>
              </table:table-cell>
              <table:table-cell office:value-type="float" office:value="50">
                <text:p>50</text:p>
              </table:table-cell>
            </table:table-row>
            <table:table-row>
              <table:table-cell office:value-type="string">
                <text:p>1680</text:p>
              </table:table-cell>
              <table:table-cell office:value-type="float" office:value="49">
                <text:p>49</text:p>
              </table:table-cell>
            </table:table-row>
            <table:table-row>
              <table:table-cell office:value-type="string">
                <text:p>2400</text:p>
              </table:table-cell>
              <table:table-cell office:value-type="float" office:value="48">
                <text:p>48</text:p>
              </table:table-cell>
            </table:table-row>
            <table:table-row>
              <table:table-cell office:value-type="string">
                <text:p>3200</text:p>
              </table:table-cell>
              <table:table-cell office:value-type="float" office:value="47">
                <text:p>47</text:p>
              </table:table-cell>
            </table:table-row>
            <table:table-row>
              <table:table-cell office:value-type="string">
                <text:p>4430</text:p>
              </table:table-cell>
              <table:table-cell office:value-type="float" office:value="46">
                <text:p>46</text:p>
              </table:table-cell>
            </table:table-row>
            <table:table-row>
              <table:table-cell office:value-type="string">
                <text:p>5280</text:p>
              </table:table-cell>
              <table:table-cell office:value-type="float" office:value="45">
                <text:p>45</text:p>
              </table:table-cell>
            </table:table-row>
            <table:table-row>
              <table:table-cell office:value-type="string">
                <text:p>6120</text:p>
              </table:table-cell>
              <table:table-cell office:value-type="float" office:value="44">
                <text:p>44</text:p>
              </table:table-cell>
            </table:table-row>
            <table:table-row>
              <table:table-cell office:value-type="string">
                <text:p>8230</text:p>
              </table:table-cell>
              <table:table-cell office:value-type="float" office:value="43">
                <text:p>43</text:p>
              </table:table-cell>
            </table:table-row>
            <table:table-row>
              <table:table-cell office:value-type="string">
                <text:p>10010</text:p>
              </table:table-cell>
              <table:table-cell office:value-type="float" office:value="44">
                <text:p>44</text:p>
              </table:table-cell>
            </table:table-row>
            <table:table-row>
              <table:table-cell office:value-type="string">
                <text:p>12230</text:p>
              </table:table-cell>
              <table:table-cell office:value-type="float" office:value="43">
                <text:p>43</text:p>
              </table:table-cell>
            </table:table-row>
            <table:table-row>
              <table:table-cell office:value-type="string">
                <text:p>13450</text:p>
              </table:table-cell>
              <table:table-cell office:value-type="float" office:value="45">
                <text:p>45</text:p>
              </table:table-cell>
            </table:table-row>
            <table:table-row>
              <table:table-cell office:value-type="string">
                <text:p>15670</text:p>
              </table:table-cell>
              <table:table-cell office:value-type="float" office:value="44">
                <text:p>44</text:p>
              </table:table-cell>
            </table:table-row>
            <table:table-row>
              <table:table-cell office:value-type="string">
                <text:p>17320</text:p>
              </table:table-cell>
              <table:table-cell office:value-type="float" office:value="43">
                <text:p>43</text:p>
              </table:table-cell>
            </table:table-row>
            <table:table-row>
              <table:table-cell office:value-type="string">
                <text:p>20450</text:p>
              </table:table-cell>
              <table:table-cell office:value-type="float" office:value="46">
                <text:p>46</text:p>
              </table:table-cell>
            </table:table-row>
            <table:table-row>
              <table:table-cell office:value-type="string">
                <text:p>23450</text:p>
              </table:table-cell>
              <table:table-cell office:value-type="float" office:value="45">
                <text:p>45</text:p>
              </table:table-cell>
            </table:table-row>
            <table:table-row>
              <table:table-cell office:value-type="string">
                <text:p>26780</text:p>
              </table:table-cell>
              <table:table-cell office:value-type="float" office:value="44">
                <text:p>44</text:p>
              </table:table-cell>
            </table:table-row>
            <table:table-row>
              <table:table-cell office:value-type="string">
                <text:p>30450</text:p>
              </table:table-cell>
              <table:table-cell office:value-type="float" office:value="47">
                <text:p>47</text:p>
              </table:table-cell>
            </table:table-row>
            <table:table-row>
              <table:table-cell office:value-type="string">
                <text:p>34520</text:p>
              </table:table-cell>
              <table:table-cell office:value-type="float" office:value="46">
                <text:p>46</text:p>
              </table:table-cell>
            </table:table-row>
            <table:table-row>
              <table:table-cell office:value-type="string">
                <text:p>37020</text:p>
              </table:table-cell>
              <table:table-cell office:value-type="float" office:value="45">
                <text:p>45</text:p>
              </table:table-cell>
            </table:table-row>
            <table:table-row>
              <table:table-cell office:value-type="string">
                <text:p>39800</text:p>
              </table:table-cell>
              <table:table-cell office:value-type="float" office:value="44">
                <text:p>44</text:p>
              </table:table-cell>
            </table:table-row>
            <table:table-row>
              <table:table-cell office:value-type="string">
                <text:p>37200</text:p>
              </table:table-cell>
              <table:table-cell office:value-type="float" office:value="46">
                <text:p>46</text:p>
              </table:table-cell>
            </table:table-row>
            <table:table-row>
              <table:table-cell office:value-type="string">
                <text:p>36450</text:p>
              </table:table-cell>
              <table:table-cell office:value-type="float" office:value="45">
                <text:p>45</text:p>
              </table:table-cell>
            </table:table-row>
            <table:table-row>
              <table:table-cell office:value-type="string">
                <text:p>32460</text:p>
              </table:table-cell>
              <table:table-cell office:value-type="float" office:value="44">
                <text:p>44</text:p>
              </table:table-cell>
            </table:table-row>
            <table:table-row>
              <table:table-cell office:value-type="string">
                <text:p>30240</text:p>
              </table:table-cell>
              <table:table-cell office:value-type="float" office:value="43">
                <text:p>43</text:p>
              </table:table-cell>
            </table:table-row>
            <table:table-row>
              <table:table-cell office:value-type="string">
                <text:p>29750</text:p>
              </table:table-cell>
              <table:table-cell office:value-type="float" office:value="42">
                <text:p>42</text:p>
              </table:table-cell>
            </table:table-row>
            <table:table-row>
              <table:table-cell office:value-type="string">
                <text:p>28690</text:p>
              </table:table-cell>
              <table:table-cell office:value-type="float" office:value="41">
                <text:p>41</text:p>
              </table:table-cell>
            </table:table-row>
            <table:table-row>
              <table:table-cell office:value-type="string">
                <text:p>27400</text:p>
              </table:table-cell>
              <table:table-cell office:value-type="float" office:value="40">
                <text:p>40</text:p>
              </table:table-cell>
            </table:table-row>
            <table:table-row>
              <table:table-cell office:value-type="string">
                <text:p>32470</text:p>
              </table:table-cell>
              <table:table-cell office:value-type="float" office:value="39">
                <text:p>39</text:p>
              </table:table-cell>
            </table:table-row>
            <table:table-row>
              <table:table-cell office:value-type="string">
                <text:p>35980</text:p>
              </table:table-cell>
              <table:table-cell office:value-type="float" office:value="38">
                <text:p>38</text:p>
              </table:table-cell>
            </table:table-row>
            <table:table-row>
              <table:table-cell office:value-type="string">
                <text:p>39900</text:p>
              </table:table-cell>
              <table:table-cell office:value-type="float" office:value="37">
                <text:p>37</text:p>
              </table:table-cell>
            </table:table-row>
            <table:table-row>
              <table:table-cell office:value-type="string">
                <text:p>43700</text:p>
              </table:table-cell>
              <table:table-cell office:value-type="float" office:value="36">
                <text:p>36</text:p>
              </table:table-cell>
            </table:table-row>
            <table:table-row>
              <table:table-cell office:value-type="string">
                <text:p>45680</text:p>
              </table:table-cell>
              <table:table-cell office:value-type="float" office:value="38">
                <text:p>38</text:p>
              </table:table-cell>
            </table:table-row>
            <table:table-row>
              <table:table-cell office:value-type="string">
                <text:p>47260</text:p>
              </table:table-cell>
              <table:table-cell office:value-type="float" office:value="39">
                <text:p>39</text:p>
              </table:table-cell>
            </table:table-row>
            <table:table-row>
              <table:table-cell office:value-type="string">
                <text:p>50200</text:p>
              </table:table-cell>
              <table:table-cell office:value-type="float" office:value="40">
                <text:p>40</text:p>
              </table:table-cell>
            </table:table-row>
            <table:table-row>
              <table:table-cell office:value-type="string">
                <text:p>53700</text:p>
              </table:table-cell>
              <table:table-cell office:value-type="float" office:value="41">
                <text:p>41</text:p>
              </table:table-cell>
            </table:table-row>
            <table:table-row>
              <table:table-cell office:value-type="string">
                <text:p>56010</text:p>
              </table:table-cell>
              <table:table-cell office:value-type="float" office:value="42">
                <text:p>42</text:p>
              </table:table-cell>
            </table:table-row>
            <table:table-row>
              <table:table-cell office:value-type="string">
                <text:p>59801</text:p>
              </table:table-cell>
              <table:table-cell office:value-type="float" office:value="41">
                <text:p>41</text:p>
              </table:table-cell>
            </table:table-row>
            <table:table-row>
              <table:table-cell office:value-type="string">
                <text:p>63020</text:p>
              </table:table-cell>
              <table:table-cell office:value-type="float" office:value="40">
                <text:p>40</text:p>
              </table:table-cell>
            </table:table-row>
            <table:table-row>
              <table:table-cell office:value-type="string">
                <text:p>67280</text:p>
              </table:table-cell>
              <table:table-cell office:value-type="float" office:value="43">
                <text:p>43</text:p>
              </table:table-cell>
            </table:table-row>
            <table:table-row>
              <table:table-cell office:value-type="string">
                <text:p>70304</text:p>
              </table:table-cell>
              <table:table-cell office:value-type="float" office:value="42">
                <text:p>42</text:p>
              </table:table-cell>
            </table:table-row>
            <table:table-row>
              <table:table-cell office:value-type="string">
                <text:p>72350</text:p>
              </table:table-cell>
              <table:table-cell office:value-type="float" office:value="41">
                <text:p>41</text:p>
              </table:table-cell>
            </table:table-row>
            <table:table-row>
              <table:table-cell office:value-type="string">
                <text:p>75670</text:p>
              </table:table-cell>
              <table:table-cell office:value-type="float" office:value="44">
                <text:p>44</text:p>
              </table:table-cell>
            </table:table-row>
            <table:table-row>
              <table:table-cell office:value-type="string">
                <text:p>78900</text:p>
              </table:table-cell>
              <table:table-cell office:value-type="float" office:value="42">
                <text:p>42</text:p>
              </table:table-cell>
            </table:table-row>
          </table:table-rows>
        </table:table>
      </chart:chart>
    </office:chart>
  </office:body>
</office:document-content>
</file>

<file path=Object 3/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3/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

<file path=Object 4/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style:rotation-angle="0"/>
      <style:text-properties fo:color="#595959" style:text-position="0% 100%" fo:font-family="Calibri" fo:font-size="14pt" fo:language="en" fo:country="IN"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4" style:family="chart">
      <style:chart-properties chart:stacked="true" chart:include-hidden-cells="false" chart:auto-position="true" chart:auto-size="true" chart:treat-empty-cells="leave-gap"/>
    </style:style>
    <style:style style:name="ch5" style:family="chart" style:data-style-name="N0">
      <style:chart-properties chart:display-label="true" chart:tick-marks-major-inner="false" chart:tick-marks-major-outer="false" chart:logarithmic="false" chart:reverse-direction="false" text:line-break="true" loext:try-staggering-first="false" chart:label-arrangement="side-by-side" chart:link-data-style-to-source="fals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6" style:family="chart" style:data-style-name="N0">
      <style:chart-properties chart:display-label="true" chart:tick-marks-major-inner="false" chart:tick-marks-major-outer="false" chart:logarithmic="false" chart:interval-minor-divisor="5" chart:gap-width="219"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7" style:family="chart">
      <style:graphic-properties svg:stroke-width="0.026cm" svg:stroke-color="#d9d9d9"/>
    </style:style>
    <style:style style:name="ch8" style:family="chart" style:data-style-name="N0">
      <style:chart-properties chart:link-data-style-to-source="true" chart:label-position="outside">
        <chart:label-separator>
          <text:p>; </text:p>
        </chart:label-separator>
      </style:chart-properties>
      <style:graphic-properties draw:stroke="none" draw:fill-color="#5b9bd5"/>
      <style:text-properties fo:color="#000000" style:text-position="0% 100%" fo:font-family="Calibri" fo:font-size="10pt" style:font-size-asian="10pt" style:font-size-complex="10pt"/>
    </style:style>
    <style:style style:name="ch9" style:family="chart" style:data-style-name="N0">
      <style:chart-properties chart:link-data-style-to-source="true" chart:label-position="outside">
        <chart:label-separator>
          <text:p>; </text:p>
        </chart:label-separator>
      </style:chart-properties>
      <style:graphic-properties draw:stroke="none" draw:fill-color="#ed7d31"/>
      <style:text-properties fo:color="#000000" style:text-position="0% 100%" fo:font-family="Calibri"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5.92cm" svg:height="13.535cm" xlink:href="." xlink:type="simple" chart:class="chart:bar" chart:style-name="ch1">
        <chart:title svg:x="7.067cm" svg:y="0cm" chart:style-name="ch2">
          <text:p>Forecasting</text:p>
        </chart:title>
        <chart:legend chart:legend-position="bottom" svg:x="4.707cm" svg:y="13.006cm" style:legend-expansion="wide" chart:style-name="ch3"/>
        <chart:plot-area chart:style-name="ch4" chart:data-source-has-labels="both" svg:x="0.318cm" svg:y="1.492cm" svg:width="15.284cm" svg:height="11.06cm">
          <chart:coordinate-region svg:x="1.285cm" svg:y="1.492cm" svg:width="14.317cm" svg:height="10.32cm"/>
          <chart:axis chart:dimension="x" chart:name="primary-x" chart:style-name="ch5" chartooo:axis-type="auto">
            <chartooo:date-scale/>
            <chart:categories table:cell-range-address="local-table.$A$2:.$A$64"/>
          </chart:axis>
          <chart:axis chart:dimension="y" chart:name="primary-y" chart:style-name="ch6">
            <chart:grid chart:style-name="ch7" chart:class="major"/>
          </chart:axis>
          <chart:series chart:style-name="ch8" chart:values-cell-range-address="local-table.$B$2:.$B$64" chart:label-cell-address="local-table.$B$1" chart:class="chart:bar">
            <chart:data-point chart:repeated="63"/>
          </chart:series>
          <chart:series chart:style-name="ch9" chart:values-cell-range-address="local-table.$C$2:.$C$64" chart:label-cell-address="local-table.$C$1" chart:class="chart:bar">
            <chart:data-point chart:repeated="6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Total subscriptions</text:p>
              </table:table-cell>
              <table:table-cell office:value-type="string">
                <text:p>Churned subscriptions</text:p>
              </table:table-cell>
            </table:table-row>
          </table:table-header-rows>
          <table:table-rows>
            <table:table-row>
              <table:table-cell office:value-type="string">
                <text:p>1</text:p>
              </table:table-cell>
              <table:table-cell office:value-type="float" office:value="530">
                <text:p>530</text:p>
              </table:table-cell>
              <table:table-cell office:value-type="float" office:value="9">
                <text:p>9</text:p>
              </table:table-cell>
            </table:table-row>
            <table:table-row>
              <table:table-cell office:value-type="string">
                <text:p>2</text:p>
              </table:table-cell>
              <table:table-cell office:value-type="float" office:value="750">
                <text:p>750</text:p>
              </table:table-cell>
              <table:table-cell office:value-type="float" office:value="9">
                <text:p>9</text:p>
              </table:table-cell>
            </table:table-row>
            <table:table-row>
              <table:table-cell office:value-type="string">
                <text:p>3</text:p>
              </table:table-cell>
              <table:table-cell office:value-type="float" office:value="970">
                <text:p>970</text:p>
              </table:table-cell>
              <table:table-cell office:value-type="float" office:value="24">
                <text:p>24</text:p>
              </table:table-cell>
            </table:table-row>
            <table:table-row>
              <table:table-cell office:value-type="string">
                <text:p>4</text:p>
              </table:table-cell>
              <table:table-cell office:value-type="float" office:value="1250">
                <text:p>1250</text:p>
              </table:table-cell>
              <table:table-cell office:value-type="float" office:value="27">
                <text:p>27</text:p>
              </table:table-cell>
            </table:table-row>
            <table:table-row>
              <table:table-cell office:value-type="string">
                <text:p>5</text:p>
              </table:table-cell>
              <table:table-cell office:value-type="float" office:value="1580">
                <text:p>1580</text:p>
              </table:table-cell>
              <table:table-cell office:value-type="float" office:value="38">
                <text:p>38</text:p>
              </table:table-cell>
            </table:table-row>
            <table:table-row>
              <table:table-cell office:value-type="string">
                <text:p>6</text:p>
              </table:table-cell>
              <table:table-cell office:value-type="float" office:value="1720">
                <text:p>1720</text:p>
              </table:table-cell>
              <table:table-cell office:value-type="float" office:value="56">
                <text:p>56</text:p>
              </table:table-cell>
            </table:table-row>
            <table:table-row>
              <table:table-cell office:value-type="string">
                <text:p>7</text:p>
              </table:table-cell>
              <table:table-cell office:value-type="float" office:value="2100">
                <text:p>2100</text:p>
              </table:table-cell>
              <table:table-cell office:value-type="float" office:value="77">
                <text:p>77</text:p>
              </table:table-cell>
            </table:table-row>
            <table:table-row>
              <table:table-cell office:value-type="string">
                <text:p>8</text:p>
              </table:table-cell>
              <table:table-cell office:value-type="float" office:value="2250">
                <text:p>2250</text:p>
              </table:table-cell>
              <table:table-cell office:value-type="float" office:value="66">
                <text:p>66</text:p>
              </table:table-cell>
            </table:table-row>
            <table:table-row>
              <table:table-cell office:value-type="string">
                <text:p>9</text:p>
              </table:table-cell>
              <table:table-cell office:value-type="float" office:value="2460">
                <text:p>2460</text:p>
              </table:table-cell>
              <table:table-cell office:value-type="float" office:value="88">
                <text:p>88</text:p>
              </table:table-cell>
            </table:table-row>
            <table:table-row>
              <table:table-cell office:value-type="string">
                <text:p>10</text:p>
              </table:table-cell>
              <table:table-cell office:value-type="float" office:value="2890">
                <text:p>2890</text:p>
              </table:table-cell>
              <table:table-cell office:value-type="float" office:value="93">
                <text:p>93</text:p>
              </table:table-cell>
            </table:table-row>
            <table:table-row>
              <table:table-cell office:value-type="string">
                <text:p>11</text:p>
              </table:table-cell>
              <table:table-cell office:value-type="float" office:value="3000">
                <text:p>3000</text:p>
              </table:table-cell>
              <table:table-cell office:value-type="float" office:value="99">
                <text:p>99</text:p>
              </table:table-cell>
            </table:table-row>
            <table:table-row>
              <table:table-cell office:value-type="string">
                <text:p>12</text:p>
              </table:table-cell>
              <table:table-cell office:value-type="float" office:value="3120">
                <text:p>3120</text:p>
              </table:table-cell>
              <table:table-cell office:value-type="float" office:value="245">
                <text:p>245</text:p>
              </table:table-cell>
            </table:table-row>
            <table:table-row>
              <table:table-cell office:value-type="string">
                <text:p>13</text:p>
              </table:table-cell>
              <table:table-cell office:value-type="float" office:value="3478">
                <text:p>3478</text:p>
              </table:table-cell>
              <table:table-cell office:value-type="float" office:value="324">
                <text:p>324</text:p>
              </table:table-cell>
            </table:table-row>
            <table:table-row>
              <table:table-cell office:value-type="string">
                <text:p>14</text:p>
              </table:table-cell>
              <table:table-cell office:value-type="float" office:value="3750">
                <text:p>3750</text:p>
              </table:table-cell>
              <table:table-cell office:value-type="float" office:value="244">
                <text:p>244</text:p>
              </table:table-cell>
            </table:table-row>
            <table:table-row>
              <table:table-cell office:value-type="string">
                <text:p>15</text:p>
              </table:table-cell>
              <table:table-cell office:value-type="float" office:value="3930">
                <text:p>3930</text:p>
              </table:table-cell>
              <table:table-cell office:value-type="float" office:value="176">
                <text:p>176</text:p>
              </table:table-cell>
            </table:table-row>
            <table:table-row>
              <table:table-cell office:value-type="string">
                <text:p>16</text:p>
              </table:table-cell>
              <table:table-cell office:value-type="float" office:value="4357">
                <text:p>4357</text:p>
              </table:table-cell>
              <table:table-cell office:value-type="float" office:value="278">
                <text:p>278</text:p>
              </table:table-cell>
            </table:table-row>
            <table:table-row>
              <table:table-cell office:value-type="string">
                <text:p>17</text:p>
              </table:table-cell>
              <table:table-cell office:value-type="float" office:value="4400">
                <text:p>4400</text:p>
              </table:table-cell>
              <table:table-cell office:value-type="float" office:value="330">
                <text:p>330</text:p>
              </table:table-cell>
            </table:table-row>
            <table:table-row>
              <table:table-cell office:value-type="string">
                <text:p>18</text:p>
              </table:table-cell>
              <table:table-cell office:value-type="float" office:value="4690">
                <text:p>4690</text:p>
              </table:table-cell>
              <table:table-cell office:value-type="float" office:value="392">
                <text:p>392</text:p>
              </table:table-cell>
            </table:table-row>
            <table:table-row>
              <table:table-cell office:value-type="string">
                <text:p>19</text:p>
              </table:table-cell>
              <table:table-cell office:value-type="float" office:value="5360">
                <text:p>5360</text:p>
              </table:table-cell>
              <table:table-cell office:value-type="float" office:value="145">
                <text:p>145</text:p>
              </table:table-cell>
            </table:table-row>
            <table:table-row>
              <table:table-cell office:value-type="string">
                <text:p>20</text:p>
              </table:table-cell>
              <table:table-cell office:value-type="float" office:value="5470">
                <text:p>5470</text:p>
              </table:table-cell>
              <table:table-cell office:value-type="float" office:value="267">
                <text:p>267</text:p>
              </table:table-cell>
            </table:table-row>
            <table:table-row>
              <table:table-cell office:value-type="string">
                <text:p>21</text:p>
              </table:table-cell>
              <table:table-cell office:value-type="float" office:value="5890">
                <text:p>5890</text:p>
              </table:table-cell>
              <table:table-cell office:value-type="float" office:value="435">
                <text:p>435</text:p>
              </table:table-cell>
            </table:table-row>
            <table:table-row>
              <table:table-cell office:value-type="string">
                <text:p>22</text:p>
              </table:table-cell>
              <table:table-cell office:value-type="float" office:value="5930">
                <text:p>5930</text:p>
              </table:table-cell>
              <table:table-cell office:value-type="float" office:value="546">
                <text:p>546</text:p>
              </table:table-cell>
            </table:table-row>
            <table:table-row>
              <table:table-cell office:value-type="string">
                <text:p>23</text:p>
              </table:table-cell>
              <table:table-cell office:value-type="float" office:value="6170">
                <text:p>6170</text:p>
              </table:table-cell>
              <table:table-cell office:value-type="float" office:value="432">
                <text:p>432</text:p>
              </table:table-cell>
            </table:table-row>
            <table:table-row>
              <table:table-cell office:value-type="string">
                <text:p>24</text:p>
              </table:table-cell>
              <table:table-cell office:value-type="float" office:value="6250">
                <text:p>6250</text:p>
              </table:table-cell>
              <table:table-cell office:value-type="float" office:value="728">
                <text:p>728</text:p>
              </table:table-cell>
            </table:table-row>
            <table:table-row>
              <table:table-cell office:value-type="string">
                <text:p>25</text:p>
              </table:table-cell>
              <table:table-cell office:value-type="float" office:value="6570">
                <text:p>6570</text:p>
              </table:table-cell>
              <table:table-cell office:value-type="float" office:value="435">
                <text:p>435</text:p>
              </table:table-cell>
            </table:table-row>
            <table:table-row>
              <table:table-cell office:value-type="string">
                <text:p>26</text:p>
              </table:table-cell>
              <table:table-cell office:value-type="float" office:value="6780">
                <text:p>6780</text:p>
              </table:table-cell>
              <table:table-cell office:value-type="float" office:value="589">
                <text:p>589</text:p>
              </table:table-cell>
            </table:table-row>
            <table:table-row>
              <table:table-cell office:value-type="string">
                <text:p>27</text:p>
              </table:table-cell>
              <table:table-cell office:value-type="float" office:value="7120">
                <text:p>7120</text:p>
              </table:table-cell>
              <table:table-cell office:value-type="float" office:value="737">
                <text:p>737</text:p>
              </table:table-cell>
            </table:table-row>
            <table:table-row>
              <table:table-cell office:value-type="string">
                <text:p>28</text:p>
              </table:table-cell>
              <table:table-cell office:value-type="float" office:value="7250">
                <text:p>7250</text:p>
              </table:table-cell>
              <table:table-cell office:value-type="float" office:value="467">
                <text:p>467</text:p>
              </table:table-cell>
            </table:table-row>
            <table:table-row>
              <table:table-cell office:value-type="string">
                <text:p>29</text:p>
              </table:table-cell>
              <table:table-cell office:value-type="float" office:value="7540">
                <text:p>7540</text:p>
              </table:table-cell>
              <table:table-cell office:value-type="float" office:value="342">
                <text:p>342</text:p>
              </table:table-cell>
            </table:table-row>
            <table:table-row>
              <table:table-cell office:value-type="string">
                <text:p>30</text:p>
              </table:table-cell>
              <table:table-cell office:value-type="float" office:value="7750">
                <text:p>7750</text:p>
              </table:table-cell>
              <table:table-cell office:value-type="float" office:value="556">
                <text:p>556</text:p>
              </table:table-cell>
            </table:table-row>
            <table:table-row>
              <table:table-cell office:value-type="string">
                <text:p>31</text:p>
              </table:table-cell>
              <table:table-cell office:value-type="float" office:value="8000">
                <text:p>8000</text:p>
              </table:table-cell>
              <table:table-cell office:value-type="float" office:value="456">
                <text:p>456</text:p>
              </table:table-cell>
            </table:table-row>
            <table:table-row>
              <table:table-cell office:value-type="string">
                <text:p>32</text:p>
              </table:table-cell>
              <table:table-cell office:value-type="float" office:value="8130">
                <text:p>8130</text:p>
              </table:table-cell>
              <table:table-cell office:value-type="float" office:value="476">
                <text:p>476</text:p>
              </table:table-cell>
            </table:table-row>
            <table:table-row>
              <table:table-cell office:value-type="string">
                <text:p>33</text:p>
              </table:table-cell>
              <table:table-cell office:value-type="float" office:value="8680">
                <text:p>8680</text:p>
              </table:table-cell>
              <table:table-cell office:value-type="float" office:value="657">
                <text:p>657</text:p>
              </table:table-cell>
            </table:table-row>
            <table:table-row>
              <table:table-cell office:value-type="string">
                <text:p>34</text:p>
              </table:table-cell>
              <table:table-cell office:value-type="float" office:value="8780">
                <text:p>8780</text:p>
              </table:table-cell>
              <table:table-cell office:value-type="float" office:value="378">
                <text:p>378</text:p>
              </table:table-cell>
            </table:table-row>
            <table:table-row>
              <table:table-cell office:value-type="string">
                <text:p>35</text:p>
              </table:table-cell>
              <table:table-cell office:value-type="float" office:value="9000">
                <text:p>9000</text:p>
              </table:table-cell>
              <table:table-cell office:value-type="float" office:value="423">
                <text:p>423</text:p>
              </table:table-cell>
            </table:table-row>
            <table:table-row>
              <table:table-cell office:value-type="string">
                <text:p>36</text:p>
              </table:table-cell>
              <table:table-cell office:value-type="float" office:value="9321">
                <text:p>9321</text:p>
              </table:table-cell>
              <table:table-cell office:value-type="float" office:value="777">
                <text:p>777</text:p>
              </table:table-cell>
            </table:table-row>
            <table:table-row>
              <table:table-cell office:value-type="string">
                <text:p>37</text:p>
              </table:table-cell>
              <table:table-cell office:value-type="float" office:value="9560">
                <text:p>9560</text:p>
              </table:table-cell>
              <table:table-cell office:value-type="float" office:value="444">
                <text:p>444</text:p>
              </table:table-cell>
            </table:table-row>
            <table:table-row>
              <table:table-cell office:value-type="string">
                <text:p>38</text:p>
              </table:table-cell>
              <table:table-cell office:value-type="float" office:value="9750">
                <text:p>9750</text:p>
              </table:table-cell>
              <table:table-cell office:value-type="float" office:value="567">
                <text:p>567</text:p>
              </table:table-cell>
            </table:table-row>
            <table:table-row>
              <table:table-cell office:value-type="string">
                <text:p>39</text:p>
              </table:table-cell>
              <table:table-cell office:value-type="float" office:value="10020">
                <text:p>10020</text:p>
              </table:table-cell>
              <table:table-cell office:value-type="float" office:value="789">
                <text:p>789</text:p>
              </table:table-cell>
            </table:table-row>
            <table:table-row>
              <table:table-cell office:value-type="string">
                <text:p>40</text:p>
              </table:table-cell>
              <table:table-cell office:value-type="float" office:value="10078">
                <text:p>10078</text:p>
              </table:table-cell>
              <table:table-cell office:value-type="float" office:value="698">
                <text:p>698</text:p>
              </table:table-cell>
            </table:table-row>
            <table:table-row>
              <table:table-cell office:value-type="string">
                <text:p>41</text:p>
              </table:table-cell>
              <table:table-cell office:value-type="float" office:value="10567">
                <text:p>10567</text:p>
              </table:table-cell>
              <table:table-cell office:value-type="float" office:value="802">
                <text:p>802</text:p>
              </table:table-cell>
            </table:table-row>
            <table:table-row>
              <table:table-cell office:value-type="string">
                <text:p>42</text:p>
              </table:table-cell>
              <table:table-cell office:value-type="float" office:value="10750">
                <text:p>10750</text:p>
              </table:table-cell>
              <table:table-cell office:value-type="float" office:value="781">
                <text:p>781</text:p>
              </table:table-cell>
            </table:table-row>
            <table:table-row>
              <table:table-cell office:value-type="string">
                <text:p>43</text:p>
              </table:table-cell>
              <table:table-cell office:value-type="float" office:value="11900">
                <text:p>11900</text:p>
              </table:table-cell>
              <table:table-cell office:value-type="float" office:value="882">
                <text:p>882</text:p>
              </table:table-cell>
            </table:table-row>
            <table:table-row>
              <table:table-cell office:value-type="string">
                <text:p>44</text:p>
              </table:table-cell>
              <table:table-cell office:value-type="float" office:value="12012">
                <text:p>12012</text:p>
              </table:table-cell>
              <table:table-cell office:value-type="float" office:value="925">
                <text:p>925</text:p>
              </table:table-cell>
            </table:table-row>
            <table:table-row>
              <table:table-cell office:value-type="string">
                <text:p>45</text:p>
              </table:table-cell>
              <table:table-cell office:value-type="float" office:value="12560">
                <text:p>12560</text:p>
              </table:table-cell>
              <table:table-cell office:value-type="float" office:value="1234">
                <text:p>1234</text:p>
              </table:table-cell>
            </table:table-row>
            <table:table-row>
              <table:table-cell office:value-type="string">
                <text:p>46</text:p>
              </table:table-cell>
              <table:table-cell office:value-type="float" office:value="13450">
                <text:p>13450</text:p>
              </table:table-cell>
              <table:table-cell office:value-type="float" office:value="1654">
                <text:p>1654</text:p>
              </table:table-cell>
            </table:table-row>
            <table:table-row>
              <table:table-cell office:value-type="string">
                <text:p>47</text:p>
              </table:table-cell>
              <table:table-cell office:value-type="float" office:value="13570">
                <text:p>13570</text:p>
              </table:table-cell>
              <table:table-cell office:value-type="float" office:value="1165">
                <text:p>1165</text:p>
              </table:table-cell>
            </table:table-row>
            <table:table-row>
              <table:table-cell office:value-type="string">
                <text:p>48</text:p>
              </table:table-cell>
              <table:table-cell office:value-type="float" office:value="14768">
                <text:p>14768</text:p>
              </table:table-cell>
              <table:table-cell office:value-type="float" office:value="988">
                <text:p>988</text:p>
              </table:table-cell>
            </table:table-row>
            <table:table-row>
              <table:table-cell office:value-type="string">
                <text:p>49</text:p>
              </table:table-cell>
              <table:table-cell office:value-type="float" office:value="14460">
                <text:p>14460</text:p>
              </table:table-cell>
              <table:table-cell office:value-type="float" office:value="1432">
                <text:p>1432</text:p>
              </table:table-cell>
            </table:table-row>
            <table:table-row>
              <table:table-cell office:value-type="string">
                <text:p>50</text:p>
              </table:table-cell>
              <table:table-cell office:value-type="float" office:value="14879">
                <text:p>14879</text:p>
              </table:table-cell>
              <table:table-cell office:value-type="float" office:value="920">
                <text:p>920</text:p>
              </table:table-cell>
            </table:table-row>
            <table:table-row>
              <table:table-cell office:value-type="string">
                <text:p>51</text:p>
              </table:table-cell>
              <table:table-cell office:value-type="float" office:value="15689">
                <text:p>15689</text:p>
              </table:table-cell>
              <table:table-cell office:value-type="float" office:value="1675">
                <text:p>1675</text:p>
              </table:table-cell>
            </table:table-row>
            <table:table-row>
              <table:table-cell office:value-type="string">
                <text:p>52</text:p>
              </table:table-cell>
              <table:table-cell office:value-type="float" office:value="15876">
                <text:p>15876</text:p>
              </table:table-cell>
              <table:table-cell office:value-type="float" office:value="1342">
                <text:p>1342</text:p>
              </table:table-cell>
            </table:table-row>
            <table:table-row>
              <table:table-cell office:value-type="string">
                <text:p>53</text:p>
              </table:table-cell>
              <table:table-cell office:value-type="float" office:value="16345">
                <text:p>16345</text:p>
              </table:table-cell>
              <table:table-cell office:value-type="float" office:value="1030">
                <text:p>1030</text:p>
              </table:table-cell>
            </table:table-row>
            <table:table-row>
              <table:table-cell office:value-type="string">
                <text:p>54</text:p>
              </table:table-cell>
              <table:table-cell office:value-type="float" office:value="16234">
                <text:p>16234</text:p>
              </table:table-cell>
              <table:table-cell office:value-type="float" office:value="1140">
                <text:p>1140</text:p>
              </table:table-cell>
            </table:table-row>
            <table:table-row>
              <table:table-cell office:value-type="string">
                <text:p>55</text:p>
              </table:table-cell>
              <table:table-cell office:value-type="float" office:value="16567">
                <text:p>16567</text:p>
              </table:table-cell>
              <table:table-cell office:value-type="float" office:value="1765">
                <text:p>1765</text:p>
              </table:table-cell>
            </table:table-row>
            <table:table-row>
              <table:table-cell office:value-type="string">
                <text:p>56</text:p>
              </table:table-cell>
              <table:table-cell office:value-type="float" office:value="16998">
                <text:p>16998</text:p>
              </table:table-cell>
              <table:table-cell office:value-type="float" office:value="2169">
                <text:p>2169</text:p>
              </table:table-cell>
            </table:table-row>
            <table:table-row>
              <table:table-cell office:value-type="string">
                <text:p>57</text:p>
              </table:table-cell>
              <table:table-cell office:value-type="float" office:value="17345">
                <text:p>17345</text:p>
              </table:table-cell>
              <table:table-cell office:value-type="float" office:value="3421">
                <text:p>3421</text:p>
              </table:table-cell>
            </table:table-row>
            <table:table-row>
              <table:table-cell office:value-type="string">
                <text:p>58</text:p>
              </table:table-cell>
              <table:table-cell office:value-type="float" office:value="17945">
                <text:p>17945</text:p>
              </table:table-cell>
              <table:table-cell office:value-type="float" office:value="4267">
                <text:p>4267</text:p>
              </table:table-cell>
            </table:table-row>
            <table:table-row>
              <table:table-cell office:value-type="string">
                <text:p>59</text:p>
              </table:table-cell>
              <table:table-cell office:value-type="float" office:value="18256">
                <text:p>18256</text:p>
              </table:table-cell>
              <table:table-cell office:value-type="float" office:value="4654">
                <text:p>4654</text:p>
              </table:table-cell>
            </table:table-row>
            <table:table-row>
              <table:table-cell office:value-type="string">
                <text:p>60</text:p>
              </table:table-cell>
              <table:table-cell office:value-type="float" office:value="18135">
                <text:p>18135</text:p>
              </table:table-cell>
              <table:table-cell office:value-type="float" office:value="5879">
                <text:p>5879</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Day</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4/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0.1.2$MacOSX_X86_64 LibreOffice_project/7cbcfc562f6eb6708b5ff7d7397325de9e764452</meta:generator>
  </office:meta>
</office:document-meta>
</file>

<file path=Object 4/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